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-Supervised_Logs-tag-H4PtLossEveryIter" table:style-name="ta1">
        <table:shapes>
          <draw:frame draw:z-index="0" draw:style-name="gr1" draw:text-style-name="P1" svg:width="775.67pt" svg:height="402.07pt" svg:x="555.85pt" svg:y="46.69pt">
            <loext:p draw:notify-on-update-of-ranges="'run-Supervised_Logs-tag-H4PtLossEveryIter'.F2:'run-Supervised_Logs-tag-H4PtLossEveryIter'.F130 'run-Supervised_Logs-tag-H4PtLossEveryIter'.G2:'run-Supervised_Logs-tag-H4PtLossEveryIter'.G130 'run-Supervised_Logs-tag-H4PtLossEveryIter'.B1:'run-Supervised_Logs-tag-H4PtLossEveryIter'.B1 'run-Supervised_Logs-tag-H4PtLossEveryIter'.B2:'run-Supervised_Logs-tag-H4PtLossEveryIter'.B1001 'run-Supervised_Logs-tag-H4PtLossEveryIter'.C1:'run-Supervised_Logs-tag-H4PtLossEveryIter'.C1 'run-Supervised_Logs-tag-H4PtLossEveryIter'.C2:'run-Supervised_Logs-tag-H4PtLossEveryIter'.C1001 'run-Supervised_Logs-tag-H4PtLossEveryIter'.C2:'run-Supervised_Logs-tag-H4PtLossEveryIter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582134845.79533" calcext:value-type="float">
            <text:p>1582134845.79533</text:p>
          </table:table-cell>
          <table:table-cell office:value-type="float" office:value="8" calcext:value-type="float">
            <text:p>8</text:p>
          </table:table-cell>
          <table:table-cell office:value-type="float" office:value="1.44666337966919" calcext:value-type="float">
            <text:p>1.44666337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9895734786987" calcext:value-type="float">
            <text:p>1.2989573479</text:p>
          </table:table-cell>
          <table:table-cell table:formula="of:=[.E2]*1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134879.59549" calcext:value-type="float">
            <text:p>1582134879.59549</text:p>
          </table:table-cell>
          <table:table-cell office:value-type="float" office:value="21" calcext:value-type="float">
            <text:p>21</text:p>
          </table:table-cell>
          <table:table-cell office:value-type="float" office:value="1.37887370586395" calcext:value-type="float">
            <text:p>1.37887370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572954654694" calcext:value-type="float">
            <text:p>1.0157295465</text:p>
          </table:table-cell>
          <table:table-cell table:formula="of:=[.E3]*156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82134887.29043" calcext:value-type="float">
            <text:p>1582134887.29043</text:p>
          </table:table-cell>
          <table:table-cell office:value-type="float" office:value="24" calcext:value-type="float">
            <text:p>24</text:p>
          </table:table-cell>
          <table:table-cell office:value-type="float" office:value="1.26433086395264" calcext:value-type="float">
            <text:p>1.264330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5777702331543" calcext:value-type="float">
            <text:p>0.9577770233</text:p>
          </table:table-cell>
          <table:table-cell table:formula="of:=[.E4]*156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582134970.58609" calcext:value-type="float">
            <text:p>1582134970.58609</text:p>
          </table:table-cell>
          <table:table-cell office:value-type="float" office:value="56" calcext:value-type="float">
            <text:p>56</text:p>
          </table:table-cell>
          <table:table-cell office:value-type="float" office:value="1.46631455421448" calcext:value-type="float">
            <text:p>1.46631455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60559701919556" calcext:value-type="float">
            <text:p>0.8605597019</text:p>
          </table:table-cell>
          <table:table-cell table:formula="of:=[.E5]*156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582134978.24543" calcext:value-type="float">
            <text:p>1582134978.24543</text:p>
          </table:table-cell>
          <table:table-cell office:value-type="float" office:value="59" calcext:value-type="float">
            <text:p>59</text:p>
          </table:table-cell>
          <table:table-cell office:value-type="float" office:value="1.28835940361023" calcext:value-type="float">
            <text:p>1.28835940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18859875202179" calcext:value-type="float">
            <text:p>0.8188598752</text:p>
          </table:table-cell>
          <table:table-cell table:formula="of:=[.E6]*156"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582135039.97539" calcext:value-type="float">
            <text:p>1582135039.97539</text:p>
          </table:table-cell>
          <table:table-cell office:value-type="float" office:value="82" calcext:value-type="float">
            <text:p>82</text:p>
          </table:table-cell>
          <table:table-cell office:value-type="float" office:value="1.25765347480774" calcext:value-type="float">
            <text:p>1.25765347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55566000938416" calcext:value-type="float">
            <text:p>0.7555660009</text:p>
          </table:table-cell>
          <table:table-cell table:formula="of:=[.E7]*156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1582135042.57856" calcext:value-type="float">
            <text:p>1582135042.57856</text:p>
          </table:table-cell>
          <table:table-cell office:value-type="float" office:value="83" calcext:value-type="float">
            <text:p>83</text:p>
          </table:table-cell>
          <table:table-cell office:value-type="float" office:value="1.46663093566895" calcext:value-type="float">
            <text:p>1.46663093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84906184673309" calcext:value-type="float">
            <text:p>0.6849061847</text:p>
          </table:table-cell>
          <table:table-cell table:formula="of:=[.E8]*156"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1582135060.31784" calcext:value-type="float">
            <text:p>1582135060.31784</text:p>
          </table:table-cell>
          <table:table-cell office:value-type="float" office:value="90" calcext:value-type="float">
            <text:p>90</text:p>
          </table:table-cell>
          <table:table-cell office:value-type="float" office:value="1.45501577854157" calcext:value-type="float">
            <text:p>1.45501577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57817602157593" calcext:value-type="float">
            <text:p>0.6578176022</text:p>
          </table:table-cell>
          <table:table-cell table:formula="of:=[.E9]*156"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582135121.6165" calcext:value-type="float">
            <text:p>1582135121.6165</text:p>
          </table:table-cell>
          <table:table-cell office:value-type="float" office:value="107" calcext:value-type="float">
            <text:p>107</text:p>
          </table:table-cell>
          <table:table-cell office:value-type="float" office:value="1.42574799060822" calcext:value-type="float">
            <text:p>1.42574799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20619058609009" calcext:value-type="float">
            <text:p>0.6206190586</text:p>
          </table:table-cell>
          <table:table-cell table:formula="of:=[.E10]*156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582135213.43776" calcext:value-type="float">
            <text:p>1582135213.43776</text:p>
          </table:table-cell>
          <table:table-cell office:value-type="float" office:value="142" calcext:value-type="float">
            <text:p>142</text:p>
          </table:table-cell>
          <table:table-cell office:value-type="float" office:value="1.44541525840759" calcext:value-type="float">
            <text:p>1.44541525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58782577514648" calcext:value-type="float">
            <text:p>0.5587825775</text:p>
          </table:table-cell>
          <table:table-cell table:formula="of:=[.E11]*156"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1582135356.50576" calcext:value-type="float">
            <text:p>1582135356.50576</text:p>
          </table:table-cell>
          <table:table-cell office:value-type="float" office:value="170" calcext:value-type="float">
            <text:p>170</text:p>
          </table:table-cell>
          <table:table-cell office:value-type="float" office:value="1.53300714492798" calcext:value-type="float">
            <text:p>1.5330071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76897263526917" calcext:value-type="float">
            <text:p>0.5768972635</text:p>
          </table:table-cell>
          <table:table-cell table:formula="of:=[.E12]*156"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1582135366.89848" calcext:value-type="float">
            <text:p>1582135366.89848</text:p>
          </table:table-cell>
          <table:table-cell office:value-type="float" office:value="174" calcext:value-type="float">
            <text:p>174</text:p>
          </table:table-cell>
          <table:table-cell office:value-type="float" office:value="1.2453441619873" calcext:value-type="float">
            <text:p>1.2453441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31818568706512" calcext:value-type="float">
            <text:p>0.5318185687</text:p>
          </table:table-cell>
          <table:table-cell table:formula="of:=[.E13]*156" office:value-type="float" office:value="1716" calcext:value-type="float">
            <text:p>1716</text:p>
          </table:table-cell>
        </table:table-row>
        <table:table-row table:style-name="ro1">
          <table:table-cell office:value-type="float" office:value="1582135472.15651" calcext:value-type="float">
            <text:p>1582135472.15651</text:p>
          </table:table-cell>
          <table:table-cell office:value-type="float" office:value="215" calcext:value-type="float">
            <text:p>215</text:p>
          </table:table-cell>
          <table:table-cell office:value-type="float" office:value="1.38353538513184" calcext:value-type="float">
            <text:p>1.38353538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1008552312851" calcext:value-type="float">
            <text:p>0.5100855231</text:p>
          </table:table-cell>
          <table:table-cell table:formula="of:=[.E14]*156" office:value-type="float" office:value="1872" calcext:value-type="float">
            <text:p>1872</text:p>
          </table:table-cell>
        </table:table-row>
        <table:table-row table:style-name="ro1">
          <table:table-cell office:value-type="float" office:value="1582135507.77262" calcext:value-type="float">
            <text:p>1582135507.77262</text:p>
          </table:table-cell>
          <table:table-cell office:value-type="float" office:value="229" calcext:value-type="float">
            <text:p>229</text:p>
          </table:table-cell>
          <table:table-cell office:value-type="float" office:value="1.11970686912537" calcext:value-type="float">
            <text:p>1.11970686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07191061973572" calcext:value-type="float">
            <text:p>0.507191062</text:p>
          </table:table-cell>
          <table:table-cell table:formula="of:=[.E15]*156"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1582135528.32315" calcext:value-type="float">
            <text:p>1582135528.32315</text:p>
          </table:table-cell>
          <table:table-cell office:value-type="float" office:value="237" calcext:value-type="float">
            <text:p>237</text:p>
          </table:table-cell>
          <table:table-cell office:value-type="float" office:value="1.24312496185303" calcext:value-type="float">
            <text:p>1.243124961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7932755947113" calcext:value-type="float">
            <text:p>0.4793275595</text:p>
          </table:table-cell>
          <table:table-cell table:formula="of:=[.E16]*156"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1582135555.90327" calcext:value-type="float">
            <text:p>1582135555.90327</text:p>
          </table:table-cell>
          <table:table-cell office:value-type="float" office:value="247" calcext:value-type="float">
            <text:p>247</text:p>
          </table:table-cell>
          <table:table-cell office:value-type="float" office:value="1.13082408905029" calcext:value-type="float">
            <text:p>1.13082408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55433428287506" calcext:value-type="float">
            <text:p>0.4554334283</text:p>
          </table:table-cell>
          <table:table-cell table:formula="of:=[.E17]*156"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1582135612.45366" calcext:value-type="float">
            <text:p>1582135612.45366</text:p>
          </table:table-cell>
          <table:table-cell office:value-type="float" office:value="264" calcext:value-type="float">
            <text:p>264</text:p>
          </table:table-cell>
          <table:table-cell office:value-type="float" office:value="1.13683545589447" calcext:value-type="float">
            <text:p>1.13683545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456134855747223" calcext:value-type="float">
            <text:p>0.4561348557</text:p>
          </table:table-cell>
          <table:table-cell table:formula="of:=[.E18]*156" office:value-type="float" office:value="2496" calcext:value-type="float">
            <text:p>2496</text:p>
          </table:table-cell>
        </table:table-row>
        <table:table-row table:style-name="ro1">
          <table:table-cell office:value-type="float" office:value="1582135704.79312" calcext:value-type="float">
            <text:p>1582135704.79312</text:p>
          </table:table-cell>
          <table:table-cell office:value-type="float" office:value="300" calcext:value-type="float">
            <text:p>300</text:p>
          </table:table-cell>
          <table:table-cell office:value-type="float" office:value="0.967520296573639" calcext:value-type="float">
            <text:p>0.96752029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61917042732239" calcext:value-type="float">
            <text:p>0.4619170427</text:p>
          </table:table-cell>
          <table:table-cell table:formula="of:=[.E19]*156" office:value-type="float" office:value="2652" calcext:value-type="float">
            <text:p>2652</text:p>
          </table:table-cell>
        </table:table-row>
        <table:table-row table:style-name="ro1">
          <table:table-cell office:value-type="float" office:value="1582135854.56954" calcext:value-type="float">
            <text:p>1582135854.56954</text:p>
          </table:table-cell>
          <table:table-cell office:value-type="float" office:value="328" calcext:value-type="float">
            <text:p>328</text:p>
          </table:table-cell>
          <table:table-cell office:value-type="float" office:value="1.06205344200134" calcext:value-type="float">
            <text:p>1.0620534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32813107967377" calcext:value-type="float">
            <text:p>0.432813108</text:p>
          </table:table-cell>
          <table:table-cell table:formula="of:=[.E20]*156" office:value-type="float" office:value="2808" calcext:value-type="float">
            <text:p>2808</text:p>
          </table:table-cell>
        </table:table-row>
        <table:table-row table:style-name="ro1">
          <table:table-cell office:value-type="float" office:value="1582135862.32018" calcext:value-type="float">
            <text:p>1582135862.32018</text:p>
          </table:table-cell>
          <table:table-cell office:value-type="float" office:value="331" calcext:value-type="float">
            <text:p>331</text:p>
          </table:table-cell>
          <table:table-cell office:value-type="float" office:value="1.04562819004059" calcext:value-type="float">
            <text:p>1.045628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22068655490875" calcext:value-type="float">
            <text:p>0.4220686555</text:p>
          </table:table-cell>
          <table:table-cell table:formula="of:=[.E21]*156" office:value-type="float" office:value="2964" calcext:value-type="float">
            <text:p>2964</text:p>
          </table:table-cell>
        </table:table-row>
        <table:table-row table:style-name="ro1">
          <table:table-cell office:value-type="float" office:value="1582135887.91023" calcext:value-type="float">
            <text:p>1582135887.91023</text:p>
          </table:table-cell>
          <table:table-cell office:value-type="float" office:value="341" calcext:value-type="float">
            <text:p>341</text:p>
          </table:table-cell>
          <table:table-cell office:value-type="float" office:value="1.12402772903442" calcext:value-type="float">
            <text:p>1.1240277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2179811000824" calcext:value-type="float">
            <text:p>0.42179811</text:p>
          </table:table-cell>
          <table:table-cell table:formula="of:=[.E22]*156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582135955.02093" calcext:value-type="float">
            <text:p>1582135955.02093</text:p>
          </table:table-cell>
          <table:table-cell office:value-type="float" office:value="366" calcext:value-type="float">
            <text:p>366</text:p>
          </table:table-cell>
          <table:table-cell office:value-type="float" office:value="0.944557785987854" calcext:value-type="float">
            <text:p>0.9445577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492774307727814" calcext:value-type="float">
            <text:p>0.4927743077</text:p>
          </table:table-cell>
          <table:table-cell table:formula="of:=[.E23]*156" office:value-type="float" office:value="3276" calcext:value-type="float">
            <text:p>3276</text:p>
          </table:table-cell>
        </table:table-row>
        <table:table-row table:style-name="ro1">
          <table:table-cell office:value-type="float" office:value="1582135978.28639" calcext:value-type="float">
            <text:p>1582135978.28639</text:p>
          </table:table-cell>
          <table:table-cell office:value-type="float" office:value="375" calcext:value-type="float">
            <text:p>375</text:p>
          </table:table-cell>
          <table:table-cell office:value-type="float" office:value="0.913430094718933" calcext:value-type="float">
            <text:p>0.913430094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03742969036102" calcext:value-type="float">
            <text:p>0.403742969</text:p>
          </table:table-cell>
          <table:table-cell table:formula="of:=[.E24]*156" office:value-type="float" office:value="3432" calcext:value-type="float">
            <text:p>3432</text:p>
          </table:table-cell>
        </table:table-row>
        <table:table-row table:style-name="ro1">
          <table:table-cell office:value-type="float" office:value="1582136048.15566" calcext:value-type="float">
            <text:p>1582136048.15566</text:p>
          </table:table-cell>
          <table:table-cell office:value-type="float" office:value="402" calcext:value-type="float">
            <text:p>402</text:p>
          </table:table-cell>
          <table:table-cell office:value-type="float" office:value="1.03700852394104" calcext:value-type="float">
            <text:p>1.03700852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58826011419296" calcext:value-type="float">
            <text:p>0.3588260114</text:p>
          </table:table-cell>
          <table:table-cell table:formula="of:=[.E25]*156" office:value-type="float" office:value="3588" calcext:value-type="float">
            <text:p>3588</text:p>
          </table:table-cell>
        </table:table-row>
        <table:table-row table:style-name="ro1">
          <table:table-cell office:value-type="float" office:value="1582136203.88659" calcext:value-type="float">
            <text:p>1582136203.88659</text:p>
          </table:table-cell>
          <table:table-cell office:value-type="float" office:value="455" calcext:value-type="float">
            <text:p>455</text:p>
          </table:table-cell>
          <table:table-cell office:value-type="float" office:value="0.924883008003235" calcext:value-type="float">
            <text:p>0.9248830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04404193162918" calcext:value-type="float">
            <text:p>0.4044041932</text:p>
          </table:table-cell>
          <table:table-cell table:formula="of:=[.E26]*156"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1582136459.48384" calcext:value-type="float">
            <text:p>1582136459.48384</text:p>
          </table:table-cell>
          <table:table-cell office:value-type="float" office:value="513" calcext:value-type="float">
            <text:p>513</text:p>
          </table:table-cell>
          <table:table-cell office:value-type="float" office:value="0.982780337333679" calcext:value-type="float">
            <text:p>0.98278033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16404604911804" calcext:value-type="float">
            <text:p>0.4164046049</text:p>
          </table:table-cell>
          <table:table-cell table:formula="of:=[.E27]*156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582136485.13283" calcext:value-type="float">
            <text:p>1582136485.13283</text:p>
          </table:table-cell>
          <table:table-cell office:value-type="float" office:value="523" calcext:value-type="float">
            <text:p>523</text:p>
          </table:table-cell>
          <table:table-cell office:value-type="float" office:value="0.950669467449188" calcext:value-type="float">
            <text:p>0.950669467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378844648599625" calcext:value-type="float">
            <text:p>0.3788446486</text:p>
          </table:table-cell>
          <table:table-cell table:formula="of:=[.E28]*156"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1582136554.42841" calcext:value-type="float">
            <text:p>1582136554.42841</text:p>
          </table:table-cell>
          <table:table-cell office:value-type="float" office:value="550" calcext:value-type="float">
            <text:p>550</text:p>
          </table:table-cell>
          <table:table-cell office:value-type="float" office:value="0.88849413394928" calcext:value-type="float">
            <text:p>0.888494133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69957566261291" calcext:value-type="float">
            <text:p>0.3699575663</text:p>
          </table:table-cell>
          <table:table-cell table:formula="of:=[.E29]*156" office:value-type="float" office:value="4212" calcext:value-type="float">
            <text:p>4212</text:p>
          </table:table-cell>
        </table:table-row>
        <table:table-row table:style-name="ro1">
          <table:table-cell office:value-type="float" office:value="1582136557.0063" calcext:value-type="float">
            <text:p>1582136557.0063</text:p>
          </table:table-cell>
          <table:table-cell office:value-type="float" office:value="551" calcext:value-type="float">
            <text:p>551</text:p>
          </table:table-cell>
          <table:table-cell office:value-type="float" office:value="0.918340802192688" calcext:value-type="float">
            <text:p>0.91834080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67835193872452" calcext:value-type="float">
            <text:p>0.3678351939</text:p>
          </table:table-cell>
          <table:table-cell table:formula="of:=[.E30]*156" office:value-type="float" office:value="4368" calcext:value-type="float">
            <text:p>4368</text:p>
          </table:table-cell>
        </table:table-row>
        <table:table-row table:style-name="ro1">
          <table:table-cell office:value-type="float" office:value="1582136559.51478" calcext:value-type="float">
            <text:p>1582136559.51478</text:p>
          </table:table-cell>
          <table:table-cell office:value-type="float" office:value="552" calcext:value-type="float">
            <text:p>552</text:p>
          </table:table-cell>
          <table:table-cell office:value-type="float" office:value="0.8589226603508" calcext:value-type="float">
            <text:p>0.858922660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43512117862701" calcext:value-type="float">
            <text:p>0.3435121179</text:p>
          </table:table-cell>
          <table:table-cell table:formula="of:=[.E31]*156"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1582136588.70167" calcext:value-type="float">
            <text:p>1582136588.70167</text:p>
          </table:table-cell>
          <table:table-cell office:value-type="float" office:value="563" calcext:value-type="float">
            <text:p>563</text:p>
          </table:table-cell>
          <table:table-cell office:value-type="float" office:value="0.922542631626129" calcext:value-type="float">
            <text:p>0.92254263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35751712322235" calcext:value-type="float">
            <text:p>0.3357517123</text:p>
          </table:table-cell>
          <table:table-cell table:formula="of:=[.E32]*156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1582136641.76182" calcext:value-type="float">
            <text:p>1582136641.76182</text:p>
          </table:table-cell>
          <table:table-cell office:value-type="float" office:value="573" calcext:value-type="float">
            <text:p>573</text:p>
          </table:table-cell>
          <table:table-cell office:value-type="float" office:value="0.927395582199097" calcext:value-type="float">
            <text:p>0.92739558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25645089149475" calcext:value-type="float">
            <text:p>0.3256450891</text:p>
          </table:table-cell>
          <table:table-cell table:formula="of:=[.E33]*156"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1582136660.1854" calcext:value-type="float">
            <text:p>1582136660.1854</text:p>
          </table:table-cell>
          <table:table-cell office:value-type="float" office:value="580" calcext:value-type="float">
            <text:p>580</text:p>
          </table:table-cell>
          <table:table-cell office:value-type="float" office:value="0.74510657787323" calcext:value-type="float">
            <text:p>0.745106577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33091676235199" calcext:value-type="float">
            <text:p>0.3330916762</text:p>
          </table:table-cell>
          <table:table-cell table:formula="of:=[.E34]*156" office:value-type="float" office:value="4992" calcext:value-type="float">
            <text:p>4992</text:p>
          </table:table-cell>
        </table:table-row>
        <table:table-row table:style-name="ro1">
          <table:table-cell office:value-type="float" office:value="1582136681.33386" calcext:value-type="float">
            <text:p>1582136681.33386</text:p>
          </table:table-cell>
          <table:table-cell office:value-type="float" office:value="588" calcext:value-type="float">
            <text:p>588</text:p>
          </table:table-cell>
          <table:table-cell office:value-type="float" office:value="0.770000457763672" calcext:value-type="float">
            <text:p>0.770000457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31384152173996" calcext:value-type="float">
            <text:p>0.3313841522</text:p>
          </table:table-cell>
          <table:table-cell table:formula="of:=[.E35]*156" office:value-type="float" office:value="5148" calcext:value-type="float">
            <text:p>5148</text:p>
          </table:table-cell>
        </table:table-row>
        <table:table-row table:style-name="ro1">
          <table:table-cell office:value-type="float" office:value="1582136895.18113" calcext:value-type="float">
            <text:p>1582136895.18113</text:p>
          </table:table-cell>
          <table:table-cell office:value-type="float" office:value="628" calcext:value-type="float">
            <text:p>628</text:p>
          </table:table-cell>
          <table:table-cell office:value-type="float" office:value="0.959280073642731" calcext:value-type="float">
            <text:p>0.959280073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29726338386536" calcext:value-type="float">
            <text:p>0.3297263384</text:p>
          </table:table-cell>
          <table:table-cell table:formula="of:=[.E36]*156" office:value-type="float" office:value="5304" calcext:value-type="float">
            <text:p>5304</text:p>
          </table:table-cell>
        </table:table-row>
        <table:table-row table:style-name="ro1">
          <table:table-cell office:value-type="float" office:value="1582136979.77684" calcext:value-type="float">
            <text:p>1582136979.77684</text:p>
          </table:table-cell>
          <table:table-cell office:value-type="float" office:value="660" calcext:value-type="float">
            <text:p>660</text:p>
          </table:table-cell>
          <table:table-cell office:value-type="float" office:value="0.817971587181091" calcext:value-type="float">
            <text:p>0.8179715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33658993244171" calcext:value-type="float">
            <text:p>0.3336589932</text:p>
          </table:table-cell>
          <table:table-cell table:formula="of:=[.E37]*156"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1582136988.59105" calcext:value-type="float">
            <text:p>1582136988.59105</text:p>
          </table:table-cell>
          <table:table-cell office:value-type="float" office:value="663" calcext:value-type="float">
            <text:p>663</text:p>
          </table:table-cell>
          <table:table-cell office:value-type="float" office:value="0.974624276161194" calcext:value-type="float">
            <text:p>0.974624276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18195402622223" calcext:value-type="float">
            <text:p>0.3181954026</text:p>
          </table:table-cell>
          <table:table-cell table:formula="of:=[.E38]*156" office:value-type="float" office:value="5616" calcext:value-type="float">
            <text:p>5616</text:p>
          </table:table-cell>
        </table:table-row>
        <table:table-row table:style-name="ro1">
          <table:table-cell office:value-type="float" office:value="1582137001.91388" calcext:value-type="float">
            <text:p>1582137001.91388</text:p>
          </table:table-cell>
          <table:table-cell office:value-type="float" office:value="668" calcext:value-type="float">
            <text:p>668</text:p>
          </table:table-cell>
          <table:table-cell office:value-type="float" office:value="0.759950280189514" calcext:value-type="float">
            <text:p>0.759950280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03709298372269" calcext:value-type="float">
            <text:p>0.3037092984</text:p>
          </table:table-cell>
          <table:table-cell table:formula="of:=[.E39]*156"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1582137064.72325" calcext:value-type="float">
            <text:p>1582137064.72325</text:p>
          </table:table-cell>
          <table:table-cell office:value-type="float" office:value="691" calcext:value-type="float">
            <text:p>691</text:p>
          </table:table-cell>
          <table:table-cell office:value-type="float" office:value="0.898394107818604" calcext:value-type="float">
            <text:p>0.89839410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09710800647736" calcext:value-type="float">
            <text:p>0.3097108006</text:p>
          </table:table-cell>
          <table:table-cell table:formula="of:=[.E40]*156" office:value-type="float" office:value="5928" calcext:value-type="float">
            <text:p>5928</text:p>
          </table:table-cell>
        </table:table-row>
        <table:table-row table:style-name="ro1">
          <table:table-cell office:value-type="float" office:value="1582137088.08939" calcext:value-type="float">
            <text:p>1582137088.08939</text:p>
          </table:table-cell>
          <table:table-cell office:value-type="float" office:value="700" calcext:value-type="float">
            <text:p>700</text:p>
          </table:table-cell>
          <table:table-cell office:value-type="float" office:value="0.751914143562317" calcext:value-type="float">
            <text:p>0.75191414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98998802900314" calcext:value-type="float">
            <text:p>0.2989988029</text:p>
          </table:table-cell>
          <table:table-cell table:formula="of:=[.E41]*156" office:value-type="float" office:value="6084" calcext:value-type="float">
            <text:p>6084</text:p>
          </table:table-cell>
        </table:table-row>
        <table:table-row table:style-name="ro1">
          <table:table-cell office:value-type="float" office:value="1582137106.38127" calcext:value-type="float">
            <text:p>1582137106.38127</text:p>
          </table:table-cell>
          <table:table-cell office:value-type="float" office:value="707" calcext:value-type="float">
            <text:p>707</text:p>
          </table:table-cell>
          <table:table-cell office:value-type="float" office:value="0.911422848701477" calcext:value-type="float">
            <text:p>0.911422848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27220290899277" calcext:value-type="float">
            <text:p>0.3272202909</text:p>
          </table:table-cell>
          <table:table-cell table:formula="of:=[.E42]*156"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1582137219.52508" calcext:value-type="float">
            <text:p>1582137219.52508</text:p>
          </table:table-cell>
          <table:table-cell office:value-type="float" office:value="742" calcext:value-type="float">
            <text:p>742</text:p>
          </table:table-cell>
          <table:table-cell office:value-type="float" office:value="0.718278408050537" calcext:value-type="float">
            <text:p>0.71827840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365752995014191" calcext:value-type="float">
            <text:p>0.365752995</text:p>
          </table:table-cell>
          <table:table-cell table:formula="of:=[.E43]*156" office:value-type="float" office:value="6396" calcext:value-type="float">
            <text:p>6396</text:p>
          </table:table-cell>
        </table:table-row>
        <table:table-row table:style-name="ro1">
          <table:table-cell office:value-type="float" office:value="1582137227.28743" calcext:value-type="float">
            <text:p>1582137227.28743</text:p>
          </table:table-cell>
          <table:table-cell office:value-type="float" office:value="745" calcext:value-type="float">
            <text:p>745</text:p>
          </table:table-cell>
          <table:table-cell office:value-type="float" office:value="0.737278819084168" calcext:value-type="float">
            <text:p>0.73727881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75328576564789" calcext:value-type="float">
            <text:p>0.2753285766</text:p>
          </table:table-cell>
          <table:table-cell table:formula="of:=[.E44]*156" office:value-type="float" office:value="6552" calcext:value-type="float">
            <text:p>6552</text:p>
          </table:table-cell>
        </table:table-row>
        <table:table-row table:style-name="ro1">
          <table:table-cell office:value-type="float" office:value="1582137267.11553" calcext:value-type="float">
            <text:p>1582137267.11553</text:p>
          </table:table-cell>
          <table:table-cell office:value-type="float" office:value="760" calcext:value-type="float">
            <text:p>760</text:p>
          </table:table-cell>
          <table:table-cell office:value-type="float" office:value="0.82356059551239" calcext:value-type="float">
            <text:p>0.82356059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92458593845367" calcext:value-type="float">
            <text:p>0.2924585938</text:p>
          </table:table-cell>
          <table:table-cell table:formula="of:=[.E45]*156"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1582137503.4978" calcext:value-type="float">
            <text:p>1582137503.4978</text:p>
          </table:table-cell>
          <table:table-cell office:value-type="float" office:value="815" calcext:value-type="float">
            <text:p>815</text:p>
          </table:table-cell>
          <table:table-cell office:value-type="float" office:value="0.816692233085632" calcext:value-type="float">
            <text:p>0.816692233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328348368406296" calcext:value-type="float">
            <text:p>0.3283483684</text:p>
          </table:table-cell>
          <table:table-cell table:formula="of:=[.E46]*156" office:value-type="float" office:value="6864" calcext:value-type="float">
            <text:p>6864</text:p>
          </table:table-cell>
        </table:table-row>
        <table:table-row table:style-name="ro1">
          <table:table-cell office:value-type="float" office:value="1582137578.48028" calcext:value-type="float">
            <text:p>1582137578.48028</text:p>
          </table:table-cell>
          <table:table-cell office:value-type="float" office:value="841" calcext:value-type="float">
            <text:p>841</text:p>
          </table:table-cell>
          <table:table-cell office:value-type="float" office:value="0.858313798904419" calcext:value-type="float">
            <text:p>0.858313798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271893531084061" calcext:value-type="float">
            <text:p>0.2718935311</text:p>
          </table:table-cell>
          <table:table-cell table:formula="of:=[.E47]*156" office:value-type="float" office:value="7020" calcext:value-type="float">
            <text:p>7020</text:p>
          </table:table-cell>
        </table:table-row>
        <table:table-row table:style-name="ro1">
          <table:table-cell office:value-type="float" office:value="1582137599.79896" calcext:value-type="float">
            <text:p>1582137599.79896</text:p>
          </table:table-cell>
          <table:table-cell office:value-type="float" office:value="849" calcext:value-type="float">
            <text:p>849</text:p>
          </table:table-cell>
          <table:table-cell office:value-type="float" office:value="0.840427041053772" calcext:value-type="float">
            <text:p>0.84042704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69521117210388" calcext:value-type="float">
            <text:p>0.2695211172</text:p>
          </table:table-cell>
          <table:table-cell table:formula="of:=[.E48]*156" office:value-type="float" office:value="7176" calcext:value-type="float">
            <text:p>7176</text:p>
          </table:table-cell>
        </table:table-row>
        <table:table-row table:style-name="ro1">
          <table:table-cell office:value-type="float" office:value="1582137615.22482" calcext:value-type="float">
            <text:p>1582137615.22482</text:p>
          </table:table-cell>
          <table:table-cell office:value-type="float" office:value="855" calcext:value-type="float">
            <text:p>855</text:p>
          </table:table-cell>
          <table:table-cell office:value-type="float" office:value="0.856835424900055" calcext:value-type="float">
            <text:p>0.85683542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266243010759354" calcext:value-type="float">
            <text:p>0.2662430108</text:p>
          </table:table-cell>
          <table:table-cell table:formula="of:=[.E49]*156"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1582137669.29154" calcext:value-type="float">
            <text:p>1582137669.29154</text:p>
          </table:table-cell>
          <table:table-cell office:value-type="float" office:value="876" calcext:value-type="float">
            <text:p>876</text:p>
          </table:table-cell>
          <table:table-cell office:value-type="float" office:value="0.834169805049896" calcext:value-type="float">
            <text:p>0.83416980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85205721855164" calcext:value-type="float">
            <text:p>0.2852057219</text:p>
          </table:table-cell>
          <table:table-cell table:formula="of:=[.E50]*156"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1582137703.14861" calcext:value-type="float">
            <text:p>1582137703.14861</text:p>
          </table:table-cell>
          <table:table-cell office:value-type="float" office:value="883" calcext:value-type="float">
            <text:p>883</text:p>
          </table:table-cell>
          <table:table-cell office:value-type="float" office:value="0.783867537975311" calcext:value-type="float">
            <text:p>0.78386753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74008601903915" calcext:value-type="float">
            <text:p>0.2740086019</text:p>
          </table:table-cell>
          <table:table-cell table:formula="of:=[.E51]*156"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1582137711.06264" calcext:value-type="float">
            <text:p>1582137711.06264</text:p>
          </table:table-cell>
          <table:table-cell office:value-type="float" office:value="886" calcext:value-type="float">
            <text:p>886</text:p>
          </table:table-cell>
          <table:table-cell office:value-type="float" office:value="0.786352038383484" calcext:value-type="float">
            <text:p>0.78635203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68660634756088" calcext:value-type="float">
            <text:p>0.2686606348</text:p>
          </table:table-cell>
          <table:table-cell table:formula="of:=[.E52]*156"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1582137750.09515" calcext:value-type="float">
            <text:p>1582137750.09515</text:p>
          </table:table-cell>
          <table:table-cell office:value-type="float" office:value="901" calcext:value-type="float">
            <text:p>901</text:p>
          </table:table-cell>
          <table:table-cell office:value-type="float" office:value="0.790237545967102" calcext:value-type="float">
            <text:p>0.7902375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264941990375519" calcext:value-type="float">
            <text:p>0.2649419904</text:p>
          </table:table-cell>
          <table:table-cell table:formula="of:=[.E53]*156"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1582137757.82603" calcext:value-type="float">
            <text:p>1582137757.82603</text:p>
          </table:table-cell>
          <table:table-cell office:value-type="float" office:value="904" calcext:value-type="float">
            <text:p>904</text:p>
          </table:table-cell>
          <table:table-cell office:value-type="float" office:value="0.742611646652222" calcext:value-type="float">
            <text:p>0.74261164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7340030670166" calcext:value-type="float">
            <text:p>0.2734003067</text:p>
          </table:table-cell>
          <table:table-cell table:formula="of:=[.E54]*156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1582137825.1662" calcext:value-type="float">
            <text:p>1582137825.1662</text:p>
          </table:table-cell>
          <table:table-cell office:value-type="float" office:value="930" calcext:value-type="float">
            <text:p>930</text:p>
          </table:table-cell>
          <table:table-cell office:value-type="float" office:value="0.698917329311371" calcext:value-type="float">
            <text:p>0.698917329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28815022110939" calcext:value-type="float">
            <text:p>0.2881502211</text:p>
          </table:table-cell>
          <table:table-cell table:formula="of:=[.E55]*156"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1582138016.35192" calcext:value-type="float">
            <text:p>1582138016.35192</text:p>
          </table:table-cell>
          <table:table-cell office:value-type="float" office:value="974" calcext:value-type="float">
            <text:p>974</text:p>
          </table:table-cell>
          <table:table-cell office:value-type="float" office:value="0.699066519737244" calcext:value-type="float">
            <text:p>0.699066519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51821368932724" calcext:value-type="float">
            <text:p>0.2518213689</text:p>
          </table:table-cell>
          <table:table-cell table:formula="of:=[.E56]*156" office:value-type="float" office:value="8112" calcext:value-type="float">
            <text:p>8112</text:p>
          </table:table-cell>
        </table:table-row>
        <table:table-row table:style-name="ro1">
          <table:table-cell office:value-type="float" office:value="1582138106.23704" calcext:value-type="float">
            <text:p>1582138106.23704</text:p>
          </table:table-cell>
          <table:table-cell office:value-type="float" office:value="1008" calcext:value-type="float">
            <text:p>1008</text:p>
          </table:table-cell>
          <table:table-cell office:value-type="float" office:value="0.769617319107056" calcext:value-type="float">
            <text:p>0.769617319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74734288454056" calcext:value-type="float">
            <text:p>0.2747342885</text:p>
          </table:table-cell>
          <table:table-cell table:formula="of:=[.E57]*156" office:value-type="float" office:value="8112" calcext:value-type="float">
            <text:p>8112</text:p>
          </table:table-cell>
        </table:table-row>
        <table:table-row table:style-name="ro1">
          <table:table-cell office:value-type="float" office:value="1582138207.4087" calcext:value-type="float">
            <text:p>1582138207.4087</text:p>
          </table:table-cell>
          <table:table-cell office:value-type="float" office:value="1041" calcext:value-type="float">
            <text:p>1041</text:p>
          </table:table-cell>
          <table:table-cell office:value-type="float" office:value="0.722890853881836" calcext:value-type="float">
            <text:p>0.722890853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242985516786575" calcext:value-type="float">
            <text:p>0.2429855168</text:p>
          </table:table-cell>
          <table:table-cell table:formula="of:=[.E58]*156" office:value-type="float" office:value="8268" calcext:value-type="float">
            <text:p>8268</text:p>
          </table:table-cell>
        </table:table-row>
        <table:table-row table:style-name="ro1">
          <table:table-cell office:value-type="float" office:value="1582138212.62257" calcext:value-type="float">
            <text:p>1582138212.62257</text:p>
          </table:table-cell>
          <table:table-cell office:value-type="float" office:value="1043" calcext:value-type="float">
            <text:p>1043</text:p>
          </table:table-cell>
          <table:table-cell office:value-type="float" office:value="0.750032961368561" calcext:value-type="float">
            <text:p>0.750032961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49682128429413" calcext:value-type="float">
            <text:p>0.2496821284</text:p>
          </table:table-cell>
          <table:table-cell table:formula="of:=[.E59]*156" office:value-type="float" office:value="8424" calcext:value-type="float">
            <text:p>8424</text:p>
          </table:table-cell>
        </table:table-row>
        <table:table-row table:style-name="ro1">
          <table:table-cell office:value-type="float" office:value="1582138243.92114" calcext:value-type="float">
            <text:p>1582138243.92114</text:p>
          </table:table-cell>
          <table:table-cell office:value-type="float" office:value="1055" calcext:value-type="float">
            <text:p>1055</text:p>
          </table:table-cell>
          <table:table-cell office:value-type="float" office:value="0.749885559082031" calcext:value-type="float">
            <text:p>0.749885559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262151330709457" calcext:value-type="float">
            <text:p>0.2621513307</text:p>
          </table:table-cell>
          <table:table-cell table:formula="of:=[.E60]*156" office:value-type="float" office:value="8580" calcext:value-type="float">
            <text:p>8580</text:p>
          </table:table-cell>
        </table:table-row>
        <table:table-row table:style-name="ro1">
          <table:table-cell office:value-type="float" office:value="1582138285.00908" calcext:value-type="float">
            <text:p>1582138285.00908</text:p>
          </table:table-cell>
          <table:table-cell office:value-type="float" office:value="1071" calcext:value-type="float">
            <text:p>1071</text:p>
          </table:table-cell>
          <table:table-cell office:value-type="float" office:value="0.686977505683899" calcext:value-type="float">
            <text:p>0.686977505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59197413921356" calcext:value-type="float">
            <text:p>0.2591974139</text:p>
          </table:table-cell>
          <table:table-cell table:formula="of:=[.E61]*156" office:value-type="float" office:value="8736" calcext:value-type="float">
            <text:p>8736</text:p>
          </table:table-cell>
        </table:table-row>
        <table:table-row table:style-name="ro1">
          <table:table-cell office:value-type="float" office:value="1582138334.06276" calcext:value-type="float">
            <text:p>1582138334.06276</text:p>
          </table:table-cell>
          <table:table-cell office:value-type="float" office:value="1090" calcext:value-type="float">
            <text:p>1090</text:p>
          </table:table-cell>
          <table:table-cell office:value-type="float" office:value="0.682756304740906" calcext:value-type="float">
            <text:p>0.682756304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49259099364281" calcext:value-type="float">
            <text:p>0.2492590994</text:p>
          </table:table-cell>
          <table:table-cell table:formula="of:=[.E62]*156" office:value-type="float" office:value="8892" calcext:value-type="float">
            <text:p>8892</text:p>
          </table:table-cell>
        </table:table-row>
        <table:table-row table:style-name="ro1">
          <table:table-cell office:value-type="float" office:value="1582138527.37883" calcext:value-type="float">
            <text:p>1582138527.37883</text:p>
          </table:table-cell>
          <table:table-cell office:value-type="float" office:value="1133" calcext:value-type="float">
            <text:p>1133</text:p>
          </table:table-cell>
          <table:table-cell office:value-type="float" office:value="0.610203146934509" calcext:value-type="float">
            <text:p>0.610203146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4856162071228" calcext:value-type="float">
            <text:p>0.2485616207</text:p>
          </table:table-cell>
          <table:table-cell table:formula="of:=[.E63]*156" office:value-type="float" office:value="9048" calcext:value-type="float">
            <text:p>9048</text:p>
          </table:table-cell>
        </table:table-row>
        <table:table-row table:style-name="ro1">
          <table:table-cell office:value-type="float" office:value="1582138587.78154" calcext:value-type="float">
            <text:p>1582138587.78154</text:p>
          </table:table-cell>
          <table:table-cell office:value-type="float" office:value="1156" calcext:value-type="float">
            <text:p>1156</text:p>
          </table:table-cell>
          <table:table-cell office:value-type="float" office:value="0.70331072807312" calcext:value-type="float">
            <text:p>0.70331072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44355648756027" calcext:value-type="float">
            <text:p>0.2443556488</text:p>
          </table:table-cell>
          <table:table-cell table:formula="of:=[.E64]*156"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1582138608.4466" calcext:value-type="float">
            <text:p>1582138608.4466</text:p>
          </table:table-cell>
          <table:table-cell office:value-type="float" office:value="1164" calcext:value-type="float">
            <text:p>1164</text:p>
          </table:table-cell>
          <table:table-cell office:value-type="float" office:value="0.699223279953003" calcext:value-type="float">
            <text:p>0.699223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3622989654541" calcext:value-type="float">
            <text:p>0.2362298965</text:p>
          </table:table-cell>
          <table:table-cell table:formula="of:=[.E65]*156"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1582138718.28402" calcext:value-type="float">
            <text:p>1582138718.28402</text:p>
          </table:table-cell>
          <table:table-cell office:value-type="float" office:value="1201" calcext:value-type="float">
            <text:p>1201</text:p>
          </table:table-cell>
          <table:table-cell office:value-type="float" office:value="0.742367148399353" calcext:value-type="float">
            <text:p>0.742367148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292087644338608" calcext:value-type="float">
            <text:p>0.2920876443</text:p>
          </table:table-cell>
          <table:table-cell table:formula="of:=[.E66]*156"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1582138741.68359" calcext:value-type="float">
            <text:p>1582138741.68359</text:p>
          </table:table-cell>
          <table:table-cell office:value-type="float" office:value="1210" calcext:value-type="float">
            <text:p>1210</text:p>
          </table:table-cell>
          <table:table-cell office:value-type="float" office:value="0.66524749994278" calcext:value-type="float">
            <text:p>0.665247499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81243324279785" calcext:value-type="float">
            <text:p>0.2812433243</text:p>
          </table:table-cell>
          <table:table-cell table:formula="of:=[.E67]*156"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1582138754.49564" calcext:value-type="float">
            <text:p>1582138754.49564</text:p>
          </table:table-cell>
          <table:table-cell office:value-type="float" office:value="1215" calcext:value-type="float">
            <text:p>1215</text:p>
          </table:table-cell>
          <table:table-cell office:value-type="float" office:value="0.680001676082611" calcext:value-type="float">
            <text:p>0.68000167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219704315066338" calcext:value-type="float">
            <text:p>0.2197043151</text:p>
          </table:table-cell>
          <table:table-cell table:formula="of:=[.E68]*156" office:value-type="float" office:value="9828" calcext:value-type="float">
            <text:p>9828</text:p>
          </table:table-cell>
        </table:table-row>
        <table:table-row table:style-name="ro1">
          <table:table-cell office:value-type="float" office:value="1582138800.90776" calcext:value-type="float">
            <text:p>1582138800.90776</text:p>
          </table:table-cell>
          <table:table-cell office:value-type="float" office:value="1233" calcext:value-type="float">
            <text:p>1233</text:p>
          </table:table-cell>
          <table:table-cell office:value-type="float" office:value="0.649888932704926" calcext:value-type="float">
            <text:p>0.64988893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28420943021774" calcext:value-type="float">
            <text:p>0.228420943</text:p>
          </table:table-cell>
          <table:table-cell table:formula="of:=[.E69]*156"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1582138837.03488" calcext:value-type="float">
            <text:p>1582138837.03488</text:p>
          </table:table-cell>
          <table:table-cell office:value-type="float" office:value="1247" calcext:value-type="float">
            <text:p>1247</text:p>
          </table:table-cell>
          <table:table-cell office:value-type="float" office:value="0.580913543701172" calcext:value-type="float">
            <text:p>0.580913543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278018325567245" calcext:value-type="float">
            <text:p>0.2780183256</text:p>
          </table:table-cell>
          <table:table-cell table:formula="of:=[.E70]*156" office:value-type="float" office:value="10140" calcext:value-type="float">
            <text:p>10140</text:p>
          </table:table-cell>
        </table:table-row>
        <table:table-row table:style-name="ro1">
          <table:table-cell office:value-type="float" office:value="1582138923.43992" calcext:value-type="float">
            <text:p>1582138923.43992</text:p>
          </table:table-cell>
          <table:table-cell office:value-type="float" office:value="1250" calcext:value-type="float">
            <text:p>1250</text:p>
          </table:table-cell>
          <table:table-cell office:value-type="float" office:value="0.698863446712494" calcext:value-type="float">
            <text:p>0.698863446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255515307188034" calcext:value-type="float">
            <text:p>0.2555153072</text:p>
          </table:table-cell>
          <table:table-cell table:formula="of:=[.E71]*156"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1582138955.55443" calcext:value-type="float">
            <text:p>1582138955.55443</text:p>
          </table:table-cell>
          <table:table-cell office:value-type="float" office:value="1262" calcext:value-type="float">
            <text:p>1262</text:p>
          </table:table-cell>
          <table:table-cell office:value-type="float" office:value="0.768650889396668" calcext:value-type="float">
            <text:p>0.768650889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22972796857357" calcext:value-type="float">
            <text:p>0.2297279686</text:p>
          </table:table-cell>
          <table:table-cell table:formula="of:=[.E72]*156" office:value-type="float" office:value="10452" calcext:value-type="float">
            <text:p>10452</text:p>
          </table:table-cell>
        </table:table-row>
        <table:table-row table:style-name="ro1">
          <table:table-cell office:value-type="float" office:value="1582139000.06057" calcext:value-type="float">
            <text:p>1582139000.06057</text:p>
          </table:table-cell>
          <table:table-cell office:value-type="float" office:value="1279" calcext:value-type="float">
            <text:p>1279</text:p>
          </table:table-cell>
          <table:table-cell office:value-type="float" office:value="0.706372499465942" calcext:value-type="float">
            <text:p>0.706372499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17048734426498" calcext:value-type="float">
            <text:p>0.2170487344</text:p>
          </table:table-cell>
          <table:table-cell table:formula="of:=[.E73]*156" office:value-type="float" office:value="10608" calcext:value-type="float">
            <text:p>10608</text:p>
          </table:table-cell>
        </table:table-row>
        <table:table-row table:style-name="ro1">
          <table:table-cell office:value-type="float" office:value="1582139072.26822" calcext:value-type="float">
            <text:p>1582139072.26822</text:p>
          </table:table-cell>
          <table:table-cell office:value-type="float" office:value="1307" calcext:value-type="float">
            <text:p>1307</text:p>
          </table:table-cell>
          <table:table-cell office:value-type="float" office:value="0.68028175830841" calcext:value-type="float">
            <text:p>0.680281758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213223740458488" calcext:value-type="float">
            <text:p>0.2132237405</text:p>
          </table:table-cell>
          <table:table-cell table:formula="of:=[.E74]*156" office:value-type="float" office:value="10764" calcext:value-type="float">
            <text:p>10764</text:p>
          </table:table-cell>
        </table:table-row>
        <table:table-row table:style-name="ro1">
          <table:table-cell office:value-type="float" office:value="1582139124.04316" calcext:value-type="float">
            <text:p>1582139124.04316</text:p>
          </table:table-cell>
          <table:table-cell office:value-type="float" office:value="1327" calcext:value-type="float">
            <text:p>1327</text:p>
          </table:table-cell>
          <table:table-cell office:value-type="float" office:value="0.706566691398621" calcext:value-type="float">
            <text:p>0.706566691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215436741709709" calcext:value-type="float">
            <text:p>0.2154367417</text:p>
          </table:table-cell>
          <table:table-cell table:formula="of:=[.E75]*156" office:value-type="float" office:value="10920" calcext:value-type="float">
            <text:p>10920</text:p>
          </table:table-cell>
        </table:table-row>
        <table:table-row table:style-name="ro1">
          <table:table-cell office:value-type="float" office:value="1582139266.98227" calcext:value-type="float">
            <text:p>1582139266.98227</text:p>
          </table:table-cell>
          <table:table-cell office:value-type="float" office:value="1376" calcext:value-type="float">
            <text:p>1376</text:p>
          </table:table-cell>
          <table:table-cell office:value-type="float" office:value="0.659725666046143" calcext:value-type="float">
            <text:p>0.65972566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230838254094124" calcext:value-type="float">
            <text:p>0.2308382541</text:p>
          </table:table-cell>
          <table:table-cell table:formula="of:=[.E76]*156" office:value-type="float" office:value="11076" calcext:value-type="float">
            <text:p>11076</text:p>
          </table:table-cell>
        </table:table-row>
        <table:table-row table:style-name="ro1">
          <table:table-cell office:value-type="float" office:value="1582139452.38334" calcext:value-type="float">
            <text:p>1582139452.38334</text:p>
          </table:table-cell>
          <table:table-cell office:value-type="float" office:value="1417" calcext:value-type="float">
            <text:p>1417</text:p>
          </table:table-cell>
          <table:table-cell office:value-type="float" office:value="0.636075735092163" calcext:value-type="float">
            <text:p>0.636075735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247269079089165" calcext:value-type="float">
            <text:p>0.2472690791</text:p>
          </table:table-cell>
          <table:table-cell table:formula="of:=[.E77]*156" office:value-type="float" office:value="11232" calcext:value-type="float">
            <text:p>11232</text:p>
          </table:table-cell>
        </table:table-row>
        <table:table-row table:style-name="ro1">
          <table:table-cell office:value-type="float" office:value="1582139465.24129" calcext:value-type="float">
            <text:p>1582139465.24129</text:p>
          </table:table-cell>
          <table:table-cell office:value-type="float" office:value="1422" calcext:value-type="float">
            <text:p>1422</text:p>
          </table:table-cell>
          <table:table-cell office:value-type="float" office:value="0.780396223068237" calcext:value-type="float">
            <text:p>0.780396223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214700818061829" calcext:value-type="float">
            <text:p>0.2147008181</text:p>
          </table:table-cell>
          <table:table-cell table:formula="of:=[.E78]*156" office:value-type="float" office:value="11388" calcext:value-type="float">
            <text:p>11388</text:p>
          </table:table-cell>
        </table:table-row>
        <table:table-row table:style-name="ro1">
          <table:table-cell office:value-type="float" office:value="1582139473.13718" calcext:value-type="float">
            <text:p>1582139473.13718</text:p>
          </table:table-cell>
          <table:table-cell office:value-type="float" office:value="1425" calcext:value-type="float">
            <text:p>1425</text:p>
          </table:table-cell>
          <table:table-cell office:value-type="float" office:value="0.556070804595947" calcext:value-type="float">
            <text:p>0.556070804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16636896133423" calcext:value-type="float">
            <text:p>0.2166368961</text:p>
          </table:table-cell>
          <table:table-cell table:formula="of:=[.E79]*156" office:value-type="float" office:value="11544" calcext:value-type="float">
            <text:p>11544</text:p>
          </table:table-cell>
        </table:table-row>
        <table:table-row table:style-name="ro1">
          <table:table-cell office:value-type="float" office:value="1582139590.01648" calcext:value-type="float">
            <text:p>1582139590.01648</text:p>
          </table:table-cell>
          <table:table-cell office:value-type="float" office:value="1470" calcext:value-type="float">
            <text:p>1470</text:p>
          </table:table-cell>
          <table:table-cell office:value-type="float" office:value="0.623409330844879" calcext:value-type="float">
            <text:p>0.62340933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229867815971374" calcext:value-type="float">
            <text:p>0.229867816</text:p>
          </table:table-cell>
          <table:table-cell table:formula="of:=[.E80]*156" office:value-type="float" office:value="11700" calcext:value-type="float">
            <text:p>11700</text:p>
          </table:table-cell>
        </table:table-row>
        <table:table-row table:style-name="ro1">
          <table:table-cell office:value-type="float" office:value="1582139615.94715" calcext:value-type="float">
            <text:p>1582139615.94715</text:p>
          </table:table-cell>
          <table:table-cell office:value-type="float" office:value="1480" calcext:value-type="float">
            <text:p>1480</text:p>
          </table:table-cell>
          <table:table-cell office:value-type="float" office:value="0.613180577754974" calcext:value-type="float">
            <text:p>0.61318057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21518138051033" calcext:value-type="float">
            <text:p>0.2151813805</text:p>
          </table:table-cell>
          <table:table-cell table:formula="of:=[.E81]*156" office:value-type="float" office:value="11856" calcext:value-type="float">
            <text:p>11856</text:p>
          </table:table-cell>
        </table:table-row>
        <table:table-row table:style-name="ro1">
          <table:table-cell office:value-type="float" office:value="1582139735.68227" calcext:value-type="float">
            <text:p>1582139735.68227</text:p>
          </table:table-cell>
          <table:table-cell office:value-type="float" office:value="1520" calcext:value-type="float">
            <text:p>1520</text:p>
          </table:table-cell>
          <table:table-cell office:value-type="float" office:value="0.582121551036835" calcext:value-type="float">
            <text:p>0.58212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204981669783592" calcext:value-type="float">
            <text:p>0.2049816698</text:p>
          </table:table-cell>
          <table:table-cell table:formula="of:=[.E82]*156" office:value-type="float" office:value="12012" calcext:value-type="float">
            <text:p>12012</text:p>
          </table:table-cell>
        </table:table-row>
        <table:table-row table:style-name="ro1">
          <table:table-cell office:value-type="float" office:value="1582140014.64792" calcext:value-type="float">
            <text:p>1582140014.64792</text:p>
          </table:table-cell>
          <table:table-cell office:value-type="float" office:value="1597" calcext:value-type="float">
            <text:p>1597</text:p>
          </table:table-cell>
          <table:table-cell office:value-type="float" office:value="0.531584143638611" calcext:value-type="float">
            <text:p>0.531584143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223471820354462" calcext:value-type="float">
            <text:p>0.2234718204</text:p>
          </table:table-cell>
          <table:table-cell table:formula="of:=[.E83]*156" office:value-type="float" office:value="12168" calcext:value-type="float">
            <text:p>12168</text:p>
          </table:table-cell>
        </table:table-row>
        <table:table-row table:style-name="ro1">
          <table:table-cell office:value-type="float" office:value="1582140072.28001" calcext:value-type="float">
            <text:p>1582140072.28001</text:p>
          </table:table-cell>
          <table:table-cell office:value-type="float" office:value="1619" calcext:value-type="float">
            <text:p>1619</text:p>
          </table:table-cell>
          <table:table-cell office:value-type="float" office:value="0.614193439483643" calcext:value-type="float">
            <text:p>0.614193439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264656394720078" calcext:value-type="float">
            <text:p>0.2646563947</text:p>
          </table:table-cell>
          <table:table-cell table:formula="of:=[.E84]*156"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1582140079.93577" calcext:value-type="float">
            <text:p>1582140079.93577</text:p>
          </table:table-cell>
          <table:table-cell office:value-type="float" office:value="1622" calcext:value-type="float">
            <text:p>1622</text:p>
          </table:table-cell>
          <table:table-cell office:value-type="float" office:value="0.535167455673218" calcext:value-type="float">
            <text:p>0.535167455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212193414568901" calcext:value-type="float">
            <text:p>0.2121934146</text:p>
          </table:table-cell>
          <table:table-cell table:formula="of:=[.E85]*156"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1582140128.89611" calcext:value-type="float">
            <text:p>1582140128.89611</text:p>
          </table:table-cell>
          <table:table-cell office:value-type="float" office:value="1641" calcext:value-type="float">
            <text:p>1641</text:p>
          </table:table-cell>
          <table:table-cell office:value-type="float" office:value="0.469941645860672" calcext:value-type="float">
            <text:p>0.469941645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0.255054086446762" calcext:value-type="float">
            <text:p>0.2550540864</text:p>
          </table:table-cell>
          <table:table-cell table:formula="of:=[.E86]*156" office:value-type="float" office:value="12636" calcext:value-type="float">
            <text:p>12636</text:p>
          </table:table-cell>
        </table:table-row>
        <table:table-row table:style-name="ro1">
          <table:table-cell office:value-type="float" office:value="1582140169.84852" calcext:value-type="float">
            <text:p>1582140169.84852</text:p>
          </table:table-cell>
          <table:table-cell office:value-type="float" office:value="1657" calcext:value-type="float">
            <text:p>1657</text:p>
          </table:table-cell>
          <table:table-cell office:value-type="float" office:value="0.52639651298523" calcext:value-type="float">
            <text:p>0.52639651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205224424600601" calcext:value-type="float">
            <text:p>0.2052244246</text:p>
          </table:table-cell>
          <table:table-cell table:formula="of:=[.E87]*156" office:value-type="float" office:value="12792" calcext:value-type="float">
            <text:p>12792</text:p>
          </table:table-cell>
        </table:table-row>
        <table:table-row table:style-name="ro1">
          <table:table-cell office:value-type="float" office:value="1582140298.71985" calcext:value-type="float">
            <text:p>1582140298.71985</text:p>
          </table:table-cell>
          <table:table-cell office:value-type="float" office:value="1700" calcext:value-type="float">
            <text:p>1700</text:p>
          </table:table-cell>
          <table:table-cell office:value-type="float" office:value="0.58804988861084" calcext:value-type="float">
            <text:p>0.588049888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192113071680069" calcext:value-type="float">
            <text:p>0.1921130717</text:p>
          </table:table-cell>
          <table:table-cell table:formula="of:=[.E88]*156" office:value-type="float" office:value="12948" calcext:value-type="float">
            <text:p>12948</text:p>
          </table:table-cell>
        </table:table-row>
        <table:table-row table:style-name="ro1">
          <table:table-cell office:value-type="float" office:value="1582140430.93776" calcext:value-type="float">
            <text:p>1582140430.93776</text:p>
          </table:table-cell>
          <table:table-cell office:value-type="float" office:value="1720" calcext:value-type="float">
            <text:p>1720</text:p>
          </table:table-cell>
          <table:table-cell office:value-type="float" office:value="0.495076805353165" calcext:value-type="float">
            <text:p>0.495076805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225709319114685" calcext:value-type="float">
            <text:p>0.2257093191</text:p>
          </table:table-cell>
          <table:table-cell table:formula="of:=[.E89]*156" office:value-type="float" office:value="13104" calcext:value-type="float">
            <text:p>13104</text:p>
          </table:table-cell>
        </table:table-row>
        <table:table-row table:style-name="ro1">
          <table:table-cell office:value-type="float" office:value="1582140488.31878" calcext:value-type="float">
            <text:p>1582140488.31878</text:p>
          </table:table-cell>
          <table:table-cell office:value-type="float" office:value="1742" calcext:value-type="float">
            <text:p>1742</text:p>
          </table:table-cell>
          <table:table-cell office:value-type="float" office:value="0.54422789812088" calcext:value-type="float">
            <text:p>0.54422789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208529725670814" calcext:value-type="float">
            <text:p>0.2085297257</text:p>
          </table:table-cell>
          <table:table-cell table:formula="of:=[.E90]*156" office:value-type="float" office:value="13260" calcext:value-type="float">
            <text:p>13260</text:p>
          </table:table-cell>
        </table:table-row>
        <table:table-row table:style-name="ro1">
          <table:table-cell office:value-type="float" office:value="1582140527.2205" calcext:value-type="float">
            <text:p>1582140527.2205</text:p>
          </table:table-cell>
          <table:table-cell office:value-type="float" office:value="1757" calcext:value-type="float">
            <text:p>1757</text:p>
          </table:table-cell>
          <table:table-cell office:value-type="float" office:value="0.612276077270508" calcext:value-type="float">
            <text:p>0.612276077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200684502720833" calcext:value-type="float">
            <text:p>0.2006845027</text:p>
          </table:table-cell>
          <table:table-cell table:formula="of:=[.E91]*156" office:value-type="float" office:value="13416" calcext:value-type="float">
            <text:p>13416</text:p>
          </table:table-cell>
        </table:table-row>
        <table:table-row table:style-name="ro1">
          <table:table-cell office:value-type="float" office:value="1582140591.89111" calcext:value-type="float">
            <text:p>1582140591.89111</text:p>
          </table:table-cell>
          <table:table-cell office:value-type="float" office:value="1782" calcext:value-type="float">
            <text:p>1782</text:p>
          </table:table-cell>
          <table:table-cell office:value-type="float" office:value="0.523297548294067" calcext:value-type="float">
            <text:p>0.523297548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218377932906151" calcext:value-type="float">
            <text:p>0.2183779329</text:p>
          </table:table-cell>
          <table:table-cell table:formula="of:=[.E92]*156" office:value-type="float" office:value="13572" calcext:value-type="float">
            <text:p>13572</text:p>
          </table:table-cell>
        </table:table-row>
        <table:table-row table:style-name="ro1">
          <table:table-cell office:value-type="float" office:value="1582140599.50118" calcext:value-type="float">
            <text:p>1582140599.50118</text:p>
          </table:table-cell>
          <table:table-cell office:value-type="float" office:value="1785" calcext:value-type="float">
            <text:p>1785</text:p>
          </table:table-cell>
          <table:table-cell office:value-type="float" office:value="0.513407588005066" calcext:value-type="float">
            <text:p>0.51340758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190760597586632" calcext:value-type="float">
            <text:p>0.1907605976</text:p>
          </table:table-cell>
          <table:table-cell table:formula="of:=[.E93]*156" office:value-type="float" office:value="13728" calcext:value-type="float">
            <text:p>13728</text:p>
          </table:table-cell>
        </table:table-row>
        <table:table-row table:style-name="ro1">
          <table:table-cell office:value-type="float" office:value="1582140635.4037" calcext:value-type="float">
            <text:p>1582140635.4037</text:p>
          </table:table-cell>
          <table:table-cell office:value-type="float" office:value="1799" calcext:value-type="float">
            <text:p>1799</text:p>
          </table:table-cell>
          <table:table-cell office:value-type="float" office:value="0.575663805007935" calcext:value-type="float">
            <text:p>0.5756638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21046781539917" calcext:value-type="float">
            <text:p>0.2104678154</text:p>
          </table:table-cell>
          <table:table-cell table:formula="of:=[.E94]*156" office:value-type="float" office:value="13884" calcext:value-type="float">
            <text:p>13884</text:p>
          </table:table-cell>
        </table:table-row>
        <table:table-row table:style-name="ro1">
          <table:table-cell office:value-type="float" office:value="1582140666.60273" calcext:value-type="float">
            <text:p>1582140666.60273</text:p>
          </table:table-cell>
          <table:table-cell office:value-type="float" office:value="1811" calcext:value-type="float">
            <text:p>1811</text:p>
          </table:table-cell>
          <table:table-cell office:value-type="float" office:value="0.700082838535309" calcext:value-type="float">
            <text:p>0.700082838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208605721592903" calcext:value-type="float">
            <text:p>0.2086057216</text:p>
          </table:table-cell>
          <table:table-cell table:formula="of:=[.E95]*156" office:value-type="float" office:value="14040" calcext:value-type="float">
            <text:p>14040</text:p>
          </table:table-cell>
        </table:table-row>
        <table:table-row table:style-name="ro1">
          <table:table-cell office:value-type="float" office:value="1582140674.32788" calcext:value-type="float">
            <text:p>1582140674.32788</text:p>
          </table:table-cell>
          <table:table-cell office:value-type="float" office:value="1814" calcext:value-type="float">
            <text:p>1814</text:p>
          </table:table-cell>
          <table:table-cell office:value-type="float" office:value="0.574473023414612" calcext:value-type="float">
            <text:p>0.574473023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0.218569040298462" calcext:value-type="float">
            <text:p>0.2185690403</text:p>
          </table:table-cell>
          <table:table-cell table:formula="of:=[.E96]*156" office:value-type="float" office:value="14196" calcext:value-type="float">
            <text:p>14196</text:p>
          </table:table-cell>
        </table:table-row>
        <table:table-row table:style-name="ro1">
          <table:table-cell office:value-type="float" office:value="1582140787.54736" calcext:value-type="float">
            <text:p>1582140787.54736</text:p>
          </table:table-cell>
          <table:table-cell office:value-type="float" office:value="1852" calcext:value-type="float">
            <text:p>1852</text:p>
          </table:table-cell>
          <table:table-cell office:value-type="float" office:value="0.514290571212769" calcext:value-type="float">
            <text:p>0.514290571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19942544400692" calcext:value-type="float">
            <text:p>0.199425444</text:p>
          </table:table-cell>
          <table:table-cell table:formula="of:=[.E97]*156" office:value-type="float" office:value="14352" calcext:value-type="float">
            <text:p>14352</text:p>
          </table:table-cell>
        </table:table-row>
        <table:table-row table:style-name="ro1">
          <table:table-cell office:value-type="float" office:value="1582140823.9828" calcext:value-type="float">
            <text:p>1582140823.9828</text:p>
          </table:table-cell>
          <table:table-cell office:value-type="float" office:value="1866" calcext:value-type="float">
            <text:p>1866</text:p>
          </table:table-cell>
          <table:table-cell office:value-type="float" office:value="0.498573303222656" calcext:value-type="float">
            <text:p>0.498573303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203170731663704" calcext:value-type="float">
            <text:p>0.2031707317</text:p>
          </table:table-cell>
          <table:table-cell table:formula="of:=[.E98]*156" office:value-type="float" office:value="14508" calcext:value-type="float">
            <text:p>14508</text:p>
          </table:table-cell>
        </table:table-row>
        <table:table-row table:style-name="ro1">
          <table:table-cell office:value-type="float" office:value="1582140932.33939" calcext:value-type="float">
            <text:p>1582140932.33939</text:p>
          </table:table-cell>
          <table:table-cell office:value-type="float" office:value="1876" calcext:value-type="float">
            <text:p>1876</text:p>
          </table:table-cell>
          <table:table-cell office:value-type="float" office:value="0.494377255439758" calcext:value-type="float">
            <text:p>0.494377255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196262538433075" calcext:value-type="float">
            <text:p>0.1962625384</text:p>
          </table:table-cell>
          <table:table-cell table:formula="of:=[.E99]*156" office:value-type="float" office:value="14664" calcext:value-type="float">
            <text:p>14664</text:p>
          </table:table-cell>
        </table:table-row>
        <table:table-row table:style-name="ro1">
          <table:table-cell office:value-type="float" office:value="1582140962.53803" calcext:value-type="float">
            <text:p>1582140962.53803</text:p>
          </table:table-cell>
          <table:table-cell office:value-type="float" office:value="1887" calcext:value-type="float">
            <text:p>1887</text:p>
          </table:table-cell>
          <table:table-cell office:value-type="float" office:value="0.548029899597168" calcext:value-type="float">
            <text:p>0.548029899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187399417161942" calcext:value-type="float">
            <text:p>0.1873994172</text:p>
          </table:table-cell>
          <table:table-cell table:formula="of:=[.E100]*156" office:value-type="float" office:value="14820" calcext:value-type="float">
            <text:p>14820</text:p>
          </table:table-cell>
        </table:table-row>
        <table:table-row table:style-name="ro1">
          <table:table-cell office:value-type="float" office:value="1582141004.29847" calcext:value-type="float">
            <text:p>1582141004.29847</text:p>
          </table:table-cell>
          <table:table-cell office:value-type="float" office:value="1903" calcext:value-type="float">
            <text:p>1903</text:p>
          </table:table-cell>
          <table:table-cell office:value-type="float" office:value="0.507174134254456" calcext:value-type="float">
            <text:p>0.507174134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227195620536804" calcext:value-type="float">
            <text:p>0.2271956205</text:p>
          </table:table-cell>
          <table:table-cell table:formula="of:=[.E101]*156" office:value-type="float" office:value="14976" calcext:value-type="float">
            <text:p>14976</text:p>
          </table:table-cell>
        </table:table-row>
        <table:table-row table:style-name="ro1">
          <table:table-cell office:value-type="float" office:value="1582141048.08122" calcext:value-type="float">
            <text:p>1582141048.08122</text:p>
          </table:table-cell>
          <table:table-cell office:value-type="float" office:value="1920" calcext:value-type="float">
            <text:p>1920</text:p>
          </table:table-cell>
          <table:table-cell office:value-type="float" office:value="0.47277307510376" calcext:value-type="float">
            <text:p>0.472773075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210375040769577" calcext:value-type="float">
            <text:p>0.2103750408</text:p>
          </table:table-cell>
          <table:table-cell table:formula="of:=[.E102]*156" office:value-type="float" office:value="15132" calcext:value-type="float">
            <text:p>15132</text:p>
          </table:table-cell>
        </table:table-row>
        <table:table-row table:style-name="ro1">
          <table:table-cell office:value-type="float" office:value="1582141092.03275" calcext:value-type="float">
            <text:p>1582141092.03275</text:p>
          </table:table-cell>
          <table:table-cell office:value-type="float" office:value="1937" calcext:value-type="float">
            <text:p>1937</text:p>
          </table:table-cell>
          <table:table-cell office:value-type="float" office:value="0.620363593101501" calcext:value-type="float">
            <text:p>0.620363593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186826199293137" calcext:value-type="float">
            <text:p>0.1868261993</text:p>
          </table:table-cell>
          <table:table-cell table:formula="of:=[.E103]*156" office:value-type="float" office:value="15288" calcext:value-type="float">
            <text:p>15288</text:p>
          </table:table-cell>
        </table:table-row>
        <table:table-row table:style-name="ro1">
          <table:table-cell office:value-type="float" office:value="1582141107.71589" calcext:value-type="float">
            <text:p>1582141107.71589</text:p>
          </table:table-cell>
          <table:table-cell office:value-type="float" office:value="1943" calcext:value-type="float">
            <text:p>1943</text:p>
          </table:table-cell>
          <table:table-cell office:value-type="float" office:value="0.50558865070343" calcext:value-type="float">
            <text:p>0.50558865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195431977510452" calcext:value-type="float">
            <text:p>0.1954319775</text:p>
          </table:table-cell>
          <table:table-cell table:formula="of:=[.E104]*156" office:value-type="float" office:value="15444" calcext:value-type="float">
            <text:p>15444</text:p>
          </table:table-cell>
        </table:table-row>
        <table:table-row table:style-name="ro1">
          <table:table-cell office:value-type="float" office:value="1582141125.84487" calcext:value-type="float">
            <text:p>1582141125.84487</text:p>
          </table:table-cell>
          <table:table-cell office:value-type="float" office:value="1950" calcext:value-type="float">
            <text:p>1950</text:p>
          </table:table-cell>
          <table:table-cell office:value-type="float" office:value="0.618003368377685" calcext:value-type="float">
            <text:p>0.618003368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0.226044848561287" calcext:value-type="float">
            <text:p>0.2260448486</text:p>
          </table:table-cell>
          <table:table-cell table:formula="of:=[.E105]*156" office:value-type="float" office:value="15444" calcext:value-type="float">
            <text:p>15444</text:p>
          </table:table-cell>
        </table:table-row>
        <table:table-row table:style-name="ro1">
          <table:table-cell office:value-type="float" office:value="1582141161.96476" calcext:value-type="float">
            <text:p>1582141161.96476</text:p>
          </table:table-cell>
          <table:table-cell office:value-type="float" office:value="1964" calcext:value-type="float">
            <text:p>1964</text:p>
          </table:table-cell>
          <table:table-cell office:value-type="float" office:value="0.473200112581253" calcext:value-type="float">
            <text:p>0.47320011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88018605113029" calcext:value-type="float">
            <text:p>0.1880186051</text:p>
          </table:table-cell>
          <table:table-cell table:formula="of:=[.E106]*156"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582141214.28895" calcext:value-type="float">
            <text:p>1582141214.28895</text:p>
          </table:table-cell>
          <table:table-cell office:value-type="float" office:value="1980" calcext:value-type="float">
            <text:p>1980</text:p>
          </table:table-cell>
          <table:table-cell office:value-type="float" office:value="0.437060713768005" calcext:value-type="float">
            <text:p>0.437060713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187370002269745" calcext:value-type="float">
            <text:p>0.1873700023</text:p>
          </table:table-cell>
          <table:table-cell table:formula="of:=[.E107]*156" office:value-type="float" office:value="15756" calcext:value-type="float">
            <text:p>15756</text:p>
          </table:table-cell>
        </table:table-row>
        <table:table-row table:style-name="ro1">
          <table:table-cell office:value-type="float" office:value="1582141330.58765" calcext:value-type="float">
            <text:p>1582141330.58765</text:p>
          </table:table-cell>
          <table:table-cell office:value-type="float" office:value="2025" calcext:value-type="float">
            <text:p>2025</text:p>
          </table:table-cell>
          <table:table-cell office:value-type="float" office:value="0.44832181930542" calcext:value-type="float">
            <text:p>0.448321819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176133841276169" calcext:value-type="float">
            <text:p>0.1761338413</text:p>
          </table:table-cell>
          <table:table-cell table:formula="of:=[.E108]*156" office:value-type="float" office:value="15912" calcext:value-type="float">
            <text:p>15912</text:p>
          </table:table-cell>
        </table:table-row>
        <table:table-row table:style-name="ro1">
          <table:table-cell office:value-type="float" office:value="1582141577.37853" calcext:value-type="float">
            <text:p>1582141577.37853</text:p>
          </table:table-cell>
          <table:table-cell office:value-type="float" office:value="2090" calcext:value-type="float">
            <text:p>2090</text:p>
          </table:table-cell>
          <table:table-cell office:value-type="float" office:value="0.533450603485107" calcext:value-type="float">
            <text:p>0.533450603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177705481648445" calcext:value-type="float">
            <text:p>0.1777054816</text:p>
          </table:table-cell>
          <table:table-cell table:formula="of:=[.E109]*156" office:value-type="float" office:value="16068" calcext:value-type="float">
            <text:p>16068</text:p>
          </table:table-cell>
        </table:table-row>
        <table:table-row table:style-name="ro1">
          <table:table-cell office:value-type="float" office:value="1582141631.77605" calcext:value-type="float">
            <text:p>1582141631.77605</text:p>
          </table:table-cell>
          <table:table-cell office:value-type="float" office:value="2111" calcext:value-type="float">
            <text:p>2111</text:p>
          </table:table-cell>
          <table:table-cell office:value-type="float" office:value="0.536698400974274" calcext:value-type="float">
            <text:p>0.5366984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183257266879082" calcext:value-type="float">
            <text:p>0.1832572669</text:p>
          </table:table-cell>
          <table:table-cell table:formula="of:=[.E110]*156" office:value-type="float" office:value="16224" calcext:value-type="float">
            <text:p>16224</text:p>
          </table:table-cell>
        </table:table-row>
        <table:table-row table:style-name="ro1">
          <table:table-cell office:value-type="float" office:value="1582141809.5937" calcext:value-type="float">
            <text:p>1582141809.5937</text:p>
          </table:table-cell>
          <table:table-cell office:value-type="float" office:value="2176" calcext:value-type="float">
            <text:p>2176</text:p>
          </table:table-cell>
          <table:table-cell office:value-type="float" office:value="0.494936883449554" calcext:value-type="float">
            <text:p>0.494936883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196200773119926" calcext:value-type="float">
            <text:p>0.1962007731</text:p>
          </table:table-cell>
          <table:table-cell table:formula="of:=[.E111]*156" office:value-type="float" office:value="16380" calcext:value-type="float">
            <text:p>16380</text:p>
          </table:table-cell>
        </table:table-row>
        <table:table-row table:style-name="ro1">
          <table:table-cell office:value-type="float" office:value="1582141929.56665" calcext:value-type="float">
            <text:p>1582141929.56665</text:p>
          </table:table-cell>
          <table:table-cell office:value-type="float" office:value="2195" calcext:value-type="float">
            <text:p>2195</text:p>
          </table:table-cell>
          <table:table-cell office:value-type="float" office:value="0.561636984348297" calcext:value-type="float">
            <text:p>0.561636984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172401517629623" calcext:value-type="float">
            <text:p>0.1724015176</text:p>
          </table:table-cell>
          <table:table-cell table:formula="of:=[.E112]*156" office:value-type="float" office:value="16536" calcext:value-type="float">
            <text:p>16536</text:p>
          </table:table-cell>
        </table:table-row>
        <table:table-row table:style-name="ro1">
          <table:table-cell office:value-type="float" office:value="1582142188.90038" calcext:value-type="float">
            <text:p>1582142188.90038</text:p>
          </table:table-cell>
          <table:table-cell office:value-type="float" office:value="2291" calcext:value-type="float">
            <text:p>2291</text:p>
          </table:table-cell>
          <table:table-cell office:value-type="float" office:value="0.451782405376434" calcext:value-type="float">
            <text:p>0.451782405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0.176280692219734" calcext:value-type="float">
            <text:p>0.1762806922</text:p>
          </table:table-cell>
          <table:table-cell table:formula="of:=[.E113]*156" office:value-type="float" office:value="16692" calcext:value-type="float">
            <text:p>16692</text:p>
          </table:table-cell>
        </table:table-row>
        <table:table-row table:style-name="ro1">
          <table:table-cell office:value-type="float" office:value="1582142243.10634" calcext:value-type="float">
            <text:p>1582142243.10634</text:p>
          </table:table-cell>
          <table:table-cell office:value-type="float" office:value="2312" calcext:value-type="float">
            <text:p>2312</text:p>
          </table:table-cell>
          <table:table-cell office:value-type="float" office:value="0.443694591522217" calcext:value-type="float">
            <text:p>0.44369459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170344218611717" calcext:value-type="float">
            <text:p>0.1703442186</text:p>
          </table:table-cell>
          <table:table-cell table:formula="of:=[.E114]*156" office:value-type="float" office:value="16848" calcext:value-type="float">
            <text:p>16848</text:p>
          </table:table-cell>
        </table:table-row>
        <table:table-row table:style-name="ro1">
          <table:table-cell office:value-type="float" office:value="1582142250.86527" calcext:value-type="float">
            <text:p>1582142250.86527</text:p>
          </table:table-cell>
          <table:table-cell office:value-type="float" office:value="2315" calcext:value-type="float">
            <text:p>2315</text:p>
          </table:table-cell>
          <table:table-cell office:value-type="float" office:value="0.558423459529877" calcext:value-type="float">
            <text:p>0.558423459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0.200812757015228" calcext:value-type="float">
            <text:p>0.200812757</text:p>
          </table:table-cell>
          <table:table-cell table:formula="of:=[.E115]*156" office:value-type="float" office:value="17004" calcext:value-type="float">
            <text:p>17004</text:p>
          </table:table-cell>
        </table:table-row>
        <table:table-row table:style-name="ro1">
          <table:table-cell office:value-type="float" office:value="1582142539.22332" calcext:value-type="float">
            <text:p>1582142539.22332</text:p>
          </table:table-cell>
          <table:table-cell office:value-type="float" office:value="2399" calcext:value-type="float">
            <text:p>2399</text:p>
          </table:table-cell>
          <table:table-cell office:value-type="float" office:value="0.424324572086334" calcext:value-type="float">
            <text:p>0.424324572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184372514486313" calcext:value-type="float">
            <text:p>0.1843725145</text:p>
          </table:table-cell>
          <table:table-cell table:formula="of:=[.E116]*156" office:value-type="float" office:value="17160" calcext:value-type="float">
            <text:p>17160</text:p>
          </table:table-cell>
        </table:table-row>
        <table:table-row table:style-name="ro1">
          <table:table-cell office:value-type="float" office:value="1582142585.65591" calcext:value-type="float">
            <text:p>1582142585.65591</text:p>
          </table:table-cell>
          <table:table-cell office:value-type="float" office:value="2417" calcext:value-type="float">
            <text:p>2417</text:p>
          </table:table-cell>
          <table:table-cell office:value-type="float" office:value="0.519600749015808" calcext:value-type="float">
            <text:p>0.51960074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175005361437798" calcext:value-type="float">
            <text:p>0.1750053614</text:p>
          </table:table-cell>
          <table:table-cell table:formula="of:=[.E117]*156" office:value-type="float" office:value="17316" calcext:value-type="float">
            <text:p>17316</text:p>
          </table:table-cell>
        </table:table-row>
        <table:table-row table:style-name="ro1">
          <table:table-cell office:value-type="float" office:value="1582142731.04127" calcext:value-type="float">
            <text:p>1582142731.04127</text:p>
          </table:table-cell>
          <table:table-cell office:value-type="float" office:value="2467" calcext:value-type="float">
            <text:p>2467</text:p>
          </table:table-cell>
          <table:table-cell office:value-type="float" office:value="0.410880237817764" calcext:value-type="float">
            <text:p>0.41088023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173058271408081" calcext:value-type="float">
            <text:p>0.1730582714</text:p>
          </table:table-cell>
          <table:table-cell table:formula="of:=[.E118]*156" office:value-type="float" office:value="17472" calcext:value-type="float">
            <text:p>17472</text:p>
          </table:table-cell>
        </table:table-row>
        <table:table-row table:style-name="ro1">
          <table:table-cell office:value-type="float" office:value="1582142733.68562" calcext:value-type="float">
            <text:p>1582142733.68562</text:p>
          </table:table-cell>
          <table:table-cell office:value-type="float" office:value="2468" calcext:value-type="float">
            <text:p>2468</text:p>
          </table:table-cell>
          <table:table-cell office:value-type="float" office:value="0.467924058437347" calcext:value-type="float">
            <text:p>0.467924058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0.177461043000221" calcext:value-type="float">
            <text:p>0.177461043</text:p>
          </table:table-cell>
          <table:table-cell table:formula="of:=[.E119]*156" office:value-type="float" office:value="17628" calcext:value-type="float">
            <text:p>17628</text:p>
          </table:table-cell>
        </table:table-row>
        <table:table-row table:style-name="ro1">
          <table:table-cell office:value-type="float" office:value="1582142918.6348" calcext:value-type="float">
            <text:p>1582142918.6348</text:p>
          </table:table-cell>
          <table:table-cell office:value-type="float" office:value="2507" calcext:value-type="float">
            <text:p>2507</text:p>
          </table:table-cell>
          <table:table-cell office:value-type="float" office:value="0.359575510025024" calcext:value-type="float">
            <text:p>0.3595755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195609897375107" calcext:value-type="float">
            <text:p>0.1956098974</text:p>
          </table:table-cell>
          <table:table-cell table:formula="of:=[.E120]*156" office:value-type="float" office:value="17784" calcext:value-type="float">
            <text:p>17784</text:p>
          </table:table-cell>
        </table:table-row>
        <table:table-row table:style-name="ro1">
          <table:table-cell office:value-type="float" office:value="1582142965.42741" calcext:value-type="float">
            <text:p>1582142965.42741</text:p>
          </table:table-cell>
          <table:table-cell office:value-type="float" office:value="2525" calcext:value-type="float">
            <text:p>2525</text:p>
          </table:table-cell>
          <table:table-cell office:value-type="float" office:value="0.394693970680237" calcext:value-type="float">
            <text:p>0.394693970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18452188372612" calcext:value-type="float">
            <text:p>0.1845218837</text:p>
          </table:table-cell>
          <table:table-cell table:formula="of:=[.E121]*156" office:value-type="float" office:value="17940" calcext:value-type="float">
            <text:p>17940</text:p>
          </table:table-cell>
        </table:table-row>
        <table:table-row table:style-name="ro1">
          <table:table-cell office:value-type="float" office:value="1582143017.11753" calcext:value-type="float">
            <text:p>1582143017.11753</text:p>
          </table:table-cell>
          <table:table-cell office:value-type="float" office:value="2545" calcext:value-type="float">
            <text:p>2545</text:p>
          </table:table-cell>
          <table:table-cell office:value-type="float" office:value="0.536473035812378" calcext:value-type="float">
            <text:p>0.5364730358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177578434348106" calcext:value-type="float">
            <text:p>0.1775784343</text:p>
          </table:table-cell>
          <table:table-cell table:formula="of:=[.E122]*156" office:value-type="float" office:value="18096" calcext:value-type="float">
            <text:p>18096</text:p>
          </table:table-cell>
        </table:table-row>
        <table:table-row table:style-name="ro1">
          <table:table-cell office:value-type="float" office:value="1582143024.8242" calcext:value-type="float">
            <text:p>1582143024.8242</text:p>
          </table:table-cell>
          <table:table-cell office:value-type="float" office:value="2548" calcext:value-type="float">
            <text:p>2548</text:p>
          </table:table-cell>
          <table:table-cell office:value-type="float" office:value="0.463889598846436" calcext:value-type="float">
            <text:p>0.4638895988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0.189520642161369" calcext:value-type="float">
            <text:p>0.1895206422</text:p>
          </table:table-cell>
          <table:table-cell table:formula="of:=[.E123]*156" office:value-type="float" office:value="18252" calcext:value-type="float">
            <text:p>18252</text:p>
          </table:table-cell>
        </table:table-row>
        <table:table-row table:style-name="ro1">
          <table:table-cell office:value-type="float" office:value="1582143107.81444" calcext:value-type="float">
            <text:p>1582143107.81444</text:p>
          </table:table-cell>
          <table:table-cell office:value-type="float" office:value="2580" calcext:value-type="float">
            <text:p>2580</text:p>
          </table:table-cell>
          <table:table-cell office:value-type="float" office:value="0.413813412189484" calcext:value-type="float">
            <text:p>0.413813412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172866120934486" calcext:value-type="float">
            <text:p>0.1728661209</text:p>
          </table:table-cell>
          <table:table-cell table:formula="of:=[.E124]*156" office:value-type="float" office:value="18408" calcext:value-type="float">
            <text:p>18408</text:p>
          </table:table-cell>
        </table:table-row>
        <table:table-row table:style-name="ro1">
          <table:table-cell office:value-type="float" office:value="1582143131.08958" calcext:value-type="float">
            <text:p>1582143131.08958</text:p>
          </table:table-cell>
          <table:table-cell office:value-type="float" office:value="2589" calcext:value-type="float">
            <text:p>2589</text:p>
          </table:table-cell>
          <table:table-cell office:value-type="float" office:value="0.341528445482254" calcext:value-type="float">
            <text:p>0.341528445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0.188394889235496" calcext:value-type="float">
            <text:p>0.1883948892</text:p>
          </table:table-cell>
          <table:table-cell table:formula="of:=[.E125]*156"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1582143136.2638" calcext:value-type="float">
            <text:p>1582143136.2638</text:p>
          </table:table-cell>
          <table:table-cell office:value-type="float" office:value="2591" calcext:value-type="float">
            <text:p>2591</text:p>
          </table:table-cell>
          <table:table-cell office:value-type="float" office:value="0.431046158075333" calcext:value-type="float">
            <text:p>0.431046158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174278855323792" calcext:value-type="float">
            <text:p>0.1742788553</text:p>
          </table:table-cell>
          <table:table-cell table:formula="of:=[.E126]*156" office:value-type="float" office:value="18720" calcext:value-type="float">
            <text:p>18720</text:p>
          </table:table-cell>
        </table:table-row>
        <table:table-row table:style-name="ro1">
          <table:table-cell office:value-type="float" office:value="1582143144.03733" calcext:value-type="float">
            <text:p>1582143144.03733</text:p>
          </table:table-cell>
          <table:table-cell office:value-type="float" office:value="2594" calcext:value-type="float">
            <text:p>2594</text:p>
          </table:table-cell>
          <table:table-cell office:value-type="float" office:value="0.410003483295441" calcext:value-type="float">
            <text:p>0.410003483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192968562245369" calcext:value-type="float">
            <text:p>0.1929685622</text:p>
          </table:table-cell>
          <table:table-cell table:formula="of:=[.E127]*156" office:value-type="float" office:value="18876" calcext:value-type="float">
            <text:p>18876</text:p>
          </table:table-cell>
        </table:table-row>
        <table:table-row table:style-name="ro1">
          <table:table-cell office:value-type="float" office:value="1582143173.54366" calcext:value-type="float">
            <text:p>1582143173.54366</text:p>
          </table:table-cell>
          <table:table-cell office:value-type="float" office:value="2599" calcext:value-type="float">
            <text:p>2599</text:p>
          </table:table-cell>
          <table:table-cell office:value-type="float" office:value="0.381144434213638" calcext:value-type="float">
            <text:p>0.381144434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171908155083656" calcext:value-type="float">
            <text:p>0.1719081551</text:p>
          </table:table-cell>
          <table:table-cell table:formula="of:=[.E128]*156" office:value-type="float" office:value="19032" calcext:value-type="float">
            <text:p>19032</text:p>
          </table:table-cell>
        </table:table-row>
        <table:table-row table:style-name="ro1">
          <table:table-cell office:value-type="float" office:value="1582143222.80101" calcext:value-type="float">
            <text:p>1582143222.80101</text:p>
          </table:table-cell>
          <table:table-cell office:value-type="float" office:value="2618" calcext:value-type="float">
            <text:p>2618</text:p>
          </table:table-cell>
          <table:table-cell office:value-type="float" office:value="0.529418706893921" calcext:value-type="float">
            <text:p>0.529418706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0.163127586245537" calcext:value-type="float">
            <text:p>0.1631275862</text:p>
          </table:table-cell>
          <table:table-cell table:formula="of:=[.E129]*156" office:value-type="float" office:value="19188" calcext:value-type="float">
            <text:p>19188</text:p>
          </table:table-cell>
        </table:table-row>
        <table:table-row table:style-name="ro1">
          <table:table-cell office:value-type="float" office:value="1582143307.5747" calcext:value-type="float">
            <text:p>1582143307.5747</text:p>
          </table:table-cell>
          <table:table-cell office:value-type="float" office:value="2650" calcext:value-type="float">
            <text:p>2650</text:p>
          </table:table-cell>
          <table:table-cell office:value-type="float" office:value="0.392796874046326" calcext:value-type="float">
            <text:p>0.39279687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162552237510681" calcext:value-type="float">
            <text:p>0.1625522375</text:p>
          </table:table-cell>
          <table:table-cell table:formula="of:=[.E130]*156" office:value-type="float" office:value="19344" calcext:value-type="float">
            <text:p>19344</text:p>
          </table:table-cell>
        </table:table-row>
        <table:table-row table:style-name="ro1">
          <table:table-cell office:value-type="float" office:value="1582143431.54515" calcext:value-type="float">
            <text:p>1582143431.54515</text:p>
          </table:table-cell>
          <table:table-cell office:value-type="float" office:value="2665" calcext:value-type="float">
            <text:p>2665</text:p>
          </table:table-cell>
          <table:table-cell office:value-type="float" office:value="0.466888844966888" calcext:value-type="float">
            <text:p>0.466888845</text:p>
          </table:table-cell>
          <table:table-cell table:number-columns-repeated="4"/>
        </table:table-row>
        <table:table-row table:style-name="ro1">
          <table:table-cell office:value-type="float" office:value="1582143452.43266" calcext:value-type="float">
            <text:p>1582143452.43266</text:p>
          </table:table-cell>
          <table:table-cell office:value-type="float" office:value="2673" calcext:value-type="float">
            <text:p>2673</text:p>
          </table:table-cell>
          <table:table-cell office:value-type="float" office:value="0.453937500715256" calcext:value-type="float">
            <text:p>0.4539375007</text:p>
          </table:table-cell>
          <table:table-cell table:number-columns-repeated="4"/>
        </table:table-row>
        <table:table-row table:style-name="ro1">
          <table:table-cell office:value-type="float" office:value="1582143494.21046" calcext:value-type="float">
            <text:p>1582143494.21046</text:p>
          </table:table-cell>
          <table:table-cell office:value-type="float" office:value="2689" calcext:value-type="float">
            <text:p>2689</text:p>
          </table:table-cell>
          <table:table-cell office:value-type="float" office:value="0.455318629741669" calcext:value-type="float">
            <text:p>0.4553186297</text:p>
          </table:table-cell>
          <table:table-cell table:number-columns-repeated="4"/>
        </table:table-row>
        <table:table-row table:style-name="ro1">
          <table:table-cell office:value-type="float" office:value="1582143555.98314" calcext:value-type="float">
            <text:p>1582143555.98314</text:p>
          </table:table-cell>
          <table:table-cell office:value-type="float" office:value="2713" calcext:value-type="float">
            <text:p>2713</text:p>
          </table:table-cell>
          <table:table-cell office:value-type="float" office:value="0.423019707202911" calcext:value-type="float">
            <text:p>0.4230197072</text:p>
          </table:table-cell>
          <table:table-cell table:number-columns-repeated="4"/>
        </table:table-row>
        <table:table-row table:style-name="ro1">
          <table:table-cell office:value-type="float" office:value="1582143599.82945" calcext:value-type="float">
            <text:p>1582143599.82945</text:p>
          </table:table-cell>
          <table:table-cell office:value-type="float" office:value="2730" calcext:value-type="float">
            <text:p>2730</text:p>
          </table:table-cell>
          <table:table-cell office:value-type="float" office:value="0.493023991584778" calcext:value-type="float">
            <text:p>0.4930239916</text:p>
          </table:table-cell>
          <table:table-cell table:number-columns-repeated="4"/>
        </table:table-row>
        <table:table-row table:style-name="ro1">
          <table:table-cell office:value-type="float" office:value="1582143623.6293" calcext:value-type="float">
            <text:p>1582143623.6293</text:p>
          </table:table-cell>
          <table:table-cell office:value-type="float" office:value="2739" calcext:value-type="float">
            <text:p>2739</text:p>
          </table:table-cell>
          <table:table-cell office:value-type="float" office:value="0.436740458011627" calcext:value-type="float">
            <text:p>0.436740458</text:p>
          </table:table-cell>
          <table:table-cell table:number-columns-repeated="4"/>
        </table:table-row>
        <table:table-row table:style-name="ro1">
          <table:table-cell office:value-type="float" office:value="1582143743.22887" calcext:value-type="float">
            <text:p>1582143743.22887</text:p>
          </table:table-cell>
          <table:table-cell office:value-type="float" office:value="2779" calcext:value-type="float">
            <text:p>2779</text:p>
          </table:table-cell>
          <table:table-cell office:value-type="float" office:value="0.411469608545303" calcext:value-type="float">
            <text:p>0.4114696085</text:p>
          </table:table-cell>
          <table:table-cell table:number-columns-repeated="4"/>
        </table:table-row>
        <table:table-row table:style-name="ro1">
          <table:table-cell office:value-type="float" office:value="1582143784.51221" calcext:value-type="float">
            <text:p>1582143784.51221</text:p>
          </table:table-cell>
          <table:table-cell office:value-type="float" office:value="2795" calcext:value-type="float">
            <text:p>2795</text:p>
          </table:table-cell>
          <table:table-cell office:value-type="float" office:value="0.503341197967529" calcext:value-type="float">
            <text:p>0.503341198</text:p>
          </table:table-cell>
          <table:table-cell table:number-columns-repeated="4"/>
        </table:table-row>
        <table:table-row table:style-name="ro1">
          <table:table-cell office:value-type="float" office:value="1582143913.23313" calcext:value-type="float">
            <text:p>1582143913.23313</text:p>
          </table:table-cell>
          <table:table-cell office:value-type="float" office:value="2812" calcext:value-type="float">
            <text:p>2812</text:p>
          </table:table-cell>
          <table:table-cell office:value-type="float" office:value="0.359678328037262" calcext:value-type="float">
            <text:p>0.359678328</text:p>
          </table:table-cell>
          <table:table-cell table:number-columns-repeated="4"/>
        </table:table-row>
        <table:table-row table:style-name="ro1">
          <table:table-cell office:value-type="float" office:value="1582143929.40273" calcext:value-type="float">
            <text:p>1582143929.40273</text:p>
          </table:table-cell>
          <table:table-cell office:value-type="float" office:value="2818" calcext:value-type="float">
            <text:p>2818</text:p>
          </table:table-cell>
          <table:table-cell office:value-type="float" office:value="0.47113710641861" calcext:value-type="float">
            <text:p>0.4711371064</text:p>
          </table:table-cell>
          <table:table-cell table:number-columns-repeated="4"/>
        </table:table-row>
        <table:table-row table:style-name="ro1">
          <table:table-cell office:value-type="float" office:value="1582143981.46818" calcext:value-type="float">
            <text:p>1582143981.46818</text:p>
          </table:table-cell>
          <table:table-cell office:value-type="float" office:value="2838" calcext:value-type="float">
            <text:p>2838</text:p>
          </table:table-cell>
          <table:table-cell office:value-type="float" office:value="0.459480494260788" calcext:value-type="float">
            <text:p>0.4594804943</text:p>
          </table:table-cell>
          <table:table-cell table:number-columns-repeated="4"/>
        </table:table-row>
        <table:table-row table:style-name="ro1">
          <table:table-cell office:value-type="float" office:value="1582144051.06856" calcext:value-type="float">
            <text:p>1582144051.06856</text:p>
          </table:table-cell>
          <table:table-cell office:value-type="float" office:value="2865" calcext:value-type="float">
            <text:p>2865</text:p>
          </table:table-cell>
          <table:table-cell office:value-type="float" office:value="0.47588187456131" calcext:value-type="float">
            <text:p>0.4758818746</text:p>
          </table:table-cell>
          <table:table-cell table:number-columns-repeated="4"/>
        </table:table-row>
        <table:table-row table:style-name="ro1">
          <table:table-cell office:value-type="float" office:value="1582144079.48434" calcext:value-type="float">
            <text:p>1582144079.48434</text:p>
          </table:table-cell>
          <table:table-cell office:value-type="float" office:value="2876" calcext:value-type="float">
            <text:p>2876</text:p>
          </table:table-cell>
          <table:table-cell office:value-type="float" office:value="0.484041512012482" calcext:value-type="float">
            <text:p>0.484041512</text:p>
          </table:table-cell>
          <table:table-cell table:number-columns-repeated="4"/>
        </table:table-row>
        <table:table-row table:style-name="ro1">
          <table:table-cell office:value-type="float" office:value="1582144212.22178" calcext:value-type="float">
            <text:p>1582144212.22178</text:p>
          </table:table-cell>
          <table:table-cell office:value-type="float" office:value="2921" calcext:value-type="float">
            <text:p>2921</text:p>
          </table:table-cell>
          <table:table-cell office:value-type="float" office:value="0.436558932065964" calcext:value-type="float">
            <text:p>0.4365589321</text:p>
          </table:table-cell>
          <table:table-cell table:number-columns-repeated="4"/>
        </table:table-row>
        <table:table-row table:style-name="ro1">
          <table:table-cell office:value-type="float" office:value="1582144421.14857" calcext:value-type="float">
            <text:p>1582144421.14857</text:p>
          </table:table-cell>
          <table:table-cell office:value-type="float" office:value="2972" calcext:value-type="float">
            <text:p>2972</text:p>
          </table:table-cell>
          <table:table-cell office:value-type="float" office:value="0.3740174472332" calcext:value-type="float">
            <text:p>0.3740174472</text:p>
          </table:table-cell>
          <table:table-cell table:number-columns-repeated="4"/>
        </table:table-row>
        <table:table-row table:style-name="ro1">
          <table:table-cell office:value-type="float" office:value="1582144431.68926" calcext:value-type="float">
            <text:p>1582144431.68926</text:p>
          </table:table-cell>
          <table:table-cell office:value-type="float" office:value="2976" calcext:value-type="float">
            <text:p>2976</text:p>
          </table:table-cell>
          <table:table-cell office:value-type="float" office:value="0.428046017885208" calcext:value-type="float">
            <text:p>0.4280460179</text:p>
          </table:table-cell>
          <table:table-cell table:number-columns-repeated="4"/>
        </table:table-row>
        <table:table-row table:style-name="ro1">
          <table:table-cell office:value-type="float" office:value="1582144577.37291" calcext:value-type="float">
            <text:p>1582144577.37291</text:p>
          </table:table-cell>
          <table:table-cell office:value-type="float" office:value="3032" calcext:value-type="float">
            <text:p>3032</text:p>
          </table:table-cell>
          <table:table-cell office:value-type="float" office:value="0.46969085931778" calcext:value-type="float">
            <text:p>0.4696908593</text:p>
          </table:table-cell>
          <table:table-cell table:number-columns-repeated="4"/>
        </table:table-row>
        <table:table-row table:style-name="ro1">
          <table:table-cell office:value-type="float" office:value="1582144629.00553" calcext:value-type="float">
            <text:p>1582144629.00553</text:p>
          </table:table-cell>
          <table:table-cell office:value-type="float" office:value="3052" calcext:value-type="float">
            <text:p>3052</text:p>
          </table:table-cell>
          <table:table-cell office:value-type="float" office:value="0.385949671268463" calcext:value-type="float">
            <text:p>0.3859496713</text:p>
          </table:table-cell>
          <table:table-cell table:number-columns-repeated="4"/>
        </table:table-row>
        <table:table-row table:style-name="ro1">
          <table:table-cell office:value-type="float" office:value="1582144699.71676" calcext:value-type="float">
            <text:p>1582144699.71676</text:p>
          </table:table-cell>
          <table:table-cell office:value-type="float" office:value="3074" calcext:value-type="float">
            <text:p>3074</text:p>
          </table:table-cell>
          <table:table-cell office:value-type="float" office:value="0.360916376113892" calcext:value-type="float">
            <text:p>0.3609163761</text:p>
          </table:table-cell>
          <table:table-cell table:number-columns-repeated="4"/>
        </table:table-row>
        <table:table-row table:style-name="ro1">
          <table:table-cell office:value-type="float" office:value="1582144707.96015" calcext:value-type="float">
            <text:p>1582144707.96015</text:p>
          </table:table-cell>
          <table:table-cell office:value-type="float" office:value="3077" calcext:value-type="float">
            <text:p>3077</text:p>
          </table:table-cell>
          <table:table-cell office:value-type="float" office:value="0.39042404294014" calcext:value-type="float">
            <text:p>0.3904240429</text:p>
          </table:table-cell>
          <table:table-cell table:number-columns-repeated="4"/>
        </table:table-row>
        <table:table-row table:style-name="ro1">
          <table:table-cell office:value-type="float" office:value="1582144769.98316" calcext:value-type="float">
            <text:p>1582144769.98316</text:p>
          </table:table-cell>
          <table:table-cell office:value-type="float" office:value="3101" calcext:value-type="float">
            <text:p>3101</text:p>
          </table:table-cell>
          <table:table-cell office:value-type="float" office:value="0.316875249147415" calcext:value-type="float">
            <text:p>0.3168752491</text:p>
          </table:table-cell>
          <table:table-cell table:number-columns-repeated="4"/>
        </table:table-row>
        <table:table-row table:style-name="ro1">
          <table:table-cell office:value-type="float" office:value="1582144932.06662" calcext:value-type="float">
            <text:p>1582144932.06662</text:p>
          </table:table-cell>
          <table:table-cell office:value-type="float" office:value="3133" calcext:value-type="float">
            <text:p>3133</text:p>
          </table:table-cell>
          <table:table-cell office:value-type="float" office:value="0.472967326641083" calcext:value-type="float">
            <text:p>0.4729673266</text:p>
          </table:table-cell>
          <table:table-cell table:number-columns-repeated="4"/>
        </table:table-row>
        <table:table-row table:style-name="ro1">
          <table:table-cell office:value-type="float" office:value="1582145033.27513" calcext:value-type="float">
            <text:p>1582145033.27513</text:p>
          </table:table-cell>
          <table:table-cell office:value-type="float" office:value="3172" calcext:value-type="float">
            <text:p>3172</text:p>
          </table:table-cell>
          <table:table-cell office:value-type="float" office:value="0.435639619827271" calcext:value-type="float">
            <text:p>0.4356396198</text:p>
          </table:table-cell>
          <table:table-cell table:number-columns-repeated="4"/>
        </table:table-row>
        <table:table-row table:style-name="ro1">
          <table:table-cell office:value-type="float" office:value="1582145293.5807" calcext:value-type="float">
            <text:p>1582145293.5807</text:p>
          </table:table-cell>
          <table:table-cell office:value-type="float" office:value="3267" calcext:value-type="float">
            <text:p>3267</text:p>
          </table:table-cell>
          <table:table-cell office:value-type="float" office:value="0.34054046869278" calcext:value-type="float">
            <text:p>0.3405404687</text:p>
          </table:table-cell>
          <table:table-cell table:number-columns-repeated="4"/>
        </table:table-row>
        <table:table-row table:style-name="ro1">
          <table:table-cell office:value-type="float" office:value="1582145311.58391" calcext:value-type="float">
            <text:p>1582145311.58391</text:p>
          </table:table-cell>
          <table:table-cell office:value-type="float" office:value="3274" calcext:value-type="float">
            <text:p>3274</text:p>
          </table:table-cell>
          <table:table-cell office:value-type="float" office:value="0.423890620470047" calcext:value-type="float">
            <text:p>0.4238906205</text:p>
          </table:table-cell>
          <table:table-cell table:number-columns-repeated="4"/>
        </table:table-row>
        <table:table-row table:style-name="ro1">
          <table:table-cell office:value-type="float" office:value="1582145389.79988" calcext:value-type="float">
            <text:p>1582145389.79988</text:p>
          </table:table-cell>
          <table:table-cell office:value-type="float" office:value="3276" calcext:value-type="float">
            <text:p>3276</text:p>
          </table:table-cell>
          <table:table-cell office:value-type="float" office:value="0.488222181797028" calcext:value-type="float">
            <text:p>0.4882221818</text:p>
          </table:table-cell>
          <table:table-cell table:number-columns-repeated="4"/>
        </table:table-row>
        <table:table-row table:style-name="ro1">
          <table:table-cell office:value-type="float" office:value="1582145453.31975" calcext:value-type="float">
            <text:p>1582145453.31975</text:p>
          </table:table-cell>
          <table:table-cell office:value-type="float" office:value="3299" calcext:value-type="float">
            <text:p>3299</text:p>
          </table:table-cell>
          <table:table-cell office:value-type="float" office:value="0.37020680308342" calcext:value-type="float">
            <text:p>0.3702068031</text:p>
          </table:table-cell>
          <table:table-cell table:number-columns-repeated="4"/>
        </table:table-row>
        <table:table-row table:style-name="ro1">
          <table:table-cell office:value-type="float" office:value="1582145455.89708" calcext:value-type="float">
            <text:p>1582145455.89708</text:p>
          </table:table-cell>
          <table:table-cell office:value-type="float" office:value="3300" calcext:value-type="float">
            <text:p>3300</text:p>
          </table:table-cell>
          <table:table-cell office:value-type="float" office:value="0.390861183404922" calcext:value-type="float">
            <text:p>0.3908611834</text:p>
          </table:table-cell>
          <table:table-cell table:number-columns-repeated="4"/>
        </table:table-row>
        <table:table-row table:style-name="ro1">
          <table:table-cell office:value-type="float" office:value="1582145466.24823" calcext:value-type="float">
            <text:p>1582145466.24823</text:p>
          </table:table-cell>
          <table:table-cell office:value-type="float" office:value="3304" calcext:value-type="float">
            <text:p>3304</text:p>
          </table:table-cell>
          <table:table-cell office:value-type="float" office:value="0.378466606140137" calcext:value-type="float">
            <text:p>0.3784666061</text:p>
          </table:table-cell>
          <table:table-cell table:number-columns-repeated="4"/>
        </table:table-row>
        <table:table-row table:style-name="ro1">
          <table:table-cell office:value-type="float" office:value="1582145479.33467" calcext:value-type="float">
            <text:p>1582145479.33467</text:p>
          </table:table-cell>
          <table:table-cell office:value-type="float" office:value="3309" calcext:value-type="float">
            <text:p>3309</text:p>
          </table:table-cell>
          <table:table-cell office:value-type="float" office:value="0.43513348698616" calcext:value-type="float">
            <text:p>0.435133487</text:p>
          </table:table-cell>
          <table:table-cell table:number-columns-repeated="4"/>
        </table:table-row>
        <table:table-row table:style-name="ro1">
          <table:table-cell office:value-type="float" office:value="1582145502.63857" calcext:value-type="float">
            <text:p>1582145502.63857</text:p>
          </table:table-cell>
          <table:table-cell office:value-type="float" office:value="3318" calcext:value-type="float">
            <text:p>3318</text:p>
          </table:table-cell>
          <table:table-cell office:value-type="float" office:value="0.406541347503662" calcext:value-type="float">
            <text:p>0.4065413475</text:p>
          </table:table-cell>
          <table:table-cell table:number-columns-repeated="4"/>
        </table:table-row>
        <table:table-row table:style-name="ro1">
          <table:table-cell office:value-type="float" office:value="1582145505.21448" calcext:value-type="float">
            <text:p>1582145505.21448</text:p>
          </table:table-cell>
          <table:table-cell office:value-type="float" office:value="3319" calcext:value-type="float">
            <text:p>3319</text:p>
          </table:table-cell>
          <table:table-cell office:value-type="float" office:value="0.431043028831482" calcext:value-type="float">
            <text:p>0.4310430288</text:p>
          </table:table-cell>
          <table:table-cell table:number-columns-repeated="4"/>
        </table:table-row>
        <table:table-row table:style-name="ro1">
          <table:table-cell office:value-type="float" office:value="1582145536.28304" calcext:value-type="float">
            <text:p>1582145536.28304</text:p>
          </table:table-cell>
          <table:table-cell office:value-type="float" office:value="3331" calcext:value-type="float">
            <text:p>3331</text:p>
          </table:table-cell>
          <table:table-cell office:value-type="float" office:value="0.471698701381683" calcext:value-type="float">
            <text:p>0.4716987014</text:p>
          </table:table-cell>
          <table:table-cell table:number-columns-repeated="4"/>
        </table:table-row>
        <table:table-row table:style-name="ro1">
          <table:table-cell office:value-type="float" office:value="1582145621.02986" calcext:value-type="float">
            <text:p>1582145621.02986</text:p>
          </table:table-cell>
          <table:table-cell office:value-type="float" office:value="3364" calcext:value-type="float">
            <text:p>3364</text:p>
          </table:table-cell>
          <table:table-cell office:value-type="float" office:value="0.404114276170731" calcext:value-type="float">
            <text:p>0.4041142762</text:p>
          </table:table-cell>
          <table:table-cell table:number-columns-repeated="4"/>
        </table:table-row>
        <table:table-row table:style-name="ro1">
          <table:table-cell office:value-type="float" office:value="1582145649.36137" calcext:value-type="float">
            <text:p>1582145649.36137</text:p>
          </table:table-cell>
          <table:table-cell office:value-type="float" office:value="3375" calcext:value-type="float">
            <text:p>3375</text:p>
          </table:table-cell>
          <table:table-cell office:value-type="float" office:value="0.502725481987" calcext:value-type="float">
            <text:p>0.502725482</text:p>
          </table:table-cell>
          <table:table-cell table:number-columns-repeated="4"/>
        </table:table-row>
        <table:table-row table:style-name="ro1">
          <table:table-cell office:value-type="float" office:value="1582145760.6677" calcext:value-type="float">
            <text:p>1582145760.6677</text:p>
          </table:table-cell>
          <table:table-cell office:value-type="float" office:value="3412" calcext:value-type="float">
            <text:p>3412</text:p>
          </table:table-cell>
          <table:table-cell office:value-type="float" office:value="0.40913000702858" calcext:value-type="float">
            <text:p>0.409130007</text:p>
          </table:table-cell>
          <table:table-cell table:number-columns-repeated="4"/>
        </table:table-row>
        <table:table-row table:style-name="ro1">
          <table:table-cell office:value-type="float" office:value="1582145802.20116" calcext:value-type="float">
            <text:p>1582145802.20116</text:p>
          </table:table-cell>
          <table:table-cell office:value-type="float" office:value="3428" calcext:value-type="float">
            <text:p>3428</text:p>
          </table:table-cell>
          <table:table-cell office:value-type="float" office:value="0.554227828979492" calcext:value-type="float">
            <text:p>0.554227829</text:p>
          </table:table-cell>
          <table:table-cell table:number-columns-repeated="4"/>
        </table:table-row>
        <table:table-row table:style-name="ro1">
          <table:table-cell office:value-type="float" office:value="1582145887.13856" calcext:value-type="float">
            <text:p>1582145887.13856</text:p>
          </table:table-cell>
          <table:table-cell office:value-type="float" office:value="3432" calcext:value-type="float">
            <text:p>3432</text:p>
          </table:table-cell>
          <table:table-cell office:value-type="float" office:value="0.410828232765198" calcext:value-type="float">
            <text:p>0.4108282328</text:p>
          </table:table-cell>
          <table:table-cell table:number-columns-repeated="4"/>
        </table:table-row>
        <table:table-row table:style-name="ro1">
          <table:table-cell office:value-type="float" office:value="1582145935.55053" calcext:value-type="float">
            <text:p>1582145935.55053</text:p>
          </table:table-cell>
          <table:table-cell office:value-type="float" office:value="3449" calcext:value-type="float">
            <text:p>3449</text:p>
          </table:table-cell>
          <table:table-cell office:value-type="float" office:value="0.438788682222366" calcext:value-type="float">
            <text:p>0.4387886822</text:p>
          </table:table-cell>
          <table:table-cell table:number-columns-repeated="4"/>
        </table:table-row>
        <table:table-row table:style-name="ro1">
          <table:table-cell office:value-type="float" office:value="1582145961.67525" calcext:value-type="float">
            <text:p>1582145961.67525</text:p>
          </table:table-cell>
          <table:table-cell office:value-type="float" office:value="3459" calcext:value-type="float">
            <text:p>3459</text:p>
          </table:table-cell>
          <table:table-cell office:value-type="float" office:value="0.319775938987732" calcext:value-type="float">
            <text:p>0.319775939</text:p>
          </table:table-cell>
          <table:table-cell table:number-columns-repeated="4"/>
        </table:table-row>
        <table:table-row table:style-name="ro1">
          <table:table-cell office:value-type="float" office:value="1582145995.06902" calcext:value-type="float">
            <text:p>1582145995.06902</text:p>
          </table:table-cell>
          <table:table-cell office:value-type="float" office:value="3472" calcext:value-type="float">
            <text:p>3472</text:p>
          </table:table-cell>
          <table:table-cell office:value-type="float" office:value="0.357395350933075" calcext:value-type="float">
            <text:p>0.3573953509</text:p>
          </table:table-cell>
          <table:table-cell table:number-columns-repeated="4"/>
        </table:table-row>
        <table:table-row table:style-name="ro1">
          <table:table-cell office:value-type="float" office:value="1582146046.87468" calcext:value-type="float">
            <text:p>1582146046.87468</text:p>
          </table:table-cell>
          <table:table-cell office:value-type="float" office:value="3492" calcext:value-type="float">
            <text:p>3492</text:p>
          </table:table-cell>
          <table:table-cell office:value-type="float" office:value="0.375599086284638" calcext:value-type="float">
            <text:p>0.3755990863</text:p>
          </table:table-cell>
          <table:table-cell table:number-columns-repeated="4"/>
        </table:table-row>
        <table:table-row table:style-name="ro1">
          <table:table-cell office:value-type="float" office:value="1582146049.43216" calcext:value-type="float">
            <text:p>1582146049.43216</text:p>
          </table:table-cell>
          <table:table-cell office:value-type="float" office:value="3493" calcext:value-type="float">
            <text:p>3493</text:p>
          </table:table-cell>
          <table:table-cell office:value-type="float" office:value="0.386045038700104" calcext:value-type="float">
            <text:p>0.3860450387</text:p>
          </table:table-cell>
          <table:table-cell table:number-columns-repeated="4"/>
        </table:table-row>
        <table:table-row table:style-name="ro1">
          <table:table-cell office:value-type="float" office:value="1582146249.44156" calcext:value-type="float">
            <text:p>1582146249.44156</text:p>
          </table:table-cell>
          <table:table-cell office:value-type="float" office:value="3565" calcext:value-type="float">
            <text:p>3565</text:p>
          </table:table-cell>
          <table:table-cell office:value-type="float" office:value="0.265349924564362" calcext:value-type="float">
            <text:p>0.2653499246</text:p>
          </table:table-cell>
          <table:table-cell table:number-columns-repeated="4"/>
        </table:table-row>
        <table:table-row table:style-name="ro1">
          <table:table-cell office:value-type="float" office:value="1582146264.75351" calcext:value-type="float">
            <text:p>1582146264.75351</text:p>
          </table:table-cell>
          <table:table-cell office:value-type="float" office:value="3571" calcext:value-type="float">
            <text:p>3571</text:p>
          </table:table-cell>
          <table:table-cell office:value-type="float" office:value="0.53426057100296" calcext:value-type="float">
            <text:p>0.534260571</text:p>
          </table:table-cell>
          <table:table-cell table:number-columns-repeated="4"/>
        </table:table-row>
        <table:table-row table:style-name="ro1">
          <table:table-cell office:value-type="float" office:value="1582146450.15767" calcext:value-type="float">
            <text:p>1582146450.15767</text:p>
          </table:table-cell>
          <table:table-cell office:value-type="float" office:value="3611" calcext:value-type="float">
            <text:p>3611</text:p>
          </table:table-cell>
          <table:table-cell office:value-type="float" office:value="0.372567921876907" calcext:value-type="float">
            <text:p>0.3725679219</text:p>
          </table:table-cell>
          <table:table-cell table:number-columns-repeated="4"/>
        </table:table-row>
        <table:table-row table:style-name="ro1">
          <table:table-cell office:value-type="float" office:value="1582146470.83896" calcext:value-type="float">
            <text:p>1582146470.83896</text:p>
          </table:table-cell>
          <table:table-cell office:value-type="float" office:value="3619" calcext:value-type="float">
            <text:p>3619</text:p>
          </table:table-cell>
          <table:table-cell office:value-type="float" office:value="0.350228309631348" calcext:value-type="float">
            <text:p>0.3502283096</text:p>
          </table:table-cell>
          <table:table-cell table:number-columns-repeated="4"/>
        </table:table-row>
        <table:table-row table:style-name="ro1">
          <table:table-cell office:value-type="float" office:value="1582146587.49661" calcext:value-type="float">
            <text:p>1582146587.49661</text:p>
          </table:table-cell>
          <table:table-cell office:value-type="float" office:value="3664" calcext:value-type="float">
            <text:p>3664</text:p>
          </table:table-cell>
          <table:table-cell office:value-type="float" office:value="0.32182502746582" calcext:value-type="float">
            <text:p>0.3218250275</text:p>
          </table:table-cell>
          <table:table-cell table:number-columns-repeated="4"/>
        </table:table-row>
        <table:table-row table:style-name="ro1">
          <table:table-cell office:value-type="float" office:value="1582146666.44572" calcext:value-type="float">
            <text:p>1582146666.44572</text:p>
          </table:table-cell>
          <table:table-cell office:value-type="float" office:value="3689" calcext:value-type="float">
            <text:p>3689</text:p>
          </table:table-cell>
          <table:table-cell office:value-type="float" office:value="0.417524516582489" calcext:value-type="float">
            <text:p>0.4175245166</text:p>
          </table:table-cell>
          <table:table-cell table:number-columns-repeated="4"/>
        </table:table-row>
        <table:table-row table:style-name="ro1">
          <table:table-cell office:value-type="float" office:value="1582146797.52425" calcext:value-type="float">
            <text:p>1582146797.52425</text:p>
          </table:table-cell>
          <table:table-cell office:value-type="float" office:value="3739" calcext:value-type="float">
            <text:p>3739</text:p>
          </table:table-cell>
          <table:table-cell office:value-type="float" office:value="0.303073525428772" calcext:value-type="float">
            <text:p>0.3030735254</text:p>
          </table:table-cell>
          <table:table-cell table:number-columns-repeated="4"/>
        </table:table-row>
        <table:table-row table:style-name="ro1">
          <table:table-cell office:value-type="float" office:value="1582146807.82568" calcext:value-type="float">
            <text:p>1582146807.82568</text:p>
          </table:table-cell>
          <table:table-cell office:value-type="float" office:value="3743" calcext:value-type="float">
            <text:p>3743</text:p>
          </table:table-cell>
          <table:table-cell office:value-type="float" office:value="0.435984671115875" calcext:value-type="float">
            <text:p>0.4359846711</text:p>
          </table:table-cell>
          <table:table-cell table:number-columns-repeated="4"/>
        </table:table-row>
        <table:table-row table:style-name="ro1">
          <table:table-cell office:value-type="float" office:value="1582146886.85219" calcext:value-type="float">
            <text:p>1582146886.85219</text:p>
          </table:table-cell>
          <table:table-cell office:value-type="float" office:value="3744" calcext:value-type="float">
            <text:p>3744</text:p>
          </table:table-cell>
          <table:table-cell office:value-type="float" office:value="0.333149135112762" calcext:value-type="float">
            <text:p>0.3331491351</text:p>
          </table:table-cell>
          <table:table-cell table:number-columns-repeated="4"/>
        </table:table-row>
        <table:table-row table:style-name="ro1">
          <table:table-cell office:value-type="float" office:value="1582146900.48234" calcext:value-type="float">
            <text:p>1582146900.48234</text:p>
          </table:table-cell>
          <table:table-cell office:value-type="float" office:value="3748" calcext:value-type="float">
            <text:p>3748</text:p>
          </table:table-cell>
          <table:table-cell office:value-type="float" office:value="0.332402050495148" calcext:value-type="float">
            <text:p>0.3324020505</text:p>
          </table:table-cell>
          <table:table-cell table:number-columns-repeated="4"/>
        </table:table-row>
        <table:table-row table:style-name="ro1">
          <table:table-cell office:value-type="float" office:value="1582146911.3441" calcext:value-type="float">
            <text:p>1582146911.3441</text:p>
          </table:table-cell>
          <table:table-cell office:value-type="float" office:value="3752" calcext:value-type="float">
            <text:p>3752</text:p>
          </table:table-cell>
          <table:table-cell office:value-type="float" office:value="0.394891053438187" calcext:value-type="float">
            <text:p>0.3948910534</text:p>
          </table:table-cell>
          <table:table-cell table:number-columns-repeated="4"/>
        </table:table-row>
        <table:table-row table:style-name="ro1">
          <table:table-cell office:value-type="float" office:value="1582146916.66035" calcext:value-type="float">
            <text:p>1582146916.66035</text:p>
          </table:table-cell>
          <table:table-cell office:value-type="float" office:value="3754" calcext:value-type="float">
            <text:p>3754</text:p>
          </table:table-cell>
          <table:table-cell office:value-type="float" office:value="0.404760360717773" calcext:value-type="float">
            <text:p>0.4047603607</text:p>
          </table:table-cell>
          <table:table-cell table:number-columns-repeated="4"/>
        </table:table-row>
        <table:table-row table:style-name="ro1">
          <table:table-cell office:value-type="float" office:value="1582146953.56426" calcext:value-type="float">
            <text:p>1582146953.56426</text:p>
          </table:table-cell>
          <table:table-cell office:value-type="float" office:value="3768" calcext:value-type="float">
            <text:p>3768</text:p>
          </table:table-cell>
          <table:table-cell office:value-type="float" office:value="0.434270232915878" calcext:value-type="float">
            <text:p>0.4342702329</text:p>
          </table:table-cell>
          <table:table-cell table:number-columns-repeated="4"/>
        </table:table-row>
        <table:table-row table:style-name="ro1">
          <table:table-cell office:value-type="float" office:value="1582146956.16036" calcext:value-type="float">
            <text:p>1582146956.16036</text:p>
          </table:table-cell>
          <table:table-cell office:value-type="float" office:value="3769" calcext:value-type="float">
            <text:p>3769</text:p>
          </table:table-cell>
          <table:table-cell office:value-type="float" office:value="0.420955896377564" calcext:value-type="float">
            <text:p>0.4209558964</text:p>
          </table:table-cell>
          <table:table-cell table:number-columns-repeated="4"/>
        </table:table-row>
        <table:table-row table:style-name="ro1">
          <table:table-cell office:value-type="float" office:value="1582147018.91043" calcext:value-type="float">
            <text:p>1582147018.91043</text:p>
          </table:table-cell>
          <table:table-cell office:value-type="float" office:value="3793" calcext:value-type="float">
            <text:p>3793</text:p>
          </table:table-cell>
          <table:table-cell office:value-type="float" office:value="0.398254573345184" calcext:value-type="float">
            <text:p>0.3982545733</text:p>
          </table:table-cell>
          <table:table-cell table:number-columns-repeated="4"/>
        </table:table-row>
        <table:table-row table:style-name="ro1">
          <table:table-cell office:value-type="float" office:value="1582147052.59641" calcext:value-type="float">
            <text:p>1582147052.59641</text:p>
          </table:table-cell>
          <table:table-cell office:value-type="float" office:value="3806" calcext:value-type="float">
            <text:p>3806</text:p>
          </table:table-cell>
          <table:table-cell office:value-type="float" office:value="0.373576283454895" calcext:value-type="float">
            <text:p>0.3735762835</text:p>
          </table:table-cell>
          <table:table-cell table:number-columns-repeated="4"/>
        </table:table-row>
        <table:table-row table:style-name="ro1">
          <table:table-cell office:value-type="float" office:value="1582147078.29004" calcext:value-type="float">
            <text:p>1582147078.29004</text:p>
          </table:table-cell>
          <table:table-cell office:value-type="float" office:value="3816" calcext:value-type="float">
            <text:p>3816</text:p>
          </table:table-cell>
          <table:table-cell office:value-type="float" office:value="0.440789312124252" calcext:value-type="float">
            <text:p>0.4407893121</text:p>
          </table:table-cell>
          <table:table-cell table:number-columns-repeated="4"/>
        </table:table-row>
        <table:table-row table:style-name="ro1">
          <table:table-cell office:value-type="float" office:value="1582147174.97149" calcext:value-type="float">
            <text:p>1582147174.97149</text:p>
          </table:table-cell>
          <table:table-cell office:value-type="float" office:value="3847" calcext:value-type="float">
            <text:p>3847</text:p>
          </table:table-cell>
          <table:table-cell office:value-type="float" office:value="0.407899737358093" calcext:value-type="float">
            <text:p>0.4078997374</text:p>
          </table:table-cell>
          <table:table-cell table:number-columns-repeated="4"/>
        </table:table-row>
        <table:table-row table:style-name="ro1">
          <table:table-cell office:value-type="float" office:value="1582147196.07334" calcext:value-type="float">
            <text:p>1582147196.07334</text:p>
          </table:table-cell>
          <table:table-cell office:value-type="float" office:value="3855" calcext:value-type="float">
            <text:p>3855</text:p>
          </table:table-cell>
          <table:table-cell office:value-type="float" office:value="0.394969940185547" calcext:value-type="float">
            <text:p>0.3949699402</text:p>
          </table:table-cell>
          <table:table-cell table:number-columns-repeated="4"/>
        </table:table-row>
        <table:table-row table:style-name="ro1">
          <table:table-cell office:value-type="float" office:value="1582147214.42011" calcext:value-type="float">
            <text:p>1582147214.42011</text:p>
          </table:table-cell>
          <table:table-cell office:value-type="float" office:value="3862" calcext:value-type="float">
            <text:p>3862</text:p>
          </table:table-cell>
          <table:table-cell office:value-type="float" office:value="0.375756621360779" calcext:value-type="float">
            <text:p>0.3757566214</text:p>
          </table:table-cell>
          <table:table-cell table:number-columns-repeated="4"/>
        </table:table-row>
        <table:table-row table:style-name="ro1">
          <table:table-cell office:value-type="float" office:value="1582147227.99327" calcext:value-type="float">
            <text:p>1582147227.99327</text:p>
          </table:table-cell>
          <table:table-cell office:value-type="float" office:value="3867" calcext:value-type="float">
            <text:p>3867</text:p>
          </table:table-cell>
          <table:table-cell office:value-type="float" office:value="0.395105004310608" calcext:value-type="float">
            <text:p>0.3951050043</text:p>
          </table:table-cell>
          <table:table-cell table:number-columns-repeated="4"/>
        </table:table-row>
        <table:table-row table:style-name="ro1">
          <table:table-cell office:value-type="float" office:value="1582147246.74342" calcext:value-type="float">
            <text:p>1582147246.74342</text:p>
          </table:table-cell>
          <table:table-cell office:value-type="float" office:value="3874" calcext:value-type="float">
            <text:p>3874</text:p>
          </table:table-cell>
          <table:table-cell office:value-type="float" office:value="0.524435937404633" calcext:value-type="float">
            <text:p>0.5244359374</text:p>
          </table:table-cell>
          <table:table-cell table:number-columns-repeated="4"/>
        </table:table-row>
        <table:table-row table:style-name="ro1">
          <table:table-cell office:value-type="float" office:value="1582147311.30053" calcext:value-type="float">
            <text:p>1582147311.30053</text:p>
          </table:table-cell>
          <table:table-cell office:value-type="float" office:value="3899" calcext:value-type="float">
            <text:p>3899</text:p>
          </table:table-cell>
          <table:table-cell office:value-type="float" office:value="0.273867666721344" calcext:value-type="float">
            <text:p>0.2738676667</text:p>
          </table:table-cell>
          <table:table-cell table:number-columns-repeated="4"/>
        </table:table-row>
        <table:table-row table:style-name="ro1">
          <table:table-cell office:value-type="float" office:value="1582147576.1963" calcext:value-type="float">
            <text:p>1582147576.1963</text:p>
          </table:table-cell>
          <table:table-cell office:value-type="float" office:value="3970" calcext:value-type="float">
            <text:p>3970</text:p>
          </table:table-cell>
          <table:table-cell office:value-type="float" office:value="0.371550172567368" calcext:value-type="float">
            <text:p>0.3715501726</text:p>
          </table:table-cell>
          <table:table-cell table:number-columns-repeated="4"/>
        </table:table-row>
        <table:table-row table:style-name="ro1">
          <table:table-cell office:value-type="float" office:value="1582147651.12676" calcext:value-type="float">
            <text:p>1582147651.12676</text:p>
          </table:table-cell>
          <table:table-cell office:value-type="float" office:value="3999" calcext:value-type="float">
            <text:p>3999</text:p>
          </table:table-cell>
          <table:table-cell office:value-type="float" office:value="0.30147996544838" calcext:value-type="float">
            <text:p>0.3014799654</text:p>
          </table:table-cell>
          <table:table-cell table:number-columns-repeated="4"/>
        </table:table-row>
        <table:table-row table:style-name="ro1">
          <table:table-cell office:value-type="float" office:value="1582147722.0648" calcext:value-type="float">
            <text:p>1582147722.0648</text:p>
          </table:table-cell>
          <table:table-cell office:value-type="float" office:value="4020" calcext:value-type="float">
            <text:p>4020</text:p>
          </table:table-cell>
          <table:table-cell office:value-type="float" office:value="0.346588551998138" calcext:value-type="float">
            <text:p>0.346588552</text:p>
          </table:table-cell>
          <table:table-cell table:number-columns-repeated="4"/>
        </table:table-row>
        <table:table-row table:style-name="ro1">
          <table:table-cell office:value-type="float" office:value="1582147895.90154" calcext:value-type="float">
            <text:p>1582147895.90154</text:p>
          </table:table-cell>
          <table:table-cell office:value-type="float" office:value="4059" calcext:value-type="float">
            <text:p>4059</text:p>
          </table:table-cell>
          <table:table-cell office:value-type="float" office:value="0.428876638412476" calcext:value-type="float">
            <text:p>0.4288766384</text:p>
          </table:table-cell>
          <table:table-cell table:number-columns-repeated="4"/>
        </table:table-row>
        <table:table-row table:style-name="ro1">
          <table:table-cell office:value-type="float" office:value="1582147901.26246" calcext:value-type="float">
            <text:p>1582147901.26246</text:p>
          </table:table-cell>
          <table:table-cell office:value-type="float" office:value="4061" calcext:value-type="float">
            <text:p>4061</text:p>
          </table:table-cell>
          <table:table-cell office:value-type="float" office:value="0.401141256093979" calcext:value-type="float">
            <text:p>0.4011412561</text:p>
          </table:table-cell>
          <table:table-cell table:number-columns-repeated="4"/>
        </table:table-row>
        <table:table-row table:style-name="ro1">
          <table:table-cell office:value-type="float" office:value="1582148028.90642" calcext:value-type="float">
            <text:p>1582148028.90642</text:p>
          </table:table-cell>
          <table:table-cell office:value-type="float" office:value="4110" calcext:value-type="float">
            <text:p>4110</text:p>
          </table:table-cell>
          <table:table-cell office:value-type="float" office:value="0.256256222724915" calcext:value-type="float">
            <text:p>0.2562562227</text:p>
          </table:table-cell>
          <table:table-cell table:number-columns-repeated="4"/>
        </table:table-row>
        <table:table-row table:style-name="ro1">
          <table:table-cell office:value-type="float" office:value="1582148059.78528" calcext:value-type="float">
            <text:p>1582148059.78528</text:p>
          </table:table-cell>
          <table:table-cell office:value-type="float" office:value="4122" calcext:value-type="float">
            <text:p>4122</text:p>
          </table:table-cell>
          <table:table-cell office:value-type="float" office:value="0.322791278362274" calcext:value-type="float">
            <text:p>0.3227912784</text:p>
          </table:table-cell>
          <table:table-cell table:number-columns-repeated="4"/>
        </table:table-row>
        <table:table-row table:style-name="ro1">
          <table:table-cell office:value-type="float" office:value="1582148182.49869" calcext:value-type="float">
            <text:p>1582148182.49869</text:p>
          </table:table-cell>
          <table:table-cell office:value-type="float" office:value="4162" calcext:value-type="float">
            <text:p>4162</text:p>
          </table:table-cell>
          <table:table-cell office:value-type="float" office:value="0.473084926605225" calcext:value-type="float">
            <text:p>0.4730849266</text:p>
          </table:table-cell>
          <table:table-cell table:number-columns-repeated="4"/>
        </table:table-row>
        <table:table-row table:style-name="ro1">
          <table:table-cell office:value-type="float" office:value="1582148192.77732" calcext:value-type="float">
            <text:p>1582148192.77732</text:p>
          </table:table-cell>
          <table:table-cell office:value-type="float" office:value="4166" calcext:value-type="float">
            <text:p>4166</text:p>
          </table:table-cell>
          <table:table-cell office:value-type="float" office:value="0.351444482803345" calcext:value-type="float">
            <text:p>0.3514444828</text:p>
          </table:table-cell>
          <table:table-cell table:number-columns-repeated="4"/>
        </table:table-row>
        <table:table-row table:style-name="ro1">
          <table:table-cell office:value-type="float" office:value="1582148195.3611" calcext:value-type="float">
            <text:p>1582148195.3611</text:p>
          </table:table-cell>
          <table:table-cell office:value-type="float" office:value="4167" calcext:value-type="float">
            <text:p>4167</text:p>
          </table:table-cell>
          <table:table-cell office:value-type="float" office:value="0.386208325624466" calcext:value-type="float">
            <text:p>0.3862083256</text:p>
          </table:table-cell>
          <table:table-cell table:number-columns-repeated="4"/>
        </table:table-row>
        <table:table-row table:style-name="ro1">
          <table:table-cell office:value-type="float" office:value="1582148239.47538" calcext:value-type="float">
            <text:p>1582148239.47538</text:p>
          </table:table-cell>
          <table:table-cell office:value-type="float" office:value="4184" calcext:value-type="float">
            <text:p>4184</text:p>
          </table:table-cell>
          <table:table-cell office:value-type="float" office:value="0.370024085044861" calcext:value-type="float">
            <text:p>0.370024085</text:p>
          </table:table-cell>
          <table:table-cell table:number-columns-repeated="4"/>
        </table:table-row>
        <table:table-row table:style-name="ro1">
          <table:table-cell office:value-type="float" office:value="1582148247.20797" calcext:value-type="float">
            <text:p>1582148247.20797</text:p>
          </table:table-cell>
          <table:table-cell office:value-type="float" office:value="4187" calcext:value-type="float">
            <text:p>4187</text:p>
          </table:table-cell>
          <table:table-cell office:value-type="float" office:value="0.458776623010635" calcext:value-type="float">
            <text:p>0.458776623</text:p>
          </table:table-cell>
          <table:table-cell table:number-columns-repeated="4"/>
        </table:table-row>
        <table:table-row table:style-name="ro1">
          <table:table-cell office:value-type="float" office:value="1582148293.58699" calcext:value-type="float">
            <text:p>1582148293.58699</text:p>
          </table:table-cell>
          <table:table-cell office:value-type="float" office:value="4205" calcext:value-type="float">
            <text:p>4205</text:p>
          </table:table-cell>
          <table:table-cell office:value-type="float" office:value="0.369918704032898" calcext:value-type="float">
            <text:p>0.369918704</text:p>
          </table:table-cell>
          <table:table-cell table:number-columns-repeated="4"/>
        </table:table-row>
        <table:table-row table:style-name="ro1">
          <table:table-cell office:value-type="float" office:value="1582148388.85467" calcext:value-type="float">
            <text:p>1582148388.85467</text:p>
          </table:table-cell>
          <table:table-cell office:value-type="float" office:value="4212" calcext:value-type="float">
            <text:p>4212</text:p>
          </table:table-cell>
          <table:table-cell office:value-type="float" office:value="0.447260826826096" calcext:value-type="float">
            <text:p>0.4472608268</text:p>
          </table:table-cell>
          <table:table-cell table:number-columns-repeated="4"/>
        </table:table-row>
        <table:table-row table:style-name="ro1">
          <table:table-cell office:value-type="float" office:value="1582148478.44082" calcext:value-type="float">
            <text:p>1582148478.44082</text:p>
          </table:table-cell>
          <table:table-cell office:value-type="float" office:value="4245" calcext:value-type="float">
            <text:p>4245</text:p>
          </table:table-cell>
          <table:table-cell office:value-type="float" office:value="0.353648513555527" calcext:value-type="float">
            <text:p>0.3536485136</text:p>
          </table:table-cell>
          <table:table-cell table:number-columns-repeated="4"/>
        </table:table-row>
        <table:table-row table:style-name="ro1">
          <table:table-cell office:value-type="float" office:value="1582148555.78577" calcext:value-type="float">
            <text:p>1582148555.78577</text:p>
          </table:table-cell>
          <table:table-cell office:value-type="float" office:value="4275" calcext:value-type="float">
            <text:p>4275</text:p>
          </table:table-cell>
          <table:table-cell office:value-type="float" office:value="0.365684866905212" calcext:value-type="float">
            <text:p>0.3656848669</text:p>
          </table:table-cell>
          <table:table-cell table:number-columns-repeated="4"/>
        </table:table-row>
        <table:table-row table:style-name="ro1">
          <table:table-cell office:value-type="float" office:value="1582148566.27893" calcext:value-type="float">
            <text:p>1582148566.27893</text:p>
          </table:table-cell>
          <table:table-cell office:value-type="float" office:value="4279" calcext:value-type="float">
            <text:p>4279</text:p>
          </table:table-cell>
          <table:table-cell office:value-type="float" office:value="0.410419940948486" calcext:value-type="float">
            <text:p>0.4104199409</text:p>
          </table:table-cell>
          <table:table-cell table:number-columns-repeated="4"/>
        </table:table-row>
        <table:table-row table:style-name="ro1">
          <table:table-cell office:value-type="float" office:value="1582148769.55442" calcext:value-type="float">
            <text:p>1582148769.55442</text:p>
          </table:table-cell>
          <table:table-cell office:value-type="float" office:value="4351" calcext:value-type="float">
            <text:p>4351</text:p>
          </table:table-cell>
          <table:table-cell office:value-type="float" office:value="0.341685593128204" calcext:value-type="float">
            <text:p>0.3416855931</text:p>
          </table:table-cell>
          <table:table-cell table:number-columns-repeated="4"/>
        </table:table-row>
        <table:table-row table:style-name="ro1">
          <table:table-cell office:value-type="float" office:value="1582149056.30688" calcext:value-type="float">
            <text:p>1582149056.30688</text:p>
          </table:table-cell>
          <table:table-cell office:value-type="float" office:value="4430" calcext:value-type="float">
            <text:p>4430</text:p>
          </table:table-cell>
          <table:table-cell office:value-type="float" office:value="0.367737948894501" calcext:value-type="float">
            <text:p>0.3677379489</text:p>
          </table:table-cell>
          <table:table-cell table:number-columns-repeated="4"/>
        </table:table-row>
        <table:table-row table:style-name="ro1">
          <table:table-cell office:value-type="float" office:value="1582149097.67919" calcext:value-type="float">
            <text:p>1582149097.67919</text:p>
          </table:table-cell>
          <table:table-cell office:value-type="float" office:value="4446" calcext:value-type="float">
            <text:p>4446</text:p>
          </table:table-cell>
          <table:table-cell office:value-type="float" office:value="0.45887303352356" calcext:value-type="float">
            <text:p>0.4588730335</text:p>
          </table:table-cell>
          <table:table-cell table:number-columns-repeated="4"/>
        </table:table-row>
        <table:table-row table:style-name="ro1">
          <table:table-cell office:value-type="float" office:value="1582149173.64287" calcext:value-type="float">
            <text:p>1582149173.64287</text:p>
          </table:table-cell>
          <table:table-cell office:value-type="float" office:value="4469" calcext:value-type="float">
            <text:p>4469</text:p>
          </table:table-cell>
          <table:table-cell office:value-type="float" office:value="0.334549427032471" calcext:value-type="float">
            <text:p>0.334549427</text:p>
          </table:table-cell>
          <table:table-cell table:number-columns-repeated="4"/>
        </table:table-row>
        <table:table-row table:style-name="ro1">
          <table:table-cell office:value-type="float" office:value="1582149224.52158" calcext:value-type="float">
            <text:p>1582149224.52158</text:p>
          </table:table-cell>
          <table:table-cell office:value-type="float" office:value="4488" calcext:value-type="float">
            <text:p>4488</text:p>
          </table:table-cell>
          <table:table-cell office:value-type="float" office:value="0.346696645021439" calcext:value-type="float">
            <text:p>0.346696645</text:p>
          </table:table-cell>
          <table:table-cell table:number-columns-repeated="4"/>
        </table:table-row>
        <table:table-row table:style-name="ro1">
          <table:table-cell office:value-type="float" office:value="1582149232.22654" calcext:value-type="float">
            <text:p>1582149232.22654</text:p>
          </table:table-cell>
          <table:table-cell office:value-type="float" office:value="4491" calcext:value-type="float">
            <text:p>4491</text:p>
          </table:table-cell>
          <table:table-cell office:value-type="float" office:value="0.425652593374252" calcext:value-type="float">
            <text:p>0.4256525934</text:p>
          </table:table-cell>
          <table:table-cell table:number-columns-repeated="4"/>
        </table:table-row>
        <table:table-row table:style-name="ro1">
          <table:table-cell office:value-type="float" office:value="1582149296.90962" calcext:value-type="float">
            <text:p>1582149296.90962</text:p>
          </table:table-cell>
          <table:table-cell office:value-type="float" office:value="4516" calcext:value-type="float">
            <text:p>4516</text:p>
          </table:table-cell>
          <table:table-cell office:value-type="float" office:value="0.312661111354828" calcext:value-type="float">
            <text:p>0.3126611114</text:p>
          </table:table-cell>
          <table:table-cell table:number-columns-repeated="4"/>
        </table:table-row>
        <table:table-row table:style-name="ro1">
          <table:table-cell office:value-type="float" office:value="1582149312.38236" calcext:value-type="float">
            <text:p>1582149312.38236</text:p>
          </table:table-cell>
          <table:table-cell office:value-type="float" office:value="4522" calcext:value-type="float">
            <text:p>4522</text:p>
          </table:table-cell>
          <table:table-cell office:value-type="float" office:value="0.305259943008423" calcext:value-type="float">
            <text:p>0.305259943</text:p>
          </table:table-cell>
          <table:table-cell table:number-columns-repeated="4"/>
        </table:table-row>
        <table:table-row table:style-name="ro1">
          <table:table-cell office:value-type="float" office:value="1582149501.60884" calcext:value-type="float">
            <text:p>1582149501.60884</text:p>
          </table:table-cell>
          <table:table-cell office:value-type="float" office:value="4568" calcext:value-type="float">
            <text:p>4568</text:p>
          </table:table-cell>
          <table:table-cell office:value-type="float" office:value="0.34357088804245" calcext:value-type="float">
            <text:p>0.343570888</text:p>
          </table:table-cell>
          <table:table-cell table:number-columns-repeated="4"/>
        </table:table-row>
        <table:table-row table:style-name="ro1">
          <table:table-cell office:value-type="float" office:value="1582149662.98833" calcext:value-type="float">
            <text:p>1582149662.98833</text:p>
          </table:table-cell>
          <table:table-cell office:value-type="float" office:value="4625" calcext:value-type="float">
            <text:p>4625</text:p>
          </table:table-cell>
          <table:table-cell office:value-type="float" office:value="0.2695492208004" calcext:value-type="float">
            <text:p>0.2695492208</text:p>
          </table:table-cell>
          <table:table-cell table:number-columns-repeated="4"/>
        </table:table-row>
        <table:table-row table:style-name="ro1">
          <table:table-cell office:value-type="float" office:value="1582149706.2189" calcext:value-type="float">
            <text:p>1582149706.2189</text:p>
          </table:table-cell>
          <table:table-cell office:value-type="float" office:value="4640" calcext:value-type="float">
            <text:p>4640</text:p>
          </table:table-cell>
          <table:table-cell office:value-type="float" office:value="0.360010921955109" calcext:value-type="float">
            <text:p>0.360010922</text:p>
          </table:table-cell>
          <table:table-cell table:number-columns-repeated="4"/>
        </table:table-row>
        <table:table-row table:style-name="ro1">
          <table:table-cell office:value-type="float" office:value="1582149745.31013" calcext:value-type="float">
            <text:p>1582149745.31013</text:p>
          </table:table-cell>
          <table:table-cell office:value-type="float" office:value="4655" calcext:value-type="float">
            <text:p>4655</text:p>
          </table:table-cell>
          <table:table-cell office:value-type="float" office:value="0.356533169746399" calcext:value-type="float">
            <text:p>0.3565331697</text:p>
          </table:table-cell>
          <table:table-cell table:number-columns-repeated="4"/>
        </table:table-row>
        <table:table-row table:style-name="ro1">
          <table:table-cell office:value-type="float" office:value="1582149776.5115" calcext:value-type="float">
            <text:p>1582149776.5115</text:p>
          </table:table-cell>
          <table:table-cell office:value-type="float" office:value="4667" calcext:value-type="float">
            <text:p>4667</text:p>
          </table:table-cell>
          <table:table-cell office:value-type="float" office:value="0.384367346763611" calcext:value-type="float">
            <text:p>0.3843673468</text:p>
          </table:table-cell>
          <table:table-cell table:number-columns-repeated="4"/>
        </table:table-row>
        <table:table-row table:style-name="ro1">
          <table:table-cell office:value-type="float" office:value="1582149908.49987" calcext:value-type="float">
            <text:p>1582149908.49987</text:p>
          </table:table-cell>
          <table:table-cell office:value-type="float" office:value="4690" calcext:value-type="float">
            <text:p>4690</text:p>
          </table:table-cell>
          <table:table-cell office:value-type="float" office:value="0.311672270298004" calcext:value-type="float">
            <text:p>0.3116722703</text:p>
          </table:table-cell>
          <table:table-cell table:number-columns-repeated="4"/>
        </table:table-row>
        <table:table-row table:style-name="ro1">
          <table:table-cell office:value-type="float" office:value="1582149916.51876" calcext:value-type="float">
            <text:p>1582149916.51876</text:p>
          </table:table-cell>
          <table:table-cell office:value-type="float" office:value="4693" calcext:value-type="float">
            <text:p>4693</text:p>
          </table:table-cell>
          <table:table-cell office:value-type="float" office:value="0.449714601039887" calcext:value-type="float">
            <text:p>0.449714601</text:p>
          </table:table-cell>
          <table:table-cell table:number-columns-repeated="4"/>
        </table:table-row>
        <table:table-row table:style-name="ro1">
          <table:table-cell office:value-type="float" office:value="1582149948.48301" calcext:value-type="float">
            <text:p>1582149948.48301</text:p>
          </table:table-cell>
          <table:table-cell office:value-type="float" office:value="4705" calcext:value-type="float">
            <text:p>4705</text:p>
          </table:table-cell>
          <table:table-cell office:value-type="float" office:value="0.342020690441132" calcext:value-type="float">
            <text:p>0.3420206904</text:p>
          </table:table-cell>
          <table:table-cell table:number-columns-repeated="4"/>
        </table:table-row>
        <table:table-row table:style-name="ro1">
          <table:table-cell office:value-type="float" office:value="1582150018.69652" calcext:value-type="float">
            <text:p>1582150018.69652</text:p>
          </table:table-cell>
          <table:table-cell office:value-type="float" office:value="4732" calcext:value-type="float">
            <text:p>4732</text:p>
          </table:table-cell>
          <table:table-cell office:value-type="float" office:value="0.323759883642197" calcext:value-type="float">
            <text:p>0.3237598836</text:p>
          </table:table-cell>
          <table:table-cell table:number-columns-repeated="4"/>
        </table:table-row>
        <table:table-row table:style-name="ro1">
          <table:table-cell office:value-type="float" office:value="1582150028.99559" calcext:value-type="float">
            <text:p>1582150028.99559</text:p>
          </table:table-cell>
          <table:table-cell office:value-type="float" office:value="4736" calcext:value-type="float">
            <text:p>4736</text:p>
          </table:table-cell>
          <table:table-cell office:value-type="float" office:value="0.396044194698334" calcext:value-type="float">
            <text:p>0.3960441947</text:p>
          </table:table-cell>
          <table:table-cell table:number-columns-repeated="4"/>
        </table:table-row>
        <table:table-row table:style-name="ro1">
          <table:table-cell office:value-type="float" office:value="1582150109.85187" calcext:value-type="float">
            <text:p>1582150109.85187</text:p>
          </table:table-cell>
          <table:table-cell office:value-type="float" office:value="4767" calcext:value-type="float">
            <text:p>4767</text:p>
          </table:table-cell>
          <table:table-cell office:value-type="float" office:value="0.333120673894882" calcext:value-type="float">
            <text:p>0.3331206739</text:p>
          </table:table-cell>
          <table:table-cell table:number-columns-repeated="4"/>
        </table:table-row>
        <table:table-row table:style-name="ro1">
          <table:table-cell office:value-type="float" office:value="1582150161.07064" calcext:value-type="float">
            <text:p>1582150161.07064</text:p>
          </table:table-cell>
          <table:table-cell office:value-type="float" office:value="4783" calcext:value-type="float">
            <text:p>4783</text:p>
          </table:table-cell>
          <table:table-cell office:value-type="float" office:value="0.400939673185349" calcext:value-type="float">
            <text:p>0.4009396732</text:p>
          </table:table-cell>
          <table:table-cell table:number-columns-repeated="4"/>
        </table:table-row>
        <table:table-row table:style-name="ro1">
          <table:table-cell office:value-type="float" office:value="1582150474.54788" calcext:value-type="float">
            <text:p>1582150474.54788</text:p>
          </table:table-cell>
          <table:table-cell office:value-type="float" office:value="4873" calcext:value-type="float">
            <text:p>4873</text:p>
          </table:table-cell>
          <table:table-cell office:value-type="float" office:value="0.320700138807297" calcext:value-type="float">
            <text:p>0.3207001388</text:p>
          </table:table-cell>
          <table:table-cell table:number-columns-repeated="4"/>
        </table:table-row>
        <table:table-row table:style-name="ro1">
          <table:table-cell office:value-type="float" office:value="1582150502.77688" calcext:value-type="float">
            <text:p>1582150502.77688</text:p>
          </table:table-cell>
          <table:table-cell office:value-type="float" office:value="4884" calcext:value-type="float">
            <text:p>4884</text:p>
          </table:table-cell>
          <table:table-cell office:value-type="float" office:value="0.277688384056091" calcext:value-type="float">
            <text:p>0.2776883841</text:p>
          </table:table-cell>
          <table:table-cell table:number-columns-repeated="4"/>
        </table:table-row>
        <table:table-row table:style-name="ro1">
          <table:table-cell office:value-type="float" office:value="1582150670.80467" calcext:value-type="float">
            <text:p>1582150670.80467</text:p>
          </table:table-cell>
          <table:table-cell office:value-type="float" office:value="4942" calcext:value-type="float">
            <text:p>4942</text:p>
          </table:table-cell>
          <table:table-cell office:value-type="float" office:value="0.327588438987732" calcext:value-type="float">
            <text:p>0.327588439</text:p>
          </table:table-cell>
          <table:table-cell table:number-columns-repeated="4"/>
        </table:table-row>
        <table:table-row table:style-name="ro1">
          <table:table-cell office:value-type="float" office:value="1582150732.78726" calcext:value-type="float">
            <text:p>1582150732.78726</text:p>
          </table:table-cell>
          <table:table-cell office:value-type="float" office:value="4966" calcext:value-type="float">
            <text:p>4966</text:p>
          </table:table-cell>
          <table:table-cell office:value-type="float" office:value="0.335876405239105" calcext:value-type="float">
            <text:p>0.3358764052</text:p>
          </table:table-cell>
          <table:table-cell table:number-columns-repeated="4"/>
        </table:table-row>
        <table:table-row table:style-name="ro1">
          <table:table-cell office:value-type="float" office:value="1582150939.77623" calcext:value-type="float">
            <text:p>1582150939.77623</text:p>
          </table:table-cell>
          <table:table-cell office:value-type="float" office:value="5014" calcext:value-type="float">
            <text:p>5014</text:p>
          </table:table-cell>
          <table:table-cell office:value-type="float" office:value="0.29638934135437" calcext:value-type="float">
            <text:p>0.2963893414</text:p>
          </table:table-cell>
          <table:table-cell table:number-columns-repeated="4"/>
        </table:table-row>
        <table:table-row table:style-name="ro1">
          <table:table-cell office:value-type="float" office:value="1582150981.02404" calcext:value-type="float">
            <text:p>1582150981.02404</text:p>
          </table:table-cell>
          <table:table-cell office:value-type="float" office:value="5030" calcext:value-type="float">
            <text:p>5030</text:p>
          </table:table-cell>
          <table:table-cell office:value-type="float" office:value="0.369081437587738" calcext:value-type="float">
            <text:p>0.3690814376</text:p>
          </table:table-cell>
          <table:table-cell table:number-columns-repeated="4"/>
        </table:table-row>
        <table:table-row table:style-name="ro1">
          <table:table-cell office:value-type="float" office:value="1582151025.39879" calcext:value-type="float">
            <text:p>1582151025.39879</text:p>
          </table:table-cell>
          <table:table-cell office:value-type="float" office:value="5047" calcext:value-type="float">
            <text:p>5047</text:p>
          </table:table-cell>
          <table:table-cell office:value-type="float" office:value="0.402559697628021" calcext:value-type="float">
            <text:p>0.4025596976</text:p>
          </table:table-cell>
          <table:table-cell table:number-columns-repeated="4"/>
        </table:table-row>
        <table:table-row table:style-name="ro1">
          <table:table-cell office:value-type="float" office:value="1582151040.98343" calcext:value-type="float">
            <text:p>1582151040.98343</text:p>
          </table:table-cell>
          <table:table-cell office:value-type="float" office:value="5053" calcext:value-type="float">
            <text:p>5053</text:p>
          </table:table-cell>
          <table:table-cell office:value-type="float" office:value="0.415066331624985" calcext:value-type="float">
            <text:p>0.4150663316</text:p>
          </table:table-cell>
          <table:table-cell table:number-columns-repeated="4"/>
        </table:table-row>
        <table:table-row table:style-name="ro1">
          <table:table-cell office:value-type="float" office:value="1582151046.16022" calcext:value-type="float">
            <text:p>1582151046.16022</text:p>
          </table:table-cell>
          <table:table-cell office:value-type="float" office:value="5055" calcext:value-type="float">
            <text:p>5055</text:p>
          </table:table-cell>
          <table:table-cell office:value-type="float" office:value="0.287007212638855" calcext:value-type="float">
            <text:p>0.2870072126</text:p>
          </table:table-cell>
          <table:table-cell table:number-columns-repeated="4"/>
        </table:table-row>
        <table:table-row table:style-name="ro1">
          <table:table-cell office:value-type="float" office:value="1582151051.56541" calcext:value-type="float">
            <text:p>1582151051.56541</text:p>
          </table:table-cell>
          <table:table-cell office:value-type="float" office:value="5057" calcext:value-type="float">
            <text:p>5057</text:p>
          </table:table-cell>
          <table:table-cell office:value-type="float" office:value="0.278155863285065" calcext:value-type="float">
            <text:p>0.2781558633</text:p>
          </table:table-cell>
          <table:table-cell table:number-columns-repeated="4"/>
        </table:table-row>
        <table:table-row table:style-name="ro1">
          <table:table-cell office:value-type="float" office:value="1582151074.67704" calcext:value-type="float">
            <text:p>1582151074.67704</text:p>
          </table:table-cell>
          <table:table-cell office:value-type="float" office:value="5066" calcext:value-type="float">
            <text:p>5066</text:p>
          </table:table-cell>
          <table:table-cell office:value-type="float" office:value="0.334371477365494" calcext:value-type="float">
            <text:p>0.3343714774</text:p>
          </table:table-cell>
          <table:table-cell table:number-columns-repeated="4"/>
        </table:table-row>
        <table:table-row table:style-name="ro1">
          <table:table-cell office:value-type="float" office:value="1582151123.68147" calcext:value-type="float">
            <text:p>1582151123.68147</text:p>
          </table:table-cell>
          <table:table-cell office:value-type="float" office:value="5085" calcext:value-type="float">
            <text:p>5085</text:p>
          </table:table-cell>
          <table:table-cell office:value-type="float" office:value="0.307461261749268" calcext:value-type="float">
            <text:p>0.3074612617</text:p>
          </table:table-cell>
          <table:table-cell table:number-columns-repeated="4"/>
        </table:table-row>
        <table:table-row table:style-name="ro1">
          <table:table-cell office:value-type="float" office:value="1582151174.08184" calcext:value-type="float">
            <text:p>1582151174.08184</text:p>
          </table:table-cell>
          <table:table-cell office:value-type="float" office:value="5098" calcext:value-type="float">
            <text:p>5098</text:p>
          </table:table-cell>
          <table:table-cell office:value-type="float" office:value="0.388395547866821" calcext:value-type="float">
            <text:p>0.3883955479</text:p>
          </table:table-cell>
          <table:table-cell table:number-columns-repeated="4"/>
        </table:table-row>
        <table:table-row table:style-name="ro1">
          <table:table-cell office:value-type="float" office:value="1582151210.29983" calcext:value-type="float">
            <text:p>1582151210.29983</text:p>
          </table:table-cell>
          <table:table-cell office:value-type="float" office:value="5112" calcext:value-type="float">
            <text:p>5112</text:p>
          </table:table-cell>
          <table:table-cell office:value-type="float" office:value="0.296587288379669" calcext:value-type="float">
            <text:p>0.2965872884</text:p>
          </table:table-cell>
          <table:table-cell table:number-columns-repeated="4"/>
        </table:table-row>
        <table:table-row table:style-name="ro1">
          <table:table-cell office:value-type="float" office:value="1582151228.27708" calcext:value-type="float">
            <text:p>1582151228.27708</text:p>
          </table:table-cell>
          <table:table-cell office:value-type="float" office:value="5119" calcext:value-type="float">
            <text:p>5119</text:p>
          </table:table-cell>
          <table:table-cell office:value-type="float" office:value="0.39667597413063" calcext:value-type="float">
            <text:p>0.3966759741</text:p>
          </table:table-cell>
          <table:table-cell table:number-columns-repeated="4"/>
        </table:table-row>
        <table:table-row table:style-name="ro1">
          <table:table-cell office:value-type="float" office:value="1582151298.00166" calcext:value-type="float">
            <text:p>1582151298.00166</text:p>
          </table:table-cell>
          <table:table-cell office:value-type="float" office:value="5146" calcext:value-type="float">
            <text:p>5146</text:p>
          </table:table-cell>
          <table:table-cell office:value-type="float" office:value="0.373676717281342" calcext:value-type="float">
            <text:p>0.3736767173</text:p>
          </table:table-cell>
          <table:table-cell table:number-columns-repeated="4"/>
        </table:table-row>
        <table:table-row table:style-name="ro1">
          <table:table-cell office:value-type="float" office:value="1582151393.47757" calcext:value-type="float">
            <text:p>1582151393.47757</text:p>
          </table:table-cell>
          <table:table-cell office:value-type="float" office:value="5150" calcext:value-type="float">
            <text:p>5150</text:p>
          </table:table-cell>
          <table:table-cell office:value-type="float" office:value="0.352699875831604" calcext:value-type="float">
            <text:p>0.3526998758</text:p>
          </table:table-cell>
          <table:table-cell table:number-columns-repeated="4"/>
        </table:table-row>
        <table:table-row table:style-name="ro1">
          <table:table-cell office:value-type="float" office:value="1582151428.81445" calcext:value-type="float">
            <text:p>1582151428.81445</text:p>
          </table:table-cell>
          <table:table-cell office:value-type="float" office:value="5163" calcext:value-type="float">
            <text:p>5163</text:p>
          </table:table-cell>
          <table:table-cell office:value-type="float" office:value="0.428938269615173" calcext:value-type="float">
            <text:p>0.4289382696</text:p>
          </table:table-cell>
          <table:table-cell table:number-columns-repeated="4"/>
        </table:table-row>
        <table:table-row table:style-name="ro1">
          <table:table-cell office:value-type="float" office:value="1582151431.42654" calcext:value-type="float">
            <text:p>1582151431.42654</text:p>
          </table:table-cell>
          <table:table-cell office:value-type="float" office:value="5164" calcext:value-type="float">
            <text:p>5164</text:p>
          </table:table-cell>
          <table:table-cell office:value-type="float" office:value="0.398920774459839" calcext:value-type="float">
            <text:p>0.3989207745</text:p>
          </table:table-cell>
          <table:table-cell table:number-columns-repeated="4"/>
        </table:table-row>
        <table:table-row table:style-name="ro1">
          <table:table-cell office:value-type="float" office:value="1582151436.64603" calcext:value-type="float">
            <text:p>1582151436.64603</text:p>
          </table:table-cell>
          <table:table-cell office:value-type="float" office:value="5166" calcext:value-type="float">
            <text:p>5166</text:p>
          </table:table-cell>
          <table:table-cell office:value-type="float" office:value="0.32683926820755" calcext:value-type="float">
            <text:p>0.3268392682</text:p>
          </table:table-cell>
          <table:table-cell table:number-columns-repeated="4"/>
        </table:table-row>
        <table:table-row table:style-name="ro1">
          <table:table-cell office:value-type="float" office:value="1582151528.58327" calcext:value-type="float">
            <text:p>1582151528.58327</text:p>
          </table:table-cell>
          <table:table-cell office:value-type="float" office:value="5201" calcext:value-type="float">
            <text:p>5201</text:p>
          </table:table-cell>
          <table:table-cell office:value-type="float" office:value="0.261794805526733" calcext:value-type="float">
            <text:p>0.2617948055</text:p>
          </table:table-cell>
          <table:table-cell table:number-columns-repeated="4"/>
        </table:table-row>
        <table:table-row table:style-name="ro1">
          <table:table-cell office:value-type="float" office:value="1582151623.65281" calcext:value-type="float">
            <text:p>1582151623.65281</text:p>
          </table:table-cell>
          <table:table-cell office:value-type="float" office:value="5237" calcext:value-type="float">
            <text:p>5237</text:p>
          </table:table-cell>
          <table:table-cell office:value-type="float" office:value="0.308839201927185" calcext:value-type="float">
            <text:p>0.3088392019</text:p>
          </table:table-cell>
          <table:table-cell table:number-columns-repeated="4"/>
        </table:table-row>
        <table:table-row table:style-name="ro1">
          <table:table-cell office:value-type="float" office:value="1582151944.1368" calcext:value-type="float">
            <text:p>1582151944.1368</text:p>
          </table:table-cell>
          <table:table-cell office:value-type="float" office:value="5321" calcext:value-type="float">
            <text:p>5321</text:p>
          </table:table-cell>
          <table:table-cell office:value-type="float" office:value="0.386358052492142" calcext:value-type="float">
            <text:p>0.3863580525</text:p>
          </table:table-cell>
          <table:table-cell table:number-columns-repeated="4"/>
        </table:table-row>
        <table:table-row table:style-name="ro1">
          <table:table-cell office:value-type="float" office:value="1582152009.58985" calcext:value-type="float">
            <text:p>1582152009.58985</text:p>
          </table:table-cell>
          <table:table-cell office:value-type="float" office:value="5346" calcext:value-type="float">
            <text:p>5346</text:p>
          </table:table-cell>
          <table:table-cell office:value-type="float" office:value="0.40966409444809" calcext:value-type="float">
            <text:p>0.4096640944</text:p>
          </table:table-cell>
          <table:table-cell table:number-columns-repeated="4"/>
        </table:table-row>
        <table:table-row table:style-name="ro1">
          <table:table-cell office:value-type="float" office:value="1582152120.26669" calcext:value-type="float">
            <text:p>1582152120.26669</text:p>
          </table:table-cell>
          <table:table-cell office:value-type="float" office:value="5388" calcext:value-type="float">
            <text:p>5388</text:p>
          </table:table-cell>
          <table:table-cell office:value-type="float" office:value="0.316134870052338" calcext:value-type="float">
            <text:p>0.3161348701</text:p>
          </table:table-cell>
          <table:table-cell table:number-columns-repeated="4"/>
        </table:table-row>
        <table:table-row table:style-name="ro1">
          <table:table-cell office:value-type="float" office:value="1582152122.86301" calcext:value-type="float">
            <text:p>1582152122.86301</text:p>
          </table:table-cell>
          <table:table-cell office:value-type="float" office:value="5389" calcext:value-type="float">
            <text:p>5389</text:p>
          </table:table-cell>
          <table:table-cell office:value-type="float" office:value="0.327870547771454" calcext:value-type="float">
            <text:p>0.3278705478</text:p>
          </table:table-cell>
          <table:table-cell table:number-columns-repeated="4"/>
        </table:table-row>
        <table:table-row table:style-name="ro1">
          <table:table-cell office:value-type="float" office:value="1582152230.21958" calcext:value-type="float">
            <text:p>1582152230.21958</text:p>
          </table:table-cell>
          <table:table-cell office:value-type="float" office:value="5424" calcext:value-type="float">
            <text:p>5424</text:p>
          </table:table-cell>
          <table:table-cell office:value-type="float" office:value="0.315846562385559" calcext:value-type="float">
            <text:p>0.3158465624</text:p>
          </table:table-cell>
          <table:table-cell table:number-columns-repeated="4"/>
        </table:table-row>
        <table:table-row table:style-name="ro1">
          <table:table-cell office:value-type="float" office:value="1582152311.68252" calcext:value-type="float">
            <text:p>1582152311.68252</text:p>
          </table:table-cell>
          <table:table-cell office:value-type="float" office:value="5455" calcext:value-type="float">
            <text:p>5455</text:p>
          </table:table-cell>
          <table:table-cell office:value-type="float" office:value="0.359240651130676" calcext:value-type="float">
            <text:p>0.3592406511</text:p>
          </table:table-cell>
          <table:table-cell table:number-columns-repeated="4"/>
        </table:table-row>
        <table:table-row table:style-name="ro1">
          <table:table-cell office:value-type="float" office:value="1582152454.82732" calcext:value-type="float">
            <text:p>1582152454.82732</text:p>
          </table:table-cell>
          <table:table-cell office:value-type="float" office:value="5480" calcext:value-type="float">
            <text:p>5480</text:p>
          </table:table-cell>
          <table:table-cell office:value-type="float" office:value="0.281490474939346" calcext:value-type="float">
            <text:p>0.2814904749</text:p>
          </table:table-cell>
          <table:table-cell table:number-columns-repeated="4"/>
        </table:table-row>
        <table:table-row table:style-name="ro1">
          <table:table-cell office:value-type="float" office:value="1582152462.73834" calcext:value-type="float">
            <text:p>1582152462.73834</text:p>
          </table:table-cell>
          <table:table-cell office:value-type="float" office:value="5483" calcext:value-type="float">
            <text:p>5483</text:p>
          </table:table-cell>
          <table:table-cell office:value-type="float" office:value="0.359775602817535" calcext:value-type="float">
            <text:p>0.3597756028</text:p>
          </table:table-cell>
          <table:table-cell table:number-columns-repeated="4"/>
        </table:table-row>
        <table:table-row table:style-name="ro1">
          <table:table-cell office:value-type="float" office:value="1582152494.42461" calcext:value-type="float">
            <text:p>1582152494.42461</text:p>
          </table:table-cell>
          <table:table-cell office:value-type="float" office:value="5495" calcext:value-type="float">
            <text:p>5495</text:p>
          </table:table-cell>
          <table:table-cell office:value-type="float" office:value="0.278902173042297" calcext:value-type="float">
            <text:p>0.278902173</text:p>
          </table:table-cell>
          <table:table-cell table:number-columns-repeated="4"/>
        </table:table-row>
        <table:table-row table:style-name="ro1">
          <table:table-cell office:value-type="float" office:value="1582152512.78485" calcext:value-type="float">
            <text:p>1582152512.78485</text:p>
          </table:table-cell>
          <table:table-cell office:value-type="float" office:value="5502" calcext:value-type="float">
            <text:p>5502</text:p>
          </table:table-cell>
          <table:table-cell office:value-type="float" office:value="0.34703141450882" calcext:value-type="float">
            <text:p>0.3470314145</text:p>
          </table:table-cell>
          <table:table-cell table:number-columns-repeated="4"/>
        </table:table-row>
        <table:table-row table:style-name="ro1">
          <table:table-cell office:value-type="float" office:value="1582152549.3942" calcext:value-type="float">
            <text:p>1582152549.3942</text:p>
          </table:table-cell>
          <table:table-cell office:value-type="float" office:value="5516" calcext:value-type="float">
            <text:p>5516</text:p>
          </table:table-cell>
          <table:table-cell office:value-type="float" office:value="0.42799836397171" calcext:value-type="float">
            <text:p>0.427998364</text:p>
          </table:table-cell>
          <table:table-cell table:number-columns-repeated="4"/>
        </table:table-row>
        <table:table-row table:style-name="ro1">
          <table:table-cell office:value-type="float" office:value="1582152567.84436" calcext:value-type="float">
            <text:p>1582152567.84436</text:p>
          </table:table-cell>
          <table:table-cell office:value-type="float" office:value="5523" calcext:value-type="float">
            <text:p>5523</text:p>
          </table:table-cell>
          <table:table-cell office:value-type="float" office:value="0.406238794326782" calcext:value-type="float">
            <text:p>0.4062387943</text:p>
          </table:table-cell>
          <table:table-cell table:number-columns-repeated="4"/>
        </table:table-row>
        <table:table-row table:style-name="ro1">
          <table:table-cell office:value-type="float" office:value="1582152591.51201" calcext:value-type="float">
            <text:p>1582152591.51201</text:p>
          </table:table-cell>
          <table:table-cell office:value-type="float" office:value="5532" calcext:value-type="float">
            <text:p>5532</text:p>
          </table:table-cell>
          <table:table-cell office:value-type="float" office:value="0.357188135385513" calcext:value-type="float">
            <text:p>0.3571881354</text:p>
          </table:table-cell>
          <table:table-cell table:number-columns-repeated="4"/>
        </table:table-row>
        <table:table-row table:style-name="ro1">
          <table:table-cell office:value-type="float" office:value="1582152630.47218" calcext:value-type="float">
            <text:p>1582152630.47218</text:p>
          </table:table-cell>
          <table:table-cell office:value-type="float" office:value="5547" calcext:value-type="float">
            <text:p>5547</text:p>
          </table:table-cell>
          <table:table-cell office:value-type="float" office:value="0.345309644937515" calcext:value-type="float">
            <text:p>0.3453096449</text:p>
          </table:table-cell>
          <table:table-cell table:number-columns-repeated="4"/>
        </table:table-row>
        <table:table-row table:style-name="ro1">
          <table:table-cell office:value-type="float" office:value="1582152680.97554" calcext:value-type="float">
            <text:p>1582152680.97554</text:p>
          </table:table-cell>
          <table:table-cell office:value-type="float" office:value="5561" calcext:value-type="float">
            <text:p>5561</text:p>
          </table:table-cell>
          <table:table-cell office:value-type="float" office:value="0.332705944776535" calcext:value-type="float">
            <text:p>0.3327059448</text:p>
          </table:table-cell>
          <table:table-cell table:number-columns-repeated="4"/>
        </table:table-row>
        <table:table-row table:style-name="ro1">
          <table:table-cell office:value-type="float" office:value="1582152705.03073" calcext:value-type="float">
            <text:p>1582152705.03073</text:p>
          </table:table-cell>
          <table:table-cell office:value-type="float" office:value="5570" calcext:value-type="float">
            <text:p>5570</text:p>
          </table:table-cell>
          <table:table-cell office:value-type="float" office:value="0.315743535757065" calcext:value-type="float">
            <text:p>0.3157435358</text:p>
          </table:table-cell>
          <table:table-cell table:number-columns-repeated="4"/>
        </table:table-row>
        <table:table-row table:style-name="ro1">
          <table:table-cell office:value-type="float" office:value="1582152712.92698" calcext:value-type="float">
            <text:p>1582152712.92698</text:p>
          </table:table-cell>
          <table:table-cell office:value-type="float" office:value="5573" calcext:value-type="float">
            <text:p>5573</text:p>
          </table:table-cell>
          <table:table-cell office:value-type="float" office:value="0.320192217826843" calcext:value-type="float">
            <text:p>0.3201922178</text:p>
          </table:table-cell>
          <table:table-cell table:number-columns-repeated="4"/>
        </table:table-row>
        <table:table-row table:style-name="ro1">
          <table:table-cell office:value-type="float" office:value="1582152773.28716" calcext:value-type="float">
            <text:p>1582152773.28716</text:p>
          </table:table-cell>
          <table:table-cell office:value-type="float" office:value="5596" calcext:value-type="float">
            <text:p>5596</text:p>
          </table:table-cell>
          <table:table-cell office:value-type="float" office:value="0.300334900617599" calcext:value-type="float">
            <text:p>0.3003349006</text:p>
          </table:table-cell>
          <table:table-cell table:number-columns-repeated="4"/>
        </table:table-row>
        <table:table-row table:style-name="ro1">
          <table:table-cell office:value-type="float" office:value="1582152786.30969" calcext:value-type="float">
            <text:p>1582152786.30969</text:p>
          </table:table-cell>
          <table:table-cell office:value-type="float" office:value="5601" calcext:value-type="float">
            <text:p>5601</text:p>
          </table:table-cell>
          <table:table-cell office:value-type="float" office:value="0.359351843595505" calcext:value-type="float">
            <text:p>0.3593518436</text:p>
          </table:table-cell>
          <table:table-cell table:number-columns-repeated="4"/>
        </table:table-row>
        <table:table-row table:style-name="ro1">
          <table:table-cell office:value-type="float" office:value="1582152817.52655" calcext:value-type="float">
            <text:p>1582152817.52655</text:p>
          </table:table-cell>
          <table:table-cell office:value-type="float" office:value="5613" calcext:value-type="float">
            <text:p>5613</text:p>
          </table:table-cell>
          <table:table-cell office:value-type="float" office:value="0.275752305984497" calcext:value-type="float">
            <text:p>0.275752306</text:p>
          </table:table-cell>
          <table:table-cell table:number-columns-repeated="4"/>
        </table:table-row>
        <table:table-row table:style-name="ro1">
          <table:table-cell office:value-type="float" office:value="1582152927.64726" calcext:value-type="float">
            <text:p>1582152927.64726</text:p>
          </table:table-cell>
          <table:table-cell office:value-type="float" office:value="5625" calcext:value-type="float">
            <text:p>5625</text:p>
          </table:table-cell>
          <table:table-cell office:value-type="float" office:value="0.32679483294487" calcext:value-type="float">
            <text:p>0.3267948329</text:p>
          </table:table-cell>
          <table:table-cell table:number-columns-repeated="4"/>
        </table:table-row>
        <table:table-row table:style-name="ro1">
          <table:table-cell office:value-type="float" office:value="1582152980.9136" calcext:value-type="float">
            <text:p>1582152980.9136</text:p>
          </table:table-cell>
          <table:table-cell office:value-type="float" office:value="5643" calcext:value-type="float">
            <text:p>5643</text:p>
          </table:table-cell>
          <table:table-cell office:value-type="float" office:value="0.348607003688812" calcext:value-type="float">
            <text:p>0.3486070037</text:p>
          </table:table-cell>
          <table:table-cell table:number-columns-repeated="4"/>
        </table:table-row>
        <table:table-row table:style-name="ro1">
          <table:table-cell office:value-type="float" office:value="1582153000.38834" calcext:value-type="float">
            <text:p>1582153000.38834</text:p>
          </table:table-cell>
          <table:table-cell office:value-type="float" office:value="5650" calcext:value-type="float">
            <text:p>5650</text:p>
          </table:table-cell>
          <table:table-cell office:value-type="float" office:value="0.292682617902756" calcext:value-type="float">
            <text:p>0.2926826179</text:p>
          </table:table-cell>
          <table:table-cell table:number-columns-repeated="4"/>
        </table:table-row>
        <table:table-row table:style-name="ro1">
          <table:table-cell office:value-type="float" office:value="1582153013.89063" calcext:value-type="float">
            <text:p>1582153013.89063</text:p>
          </table:table-cell>
          <table:table-cell office:value-type="float" office:value="5655" calcext:value-type="float">
            <text:p>5655</text:p>
          </table:table-cell>
          <table:table-cell office:value-type="float" office:value="0.325466930866241" calcext:value-type="float">
            <text:p>0.3254669309</text:p>
          </table:table-cell>
          <table:table-cell table:number-columns-repeated="4"/>
        </table:table-row>
        <table:table-row table:style-name="ro1">
          <table:table-cell office:value-type="float" office:value="1582153088.21433" calcext:value-type="float">
            <text:p>1582153088.21433</text:p>
          </table:table-cell>
          <table:table-cell office:value-type="float" office:value="5680" calcext:value-type="float">
            <text:p>5680</text:p>
          </table:table-cell>
          <table:table-cell office:value-type="float" office:value="0.313534438610077" calcext:value-type="float">
            <text:p>0.3135344386</text:p>
          </table:table-cell>
          <table:table-cell table:number-columns-repeated="4"/>
        </table:table-row>
        <table:table-row table:style-name="ro1">
          <table:table-cell office:value-type="float" office:value="1582153106.82884" calcext:value-type="float">
            <text:p>1582153106.82884</text:p>
          </table:table-cell>
          <table:table-cell office:value-type="float" office:value="5686" calcext:value-type="float">
            <text:p>5686</text:p>
          </table:table-cell>
          <table:table-cell office:value-type="float" office:value="0.305790781974792" calcext:value-type="float">
            <text:p>0.305790782</text:p>
          </table:table-cell>
          <table:table-cell table:number-columns-repeated="4"/>
        </table:table-row>
        <table:table-row table:style-name="ro1">
          <table:table-cell office:value-type="float" office:value="1582153294.05863" calcext:value-type="float">
            <text:p>1582153294.05863</text:p>
          </table:table-cell>
          <table:table-cell office:value-type="float" office:value="5745" calcext:value-type="float">
            <text:p>5745</text:p>
          </table:table-cell>
          <table:table-cell office:value-type="float" office:value="0.379934012889862" calcext:value-type="float">
            <text:p>0.3799340129</text:p>
          </table:table-cell>
          <table:table-cell table:number-columns-repeated="4"/>
        </table:table-row>
        <table:table-row table:style-name="ro1">
          <table:table-cell office:value-type="float" office:value="1582153305.45497" calcext:value-type="float">
            <text:p>1582153305.45497</text:p>
          </table:table-cell>
          <table:table-cell office:value-type="float" office:value="5749" calcext:value-type="float">
            <text:p>5749</text:p>
          </table:table-cell>
          <table:table-cell office:value-type="float" office:value="0.281294703483582" calcext:value-type="float">
            <text:p>0.2812947035</text:p>
          </table:table-cell>
          <table:table-cell table:number-columns-repeated="4"/>
        </table:table-row>
        <table:table-row table:style-name="ro1">
          <table:table-cell office:value-type="float" office:value="1582153334.09707" calcext:value-type="float">
            <text:p>1582153334.09707</text:p>
          </table:table-cell>
          <table:table-cell office:value-type="float" office:value="5759" calcext:value-type="float">
            <text:p>5759</text:p>
          </table:table-cell>
          <table:table-cell office:value-type="float" office:value="0.482388854026794" calcext:value-type="float">
            <text:p>0.482388854</text:p>
          </table:table-cell>
          <table:table-cell table:number-columns-repeated="4"/>
        </table:table-row>
        <table:table-row table:style-name="ro1">
          <table:table-cell office:value-type="float" office:value="1582153348.38262" calcext:value-type="float">
            <text:p>1582153348.38262</text:p>
          </table:table-cell>
          <table:table-cell office:value-type="float" office:value="5764" calcext:value-type="float">
            <text:p>5764</text:p>
          </table:table-cell>
          <table:table-cell office:value-type="float" office:value="0.265260457992554" calcext:value-type="float">
            <text:p>0.265260458</text:p>
          </table:table-cell>
          <table:table-cell table:number-columns-repeated="4"/>
        </table:table-row>
        <table:table-row table:style-name="ro1">
          <table:table-cell office:value-type="float" office:value="1582153464.87093" calcext:value-type="float">
            <text:p>1582153464.87093</text:p>
          </table:table-cell>
          <table:table-cell office:value-type="float" office:value="5773" calcext:value-type="float">
            <text:p>5773</text:p>
          </table:table-cell>
          <table:table-cell office:value-type="float" office:value="0.25337940454483" calcext:value-type="float">
            <text:p>0.2533794045</text:p>
          </table:table-cell>
          <table:table-cell table:number-columns-repeated="4"/>
        </table:table-row>
        <table:table-row table:style-name="ro1">
          <table:table-cell office:value-type="float" office:value="1582153484.89323" calcext:value-type="float">
            <text:p>1582153484.89323</text:p>
          </table:table-cell>
          <table:table-cell office:value-type="float" office:value="5780" calcext:value-type="float">
            <text:p>5780</text:p>
          </table:table-cell>
          <table:table-cell office:value-type="float" office:value="0.263635188341141" calcext:value-type="float">
            <text:p>0.2636351883</text:p>
          </table:table-cell>
          <table:table-cell table:number-columns-repeated="4"/>
        </table:table-row>
        <table:table-row table:style-name="ro1">
          <table:table-cell office:value-type="float" office:value="1582153612.58063" calcext:value-type="float">
            <text:p>1582153612.58063</text:p>
          </table:table-cell>
          <table:table-cell office:value-type="float" office:value="5825" calcext:value-type="float">
            <text:p>5825</text:p>
          </table:table-cell>
          <table:table-cell office:value-type="float" office:value="0.342456102371216" calcext:value-type="float">
            <text:p>0.3424561024</text:p>
          </table:table-cell>
          <table:table-cell table:number-columns-repeated="4"/>
        </table:table-row>
        <table:table-row table:style-name="ro1">
          <table:table-cell office:value-type="float" office:value="1582153642.07389" calcext:value-type="float">
            <text:p>1582153642.07389</text:p>
          </table:table-cell>
          <table:table-cell office:value-type="float" office:value="5836" calcext:value-type="float">
            <text:p>5836</text:p>
          </table:table-cell>
          <table:table-cell office:value-type="float" office:value="0.350105702877045" calcext:value-type="float">
            <text:p>0.3501057029</text:p>
          </table:table-cell>
          <table:table-cell table:number-columns-repeated="4"/>
        </table:table-row>
        <table:table-row table:style-name="ro1">
          <table:table-cell office:value-type="float" office:value="1582153810.83271" calcext:value-type="float">
            <text:p>1582153810.83271</text:p>
          </table:table-cell>
          <table:table-cell office:value-type="float" office:value="5887" calcext:value-type="float">
            <text:p>5887</text:p>
          </table:table-cell>
          <table:table-cell office:value-type="float" office:value="0.267864227294922" calcext:value-type="float">
            <text:p>0.2678642273</text:p>
          </table:table-cell>
          <table:table-cell table:number-columns-repeated="4"/>
        </table:table-row>
        <table:table-row table:style-name="ro1">
          <table:table-cell office:value-type="float" office:value="1582154029.52612" calcext:value-type="float">
            <text:p>1582154029.52612</text:p>
          </table:table-cell>
          <table:table-cell office:value-type="float" office:value="5937" calcext:value-type="float">
            <text:p>5937</text:p>
          </table:table-cell>
          <table:table-cell office:value-type="float" office:value="0.25994211435318" calcext:value-type="float">
            <text:p>0.2599421144</text:p>
          </table:table-cell>
          <table:table-cell table:number-columns-repeated="4"/>
        </table:table-row>
        <table:table-row table:style-name="ro1">
          <table:table-cell office:value-type="float" office:value="1582154081.71893" calcext:value-type="float">
            <text:p>1582154081.71893</text:p>
          </table:table-cell>
          <table:table-cell office:value-type="float" office:value="5955" calcext:value-type="float">
            <text:p>5955</text:p>
          </table:table-cell>
          <table:table-cell office:value-type="float" office:value="0.208398044109344" calcext:value-type="float">
            <text:p>0.2083980441</text:p>
          </table:table-cell>
          <table:table-cell table:number-columns-repeated="4"/>
        </table:table-row>
        <table:table-row table:style-name="ro1">
          <table:table-cell office:value-type="float" office:value="1582154272.51148" calcext:value-type="float">
            <text:p>1582154272.51148</text:p>
          </table:table-cell>
          <table:table-cell office:value-type="float" office:value="6026" calcext:value-type="float">
            <text:p>6026</text:p>
          </table:table-cell>
          <table:table-cell office:value-type="float" office:value="0.333352208137512" calcext:value-type="float">
            <text:p>0.3333522081</text:p>
          </table:table-cell>
          <table:table-cell table:number-columns-repeated="4"/>
        </table:table-row>
        <table:table-row table:style-name="ro1">
          <table:table-cell office:value-type="float" office:value="1582154428.67953" calcext:value-type="float">
            <text:p>1582154428.67953</text:p>
          </table:table-cell>
          <table:table-cell office:value-type="float" office:value="6078" calcext:value-type="float">
            <text:p>6078</text:p>
          </table:table-cell>
          <table:table-cell office:value-type="float" office:value="0.311771929264069" calcext:value-type="float">
            <text:p>0.3117719293</text:p>
          </table:table-cell>
          <table:table-cell table:number-columns-repeated="4"/>
        </table:table-row>
        <table:table-row table:style-name="ro1">
          <table:table-cell office:value-type="float" office:value="1582154541.84319" calcext:value-type="float">
            <text:p>1582154541.84319</text:p>
          </table:table-cell>
          <table:table-cell office:value-type="float" office:value="6089" calcext:value-type="float">
            <text:p>6089</text:p>
          </table:table-cell>
          <table:table-cell office:value-type="float" office:value="0.319936871528625" calcext:value-type="float">
            <text:p>0.3199368715</text:p>
          </table:table-cell>
          <table:table-cell table:number-columns-repeated="4"/>
        </table:table-row>
        <table:table-row table:style-name="ro1">
          <table:table-cell office:value-type="float" office:value="1582154559.08114" calcext:value-type="float">
            <text:p>1582154559.08114</text:p>
          </table:table-cell>
          <table:table-cell office:value-type="float" office:value="6095" calcext:value-type="float">
            <text:p>6095</text:p>
          </table:table-cell>
          <table:table-cell office:value-type="float" office:value="0.260870933532715" calcext:value-type="float">
            <text:p>0.2608709335</text:p>
          </table:table-cell>
          <table:table-cell table:number-columns-repeated="4"/>
        </table:table-row>
        <table:table-row table:style-name="ro1">
          <table:table-cell office:value-type="float" office:value="1582154609.71255" calcext:value-type="float">
            <text:p>1582154609.71255</text:p>
          </table:table-cell>
          <table:table-cell office:value-type="float" office:value="6113" calcext:value-type="float">
            <text:p>6113</text:p>
          </table:table-cell>
          <table:table-cell office:value-type="float" office:value="0.267589092254639" calcext:value-type="float">
            <text:p>0.2675890923</text:p>
          </table:table-cell>
          <table:table-cell table:number-columns-repeated="4"/>
        </table:table-row>
        <table:table-row table:style-name="ro1">
          <table:table-cell office:value-type="float" office:value="1582154630.98079" calcext:value-type="float">
            <text:p>1582154630.98079</text:p>
          </table:table-cell>
          <table:table-cell office:value-type="float" office:value="6121" calcext:value-type="float">
            <text:p>6121</text:p>
          </table:table-cell>
          <table:table-cell office:value-type="float" office:value="0.321970373392105" calcext:value-type="float">
            <text:p>0.3219703734</text:p>
          </table:table-cell>
          <table:table-cell table:number-columns-repeated="4"/>
        </table:table-row>
        <table:table-row table:style-name="ro1">
          <table:table-cell office:value-type="float" office:value="1582154695.19104" calcext:value-type="float">
            <text:p>1582154695.19104</text:p>
          </table:table-cell>
          <table:table-cell office:value-type="float" office:value="6145" calcext:value-type="float">
            <text:p>6145</text:p>
          </table:table-cell>
          <table:table-cell office:value-type="float" office:value="0.301812648773193" calcext:value-type="float">
            <text:p>0.3018126488</text:p>
          </table:table-cell>
          <table:table-cell table:number-columns-repeated="4"/>
        </table:table-row>
        <table:table-row table:style-name="ro1">
          <table:table-cell office:value-type="float" office:value="1582154723.95508" calcext:value-type="float">
            <text:p>1582154723.95508</text:p>
          </table:table-cell>
          <table:table-cell office:value-type="float" office:value="6156" calcext:value-type="float">
            <text:p>6156</text:p>
          </table:table-cell>
          <table:table-cell office:value-type="float" office:value="0.357008934020996" calcext:value-type="float">
            <text:p>0.357008934</text:p>
          </table:table-cell>
          <table:table-cell table:number-columns-repeated="4"/>
        </table:table-row>
        <table:table-row table:style-name="ro1">
          <table:table-cell office:value-type="float" office:value="1582154822.7535" calcext:value-type="float">
            <text:p>1582154822.7535</text:p>
          </table:table-cell>
          <table:table-cell office:value-type="float" office:value="6186" calcext:value-type="float">
            <text:p>6186</text:p>
          </table:table-cell>
          <table:table-cell office:value-type="float" office:value="0.236102759838104" calcext:value-type="float">
            <text:p>0.2361027598</text:p>
          </table:table-cell>
          <table:table-cell table:number-columns-repeated="4"/>
        </table:table-row>
        <table:table-row table:style-name="ro1">
          <table:table-cell office:value-type="float" office:value="1582154838.9931" calcext:value-type="float">
            <text:p>1582154838.9931</text:p>
          </table:table-cell>
          <table:table-cell office:value-type="float" office:value="6192" calcext:value-type="float">
            <text:p>6192</text:p>
          </table:table-cell>
          <table:table-cell office:value-type="float" office:value="0.245962768793106" calcext:value-type="float">
            <text:p>0.2459627688</text:p>
          </table:table-cell>
          <table:table-cell table:number-columns-repeated="4"/>
        </table:table-row>
        <table:table-row table:style-name="ro1">
          <table:table-cell office:value-type="float" office:value="1582154841.62632" calcext:value-type="float">
            <text:p>1582154841.62632</text:p>
          </table:table-cell>
          <table:table-cell office:value-type="float" office:value="6193" calcext:value-type="float">
            <text:p>6193</text:p>
          </table:table-cell>
          <table:table-cell office:value-type="float" office:value="0.290469288825989" calcext:value-type="float">
            <text:p>0.2904692888</text:p>
          </table:table-cell>
          <table:table-cell table:number-columns-repeated="4"/>
        </table:table-row>
        <table:table-row table:style-name="ro1">
          <table:table-cell office:value-type="float" office:value="1582154846.8673" calcext:value-type="float">
            <text:p>1582154846.8673</text:p>
          </table:table-cell>
          <table:table-cell office:value-type="float" office:value="6195" calcext:value-type="float">
            <text:p>6195</text:p>
          </table:table-cell>
          <table:table-cell office:value-type="float" office:value="0.304376244544983" calcext:value-type="float">
            <text:p>0.3043762445</text:p>
          </table:table-cell>
          <table:table-cell table:number-columns-repeated="4"/>
        </table:table-row>
        <table:table-row table:style-name="ro1">
          <table:table-cell office:value-type="float" office:value="1582154873.6591" calcext:value-type="float">
            <text:p>1582154873.6591</text:p>
          </table:table-cell>
          <table:table-cell office:value-type="float" office:value="6205" calcext:value-type="float">
            <text:p>6205</text:p>
          </table:table-cell>
          <table:table-cell office:value-type="float" office:value="0.387052029371262" calcext:value-type="float">
            <text:p>0.3870520294</text:p>
          </table:table-cell>
          <table:table-cell table:number-columns-repeated="4"/>
        </table:table-row>
        <table:table-row table:style-name="ro1">
          <table:table-cell office:value-type="float" office:value="1582154884.28715" calcext:value-type="float">
            <text:p>1582154884.28715</text:p>
          </table:table-cell>
          <table:table-cell office:value-type="float" office:value="6209" calcext:value-type="float">
            <text:p>6209</text:p>
          </table:table-cell>
          <table:table-cell office:value-type="float" office:value="0.280658006668091" calcext:value-type="float">
            <text:p>0.2806580067</text:p>
          </table:table-cell>
          <table:table-cell table:number-columns-repeated="4"/>
        </table:table-row>
        <table:table-row table:style-name="ro1">
          <table:table-cell office:value-type="float" office:value="1582154889.45448" calcext:value-type="float">
            <text:p>1582154889.45448</text:p>
          </table:table-cell>
          <table:table-cell office:value-type="float" office:value="6211" calcext:value-type="float">
            <text:p>6211</text:p>
          </table:table-cell>
          <table:table-cell office:value-type="float" office:value="0.268241226673126" calcext:value-type="float">
            <text:p>0.2682412267</text:p>
          </table:table-cell>
          <table:table-cell table:number-columns-repeated="4"/>
        </table:table-row>
        <table:table-row table:style-name="ro1">
          <table:table-cell office:value-type="float" office:value="1582154902.62068" calcext:value-type="float">
            <text:p>1582154902.62068</text:p>
          </table:table-cell>
          <table:table-cell office:value-type="float" office:value="6216" calcext:value-type="float">
            <text:p>6216</text:p>
          </table:table-cell>
          <table:table-cell office:value-type="float" office:value="0.263126850128174" calcext:value-type="float">
            <text:p>0.2631268501</text:p>
          </table:table-cell>
          <table:table-cell table:number-columns-repeated="4"/>
        </table:table-row>
        <table:table-row table:style-name="ro1">
          <table:table-cell office:value-type="float" office:value="1582155275.95396" calcext:value-type="float">
            <text:p>1582155275.95396</text:p>
          </table:table-cell>
          <table:table-cell office:value-type="float" office:value="6324" calcext:value-type="float">
            <text:p>6324</text:p>
          </table:table-cell>
          <table:table-cell office:value-type="float" office:value="0.328640162944794" calcext:value-type="float">
            <text:p>0.3286401629</text:p>
          </table:table-cell>
          <table:table-cell table:number-columns-repeated="4"/>
        </table:table-row>
        <table:table-row table:style-name="ro1">
          <table:table-cell office:value-type="float" office:value="1582155297.68873" calcext:value-type="float">
            <text:p>1582155297.68873</text:p>
          </table:table-cell>
          <table:table-cell office:value-type="float" office:value="6332" calcext:value-type="float">
            <text:p>6332</text:p>
          </table:table-cell>
          <table:table-cell office:value-type="float" office:value="0.244540601968765" calcext:value-type="float">
            <text:p>0.244540602</text:p>
          </table:table-cell>
          <table:table-cell table:number-columns-repeated="4"/>
        </table:table-row>
        <table:table-row table:style-name="ro1">
          <table:table-cell office:value-type="float" office:value="1582155300.76937" calcext:value-type="float">
            <text:p>1582155300.76937</text:p>
          </table:table-cell>
          <table:table-cell office:value-type="float" office:value="6333" calcext:value-type="float">
            <text:p>6333</text:p>
          </table:table-cell>
          <table:table-cell office:value-type="float" office:value="0.340463489294052" calcext:value-type="float">
            <text:p>0.3404634893</text:p>
          </table:table-cell>
          <table:table-cell table:number-columns-repeated="4"/>
        </table:table-row>
        <table:table-row table:style-name="ro1">
          <table:table-cell office:value-type="float" office:value="1582155340.60538" calcext:value-type="float">
            <text:p>1582155340.60538</text:p>
          </table:table-cell>
          <table:table-cell office:value-type="float" office:value="6342" calcext:value-type="float">
            <text:p>6342</text:p>
          </table:table-cell>
          <table:table-cell office:value-type="float" office:value="0.32471638917923" calcext:value-type="float">
            <text:p>0.3247163892</text:p>
          </table:table-cell>
          <table:table-cell table:number-columns-repeated="4"/>
        </table:table-row>
        <table:table-row table:style-name="ro1">
          <table:table-cell office:value-type="float" office:value="1582155361.87976" calcext:value-type="float">
            <text:p>1582155361.87976</text:p>
          </table:table-cell>
          <table:table-cell office:value-type="float" office:value="6349" calcext:value-type="float">
            <text:p>6349</text:p>
          </table:table-cell>
          <table:table-cell office:value-type="float" office:value="0.229774117469788" calcext:value-type="float">
            <text:p>0.2297741175</text:p>
          </table:table-cell>
          <table:table-cell table:number-columns-repeated="4"/>
        </table:table-row>
        <table:table-row table:style-name="ro1">
          <table:table-cell office:value-type="float" office:value="1582155791.36893" calcext:value-type="float">
            <text:p>1582155791.36893</text:p>
          </table:table-cell>
          <table:table-cell office:value-type="float" office:value="6480" calcext:value-type="float">
            <text:p>6480</text:p>
          </table:table-cell>
          <table:table-cell office:value-type="float" office:value="0.373875319957733" calcext:value-type="float">
            <text:p>0.37387532</text:p>
          </table:table-cell>
          <table:table-cell table:number-columns-repeated="4"/>
        </table:table-row>
        <table:table-row table:style-name="ro1">
          <table:table-cell office:value-type="float" office:value="1582155861.05405" calcext:value-type="float">
            <text:p>1582155861.05405</text:p>
          </table:table-cell>
          <table:table-cell office:value-type="float" office:value="6502" calcext:value-type="float">
            <text:p>6502</text:p>
          </table:table-cell>
          <table:table-cell office:value-type="float" office:value="0.284066438674927" calcext:value-type="float">
            <text:p>0.2840664387</text:p>
          </table:table-cell>
          <table:table-cell table:number-columns-repeated="4"/>
        </table:table-row>
        <table:table-row table:style-name="ro1">
          <table:table-cell office:value-type="float" office:value="1582155928.95208" calcext:value-type="float">
            <text:p>1582155928.95208</text:p>
          </table:table-cell>
          <table:table-cell office:value-type="float" office:value="6527" calcext:value-type="float">
            <text:p>6527</text:p>
          </table:table-cell>
          <table:table-cell office:value-type="float" office:value="0.339953362941742" calcext:value-type="float">
            <text:p>0.3399533629</text:p>
          </table:table-cell>
          <table:table-cell table:number-columns-repeated="4"/>
        </table:table-row>
        <table:table-row table:style-name="ro1">
          <table:table-cell office:value-type="float" office:value="1582155966.00042" calcext:value-type="float">
            <text:p>1582155966.00042</text:p>
          </table:table-cell>
          <table:table-cell office:value-type="float" office:value="6541" calcext:value-type="float">
            <text:p>6541</text:p>
          </table:table-cell>
          <table:table-cell office:value-type="float" office:value="0.232248336076736" calcext:value-type="float">
            <text:p>0.2322483361</text:p>
          </table:table-cell>
          <table:table-cell table:number-columns-repeated="4"/>
        </table:table-row>
        <table:table-row table:style-name="ro1">
          <table:table-cell office:value-type="float" office:value="1582156197.38106" calcext:value-type="float">
            <text:p>1582156197.38106</text:p>
          </table:table-cell>
          <table:table-cell office:value-type="float" office:value="6598" calcext:value-type="float">
            <text:p>6598</text:p>
          </table:table-cell>
          <table:table-cell office:value-type="float" office:value="0.26737305521965" calcext:value-type="float">
            <text:p>0.2673730552</text:p>
          </table:table-cell>
          <table:table-cell table:number-columns-repeated="4"/>
        </table:table-row>
        <table:table-row table:style-name="ro1">
          <table:table-cell office:value-type="float" office:value="1582156267.62525" calcext:value-type="float">
            <text:p>1582156267.62525</text:p>
          </table:table-cell>
          <table:table-cell office:value-type="float" office:value="6623" calcext:value-type="float">
            <text:p>6623</text:p>
          </table:table-cell>
          <table:table-cell office:value-type="float" office:value="0.273346573114395" calcext:value-type="float">
            <text:p>0.2733465731</text:p>
          </table:table-cell>
          <table:table-cell table:number-columns-repeated="4"/>
        </table:table-row>
        <table:table-row table:style-name="ro1">
          <table:table-cell office:value-type="float" office:value="1582156286.32769" calcext:value-type="float">
            <text:p>1582156286.32769</text:p>
          </table:table-cell>
          <table:table-cell office:value-type="float" office:value="6630" calcext:value-type="float">
            <text:p>6630</text:p>
          </table:table-cell>
          <table:table-cell office:value-type="float" office:value="0.416897237300873" calcext:value-type="float">
            <text:p>0.4168972373</text:p>
          </table:table-cell>
          <table:table-cell table:number-columns-repeated="4"/>
        </table:table-row>
        <table:table-row table:style-name="ro1">
          <table:table-cell office:value-type="float" office:value="1582156443.81217" calcext:value-type="float">
            <text:p>1582156443.81217</text:p>
          </table:table-cell>
          <table:table-cell office:value-type="float" office:value="6683" calcext:value-type="float">
            <text:p>6683</text:p>
          </table:table-cell>
          <table:table-cell office:value-type="float" office:value="0.351250112056732" calcext:value-type="float">
            <text:p>0.3512501121</text:p>
          </table:table-cell>
          <table:table-cell table:number-columns-repeated="4"/>
        </table:table-row>
        <table:table-row table:style-name="ro1">
          <table:table-cell office:value-type="float" office:value="1582156624.30643" calcext:value-type="float">
            <text:p>1582156624.30643</text:p>
          </table:table-cell>
          <table:table-cell office:value-type="float" office:value="6719" calcext:value-type="float">
            <text:p>6719</text:p>
          </table:table-cell>
          <table:table-cell office:value-type="float" office:value="0.287959903478622" calcext:value-type="float">
            <text:p>0.2879599035</text:p>
          </table:table-cell>
          <table:table-cell table:number-columns-repeated="4"/>
        </table:table-row>
        <table:table-row table:style-name="ro1">
          <table:table-cell office:value-type="float" office:value="1582156753.80721" calcext:value-type="float">
            <text:p>1582156753.80721</text:p>
          </table:table-cell>
          <table:table-cell office:value-type="float" office:value="6768" calcext:value-type="float">
            <text:p>6768</text:p>
          </table:table-cell>
          <table:table-cell office:value-type="float" office:value="0.368737697601318" calcext:value-type="float">
            <text:p>0.3687376976</text:p>
          </table:table-cell>
          <table:table-cell table:number-columns-repeated="4"/>
        </table:table-row>
        <table:table-row table:style-name="ro1">
          <table:table-cell office:value-type="float" office:value="1582157141.50477" calcext:value-type="float">
            <text:p>1582157141.50477</text:p>
          </table:table-cell>
          <table:table-cell office:value-type="float" office:value="6874" calcext:value-type="float">
            <text:p>6874</text:p>
          </table:table-cell>
          <table:table-cell office:value-type="float" office:value="0.309130042791367" calcext:value-type="float">
            <text:p>0.3091300428</text:p>
          </table:table-cell>
          <table:table-cell table:number-columns-repeated="4"/>
        </table:table-row>
        <table:table-row table:style-name="ro1">
          <table:table-cell office:value-type="float" office:value="1582157144.18235" calcext:value-type="float">
            <text:p>1582157144.18235</text:p>
          </table:table-cell>
          <table:table-cell office:value-type="float" office:value="6875" calcext:value-type="float">
            <text:p>6875</text:p>
          </table:table-cell>
          <table:table-cell office:value-type="float" office:value="0.326641529798508" calcext:value-type="float">
            <text:p>0.3266415298</text:p>
          </table:table-cell>
          <table:table-cell table:number-columns-repeated="4"/>
        </table:table-row>
        <table:table-row table:style-name="ro1">
          <table:table-cell office:value-type="float" office:value="1582157146.89645" calcext:value-type="float">
            <text:p>1582157146.89645</text:p>
          </table:table-cell>
          <table:table-cell office:value-type="float" office:value="6876" calcext:value-type="float">
            <text:p>6876</text:p>
          </table:table-cell>
          <table:table-cell office:value-type="float" office:value="0.316493213176727" calcext:value-type="float">
            <text:p>0.3164932132</text:p>
          </table:table-cell>
          <table:table-cell table:number-columns-repeated="4"/>
        </table:table-row>
        <table:table-row table:style-name="ro1">
          <table:table-cell office:value-type="float" office:value="1582157236.33229" calcext:value-type="float">
            <text:p>1582157236.33229</text:p>
          </table:table-cell>
          <table:table-cell office:value-type="float" office:value="6909" calcext:value-type="float">
            <text:p>6909</text:p>
          </table:table-cell>
          <table:table-cell office:value-type="float" office:value="0.21935872733593" calcext:value-type="float">
            <text:p>0.2193587273</text:p>
          </table:table-cell>
          <table:table-cell table:number-columns-repeated="4"/>
        </table:table-row>
        <table:table-row table:style-name="ro1">
          <table:table-cell office:value-type="float" office:value="1582157368.61951" calcext:value-type="float">
            <text:p>1582157368.61951</text:p>
          </table:table-cell>
          <table:table-cell office:value-type="float" office:value="6957" calcext:value-type="float">
            <text:p>6957</text:p>
          </table:table-cell>
          <table:table-cell office:value-type="float" office:value="0.342933565378189" calcext:value-type="float">
            <text:p>0.3429335654</text:p>
          </table:table-cell>
          <table:table-cell table:number-columns-repeated="4"/>
        </table:table-row>
        <table:table-row table:style-name="ro1">
          <table:table-cell office:value-type="float" office:value="1582157378.99272" calcext:value-type="float">
            <text:p>1582157378.99272</text:p>
          </table:table-cell>
          <table:table-cell office:value-type="float" office:value="6961" calcext:value-type="float">
            <text:p>6961</text:p>
          </table:table-cell>
          <table:table-cell office:value-type="float" office:value="0.29336953163147" calcext:value-type="float">
            <text:p>0.2933695316</text:p>
          </table:table-cell>
          <table:table-cell table:number-columns-repeated="4"/>
        </table:table-row>
        <table:table-row table:style-name="ro1">
          <table:table-cell office:value-type="float" office:value="1582157409.84255" calcext:value-type="float">
            <text:p>1582157409.84255</text:p>
          </table:table-cell>
          <table:table-cell office:value-type="float" office:value="6969" calcext:value-type="float">
            <text:p>6969</text:p>
          </table:table-cell>
          <table:table-cell office:value-type="float" office:value="0.265008091926575" calcext:value-type="float">
            <text:p>0.2650080919</text:p>
          </table:table-cell>
          <table:table-cell table:number-columns-repeated="4"/>
        </table:table-row>
        <table:table-row table:style-name="ro1">
          <table:table-cell office:value-type="float" office:value="1582157415.08179" calcext:value-type="float">
            <text:p>1582157415.08179</text:p>
          </table:table-cell>
          <table:table-cell office:value-type="float" office:value="6971" calcext:value-type="float">
            <text:p>6971</text:p>
          </table:table-cell>
          <table:table-cell office:value-type="float" office:value="0.334565341472626" calcext:value-type="float">
            <text:p>0.3345653415</text:p>
          </table:table-cell>
          <table:table-cell table:number-columns-repeated="4"/>
        </table:table-row>
        <table:table-row table:style-name="ro1">
          <table:table-cell office:value-type="float" office:value="1582157517.24495" calcext:value-type="float">
            <text:p>1582157517.24495</text:p>
          </table:table-cell>
          <table:table-cell office:value-type="float" office:value="7009" calcext:value-type="float">
            <text:p>7009</text:p>
          </table:table-cell>
          <table:table-cell office:value-type="float" office:value="0.369044542312622" calcext:value-type="float">
            <text:p>0.3690445423</text:p>
          </table:table-cell>
          <table:table-cell table:number-columns-repeated="4"/>
        </table:table-row>
        <table:table-row table:style-name="ro1">
          <table:table-cell office:value-type="float" office:value="1582157522.58695" calcext:value-type="float">
            <text:p>1582157522.58695</text:p>
          </table:table-cell>
          <table:table-cell office:value-type="float" office:value="7011" calcext:value-type="float">
            <text:p>7011</text:p>
          </table:table-cell>
          <table:table-cell office:value-type="float" office:value="0.226939275860786" calcext:value-type="float">
            <text:p>0.2269392759</text:p>
          </table:table-cell>
          <table:table-cell table:number-columns-repeated="4"/>
        </table:table-row>
        <table:table-row table:style-name="ro1">
          <table:table-cell office:value-type="float" office:value="1582157541.1459" calcext:value-type="float">
            <text:p>1582157541.1459</text:p>
          </table:table-cell>
          <table:table-cell office:value-type="float" office:value="7018" calcext:value-type="float">
            <text:p>7018</text:p>
          </table:table-cell>
          <table:table-cell office:value-type="float" office:value="0.269071996212006" calcext:value-type="float">
            <text:p>0.2690719962</text:p>
          </table:table-cell>
          <table:table-cell table:number-columns-repeated="4"/>
        </table:table-row>
        <table:table-row table:style-name="ro1">
          <table:table-cell office:value-type="float" office:value="1582157623.51844" calcext:value-type="float">
            <text:p>1582157623.51844</text:p>
          </table:table-cell>
          <table:table-cell office:value-type="float" office:value="7022" calcext:value-type="float">
            <text:p>7022</text:p>
          </table:table-cell>
          <table:table-cell office:value-type="float" office:value="0.323428928852081" calcext:value-type="float">
            <text:p>0.3234289289</text:p>
          </table:table-cell>
          <table:table-cell table:number-columns-repeated="4"/>
        </table:table-row>
        <table:table-row table:style-name="ro1">
          <table:table-cell office:value-type="float" office:value="1582157746.68838" calcext:value-type="float">
            <text:p>1582157746.68838</text:p>
          </table:table-cell>
          <table:table-cell office:value-type="float" office:value="7068" calcext:value-type="float">
            <text:p>7068</text:p>
          </table:table-cell>
          <table:table-cell office:value-type="float" office:value="0.328441798686981" calcext:value-type="float">
            <text:p>0.3284417987</text:p>
          </table:table-cell>
          <table:table-cell table:number-columns-repeated="4"/>
        </table:table-row>
        <table:table-row table:style-name="ro1">
          <table:table-cell office:value-type="float" office:value="1582157781.3" calcext:value-type="float">
            <text:p>1582157781.3</text:p>
          </table:table-cell>
          <table:table-cell office:value-type="float" office:value="7081" calcext:value-type="float">
            <text:p>7081</text:p>
          </table:table-cell>
          <table:table-cell office:value-type="float" office:value="0.355335980653763" calcext:value-type="float">
            <text:p>0.3553359807</text:p>
          </table:table-cell>
          <table:table-cell table:number-columns-repeated="4"/>
        </table:table-row>
        <table:table-row table:style-name="ro1">
          <table:table-cell office:value-type="float" office:value="1582157789.06846" calcext:value-type="float">
            <text:p>1582157789.06846</text:p>
          </table:table-cell>
          <table:table-cell office:value-type="float" office:value="7084" calcext:value-type="float">
            <text:p>7084</text:p>
          </table:table-cell>
          <table:table-cell office:value-type="float" office:value="0.23732952773571" calcext:value-type="float">
            <text:p>0.2373295277</text:p>
          </table:table-cell>
          <table:table-cell table:number-columns-repeated="4"/>
        </table:table-row>
        <table:table-row table:style-name="ro1">
          <table:table-cell office:value-type="float" office:value="1582157794.33676" calcext:value-type="float">
            <text:p>1582157794.33676</text:p>
          </table:table-cell>
          <table:table-cell office:value-type="float" office:value="7086" calcext:value-type="float">
            <text:p>7086</text:p>
          </table:table-cell>
          <table:table-cell office:value-type="float" office:value="0.378068089485168" calcext:value-type="float">
            <text:p>0.3780680895</text:p>
          </table:table-cell>
          <table:table-cell table:number-columns-repeated="4"/>
        </table:table-row>
        <table:table-row table:style-name="ro1">
          <table:table-cell office:value-type="float" office:value="1582157837.40444" calcext:value-type="float">
            <text:p>1582157837.40444</text:p>
          </table:table-cell>
          <table:table-cell office:value-type="float" office:value="7101" calcext:value-type="float">
            <text:p>7101</text:p>
          </table:table-cell>
          <table:table-cell office:value-type="float" office:value="0.211933717131615" calcext:value-type="float">
            <text:p>0.2119337171</text:p>
          </table:table-cell>
          <table:table-cell table:number-columns-repeated="4"/>
        </table:table-row>
        <table:table-row table:style-name="ro1">
          <table:table-cell office:value-type="float" office:value="1582157843.20007" calcext:value-type="float">
            <text:p>1582157843.20007</text:p>
          </table:table-cell>
          <table:table-cell office:value-type="float" office:value="7103" calcext:value-type="float">
            <text:p>7103</text:p>
          </table:table-cell>
          <table:table-cell office:value-type="float" office:value="0.265033066272736" calcext:value-type="float">
            <text:p>0.2650330663</text:p>
          </table:table-cell>
          <table:table-cell table:number-columns-repeated="4"/>
        </table:table-row>
        <table:table-row table:style-name="ro1">
          <table:table-cell office:value-type="float" office:value="1582157878.19265" calcext:value-type="float">
            <text:p>1582157878.19265</text:p>
          </table:table-cell>
          <table:table-cell office:value-type="float" office:value="7116" calcext:value-type="float">
            <text:p>7116</text:p>
          </table:table-cell>
          <table:table-cell office:value-type="float" office:value="0.276722818613052" calcext:value-type="float">
            <text:p>0.2767228186</text:p>
          </table:table-cell>
          <table:table-cell table:number-columns-repeated="4"/>
        </table:table-row>
        <table:table-row table:style-name="ro1">
          <table:table-cell office:value-type="float" office:value="1582157905.54687" calcext:value-type="float">
            <text:p>1582157905.54687</text:p>
          </table:table-cell>
          <table:table-cell office:value-type="float" office:value="7122" calcext:value-type="float">
            <text:p>7122</text:p>
          </table:table-cell>
          <table:table-cell office:value-type="float" office:value="0.315381526947021" calcext:value-type="float">
            <text:p>0.3153815269</text:p>
          </table:table-cell>
          <table:table-cell table:number-columns-repeated="4"/>
        </table:table-row>
        <table:table-row table:style-name="ro1">
          <table:table-cell office:value-type="float" office:value="1582158140.94133" calcext:value-type="float">
            <text:p>1582158140.94133</text:p>
          </table:table-cell>
          <table:table-cell office:value-type="float" office:value="7183" calcext:value-type="float">
            <text:p>7183</text:p>
          </table:table-cell>
          <table:table-cell office:value-type="float" office:value="0.254005074501038" calcext:value-type="float">
            <text:p>0.2540050745</text:p>
          </table:table-cell>
          <table:table-cell table:number-columns-repeated="4"/>
        </table:table-row>
        <table:table-row table:style-name="ro1">
          <table:table-cell office:value-type="float" office:value="1582158171.98527" calcext:value-type="float">
            <text:p>1582158171.98527</text:p>
          </table:table-cell>
          <table:table-cell office:value-type="float" office:value="7194" calcext:value-type="float">
            <text:p>7194</text:p>
          </table:table-cell>
          <table:table-cell office:value-type="float" office:value="0.264251589775085" calcext:value-type="float">
            <text:p>0.2642515898</text:p>
          </table:table-cell>
          <table:table-cell table:number-columns-repeated="4"/>
        </table:table-row>
        <table:table-row table:style-name="ro1">
          <table:table-cell office:value-type="float" office:value="1582158258.16212" calcext:value-type="float">
            <text:p>1582158258.16212</text:p>
          </table:table-cell>
          <table:table-cell office:value-type="float" office:value="7225" calcext:value-type="float">
            <text:p>7225</text:p>
          </table:table-cell>
          <table:table-cell office:value-type="float" office:value="0.293686509132385" calcext:value-type="float">
            <text:p>0.2936865091</text:p>
          </table:table-cell>
          <table:table-cell table:number-columns-repeated="4"/>
        </table:table-row>
        <table:table-row table:style-name="ro1">
          <table:table-cell office:value-type="float" office:value="1582158269.25586" calcext:value-type="float">
            <text:p>1582158269.25586</text:p>
          </table:table-cell>
          <table:table-cell office:value-type="float" office:value="7229" calcext:value-type="float">
            <text:p>7229</text:p>
          </table:table-cell>
          <table:table-cell office:value-type="float" office:value="0.330283284187317" calcext:value-type="float">
            <text:p>0.3302832842</text:p>
          </table:table-cell>
          <table:table-cell table:number-columns-repeated="4"/>
        </table:table-row>
        <table:table-row table:style-name="ro1">
          <table:table-cell office:value-type="float" office:value="1582158277.54015" calcext:value-type="float">
            <text:p>1582158277.54015</text:p>
          </table:table-cell>
          <table:table-cell office:value-type="float" office:value="7232" calcext:value-type="float">
            <text:p>7232</text:p>
          </table:table-cell>
          <table:table-cell office:value-type="float" office:value="0.24040187895298" calcext:value-type="float">
            <text:p>0.240401879</text:p>
          </table:table-cell>
          <table:table-cell table:number-columns-repeated="4"/>
        </table:table-row>
        <table:table-row table:style-name="ro1">
          <table:table-cell office:value-type="float" office:value="1582158375.94443" calcext:value-type="float">
            <text:p>1582158375.94443</text:p>
          </table:table-cell>
          <table:table-cell office:value-type="float" office:value="7270" calcext:value-type="float">
            <text:p>7270</text:p>
          </table:table-cell>
          <table:table-cell office:value-type="float" office:value="0.293416917324066" calcext:value-type="float">
            <text:p>0.2934169173</text:p>
          </table:table-cell>
          <table:table-cell table:number-columns-repeated="4"/>
        </table:table-row>
        <table:table-row table:style-name="ro1">
          <table:table-cell office:value-type="float" office:value="1582158496.98157" calcext:value-type="float">
            <text:p>1582158496.98157</text:p>
          </table:table-cell>
          <table:table-cell office:value-type="float" office:value="7310" calcext:value-type="float">
            <text:p>7310</text:p>
          </table:table-cell>
          <table:table-cell office:value-type="float" office:value="0.269944280385971" calcext:value-type="float">
            <text:p>0.2699442804</text:p>
          </table:table-cell>
          <table:table-cell table:number-columns-repeated="4"/>
        </table:table-row>
        <table:table-row table:style-name="ro1">
          <table:table-cell office:value-type="float" office:value="1582158647.48506" calcext:value-type="float">
            <text:p>1582158647.48506</text:p>
          </table:table-cell>
          <table:table-cell office:value-type="float" office:value="7337" calcext:value-type="float">
            <text:p>7337</text:p>
          </table:table-cell>
          <table:table-cell office:value-type="float" office:value="0.267746329307556" calcext:value-type="float">
            <text:p>0.2677463293</text:p>
          </table:table-cell>
          <table:table-cell table:number-columns-repeated="4"/>
        </table:table-row>
        <table:table-row table:style-name="ro1">
          <table:table-cell office:value-type="float" office:value="1582158678.65784" calcext:value-type="float">
            <text:p>1582158678.65784</text:p>
          </table:table-cell>
          <table:table-cell office:value-type="float" office:value="7349" calcext:value-type="float">
            <text:p>7349</text:p>
          </table:table-cell>
          <table:table-cell office:value-type="float" office:value="0.281502574682236" calcext:value-type="float">
            <text:p>0.2815025747</text:p>
          </table:table-cell>
          <table:table-cell table:number-columns-repeated="4"/>
        </table:table-row>
        <table:table-row table:style-name="ro1">
          <table:table-cell office:value-type="float" office:value="1582158732.36436" calcext:value-type="float">
            <text:p>1582158732.36436</text:p>
          </table:table-cell>
          <table:table-cell office:value-type="float" office:value="7370" calcext:value-type="float">
            <text:p>7370</text:p>
          </table:table-cell>
          <table:table-cell office:value-type="float" office:value="0.227667927742004" calcext:value-type="float">
            <text:p>0.2276679277</text:p>
          </table:table-cell>
          <table:table-cell table:number-columns-repeated="4"/>
        </table:table-row>
        <table:table-row table:style-name="ro1">
          <table:table-cell office:value-type="float" office:value="1582158739.8144" calcext:value-type="float">
            <text:p>1582158739.8144</text:p>
          </table:table-cell>
          <table:table-cell office:value-type="float" office:value="7373" calcext:value-type="float">
            <text:p>7373</text:p>
          </table:table-cell>
          <table:table-cell office:value-type="float" office:value="0.230088025331497" calcext:value-type="float">
            <text:p>0.2300880253</text:p>
          </table:table-cell>
          <table:table-cell table:number-columns-repeated="4"/>
        </table:table-row>
        <table:table-row table:style-name="ro1">
          <table:table-cell office:value-type="float" office:value="1582158747.4711" calcext:value-type="float">
            <text:p>1582158747.4711</text:p>
          </table:table-cell>
          <table:table-cell office:value-type="float" office:value="7376" calcext:value-type="float">
            <text:p>7376</text:p>
          </table:table-cell>
          <table:table-cell office:value-type="float" office:value="0.221078157424927" calcext:value-type="float">
            <text:p>0.2210781574</text:p>
          </table:table-cell>
          <table:table-cell table:number-columns-repeated="4"/>
        </table:table-row>
        <table:table-row table:style-name="ro1">
          <table:table-cell office:value-type="float" office:value="1582158757.44716" calcext:value-type="float">
            <text:p>1582158757.44716</text:p>
          </table:table-cell>
          <table:table-cell office:value-type="float" office:value="7380" calcext:value-type="float">
            <text:p>7380</text:p>
          </table:table-cell>
          <table:table-cell office:value-type="float" office:value="0.231068909168243" calcext:value-type="float">
            <text:p>0.2310689092</text:p>
          </table:table-cell>
          <table:table-cell table:number-columns-repeated="4"/>
        </table:table-row>
        <table:table-row table:style-name="ro1">
          <table:table-cell office:value-type="float" office:value="1582158846.79565" calcext:value-type="float">
            <text:p>1582158846.79565</text:p>
          </table:table-cell>
          <table:table-cell office:value-type="float" office:value="7415" calcext:value-type="float">
            <text:p>7415</text:p>
          </table:table-cell>
          <table:table-cell office:value-type="float" office:value="0.235203951597214" calcext:value-type="float">
            <text:p>0.2352039516</text:p>
          </table:table-cell>
          <table:table-cell table:number-columns-repeated="4"/>
        </table:table-row>
        <table:table-row table:style-name="ro1">
          <table:table-cell office:value-type="float" office:value="1582158994.2806" calcext:value-type="float">
            <text:p>1582158994.2806</text:p>
          </table:table-cell>
          <table:table-cell office:value-type="float" office:value="7464" calcext:value-type="float">
            <text:p>7464</text:p>
          </table:table-cell>
          <table:table-cell office:value-type="float" office:value="0.299119412899017" calcext:value-type="float">
            <text:p>0.2991194129</text:p>
          </table:table-cell>
          <table:table-cell table:number-columns-repeated="4"/>
        </table:table-row>
        <table:table-row table:style-name="ro1">
          <table:table-cell office:value-type="float" office:value="1582159057.96436" calcext:value-type="float">
            <text:p>1582159057.96436</text:p>
          </table:table-cell>
          <table:table-cell office:value-type="float" office:value="7486" calcext:value-type="float">
            <text:p>7486</text:p>
          </table:table-cell>
          <table:table-cell office:value-type="float" office:value="0.344787538051605" calcext:value-type="float">
            <text:p>0.3447875381</text:p>
          </table:table-cell>
          <table:table-cell table:number-columns-repeated="4"/>
        </table:table-row>
        <table:table-row table:style-name="ro1">
          <table:table-cell office:value-type="float" office:value="1582159294.79267" calcext:value-type="float">
            <text:p>1582159294.79267</text:p>
          </table:table-cell>
          <table:table-cell office:value-type="float" office:value="7545" calcext:value-type="float">
            <text:p>7545</text:p>
          </table:table-cell>
          <table:table-cell office:value-type="float" office:value="0.215307503938675" calcext:value-type="float">
            <text:p>0.2153075039</text:p>
          </table:table-cell>
          <table:table-cell table:number-columns-repeated="4"/>
        </table:table-row>
        <table:table-row table:style-name="ro1">
          <table:table-cell office:value-type="float" office:value="1582159370.10773" calcext:value-type="float">
            <text:p>1582159370.10773</text:p>
          </table:table-cell>
          <table:table-cell office:value-type="float" office:value="7575" calcext:value-type="float">
            <text:p>7575</text:p>
          </table:table-cell>
          <table:table-cell office:value-type="float" office:value="0.299895346164703" calcext:value-type="float">
            <text:p>0.2998953462</text:p>
          </table:table-cell>
          <table:table-cell table:number-columns-repeated="4"/>
        </table:table-row>
        <table:table-row table:style-name="ro1">
          <table:table-cell office:value-type="float" office:value="1582159438.29826" calcext:value-type="float">
            <text:p>1582159438.29826</text:p>
          </table:table-cell>
          <table:table-cell office:value-type="float" office:value="7593" calcext:value-type="float">
            <text:p>7593</text:p>
          </table:table-cell>
          <table:table-cell office:value-type="float" office:value="0.295321524143219" calcext:value-type="float">
            <text:p>0.2953215241</text:p>
          </table:table-cell>
          <table:table-cell table:number-columns-repeated="4"/>
        </table:table-row>
        <table:table-row table:style-name="ro1">
          <table:table-cell office:value-type="float" office:value="1582159476.86175" calcext:value-type="float">
            <text:p>1582159476.86175</text:p>
          </table:table-cell>
          <table:table-cell office:value-type="float" office:value="7608" calcext:value-type="float">
            <text:p>7608</text:p>
          </table:table-cell>
          <table:table-cell office:value-type="float" office:value="0.325996279716492" calcext:value-type="float">
            <text:p>0.3259962797</text:p>
          </table:table-cell>
          <table:table-cell table:number-columns-repeated="4"/>
        </table:table-row>
        <table:table-row table:style-name="ro1">
          <table:table-cell office:value-type="float" office:value="1582159526.29733" calcext:value-type="float">
            <text:p>1582159526.29733</text:p>
          </table:table-cell>
          <table:table-cell office:value-type="float" office:value="7627" calcext:value-type="float">
            <text:p>7627</text:p>
          </table:table-cell>
          <table:table-cell office:value-type="float" office:value="0.189854323863983" calcext:value-type="float">
            <text:p>0.1898543239</text:p>
          </table:table-cell>
          <table:table-cell table:number-columns-repeated="4"/>
        </table:table-row>
        <table:table-row table:style-name="ro1">
          <table:table-cell office:value-type="float" office:value="1582159675.32463" calcext:value-type="float">
            <text:p>1582159675.32463</text:p>
          </table:table-cell>
          <table:table-cell office:value-type="float" office:value="7651" calcext:value-type="float">
            <text:p>7651</text:p>
          </table:table-cell>
          <table:table-cell office:value-type="float" office:value="0.261003077030182" calcext:value-type="float">
            <text:p>0.261003077</text:p>
          </table:table-cell>
          <table:table-cell table:number-columns-repeated="4"/>
        </table:table-row>
        <table:table-row table:style-name="ro1">
          <table:table-cell office:value-type="float" office:value="1582159711.31059" calcext:value-type="float">
            <text:p>1582159711.31059</text:p>
          </table:table-cell>
          <table:table-cell office:value-type="float" office:value="7665" calcext:value-type="float">
            <text:p>7665</text:p>
          </table:table-cell>
          <table:table-cell office:value-type="float" office:value="0.341538727283478" calcext:value-type="float">
            <text:p>0.3415387273</text:p>
          </table:table-cell>
          <table:table-cell table:number-columns-repeated="4"/>
        </table:table-row>
        <table:table-row table:style-name="ro1">
          <table:table-cell office:value-type="float" office:value="1582159752.97055" calcext:value-type="float">
            <text:p>1582159752.97055</text:p>
          </table:table-cell>
          <table:table-cell office:value-type="float" office:value="7681" calcext:value-type="float">
            <text:p>7681</text:p>
          </table:table-cell>
          <table:table-cell office:value-type="float" office:value="0.320501357316971" calcext:value-type="float">
            <text:p>0.3205013573</text:p>
          </table:table-cell>
          <table:table-cell table:number-columns-repeated="4"/>
        </table:table-row>
        <table:table-row table:style-name="ro1">
          <table:table-cell office:value-type="float" office:value="1582159849.23085" calcext:value-type="float">
            <text:p>1582159849.23085</text:p>
          </table:table-cell>
          <table:table-cell office:value-type="float" office:value="7719" calcext:value-type="float">
            <text:p>7719</text:p>
          </table:table-cell>
          <table:table-cell office:value-type="float" office:value="0.335167318582535" calcext:value-type="float">
            <text:p>0.3351673186</text:p>
          </table:table-cell>
          <table:table-cell table:number-columns-repeated="4"/>
        </table:table-row>
        <table:table-row table:style-name="ro1">
          <table:table-cell office:value-type="float" office:value="1582159978.68144" calcext:value-type="float">
            <text:p>1582159978.68144</text:p>
          </table:table-cell>
          <table:table-cell office:value-type="float" office:value="7763" calcext:value-type="float">
            <text:p>7763</text:p>
          </table:table-cell>
          <table:table-cell office:value-type="float" office:value="0.297257483005524" calcext:value-type="float">
            <text:p>0.297257483</text:p>
          </table:table-cell>
          <table:table-cell table:number-columns-repeated="4"/>
        </table:table-row>
        <table:table-row table:style-name="ro1">
          <table:table-cell office:value-type="float" office:value="1582163837.06842" calcext:value-type="float">
            <text:p>1582163837.06842</text:p>
          </table:table-cell>
          <table:table-cell office:value-type="float" office:value="7664" calcext:value-type="float">
            <text:p>7664</text:p>
          </table:table-cell>
          <table:table-cell office:value-type="float" office:value="0.210318118333817" calcext:value-type="float">
            <text:p>0.2103181183</text:p>
          </table:table-cell>
          <table:table-cell table:number-columns-repeated="4"/>
        </table:table-row>
        <table:table-row table:style-name="ro1">
          <table:table-cell office:value-type="float" office:value="1582163894.12831" calcext:value-type="float">
            <text:p>1582163894.12831</text:p>
          </table:table-cell>
          <table:table-cell office:value-type="float" office:value="7686" calcext:value-type="float">
            <text:p>7686</text:p>
          </table:table-cell>
          <table:table-cell office:value-type="float" office:value="0.258463203907013" calcext:value-type="float">
            <text:p>0.2584632039</text:p>
          </table:table-cell>
          <table:table-cell table:number-columns-repeated="4"/>
        </table:table-row>
        <table:table-row table:style-name="ro1">
          <table:table-cell office:value-type="float" office:value="1582164041.56437" calcext:value-type="float">
            <text:p>1582164041.56437</text:p>
          </table:table-cell>
          <table:table-cell office:value-type="float" office:value="7743" calcext:value-type="float">
            <text:p>7743</text:p>
          </table:table-cell>
          <table:table-cell office:value-type="float" office:value="0.285778701305389" calcext:value-type="float">
            <text:p>0.2857787013</text:p>
          </table:table-cell>
          <table:table-cell table:number-columns-repeated="4"/>
        </table:table-row>
        <table:table-row table:style-name="ro1">
          <table:table-cell office:value-type="float" office:value="1582164128.77786" calcext:value-type="float">
            <text:p>1582164128.77786</text:p>
          </table:table-cell>
          <table:table-cell office:value-type="float" office:value="7770" calcext:value-type="float">
            <text:p>7770</text:p>
          </table:table-cell>
          <table:table-cell office:value-type="float" office:value="0.303548842668533" calcext:value-type="float">
            <text:p>0.3035488427</text:p>
          </table:table-cell>
          <table:table-cell table:number-columns-repeated="4"/>
        </table:table-row>
        <table:table-row table:style-name="ro1">
          <table:table-cell office:value-type="float" office:value="1582164146.54004" calcext:value-type="float">
            <text:p>1582164146.54004</text:p>
          </table:table-cell>
          <table:table-cell office:value-type="float" office:value="7777" calcext:value-type="float">
            <text:p>7777</text:p>
          </table:table-cell>
          <table:table-cell office:value-type="float" office:value="0.219373911619186" calcext:value-type="float">
            <text:p>0.2193739116</text:p>
          </table:table-cell>
          <table:table-cell table:number-columns-repeated="4"/>
        </table:table-row>
        <table:table-row table:style-name="ro1">
          <table:table-cell office:value-type="float" office:value="1582164158.99189" calcext:value-type="float">
            <text:p>1582164158.99189</text:p>
          </table:table-cell>
          <table:table-cell office:value-type="float" office:value="7782" calcext:value-type="float">
            <text:p>7782</text:p>
          </table:table-cell>
          <table:table-cell office:value-type="float" office:value="0.276616334915161" calcext:value-type="float">
            <text:p>0.2766163349</text:p>
          </table:table-cell>
          <table:table-cell table:number-columns-repeated="4"/>
        </table:table-row>
        <table:table-row table:style-name="ro1">
          <table:table-cell office:value-type="float" office:value="1582165929.33935" calcext:value-type="float">
            <text:p>1582165929.33935</text:p>
          </table:table-cell>
          <table:table-cell office:value-type="float" office:value="7703" calcext:value-type="float">
            <text:p>7703</text:p>
          </table:table-cell>
          <table:table-cell office:value-type="float" office:value="0.284044653177261" calcext:value-type="float">
            <text:p>0.2840446532</text:p>
          </table:table-cell>
          <table:table-cell table:number-columns-repeated="4"/>
        </table:table-row>
        <table:table-row table:style-name="ro1">
          <table:table-cell office:value-type="float" office:value="1582165983.31338" calcext:value-type="float">
            <text:p>1582165983.31338</text:p>
          </table:table-cell>
          <table:table-cell office:value-type="float" office:value="7723" calcext:value-type="float">
            <text:p>7723</text:p>
          </table:table-cell>
          <table:table-cell office:value-type="float" office:value="0.322978854179382" calcext:value-type="float">
            <text:p>0.3229788542</text:p>
          </table:table-cell>
          <table:table-cell table:number-columns-repeated="4"/>
        </table:table-row>
        <table:table-row table:style-name="ro1">
          <table:table-cell office:value-type="float" office:value="1582166432.6014" calcext:value-type="float">
            <text:p>1582166432.6014</text:p>
          </table:table-cell>
          <table:table-cell office:value-type="float" office:value="7843" calcext:value-type="float">
            <text:p>7843</text:p>
          </table:table-cell>
          <table:table-cell office:value-type="float" office:value="0.277772754430771" calcext:value-type="float">
            <text:p>0.2777727544</text:p>
          </table:table-cell>
          <table:table-cell table:number-columns-repeated="4"/>
        </table:table-row>
        <table:table-row table:style-name="ro1">
          <table:table-cell office:value-type="float" office:value="1582166469.64203" calcext:value-type="float">
            <text:p>1582166469.64203</text:p>
          </table:table-cell>
          <table:table-cell office:value-type="float" office:value="7855" calcext:value-type="float">
            <text:p>7855</text:p>
          </table:table-cell>
          <table:table-cell office:value-type="float" office:value="0.358313381671906" calcext:value-type="float">
            <text:p>0.3583133817</text:p>
          </table:table-cell>
          <table:table-cell table:number-columns-repeated="4"/>
        </table:table-row>
        <table:table-row table:style-name="ro1">
          <table:table-cell office:value-type="float" office:value="1582166475.04854" calcext:value-type="float">
            <text:p>1582166475.04854</text:p>
          </table:table-cell>
          <table:table-cell office:value-type="float" office:value="7857" calcext:value-type="float">
            <text:p>7857</text:p>
          </table:table-cell>
          <table:table-cell office:value-type="float" office:value="0.199576318264008" calcext:value-type="float">
            <text:p>0.1995763183</text:p>
          </table:table-cell>
          <table:table-cell table:number-columns-repeated="4"/>
        </table:table-row>
        <table:table-row table:style-name="ro1">
          <table:table-cell office:value-type="float" office:value="1582166483.20568" calcext:value-type="float">
            <text:p>1582166483.20568</text:p>
          </table:table-cell>
          <table:table-cell office:value-type="float" office:value="7860" calcext:value-type="float">
            <text:p>7860</text:p>
          </table:table-cell>
          <table:table-cell office:value-type="float" office:value="0.255015552043915" calcext:value-type="float">
            <text:p>0.255015552</text:p>
          </table:table-cell>
          <table:table-cell table:number-columns-repeated="4"/>
        </table:table-row>
        <table:table-row table:style-name="ro1">
          <table:table-cell office:value-type="float" office:value="1582166622.41334" calcext:value-type="float">
            <text:p>1582166622.41334</text:p>
          </table:table-cell>
          <table:table-cell office:value-type="float" office:value="7906" calcext:value-type="float">
            <text:p>7906</text:p>
          </table:table-cell>
          <table:table-cell office:value-type="float" office:value="0.269957065582275" calcext:value-type="float">
            <text:p>0.2699570656</text:p>
          </table:table-cell>
          <table:table-cell table:number-columns-repeated="4"/>
        </table:table-row>
        <table:table-row table:style-name="ro1">
          <table:table-cell office:value-type="float" office:value="1582166875.25197" calcext:value-type="float">
            <text:p>1582166875.25197</text:p>
          </table:table-cell>
          <table:table-cell office:value-type="float" office:value="7967" calcext:value-type="float">
            <text:p>7967</text:p>
          </table:table-cell>
          <table:table-cell office:value-type="float" office:value="0.296841621398926" calcext:value-type="float">
            <text:p>0.2968416214</text:p>
          </table:table-cell>
          <table:table-cell table:number-columns-repeated="4"/>
        </table:table-row>
        <table:table-row table:style-name="ro1">
          <table:table-cell office:value-type="float" office:value="1582167046.81926" calcext:value-type="float">
            <text:p>1582167046.81926</text:p>
          </table:table-cell>
          <table:table-cell office:value-type="float" office:value="8029" calcext:value-type="float">
            <text:p>8029</text:p>
          </table:table-cell>
          <table:table-cell office:value-type="float" office:value="0.249645620584488" calcext:value-type="float">
            <text:p>0.2496456206</text:p>
          </table:table-cell>
          <table:table-cell table:number-columns-repeated="4"/>
        </table:table-row>
        <table:table-row table:style-name="ro1">
          <table:table-cell office:value-type="float" office:value="1582167074.70427" calcext:value-type="float">
            <text:p>1582167074.70427</text:p>
          </table:table-cell>
          <table:table-cell office:value-type="float" office:value="8039" calcext:value-type="float">
            <text:p>8039</text:p>
          </table:table-cell>
          <table:table-cell office:value-type="float" office:value="0.20681531727314" calcext:value-type="float">
            <text:p>0.2068153173</text:p>
          </table:table-cell>
          <table:table-cell table:number-columns-repeated="4"/>
        </table:table-row>
        <table:table-row table:style-name="ro1">
          <table:table-cell office:value-type="float" office:value="1582167093.32656" calcext:value-type="float">
            <text:p>1582167093.32656</text:p>
          </table:table-cell>
          <table:table-cell office:value-type="float" office:value="8046" calcext:value-type="float">
            <text:p>8046</text:p>
          </table:table-cell>
          <table:table-cell office:value-type="float" office:value="0.277853757143021" calcext:value-type="float">
            <text:p>0.2778537571</text:p>
          </table:table-cell>
          <table:table-cell table:number-columns-repeated="4"/>
        </table:table-row>
        <table:table-row table:style-name="ro1">
          <table:table-cell office:value-type="float" office:value="1582167109.27634" calcext:value-type="float">
            <text:p>1582167109.27634</text:p>
          </table:table-cell>
          <table:table-cell office:value-type="float" office:value="8052" calcext:value-type="float">
            <text:p>8052</text:p>
          </table:table-cell>
          <table:table-cell office:value-type="float" office:value="0.252901136875153" calcext:value-type="float">
            <text:p>0.2529011369</text:p>
          </table:table-cell>
          <table:table-cell table:number-columns-repeated="4"/>
        </table:table-row>
        <table:table-row table:style-name="ro1">
          <table:table-cell office:value-type="float" office:value="1582167167.2077" calcext:value-type="float">
            <text:p>1582167167.2077</text:p>
          </table:table-cell>
          <table:table-cell office:value-type="float" office:value="8066" calcext:value-type="float">
            <text:p>8066</text:p>
          </table:table-cell>
          <table:table-cell office:value-type="float" office:value="0.310805022716522" calcext:value-type="float">
            <text:p>0.3108050227</text:p>
          </table:table-cell>
          <table:table-cell table:number-columns-repeated="4"/>
        </table:table-row>
        <table:table-row table:style-name="ro1">
          <table:table-cell office:value-type="float" office:value="1582167199.43863" calcext:value-type="float">
            <text:p>1582167199.43863</text:p>
          </table:table-cell>
          <table:table-cell office:value-type="float" office:value="8078" calcext:value-type="float">
            <text:p>8078</text:p>
          </table:table-cell>
          <table:table-cell office:value-type="float" office:value="0.283789336681366" calcext:value-type="float">
            <text:p>0.2837893367</text:p>
          </table:table-cell>
          <table:table-cell table:number-columns-repeated="4"/>
        </table:table-row>
        <table:table-row table:style-name="ro1">
          <table:table-cell office:value-type="float" office:value="1582167218.02288" calcext:value-type="float">
            <text:p>1582167218.02288</text:p>
          </table:table-cell>
          <table:table-cell office:value-type="float" office:value="8085" calcext:value-type="float">
            <text:p>8085</text:p>
          </table:table-cell>
          <table:table-cell office:value-type="float" office:value="0.318851768970489" calcext:value-type="float">
            <text:p>0.318851769</text:p>
          </table:table-cell>
          <table:table-cell table:number-columns-repeated="4"/>
        </table:table-row>
        <table:table-row table:style-name="ro1">
          <table:table-cell office:value-type="float" office:value="1582167237.80708" calcext:value-type="float">
            <text:p>1582167237.80708</text:p>
          </table:table-cell>
          <table:table-cell office:value-type="float" office:value="8092" calcext:value-type="float">
            <text:p>8092</text:p>
          </table:table-cell>
          <table:table-cell office:value-type="float" office:value="0.247264564037323" calcext:value-type="float">
            <text:p>0.247264564</text:p>
          </table:table-cell>
          <table:table-cell table:number-columns-repeated="4"/>
        </table:table-row>
        <table:table-row table:style-name="ro1">
          <table:table-cell office:value-type="float" office:value="1582167280.1545" calcext:value-type="float">
            <text:p>1582167280.1545</text:p>
          </table:table-cell>
          <table:table-cell office:value-type="float" office:value="8108" calcext:value-type="float">
            <text:p>8108</text:p>
          </table:table-cell>
          <table:table-cell office:value-type="float" office:value="0.222911491990089" calcext:value-type="float">
            <text:p>0.222911492</text:p>
          </table:table-cell>
          <table:table-cell table:number-columns-repeated="4"/>
        </table:table-row>
        <table:table-row table:style-name="ro1">
          <table:table-cell office:value-type="float" office:value="1582167481.82234" calcext:value-type="float">
            <text:p>1582167481.82234</text:p>
          </table:table-cell>
          <table:table-cell office:value-type="float" office:value="8145" calcext:value-type="float">
            <text:p>8145</text:p>
          </table:table-cell>
          <table:table-cell office:value-type="float" office:value="0.256338208913803" calcext:value-type="float">
            <text:p>0.2563382089</text:p>
          </table:table-cell>
          <table:table-cell table:number-columns-repeated="4"/>
        </table:table-row>
        <table:table-row table:style-name="ro1">
          <table:table-cell office:value-type="float" office:value="1582167544.90886" calcext:value-type="float">
            <text:p>1582167544.90886</text:p>
          </table:table-cell>
          <table:table-cell office:value-type="float" office:value="8166" calcext:value-type="float">
            <text:p>8166</text:p>
          </table:table-cell>
          <table:table-cell office:value-type="float" office:value="0.273411780595779" calcext:value-type="float">
            <text:p>0.2734117806</text:p>
          </table:table-cell>
          <table:table-cell table:number-columns-repeated="4"/>
        </table:table-row>
        <table:table-row table:style-name="ro1">
          <table:table-cell office:value-type="float" office:value="1582167564.35297" calcext:value-type="float">
            <text:p>1582167564.35297</text:p>
          </table:table-cell>
          <table:table-cell office:value-type="float" office:value="8173" calcext:value-type="float">
            <text:p>8173</text:p>
          </table:table-cell>
          <table:table-cell office:value-type="float" office:value="0.244603008031845" calcext:value-type="float">
            <text:p>0.244603008</text:p>
          </table:table-cell>
          <table:table-cell table:number-columns-repeated="4"/>
        </table:table-row>
        <table:table-row table:style-name="ro1">
          <table:table-cell office:value-type="float" office:value="1582167736.48791" calcext:value-type="float">
            <text:p>1582167736.48791</text:p>
          </table:table-cell>
          <table:table-cell office:value-type="float" office:value="8228" calcext:value-type="float">
            <text:p>8228</text:p>
          </table:table-cell>
          <table:table-cell office:value-type="float" office:value="0.232467770576477" calcext:value-type="float">
            <text:p>0.2324677706</text:p>
          </table:table-cell>
          <table:table-cell table:number-columns-repeated="4"/>
        </table:table-row>
        <table:table-row table:style-name="ro1">
          <table:table-cell office:value-type="float" office:value="1582167818.6503" calcext:value-type="float">
            <text:p>1582167818.6503</text:p>
          </table:table-cell>
          <table:table-cell office:value-type="float" office:value="8257" calcext:value-type="float">
            <text:p>8257</text:p>
          </table:table-cell>
          <table:table-cell office:value-type="float" office:value="0.279929876327515" calcext:value-type="float">
            <text:p>0.2799298763</text:p>
          </table:table-cell>
          <table:table-cell table:number-columns-repeated="4"/>
        </table:table-row>
        <table:table-row table:style-name="ro1">
          <table:table-cell office:value-type="float" office:value="1582184120.70333" calcext:value-type="float">
            <text:p>1582184120.70333</text:p>
          </table:table-cell>
          <table:table-cell office:value-type="float" office:value="8112" calcext:value-type="float">
            <text:p>8112</text:p>
          </table:table-cell>
          <table:table-cell office:value-type="float" office:value="0.289784967899323" calcext:value-type="float">
            <text:p>0.2897849679</text:p>
          </table:table-cell>
          <table:table-cell table:number-columns-repeated="4"/>
        </table:table-row>
        <table:table-row table:style-name="ro1">
          <table:table-cell office:value-type="float" office:value="1582184131.29431" calcext:value-type="float">
            <text:p>1582184131.29431</text:p>
          </table:table-cell>
          <table:table-cell office:value-type="float" office:value="8114" calcext:value-type="float">
            <text:p>8114</text:p>
          </table:table-cell>
          <table:table-cell office:value-type="float" office:value="0.270968317985535" calcext:value-type="float">
            <text:p>0.270968318</text:p>
          </table:table-cell>
          <table:table-cell table:number-columns-repeated="4"/>
        </table:table-row>
        <table:table-row table:style-name="ro1">
          <table:table-cell office:value-type="float" office:value="1582184176.3544" calcext:value-type="float">
            <text:p>1582184176.3544</text:p>
          </table:table-cell>
          <table:table-cell office:value-type="float" office:value="8129" calcext:value-type="float">
            <text:p>8129</text:p>
          </table:table-cell>
          <table:table-cell office:value-type="float" office:value="0.310957670211792" calcext:value-type="float">
            <text:p>0.3109576702</text:p>
          </table:table-cell>
          <table:table-cell table:number-columns-repeated="4"/>
        </table:table-row>
        <table:table-row table:style-name="ro1">
          <table:table-cell office:value-type="float" office:value="1582184189.55091" calcext:value-type="float">
            <text:p>1582184189.55091</text:p>
          </table:table-cell>
          <table:table-cell office:value-type="float" office:value="8134" calcext:value-type="float">
            <text:p>8134</text:p>
          </table:table-cell>
          <table:table-cell office:value-type="float" office:value="0.207179337739944" calcext:value-type="float">
            <text:p>0.2071793377</text:p>
          </table:table-cell>
          <table:table-cell table:number-columns-repeated="4"/>
        </table:table-row>
        <table:table-row table:style-name="ro1">
          <table:table-cell office:value-type="float" office:value="1582184232.8151" calcext:value-type="float">
            <text:p>1582184232.8151</text:p>
          </table:table-cell>
          <table:table-cell office:value-type="float" office:value="8150" calcext:value-type="float">
            <text:p>8150</text:p>
          </table:table-cell>
          <table:table-cell office:value-type="float" office:value="0.269912987947464" calcext:value-type="float">
            <text:p>0.2699129879</text:p>
          </table:table-cell>
          <table:table-cell table:number-columns-repeated="4"/>
        </table:table-row>
        <table:table-row table:style-name="ro1">
          <table:table-cell office:value-type="float" office:value="1582184257.50423" calcext:value-type="float">
            <text:p>1582184257.50423</text:p>
          </table:table-cell>
          <table:table-cell office:value-type="float" office:value="8159" calcext:value-type="float">
            <text:p>8159</text:p>
          </table:table-cell>
          <table:table-cell office:value-type="float" office:value="0.204870164394379" calcext:value-type="float">
            <text:p>0.2048701644</text:p>
          </table:table-cell>
          <table:table-cell table:number-columns-repeated="4"/>
        </table:table-row>
        <table:table-row table:style-name="ro1">
          <table:table-cell office:value-type="float" office:value="1582184322.13936" calcext:value-type="float">
            <text:p>1582184322.13936</text:p>
          </table:table-cell>
          <table:table-cell office:value-type="float" office:value="8184" calcext:value-type="float">
            <text:p>8184</text:p>
          </table:table-cell>
          <table:table-cell office:value-type="float" office:value="0.221331194043159" calcext:value-type="float">
            <text:p>0.221331194</text:p>
          </table:table-cell>
          <table:table-cell table:number-columns-repeated="4"/>
        </table:table-row>
        <table:table-row table:style-name="ro1">
          <table:table-cell office:value-type="float" office:value="1582184519.38301" calcext:value-type="float">
            <text:p>1582184519.38301</text:p>
          </table:table-cell>
          <table:table-cell office:value-type="float" office:value="8246" calcext:value-type="float">
            <text:p>8246</text:p>
          </table:table-cell>
          <table:table-cell office:value-type="float" office:value="0.210300087928772" calcext:value-type="float">
            <text:p>0.2103000879</text:p>
          </table:table-cell>
          <table:table-cell table:number-columns-repeated="4"/>
        </table:table-row>
        <table:table-row table:style-name="ro1">
          <table:table-cell office:value-type="float" office:value="1582184697.99223" calcext:value-type="float">
            <text:p>1582184697.99223</text:p>
          </table:table-cell>
          <table:table-cell office:value-type="float" office:value="8278" calcext:value-type="float">
            <text:p>8278</text:p>
          </table:table-cell>
          <table:table-cell office:value-type="float" office:value="0.328402459621429" calcext:value-type="float">
            <text:p>0.3284024596</text:p>
          </table:table-cell>
          <table:table-cell table:number-columns-repeated="4"/>
        </table:table-row>
        <table:table-row table:style-name="ro1">
          <table:table-cell office:value-type="float" office:value="1582184703.0461" calcext:value-type="float">
            <text:p>1582184703.0461</text:p>
          </table:table-cell>
          <table:table-cell office:value-type="float" office:value="8280" calcext:value-type="float">
            <text:p>8280</text:p>
          </table:table-cell>
          <table:table-cell office:value-type="float" office:value="0.212804287672043" calcext:value-type="float">
            <text:p>0.2128042877</text:p>
          </table:table-cell>
          <table:table-cell table:number-columns-repeated="4"/>
        </table:table-row>
        <table:table-row table:style-name="ro1">
          <table:table-cell office:value-type="float" office:value="1582184925.70125" calcext:value-type="float">
            <text:p>1582184925.70125</text:p>
          </table:table-cell>
          <table:table-cell office:value-type="float" office:value="8366" calcext:value-type="float">
            <text:p>8366</text:p>
          </table:table-cell>
          <table:table-cell office:value-type="float" office:value="0.301928699016571" calcext:value-type="float">
            <text:p>0.301928699</text:p>
          </table:table-cell>
          <table:table-cell table:number-columns-repeated="4"/>
        </table:table-row>
        <table:table-row table:style-name="ro1">
          <table:table-cell office:value-type="float" office:value="1582185003.4754" calcext:value-type="float">
            <text:p>1582185003.4754</text:p>
          </table:table-cell>
          <table:table-cell office:value-type="float" office:value="8389" calcext:value-type="float">
            <text:p>8389</text:p>
          </table:table-cell>
          <table:table-cell office:value-type="float" office:value="0.226424768567085" calcext:value-type="float">
            <text:p>0.2264247686</text:p>
          </table:table-cell>
          <table:table-cell table:number-columns-repeated="4"/>
        </table:table-row>
        <table:table-row table:style-name="ro1">
          <table:table-cell office:value-type="float" office:value="1582185013.67008" calcext:value-type="float">
            <text:p>1582185013.67008</text:p>
          </table:table-cell>
          <table:table-cell office:value-type="float" office:value="8393" calcext:value-type="float">
            <text:p>8393</text:p>
          </table:table-cell>
          <table:table-cell office:value-type="float" office:value="0.264254719018936" calcext:value-type="float">
            <text:p>0.264254719</text:p>
          </table:table-cell>
          <table:table-cell table:number-columns-repeated="4"/>
        </table:table-row>
        <table:table-row table:style-name="ro1">
          <table:table-cell office:value-type="float" office:value="1582185042.6126" calcext:value-type="float">
            <text:p>1582185042.6126</text:p>
          </table:table-cell>
          <table:table-cell office:value-type="float" office:value="8404" calcext:value-type="float">
            <text:p>8404</text:p>
          </table:table-cell>
          <table:table-cell office:value-type="float" office:value="0.23976956307888" calcext:value-type="float">
            <text:p>0.2397695631</text:p>
          </table:table-cell>
          <table:table-cell table:number-columns-repeated="4"/>
        </table:table-row>
        <table:table-row table:style-name="ro1">
          <table:table-cell office:value-type="float" office:value="1582185045.13932" calcext:value-type="float">
            <text:p>1582185045.13932</text:p>
          </table:table-cell>
          <table:table-cell office:value-type="float" office:value="8405" calcext:value-type="float">
            <text:p>8405</text:p>
          </table:table-cell>
          <table:table-cell office:value-type="float" office:value="0.284713268280029" calcext:value-type="float">
            <text:p>0.2847132683</text:p>
          </table:table-cell>
          <table:table-cell table:number-columns-repeated="4"/>
        </table:table-row>
        <table:table-row table:style-name="ro1">
          <table:table-cell office:value-type="float" office:value="1582185060.52222" calcext:value-type="float">
            <text:p>1582185060.52222</text:p>
          </table:table-cell>
          <table:table-cell office:value-type="float" office:value="8411" calcext:value-type="float">
            <text:p>8411</text:p>
          </table:table-cell>
          <table:table-cell office:value-type="float" office:value="0.253436982631683" calcext:value-type="float">
            <text:p>0.2534369826</text:p>
          </table:table-cell>
          <table:table-cell table:number-columns-repeated="4"/>
        </table:table-row>
        <table:table-row table:style-name="ro1">
          <table:table-cell office:value-type="float" office:value="1582185223.01408" calcext:value-type="float">
            <text:p>1582185223.01408</text:p>
          </table:table-cell>
          <table:table-cell office:value-type="float" office:value="8442" calcext:value-type="float">
            <text:p>8442</text:p>
          </table:table-cell>
          <table:table-cell office:value-type="float" office:value="0.276464015245438" calcext:value-type="float">
            <text:p>0.2764640152</text:p>
          </table:table-cell>
          <table:table-cell table:number-columns-repeated="4"/>
        </table:table-row>
        <table:table-row table:style-name="ro1">
          <table:table-cell office:value-type="float" office:value="1582185252.18678" calcext:value-type="float">
            <text:p>1582185252.18678</text:p>
          </table:table-cell>
          <table:table-cell office:value-type="float" office:value="8453" calcext:value-type="float">
            <text:p>8453</text:p>
          </table:table-cell>
          <table:table-cell office:value-type="float" office:value="0.289280414581299" calcext:value-type="float">
            <text:p>0.2892804146</text:p>
          </table:table-cell>
          <table:table-cell table:number-columns-repeated="4"/>
        </table:table-row>
        <table:table-row table:style-name="ro1">
          <table:table-cell office:value-type="float" office:value="1582185259.92539" calcext:value-type="float">
            <text:p>1582185259.92539</text:p>
          </table:table-cell>
          <table:table-cell office:value-type="float" office:value="8456" calcext:value-type="float">
            <text:p>8456</text:p>
          </table:table-cell>
          <table:table-cell office:value-type="float" office:value="0.195943832397461" calcext:value-type="float">
            <text:p>0.1959438324</text:p>
          </table:table-cell>
          <table:table-cell table:number-columns-repeated="4"/>
        </table:table-row>
        <table:table-row table:style-name="ro1">
          <table:table-cell office:value-type="float" office:value="1582185278.2255" calcext:value-type="float">
            <text:p>1582185278.2255</text:p>
          </table:table-cell>
          <table:table-cell office:value-type="float" office:value="8463" calcext:value-type="float">
            <text:p>8463</text:p>
          </table:table-cell>
          <table:table-cell office:value-type="float" office:value="0.249891206622124" calcext:value-type="float">
            <text:p>0.2498912066</text:p>
          </table:table-cell>
          <table:table-cell table:number-columns-repeated="4"/>
        </table:table-row>
        <table:table-row table:style-name="ro1">
          <table:table-cell office:value-type="float" office:value="1582185291.30464" calcext:value-type="float">
            <text:p>1582185291.30464</text:p>
          </table:table-cell>
          <table:table-cell office:value-type="float" office:value="8468" calcext:value-type="float">
            <text:p>8468</text:p>
          </table:table-cell>
          <table:table-cell office:value-type="float" office:value="0.340150415897369" calcext:value-type="float">
            <text:p>0.3401504159</text:p>
          </table:table-cell>
          <table:table-cell table:number-columns-repeated="4"/>
        </table:table-row>
        <table:table-row table:style-name="ro1">
          <table:table-cell office:value-type="float" office:value="1582185301.87523" calcext:value-type="float">
            <text:p>1582185301.87523</text:p>
          </table:table-cell>
          <table:table-cell office:value-type="float" office:value="8472" calcext:value-type="float">
            <text:p>8472</text:p>
          </table:table-cell>
          <table:table-cell office:value-type="float" office:value="0.235445529222488" calcext:value-type="float">
            <text:p>0.2354455292</text:p>
          </table:table-cell>
          <table:table-cell table:number-columns-repeated="4"/>
        </table:table-row>
        <table:table-row table:style-name="ro1">
          <table:table-cell office:value-type="float" office:value="1582185380.6527" calcext:value-type="float">
            <text:p>1582185380.6527</text:p>
          </table:table-cell>
          <table:table-cell office:value-type="float" office:value="8502" calcext:value-type="float">
            <text:p>8502</text:p>
          </table:table-cell>
          <table:table-cell office:value-type="float" office:value="0.242779567837715" calcext:value-type="float">
            <text:p>0.2427795678</text:p>
          </table:table-cell>
          <table:table-cell table:number-columns-repeated="4"/>
        </table:table-row>
        <table:table-row table:style-name="ro1">
          <table:table-cell office:value-type="float" office:value="1582185423.0215" calcext:value-type="float">
            <text:p>1582185423.0215</text:p>
          </table:table-cell>
          <table:table-cell office:value-type="float" office:value="8518" calcext:value-type="float">
            <text:p>8518</text:p>
          </table:table-cell>
          <table:table-cell office:value-type="float" office:value="0.280316799879074" calcext:value-type="float">
            <text:p>0.2803167999</text:p>
          </table:table-cell>
          <table:table-cell table:number-columns-repeated="4"/>
        </table:table-row>
        <table:table-row table:style-name="ro1">
          <table:table-cell office:value-type="float" office:value="1582185433.26094" calcext:value-type="float">
            <text:p>1582185433.26094</text:p>
          </table:table-cell>
          <table:table-cell office:value-type="float" office:value="8522" calcext:value-type="float">
            <text:p>8522</text:p>
          </table:table-cell>
          <table:table-cell office:value-type="float" office:value="0.229198351502418" calcext:value-type="float">
            <text:p>0.2291983515</text:p>
          </table:table-cell>
          <table:table-cell table:number-columns-repeated="4"/>
        </table:table-row>
        <table:table-row table:style-name="ro1">
          <table:table-cell office:value-type="float" office:value="1582185735.80391" calcext:value-type="float">
            <text:p>1582185735.80391</text:p>
          </table:table-cell>
          <table:table-cell office:value-type="float" office:value="8597" calcext:value-type="float">
            <text:p>8597</text:p>
          </table:table-cell>
          <table:table-cell office:value-type="float" office:value="0.223251402378082" calcext:value-type="float">
            <text:p>0.2232514024</text:p>
          </table:table-cell>
          <table:table-cell table:number-columns-repeated="4"/>
        </table:table-row>
        <table:table-row table:style-name="ro1">
          <table:table-cell office:value-type="float" office:value="1582185803.01866" calcext:value-type="float">
            <text:p>1582185803.01866</text:p>
          </table:table-cell>
          <table:table-cell office:value-type="float" office:value="8622" calcext:value-type="float">
            <text:p>8622</text:p>
          </table:table-cell>
          <table:table-cell office:value-type="float" office:value="0.252509862184525" calcext:value-type="float">
            <text:p>0.2525098622</text:p>
          </table:table-cell>
          <table:table-cell table:number-columns-repeated="4"/>
        </table:table-row>
        <table:table-row table:style-name="ro1">
          <table:table-cell office:value-type="float" office:value="1582185826.25373" calcext:value-type="float">
            <text:p>1582185826.25373</text:p>
          </table:table-cell>
          <table:table-cell office:value-type="float" office:value="8631" calcext:value-type="float">
            <text:p>8631</text:p>
          </table:table-cell>
          <table:table-cell office:value-type="float" office:value="0.294053733348846" calcext:value-type="float">
            <text:p>0.2940537333</text:p>
          </table:table-cell>
          <table:table-cell table:number-columns-repeated="4"/>
        </table:table-row>
        <table:table-row table:style-name="ro1">
          <table:table-cell office:value-type="float" office:value="1582185899.98501" calcext:value-type="float">
            <text:p>1582185899.98501</text:p>
          </table:table-cell>
          <table:table-cell office:value-type="float" office:value="8659" calcext:value-type="float">
            <text:p>8659</text:p>
          </table:table-cell>
          <table:table-cell office:value-type="float" office:value="0.305173188447952" calcext:value-type="float">
            <text:p>0.3051731884</text:p>
          </table:table-cell>
          <table:table-cell table:number-columns-repeated="4"/>
        </table:table-row>
        <table:table-row table:style-name="ro1">
          <table:table-cell office:value-type="float" office:value="1582185902.4927" calcext:value-type="float">
            <text:p>1582185902.4927</text:p>
          </table:table-cell>
          <table:table-cell office:value-type="float" office:value="8660" calcext:value-type="float">
            <text:p>8660</text:p>
          </table:table-cell>
          <table:table-cell office:value-type="float" office:value="0.234315365552902" calcext:value-type="float">
            <text:p>0.2343153656</text:p>
          </table:table-cell>
          <table:table-cell table:number-columns-repeated="4"/>
        </table:table-row>
        <table:table-row table:style-name="ro1">
          <table:table-cell office:value-type="float" office:value="1582185972.04958" calcext:value-type="float">
            <text:p>1582185972.04958</text:p>
          </table:table-cell>
          <table:table-cell office:value-type="float" office:value="8681" calcext:value-type="float">
            <text:p>8681</text:p>
          </table:table-cell>
          <table:table-cell office:value-type="float" office:value="0.24828913807869" calcext:value-type="float">
            <text:p>0.2482891381</text:p>
          </table:table-cell>
          <table:table-cell table:number-columns-repeated="4"/>
        </table:table-row>
        <table:table-row table:style-name="ro1">
          <table:table-cell office:value-type="float" office:value="1582186016.13924" calcext:value-type="float">
            <text:p>1582186016.13924</text:p>
          </table:table-cell>
          <table:table-cell office:value-type="float" office:value="8697" calcext:value-type="float">
            <text:p>8697</text:p>
          </table:table-cell>
          <table:table-cell office:value-type="float" office:value="0.285665690898895" calcext:value-type="float">
            <text:p>0.2856656909</text:p>
          </table:table-cell>
          <table:table-cell table:number-columns-repeated="4"/>
        </table:table-row>
        <table:table-row table:style-name="ro1">
          <table:table-cell office:value-type="float" office:value="1582186284.05974" calcext:value-type="float">
            <text:p>1582186284.05974</text:p>
          </table:table-cell>
          <table:table-cell office:value-type="float" office:value="8767" calcext:value-type="float">
            <text:p>8767</text:p>
          </table:table-cell>
          <table:table-cell office:value-type="float" office:value="0.240617394447327" calcext:value-type="float">
            <text:p>0.2406173944</text:p>
          </table:table-cell>
          <table:table-cell table:number-columns-repeated="4"/>
        </table:table-row>
        <table:table-row table:style-name="ro1">
          <table:table-cell office:value-type="float" office:value="1582186346.78669" calcext:value-type="float">
            <text:p>1582186346.78669</text:p>
          </table:table-cell>
          <table:table-cell office:value-type="float" office:value="8791" calcext:value-type="float">
            <text:p>8791</text:p>
          </table:table-cell>
          <table:table-cell office:value-type="float" office:value="0.270665615797043" calcext:value-type="float">
            <text:p>0.2706656158</text:p>
          </table:table-cell>
          <table:table-cell table:number-columns-repeated="4"/>
        </table:table-row>
        <table:table-row table:style-name="ro1">
          <table:table-cell office:value-type="float" office:value="1582186415.39204" calcext:value-type="float">
            <text:p>1582186415.39204</text:p>
          </table:table-cell>
          <table:table-cell office:value-type="float" office:value="8818" calcext:value-type="float">
            <text:p>8818</text:p>
          </table:table-cell>
          <table:table-cell office:value-type="float" office:value="0.286560893058777" calcext:value-type="float">
            <text:p>0.2865608931</text:p>
          </table:table-cell>
          <table:table-cell table:number-columns-repeated="4"/>
        </table:table-row>
        <table:table-row table:style-name="ro1">
          <table:table-cell office:value-type="float" office:value="1582186507.27924" calcext:value-type="float">
            <text:p>1582186507.27924</text:p>
          </table:table-cell>
          <table:table-cell office:value-type="float" office:value="8847" calcext:value-type="float">
            <text:p>8847</text:p>
          </table:table-cell>
          <table:table-cell office:value-type="float" office:value="0.320724427700043" calcext:value-type="float">
            <text:p>0.3207244277</text:p>
          </table:table-cell>
          <table:table-cell table:number-columns-repeated="4"/>
        </table:table-row>
        <table:table-row table:style-name="ro1">
          <table:table-cell office:value-type="float" office:value="1582186535.77397" calcext:value-type="float">
            <text:p>1582186535.77397</text:p>
          </table:table-cell>
          <table:table-cell office:value-type="float" office:value="8858" calcext:value-type="float">
            <text:p>8858</text:p>
          </table:table-cell>
          <table:table-cell office:value-type="float" office:value="0.246097192168236" calcext:value-type="float">
            <text:p>0.2460971922</text:p>
          </table:table-cell>
          <table:table-cell table:number-columns-repeated="4"/>
        </table:table-row>
        <table:table-row table:style-name="ro1">
          <table:table-cell office:value-type="float" office:value="1582186864.60395" calcext:value-type="float">
            <text:p>1582186864.60395</text:p>
          </table:table-cell>
          <table:table-cell office:value-type="float" office:value="8907" calcext:value-type="float">
            <text:p>8907</text:p>
          </table:table-cell>
          <table:table-cell office:value-type="float" office:value="0.257979571819305" calcext:value-type="float">
            <text:p>0.2579795718</text:p>
          </table:table-cell>
          <table:table-cell table:number-columns-repeated="4"/>
        </table:table-row>
        <table:table-row table:style-name="ro1">
          <table:table-cell office:value-type="float" office:value="1582186900.05639" calcext:value-type="float">
            <text:p>1582186900.05639</text:p>
          </table:table-cell>
          <table:table-cell office:value-type="float" office:value="8916" calcext:value-type="float">
            <text:p>8916</text:p>
          </table:table-cell>
          <table:table-cell office:value-type="float" office:value="0.233538329601288" calcext:value-type="float">
            <text:p>0.2335383296</text:p>
          </table:table-cell>
          <table:table-cell table:number-columns-repeated="4"/>
        </table:table-row>
        <table:table-row table:style-name="ro1">
          <table:table-cell office:value-type="float" office:value="1582186912.36087" calcext:value-type="float">
            <text:p>1582186912.36087</text:p>
          </table:table-cell>
          <table:table-cell office:value-type="float" office:value="8920" calcext:value-type="float">
            <text:p>8920</text:p>
          </table:table-cell>
          <table:table-cell office:value-type="float" office:value="0.243541017174721" calcext:value-type="float">
            <text:p>0.2435410172</text:p>
          </table:table-cell>
          <table:table-cell table:number-columns-repeated="4"/>
        </table:table-row>
        <table:table-row table:style-name="ro1">
          <table:table-cell office:value-type="float" office:value="1582186930.13452" calcext:value-type="float">
            <text:p>1582186930.13452</text:p>
          </table:table-cell>
          <table:table-cell office:value-type="float" office:value="8926" calcext:value-type="float">
            <text:p>8926</text:p>
          </table:table-cell>
          <table:table-cell office:value-type="float" office:value="0.228899866342545" calcext:value-type="float">
            <text:p>0.2288998663</text:p>
          </table:table-cell>
          <table:table-cell table:number-columns-repeated="4"/>
        </table:table-row>
        <table:table-row table:style-name="ro1">
          <table:table-cell office:value-type="float" office:value="1582186954.3813" calcext:value-type="float">
            <text:p>1582186954.3813</text:p>
          </table:table-cell>
          <table:table-cell office:value-type="float" office:value="8934" calcext:value-type="float">
            <text:p>8934</text:p>
          </table:table-cell>
          <table:table-cell office:value-type="float" office:value="0.260097742080688" calcext:value-type="float">
            <text:p>0.2600977421</text:p>
          </table:table-cell>
          <table:table-cell table:number-columns-repeated="4"/>
        </table:table-row>
        <table:table-row table:style-name="ro1">
          <table:table-cell office:value-type="float" office:value="1582187054.56254" calcext:value-type="float">
            <text:p>1582187054.56254</text:p>
          </table:table-cell>
          <table:table-cell office:value-type="float" office:value="8970" calcext:value-type="float">
            <text:p>8970</text:p>
          </table:table-cell>
          <table:table-cell office:value-type="float" office:value="0.216249138116837" calcext:value-type="float">
            <text:p>0.2162491381</text:p>
          </table:table-cell>
          <table:table-cell table:number-columns-repeated="4"/>
        </table:table-row>
        <table:table-row table:style-name="ro1">
          <table:table-cell office:value-type="float" office:value="1582187069.65402" calcext:value-type="float">
            <text:p>1582187069.65402</text:p>
          </table:table-cell>
          <table:table-cell office:value-type="float" office:value="8976" calcext:value-type="float">
            <text:p>8976</text:p>
          </table:table-cell>
          <table:table-cell office:value-type="float" office:value="0.300416231155395" calcext:value-type="float">
            <text:p>0.3004162312</text:p>
          </table:table-cell>
          <table:table-cell table:number-columns-repeated="4"/>
        </table:table-row>
        <table:table-row table:style-name="ro1">
          <table:table-cell office:value-type="float" office:value="1582187386.34908" calcext:value-type="float">
            <text:p>1582187386.34908</text:p>
          </table:table-cell>
          <table:table-cell office:value-type="float" office:value="9055" calcext:value-type="float">
            <text:p>9055</text:p>
          </table:table-cell>
          <table:table-cell office:value-type="float" office:value="0.289305180311203" calcext:value-type="float">
            <text:p>0.2893051803</text:p>
          </table:table-cell>
          <table:table-cell table:number-columns-repeated="4"/>
        </table:table-row>
        <table:table-row table:style-name="ro1">
          <table:table-cell office:value-type="float" office:value="1582187391.61665" calcext:value-type="float">
            <text:p>1582187391.61665</text:p>
          </table:table-cell>
          <table:table-cell office:value-type="float" office:value="9057" calcext:value-type="float">
            <text:p>9057</text:p>
          </table:table-cell>
          <table:table-cell office:value-type="float" office:value="0.233060255646706" calcext:value-type="float">
            <text:p>0.2330602556</text:p>
          </table:table-cell>
          <table:table-cell table:number-columns-repeated="4"/>
        </table:table-row>
        <table:table-row table:style-name="ro1">
          <table:table-cell office:value-type="float" office:value="1582187435.92572" calcext:value-type="float">
            <text:p>1582187435.92572</text:p>
          </table:table-cell>
          <table:table-cell office:value-type="float" office:value="9074" calcext:value-type="float">
            <text:p>9074</text:p>
          </table:table-cell>
          <table:table-cell office:value-type="float" office:value="0.239189490675926" calcext:value-type="float">
            <text:p>0.2391894907</text:p>
          </table:table-cell>
          <table:table-cell table:number-columns-repeated="4"/>
        </table:table-row>
        <table:table-row table:style-name="ro1">
          <table:table-cell office:value-type="float" office:value="1582187477.37074" calcext:value-type="float">
            <text:p>1582187477.37074</text:p>
          </table:table-cell>
          <table:table-cell office:value-type="float" office:value="9090" calcext:value-type="float">
            <text:p>9090</text:p>
          </table:table-cell>
          <table:table-cell office:value-type="float" office:value="0.270863652229309" calcext:value-type="float">
            <text:p>0.2708636522</text:p>
          </table:table-cell>
          <table:table-cell table:number-columns-repeated="4"/>
        </table:table-row>
        <table:table-row table:style-name="ro1">
          <table:table-cell office:value-type="float" office:value="1582187512.46168" calcext:value-type="float">
            <text:p>1582187512.46168</text:p>
          </table:table-cell>
          <table:table-cell office:value-type="float" office:value="9103" calcext:value-type="float">
            <text:p>9103</text:p>
          </table:table-cell>
          <table:table-cell office:value-type="float" office:value="0.262440860271454" calcext:value-type="float">
            <text:p>0.2624408603</text:p>
          </table:table-cell>
          <table:table-cell table:number-columns-repeated="4"/>
        </table:table-row>
        <table:table-row table:style-name="ro1">
          <table:table-cell office:value-type="float" office:value="1582187696.30069" calcext:value-type="float">
            <text:p>1582187696.30069</text:p>
          </table:table-cell>
          <table:table-cell office:value-type="float" office:value="9165" calcext:value-type="float">
            <text:p>9165</text:p>
          </table:table-cell>
          <table:table-cell office:value-type="float" office:value="0.270319849252701" calcext:value-type="float">
            <text:p>0.2703198493</text:p>
          </table:table-cell>
          <table:table-cell table:number-columns-repeated="4"/>
        </table:table-row>
        <table:table-row table:style-name="ro1">
          <table:table-cell office:value-type="float" office:value="1582187733.72901" calcext:value-type="float">
            <text:p>1582187733.72901</text:p>
          </table:table-cell>
          <table:table-cell office:value-type="float" office:value="9179" calcext:value-type="float">
            <text:p>9179</text:p>
          </table:table-cell>
          <table:table-cell office:value-type="float" office:value="0.261387318372726" calcext:value-type="float">
            <text:p>0.2613873184</text:p>
          </table:table-cell>
          <table:table-cell table:number-columns-repeated="4"/>
        </table:table-row>
        <table:table-row table:style-name="ro1">
          <table:table-cell office:value-type="float" office:value="1582187901.31708" calcext:value-type="float">
            <text:p>1582187901.31708</text:p>
          </table:table-cell>
          <table:table-cell office:value-type="float" office:value="9212" calcext:value-type="float">
            <text:p>9212</text:p>
          </table:table-cell>
          <table:table-cell office:value-type="float" office:value="0.339879781007767" calcext:value-type="float">
            <text:p>0.339879781</text:p>
          </table:table-cell>
          <table:table-cell table:number-columns-repeated="4"/>
        </table:table-row>
        <table:table-row table:style-name="ro1">
          <table:table-cell office:value-type="float" office:value="1582187929.97219" calcext:value-type="float">
            <text:p>1582187929.97219</text:p>
          </table:table-cell>
          <table:table-cell office:value-type="float" office:value="9223" calcext:value-type="float">
            <text:p>9223</text:p>
          </table:table-cell>
          <table:table-cell office:value-type="float" office:value="0.259192228317261" calcext:value-type="float">
            <text:p>0.2591922283</text:p>
          </table:table-cell>
          <table:table-cell table:number-columns-repeated="4"/>
        </table:table-row>
        <table:table-row table:style-name="ro1">
          <table:table-cell office:value-type="float" office:value="1582187971.98573" calcext:value-type="float">
            <text:p>1582187971.98573</text:p>
          </table:table-cell>
          <table:table-cell office:value-type="float" office:value="9238" calcext:value-type="float">
            <text:p>9238</text:p>
          </table:table-cell>
          <table:table-cell office:value-type="float" office:value="0.287803471088409" calcext:value-type="float">
            <text:p>0.2878034711</text:p>
          </table:table-cell>
          <table:table-cell table:number-columns-repeated="4"/>
        </table:table-row>
        <table:table-row table:style-name="ro1">
          <table:table-cell office:value-type="float" office:value="1582188044.31924" calcext:value-type="float">
            <text:p>1582188044.31924</text:p>
          </table:table-cell>
          <table:table-cell office:value-type="float" office:value="9265" calcext:value-type="float">
            <text:p>9265</text:p>
          </table:table-cell>
          <table:table-cell office:value-type="float" office:value="0.224358111619949" calcext:value-type="float">
            <text:p>0.2243581116</text:p>
          </table:table-cell>
          <table:table-cell table:number-columns-repeated="4"/>
        </table:table-row>
        <table:table-row table:style-name="ro1">
          <table:table-cell office:value-type="float" office:value="1582188052.11541" calcext:value-type="float">
            <text:p>1582188052.11541</text:p>
          </table:table-cell>
          <table:table-cell office:value-type="float" office:value="9268" calcext:value-type="float">
            <text:p>9268</text:p>
          </table:table-cell>
          <table:table-cell office:value-type="float" office:value="0.293965518474579" calcext:value-type="float">
            <text:p>0.2939655185</text:p>
          </table:table-cell>
          <table:table-cell table:number-columns-repeated="4"/>
        </table:table-row>
        <table:table-row table:style-name="ro1">
          <table:table-cell office:value-type="float" office:value="1582188060.19566" calcext:value-type="float">
            <text:p>1582188060.19566</text:p>
          </table:table-cell>
          <table:table-cell office:value-type="float" office:value="9271" calcext:value-type="float">
            <text:p>9271</text:p>
          </table:table-cell>
          <table:table-cell office:value-type="float" office:value="0.192942708730698" calcext:value-type="float">
            <text:p>0.1929427087</text:p>
          </table:table-cell>
          <table:table-cell table:number-columns-repeated="4"/>
        </table:table-row>
        <table:table-row table:style-name="ro1">
          <table:table-cell office:value-type="float" office:value="1582188115.3301" calcext:value-type="float">
            <text:p>1582188115.3301</text:p>
          </table:table-cell>
          <table:table-cell office:value-type="float" office:value="9292" calcext:value-type="float">
            <text:p>9292</text:p>
          </table:table-cell>
          <table:table-cell office:value-type="float" office:value="0.174560338258743" calcext:value-type="float">
            <text:p>0.1745603383</text:p>
          </table:table-cell>
          <table:table-cell table:number-columns-repeated="4"/>
        </table:table-row>
        <table:table-row table:style-name="ro1">
          <table:table-cell office:value-type="float" office:value="1582188198.85746" calcext:value-type="float">
            <text:p>1582188198.85746</text:p>
          </table:table-cell>
          <table:table-cell office:value-type="float" office:value="9317" calcext:value-type="float">
            <text:p>9317</text:p>
          </table:table-cell>
          <table:table-cell office:value-type="float" office:value="0.311434656381607" calcext:value-type="float">
            <text:p>0.3114346564</text:p>
          </table:table-cell>
          <table:table-cell table:number-columns-repeated="4"/>
        </table:table-row>
        <table:table-row table:style-name="ro1">
          <table:table-cell office:value-type="float" office:value="1582188239.35787" calcext:value-type="float">
            <text:p>1582188239.35787</text:p>
          </table:table-cell>
          <table:table-cell office:value-type="float" office:value="9331" calcext:value-type="float">
            <text:p>9331</text:p>
          </table:table-cell>
          <table:table-cell office:value-type="float" office:value="0.332920551300049" calcext:value-type="float">
            <text:p>0.3329205513</text:p>
          </table:table-cell>
          <table:table-cell table:number-columns-repeated="4"/>
        </table:table-row>
        <table:table-row table:style-name="ro1">
          <table:table-cell office:value-type="float" office:value="1582188396.56427" calcext:value-type="float">
            <text:p>1582188396.56427</text:p>
          </table:table-cell>
          <table:table-cell office:value-type="float" office:value="9361" calcext:value-type="float">
            <text:p>9361</text:p>
          </table:table-cell>
          <table:table-cell office:value-type="float" office:value="0.186956912279129" calcext:value-type="float">
            <text:p>0.1869569123</text:p>
          </table:table-cell>
          <table:table-cell table:number-columns-repeated="4"/>
        </table:table-row>
        <table:table-row table:style-name="ro1">
          <table:table-cell office:value-type="float" office:value="1582188413.56435" calcext:value-type="float">
            <text:p>1582188413.56435</text:p>
          </table:table-cell>
          <table:table-cell office:value-type="float" office:value="9367" calcext:value-type="float">
            <text:p>9367</text:p>
          </table:table-cell>
          <table:table-cell office:value-type="float" office:value="0.223244279623032" calcext:value-type="float">
            <text:p>0.2232442796</text:p>
          </table:table-cell>
          <table:table-cell table:number-columns-repeated="4"/>
        </table:table-row>
        <table:table-row table:style-name="ro1">
          <table:table-cell office:value-type="float" office:value="1582188422.06509" calcext:value-type="float">
            <text:p>1582188422.06509</text:p>
          </table:table-cell>
          <table:table-cell office:value-type="float" office:value="9370" calcext:value-type="float">
            <text:p>9370</text:p>
          </table:table-cell>
          <table:table-cell office:value-type="float" office:value="0.29976624250412" calcext:value-type="float">
            <text:p>0.2997662425</text:p>
          </table:table-cell>
          <table:table-cell table:number-columns-repeated="4"/>
        </table:table-row>
        <table:table-row table:style-name="ro1">
          <table:table-cell office:value-type="float" office:value="1582188482.24687" calcext:value-type="float">
            <text:p>1582188482.24687</text:p>
          </table:table-cell>
          <table:table-cell office:value-type="float" office:value="9392" calcext:value-type="float">
            <text:p>9392</text:p>
          </table:table-cell>
          <table:table-cell office:value-type="float" office:value="0.161040186882019" calcext:value-type="float">
            <text:p>0.1610401869</text:p>
          </table:table-cell>
          <table:table-cell table:number-columns-repeated="4"/>
        </table:table-row>
        <table:table-row table:style-name="ro1">
          <table:table-cell office:value-type="float" office:value="1582188579.48468" calcext:value-type="float">
            <text:p>1582188579.48468</text:p>
          </table:table-cell>
          <table:table-cell office:value-type="float" office:value="9427" calcext:value-type="float">
            <text:p>9427</text:p>
          </table:table-cell>
          <table:table-cell office:value-type="float" office:value="0.263704597949982" calcext:value-type="float">
            <text:p>0.2637045979</text:p>
          </table:table-cell>
          <table:table-cell table:number-columns-repeated="4"/>
        </table:table-row>
        <table:table-row table:style-name="ro1">
          <table:table-cell office:value-type="float" office:value="1582188676.43428" calcext:value-type="float">
            <text:p>1582188676.43428</text:p>
          </table:table-cell>
          <table:table-cell office:value-type="float" office:value="9460" calcext:value-type="float">
            <text:p>9460</text:p>
          </table:table-cell>
          <table:table-cell office:value-type="float" office:value="0.251762896776199" calcext:value-type="float">
            <text:p>0.2517628968</text:p>
          </table:table-cell>
          <table:table-cell table:number-columns-repeated="4"/>
        </table:table-row>
        <table:table-row table:style-name="ro1">
          <table:table-cell office:value-type="float" office:value="1582188701.59171" calcext:value-type="float">
            <text:p>1582188701.59171</text:p>
          </table:table-cell>
          <table:table-cell office:value-type="float" office:value="9469" calcext:value-type="float">
            <text:p>9469</text:p>
          </table:table-cell>
          <table:table-cell office:value-type="float" office:value="0.232978403568268" calcext:value-type="float">
            <text:p>0.2329784036</text:p>
          </table:table-cell>
          <table:table-cell table:number-columns-repeated="4"/>
        </table:table-row>
        <table:table-row table:style-name="ro1">
          <table:table-cell office:value-type="float" office:value="1582188717.14969" calcext:value-type="float">
            <text:p>1582188717.14969</text:p>
          </table:table-cell>
          <table:table-cell office:value-type="float" office:value="9475" calcext:value-type="float">
            <text:p>9475</text:p>
          </table:table-cell>
          <table:table-cell office:value-type="float" office:value="0.237574934959412" calcext:value-type="float">
            <text:p>0.237574935</text:p>
          </table:table-cell>
          <table:table-cell table:number-columns-repeated="4"/>
        </table:table-row>
        <table:table-row table:style-name="ro1">
          <table:table-cell office:value-type="float" office:value="1582188737.85147" calcext:value-type="float">
            <text:p>1582188737.85147</text:p>
          </table:table-cell>
          <table:table-cell office:value-type="float" office:value="9483" calcext:value-type="float">
            <text:p>9483</text:p>
          </table:table-cell>
          <table:table-cell office:value-type="float" office:value="0.205193296074867" calcext:value-type="float">
            <text:p>0.2051932961</text:p>
          </table:table-cell>
          <table:table-cell table:number-columns-repeated="4"/>
        </table:table-row>
        <table:table-row table:style-name="ro1">
          <table:table-cell office:value-type="float" office:value="1582188954.2897" calcext:value-type="float">
            <text:p>1582188954.2897</text:p>
          </table:table-cell>
          <table:table-cell office:value-type="float" office:value="9530" calcext:value-type="float">
            <text:p>9530</text:p>
          </table:table-cell>
          <table:table-cell office:value-type="float" office:value="0.271614849567413" calcext:value-type="float">
            <text:p>0.2716148496</text:p>
          </table:table-cell>
          <table:table-cell table:number-columns-repeated="4"/>
        </table:table-row>
        <table:table-row table:style-name="ro1">
          <table:table-cell office:value-type="float" office:value="1582188964.46644" calcext:value-type="float">
            <text:p>1582188964.46644</text:p>
          </table:table-cell>
          <table:table-cell office:value-type="float" office:value="9534" calcext:value-type="float">
            <text:p>9534</text:p>
          </table:table-cell>
          <table:table-cell office:value-type="float" office:value="0.203966751694679" calcext:value-type="float">
            <text:p>0.2039667517</text:p>
          </table:table-cell>
          <table:table-cell table:number-columns-repeated="4"/>
        </table:table-row>
        <table:table-row table:style-name="ro1">
          <table:table-cell office:value-type="float" office:value="1582188988.30394" calcext:value-type="float">
            <text:p>1582188988.30394</text:p>
          </table:table-cell>
          <table:table-cell office:value-type="float" office:value="9543" calcext:value-type="float">
            <text:p>9543</text:p>
          </table:table-cell>
          <table:table-cell office:value-type="float" office:value="0.249963030219078" calcext:value-type="float">
            <text:p>0.2499630302</text:p>
          </table:table-cell>
          <table:table-cell table:number-columns-repeated="4"/>
        </table:table-row>
        <table:table-row table:style-name="ro1">
          <table:table-cell office:value-type="float" office:value="1582189090.498" calcext:value-type="float">
            <text:p>1582189090.498</text:p>
          </table:table-cell>
          <table:table-cell office:value-type="float" office:value="9582" calcext:value-type="float">
            <text:p>9582</text:p>
          </table:table-cell>
          <table:table-cell office:value-type="float" office:value="0.21036234498024" calcext:value-type="float">
            <text:p>0.210362345</text:p>
          </table:table-cell>
          <table:table-cell table:number-columns-repeated="4"/>
        </table:table-row>
        <table:table-row table:style-name="ro1">
          <table:table-cell office:value-type="float" office:value="1582189113.30554" calcext:value-type="float">
            <text:p>1582189113.30554</text:p>
          </table:table-cell>
          <table:table-cell office:value-type="float" office:value="9591" calcext:value-type="float">
            <text:p>9591</text:p>
          </table:table-cell>
          <table:table-cell office:value-type="float" office:value="0.333392798900604" calcext:value-type="float">
            <text:p>0.3333927989</text:p>
          </table:table-cell>
          <table:table-cell table:number-columns-repeated="4"/>
        </table:table-row>
        <table:table-row table:style-name="ro1">
          <table:table-cell office:value-type="float" office:value="1582189146.8637" calcext:value-type="float">
            <text:p>1582189146.8637</text:p>
          </table:table-cell>
          <table:table-cell office:value-type="float" office:value="9604" calcext:value-type="float">
            <text:p>9604</text:p>
          </table:table-cell>
          <table:table-cell office:value-type="float" office:value="0.266142189502716" calcext:value-type="float">
            <text:p>0.2661421895</text:p>
          </table:table-cell>
          <table:table-cell table:number-columns-repeated="4"/>
        </table:table-row>
        <table:table-row table:style-name="ro1">
          <table:table-cell office:value-type="float" office:value="1582189151.95348" calcext:value-type="float">
            <text:p>1582189151.95348</text:p>
          </table:table-cell>
          <table:table-cell office:value-type="float" office:value="9606" calcext:value-type="float">
            <text:p>9606</text:p>
          </table:table-cell>
          <table:table-cell office:value-type="float" office:value="0.258852511644363" calcext:value-type="float">
            <text:p>0.2588525116</text:p>
          </table:table-cell>
          <table:table-cell table:number-columns-repeated="4"/>
        </table:table-row>
        <table:table-row table:style-name="ro1">
          <table:table-cell office:value-type="float" office:value="1582189276.60673" calcext:value-type="float">
            <text:p>1582189276.60673</text:p>
          </table:table-cell>
          <table:table-cell office:value-type="float" office:value="9645" calcext:value-type="float">
            <text:p>9645</text:p>
          </table:table-cell>
          <table:table-cell office:value-type="float" office:value="0.251152127981186" calcext:value-type="float">
            <text:p>0.251152128</text:p>
          </table:table-cell>
          <table:table-cell table:number-columns-repeated="4"/>
        </table:table-row>
        <table:table-row table:style-name="ro1">
          <table:table-cell office:value-type="float" office:value="1582189302.15651" calcext:value-type="float">
            <text:p>1582189302.15651</text:p>
          </table:table-cell>
          <table:table-cell office:value-type="float" office:value="9655" calcext:value-type="float">
            <text:p>9655</text:p>
          </table:table-cell>
          <table:table-cell office:value-type="float" office:value="0.187746465206146" calcext:value-type="float">
            <text:p>0.1877464652</text:p>
          </table:table-cell>
          <table:table-cell table:number-columns-repeated="4"/>
        </table:table-row>
        <table:table-row table:style-name="ro1">
          <table:table-cell office:value-type="float" office:value="1582189325.21" calcext:value-type="float">
            <text:p>1582189325.21</text:p>
          </table:table-cell>
          <table:table-cell office:value-type="float" office:value="9664" calcext:value-type="float">
            <text:p>9664</text:p>
          </table:table-cell>
          <table:table-cell office:value-type="float" office:value="0.261936843395233" calcext:value-type="float">
            <text:p>0.2619368434</text:p>
          </table:table-cell>
          <table:table-cell table:number-columns-repeated="4"/>
        </table:table-row>
        <table:table-row table:style-name="ro1">
          <table:table-cell office:value-type="float" office:value="1582189337.78317" calcext:value-type="float">
            <text:p>1582189337.78317</text:p>
          </table:table-cell>
          <table:table-cell office:value-type="float" office:value="9669" calcext:value-type="float">
            <text:p>9669</text:p>
          </table:table-cell>
          <table:table-cell office:value-type="float" office:value="0.33250081539154" calcext:value-type="float">
            <text:p>0.3325008154</text:p>
          </table:table-cell>
          <table:table-cell table:number-columns-repeated="4"/>
        </table:table-row>
        <table:table-row table:style-name="ro1">
          <table:table-cell office:value-type="float" office:value="1582189466.53939" calcext:value-type="float">
            <text:p>1582189466.53939</text:p>
          </table:table-cell>
          <table:table-cell office:value-type="float" office:value="9686" calcext:value-type="float">
            <text:p>9686</text:p>
          </table:table-cell>
          <table:table-cell office:value-type="float" office:value="0.210083559155464" calcext:value-type="float">
            <text:p>0.2100835592</text:p>
          </table:table-cell>
          <table:table-cell table:number-columns-repeated="4"/>
        </table:table-row>
        <table:table-row table:style-name="ro1">
          <table:table-cell office:value-type="float" office:value="1582189491.89498" calcext:value-type="float">
            <text:p>1582189491.89498</text:p>
          </table:table-cell>
          <table:table-cell office:value-type="float" office:value="9696" calcext:value-type="float">
            <text:p>9696</text:p>
          </table:table-cell>
          <table:table-cell office:value-type="float" office:value="0.435242533683777" calcext:value-type="float">
            <text:p>0.4352425337</text:p>
          </table:table-cell>
          <table:table-cell table:number-columns-repeated="4"/>
        </table:table-row>
        <table:table-row table:style-name="ro1">
          <table:table-cell office:value-type="float" office:value="1582189529.58557" calcext:value-type="float">
            <text:p>1582189529.58557</text:p>
          </table:table-cell>
          <table:table-cell office:value-type="float" office:value="9711" calcext:value-type="float">
            <text:p>9711</text:p>
          </table:table-cell>
          <table:table-cell office:value-type="float" office:value="0.283973187208176" calcext:value-type="float">
            <text:p>0.2839731872</text:p>
          </table:table-cell>
          <table:table-cell table:number-columns-repeated="4"/>
        </table:table-row>
        <table:table-row table:style-name="ro1">
          <table:table-cell office:value-type="float" office:value="1582189562.45406" calcext:value-type="float">
            <text:p>1582189562.45406</text:p>
          </table:table-cell>
          <table:table-cell office:value-type="float" office:value="9724" calcext:value-type="float">
            <text:p>9724</text:p>
          </table:table-cell>
          <table:table-cell office:value-type="float" office:value="0.215609982609749" calcext:value-type="float">
            <text:p>0.2156099826</text:p>
          </table:table-cell>
          <table:table-cell table:number-columns-repeated="4"/>
        </table:table-row>
        <table:table-row table:style-name="ro1">
          <table:table-cell office:value-type="float" office:value="1582189618.22035" calcext:value-type="float">
            <text:p>1582189618.22035</text:p>
          </table:table-cell>
          <table:table-cell office:value-type="float" office:value="9746" calcext:value-type="float">
            <text:p>9746</text:p>
          </table:table-cell>
          <table:table-cell office:value-type="float" office:value="0.244262158870697" calcext:value-type="float">
            <text:p>0.2442621589</text:p>
          </table:table-cell>
          <table:table-cell table:number-columns-repeated="4"/>
        </table:table-row>
        <table:table-row table:style-name="ro1">
          <table:table-cell office:value-type="float" office:value="1582189630.97962" calcext:value-type="float">
            <text:p>1582189630.97962</text:p>
          </table:table-cell>
          <table:table-cell office:value-type="float" office:value="9751" calcext:value-type="float">
            <text:p>9751</text:p>
          </table:table-cell>
          <table:table-cell office:value-type="float" office:value="0.189878642559051" calcext:value-type="float">
            <text:p>0.1898786426</text:p>
          </table:table-cell>
          <table:table-cell table:number-columns-repeated="4"/>
        </table:table-row>
        <table:table-row table:style-name="ro1">
          <table:table-cell office:value-type="float" office:value="1582189661.18784" calcext:value-type="float">
            <text:p>1582189661.18784</text:p>
          </table:table-cell>
          <table:table-cell office:value-type="float" office:value="9763" calcext:value-type="float">
            <text:p>9763</text:p>
          </table:table-cell>
          <table:table-cell office:value-type="float" office:value="0.190126806497574" calcext:value-type="float">
            <text:p>0.1901268065</text:p>
          </table:table-cell>
          <table:table-cell table:number-columns-repeated="4"/>
        </table:table-row>
        <table:table-row table:style-name="ro1">
          <table:table-cell office:value-type="float" office:value="1582189697.43585" calcext:value-type="float">
            <text:p>1582189697.43585</text:p>
          </table:table-cell>
          <table:table-cell office:value-type="float" office:value="9772" calcext:value-type="float">
            <text:p>9772</text:p>
          </table:table-cell>
          <table:table-cell office:value-type="float" office:value="0.195034071803093" calcext:value-type="float">
            <text:p>0.1950340718</text:p>
          </table:table-cell>
          <table:table-cell table:number-columns-repeated="4"/>
        </table:table-row>
        <table:table-row table:style-name="ro1">
          <table:table-cell office:value-type="float" office:value="1582189939.64862" calcext:value-type="float">
            <text:p>1582189939.64862</text:p>
          </table:table-cell>
          <table:table-cell office:value-type="float" office:value="9833" calcext:value-type="float">
            <text:p>9833</text:p>
          </table:table-cell>
          <table:table-cell office:value-type="float" office:value="0.257755756378174" calcext:value-type="float">
            <text:p>0.2577557564</text:p>
          </table:table-cell>
          <table:table-cell table:number-columns-repeated="4"/>
        </table:table-row>
        <table:table-row table:style-name="ro1">
          <table:table-cell office:value-type="float" office:value="1582189955.17128" calcext:value-type="float">
            <text:p>1582189955.17128</text:p>
          </table:table-cell>
          <table:table-cell office:value-type="float" office:value="9839" calcext:value-type="float">
            <text:p>9839</text:p>
          </table:table-cell>
          <table:table-cell office:value-type="float" office:value="0.234141677618027" calcext:value-type="float">
            <text:p>0.2341416776</text:p>
          </table:table-cell>
          <table:table-cell table:number-columns-repeated="4"/>
        </table:table-row>
        <table:table-row table:style-name="ro1">
          <table:table-cell office:value-type="float" office:value="1582190006.03272" calcext:value-type="float">
            <text:p>1582190006.03272</text:p>
          </table:table-cell>
          <table:table-cell office:value-type="float" office:value="9859" calcext:value-type="float">
            <text:p>9859</text:p>
          </table:table-cell>
          <table:table-cell office:value-type="float" office:value="0.208470299839973" calcext:value-type="float">
            <text:p>0.2084702998</text:p>
          </table:table-cell>
          <table:table-cell table:number-columns-repeated="4"/>
        </table:table-row>
        <table:table-row table:style-name="ro1">
          <table:table-cell office:value-type="float" office:value="1582190039.95185" calcext:value-type="float">
            <text:p>1582190039.95185</text:p>
          </table:table-cell>
          <table:table-cell office:value-type="float" office:value="9872" calcext:value-type="float">
            <text:p>9872</text:p>
          </table:table-cell>
          <table:table-cell office:value-type="float" office:value="0.204750716686249" calcext:value-type="float">
            <text:p>0.2047507167</text:p>
          </table:table-cell>
          <table:table-cell table:number-columns-repeated="4"/>
        </table:table-row>
        <table:table-row table:style-name="ro1">
          <table:table-cell office:value-type="float" office:value="1582190131.40454" calcext:value-type="float">
            <text:p>1582190131.40454</text:p>
          </table:table-cell>
          <table:table-cell office:value-type="float" office:value="9908" calcext:value-type="float">
            <text:p>9908</text:p>
          </table:table-cell>
          <table:table-cell office:value-type="float" office:value="0.269236028194427" calcext:value-type="float">
            <text:p>0.2692360282</text:p>
          </table:table-cell>
          <table:table-cell table:number-columns-repeated="4"/>
        </table:table-row>
        <table:table-row table:style-name="ro1">
          <table:table-cell office:value-type="float" office:value="1582190138.93815" calcext:value-type="float">
            <text:p>1582190138.93815</text:p>
          </table:table-cell>
          <table:table-cell office:value-type="float" office:value="9911" calcext:value-type="float">
            <text:p>9911</text:p>
          </table:table-cell>
          <table:table-cell office:value-type="float" office:value="0.265204250812531" calcext:value-type="float">
            <text:p>0.2652042508</text:p>
          </table:table-cell>
          <table:table-cell table:number-columns-repeated="4"/>
        </table:table-row>
        <table:table-row table:style-name="ro1">
          <table:table-cell office:value-type="float" office:value="1582190201.60248" calcext:value-type="float">
            <text:p>1582190201.60248</text:p>
          </table:table-cell>
          <table:table-cell office:value-type="float" office:value="9929" calcext:value-type="float">
            <text:p>9929</text:p>
          </table:table-cell>
          <table:table-cell office:value-type="float" office:value="0.190443783998489" calcext:value-type="float">
            <text:p>0.190443784</text:p>
          </table:table-cell>
          <table:table-cell table:number-columns-repeated="4"/>
        </table:table-row>
        <table:table-row table:style-name="ro1">
          <table:table-cell office:value-type="float" office:value="1582190268.96642" calcext:value-type="float">
            <text:p>1582190268.96642</text:p>
          </table:table-cell>
          <table:table-cell office:value-type="float" office:value="9955" calcext:value-type="float">
            <text:p>9955</text:p>
          </table:table-cell>
          <table:table-cell office:value-type="float" office:value="0.220804467797279" calcext:value-type="float">
            <text:p>0.2208044678</text:p>
          </table:table-cell>
          <table:table-cell table:number-columns-repeated="4"/>
        </table:table-row>
        <table:table-row table:style-name="ro1">
          <table:table-cell office:value-type="float" office:value="1582190534.40464" calcext:value-type="float">
            <text:p>1582190534.40464</text:p>
          </table:table-cell>
          <table:table-cell office:value-type="float" office:value="10027" calcext:value-type="float">
            <text:p>10027</text:p>
          </table:table-cell>
          <table:table-cell office:value-type="float" office:value="0.306772708892822" calcext:value-type="float">
            <text:p>0.3067727089</text:p>
          </table:table-cell>
          <table:table-cell table:number-columns-repeated="4"/>
        </table:table-row>
        <table:table-row table:style-name="ro1">
          <table:table-cell office:value-type="float" office:value="1582190559.76623" calcext:value-type="float">
            <text:p>1582190559.76623</text:p>
          </table:table-cell>
          <table:table-cell office:value-type="float" office:value="10037" calcext:value-type="float">
            <text:p>10037</text:p>
          </table:table-cell>
          <table:table-cell office:value-type="float" office:value="0.242427632212639" calcext:value-type="float">
            <text:p>0.2424276322</text:p>
          </table:table-cell>
          <table:table-cell table:number-columns-repeated="4"/>
        </table:table-row>
        <table:table-row table:style-name="ro1">
          <table:table-cell office:value-type="float" office:value="1582190635.9727" calcext:value-type="float">
            <text:p>1582190635.9727</text:p>
          </table:table-cell>
          <table:table-cell office:value-type="float" office:value="10067" calcext:value-type="float">
            <text:p>10067</text:p>
          </table:table-cell>
          <table:table-cell office:value-type="float" office:value="0.176567688584328" calcext:value-type="float">
            <text:p>0.1765676886</text:p>
          </table:table-cell>
          <table:table-cell table:number-columns-repeated="4"/>
        </table:table-row>
        <table:table-row table:style-name="ro1">
          <table:table-cell office:value-type="float" office:value="1582190663.99572" calcext:value-type="float">
            <text:p>1582190663.99572</text:p>
          </table:table-cell>
          <table:table-cell office:value-type="float" office:value="10078" calcext:value-type="float">
            <text:p>10078</text:p>
          </table:table-cell>
          <table:table-cell office:value-type="float" office:value="0.280260473489761" calcext:value-type="float">
            <text:p>0.2802604735</text:p>
          </table:table-cell>
          <table:table-cell table:number-columns-repeated="4"/>
        </table:table-row>
        <table:table-row table:style-name="ro1">
          <table:table-cell office:value-type="float" office:value="1582190702.90435" calcext:value-type="float">
            <text:p>1582190702.90435</text:p>
          </table:table-cell>
          <table:table-cell office:value-type="float" office:value="10086" calcext:value-type="float">
            <text:p>10086</text:p>
          </table:table-cell>
          <table:table-cell office:value-type="float" office:value="0.211339145898819" calcext:value-type="float">
            <text:p>0.2113391459</text:p>
          </table:table-cell>
          <table:table-cell table:number-columns-repeated="4"/>
        </table:table-row>
        <table:table-row table:style-name="ro1">
          <table:table-cell office:value-type="float" office:value="1582190724.04243" calcext:value-type="float">
            <text:p>1582190724.04243</text:p>
          </table:table-cell>
          <table:table-cell office:value-type="float" office:value="10094" calcext:value-type="float">
            <text:p>10094</text:p>
          </table:table-cell>
          <table:table-cell office:value-type="float" office:value="0.276011168956757" calcext:value-type="float">
            <text:p>0.276011169</text:p>
          </table:table-cell>
          <table:table-cell table:number-columns-repeated="4"/>
        </table:table-row>
        <table:table-row table:style-name="ro1">
          <table:table-cell office:value-type="float" office:value="1582190734.37325" calcext:value-type="float">
            <text:p>1582190734.37325</text:p>
          </table:table-cell>
          <table:table-cell office:value-type="float" office:value="10098" calcext:value-type="float">
            <text:p>10098</text:p>
          </table:table-cell>
          <table:table-cell office:value-type="float" office:value="0.237625643610954" calcext:value-type="float">
            <text:p>0.2376256436</text:p>
          </table:table-cell>
          <table:table-cell table:number-columns-repeated="4"/>
        </table:table-row>
        <table:table-row table:style-name="ro1">
          <table:table-cell office:value-type="float" office:value="1582190757.15713" calcext:value-type="float">
            <text:p>1582190757.15713</text:p>
          </table:table-cell>
          <table:table-cell office:value-type="float" office:value="10107" calcext:value-type="float">
            <text:p>10107</text:p>
          </table:table-cell>
          <table:table-cell office:value-type="float" office:value="0.21179473400116" calcext:value-type="float">
            <text:p>0.211794734</text:p>
          </table:table-cell>
          <table:table-cell table:number-columns-repeated="4"/>
        </table:table-row>
        <table:table-row table:style-name="ro1">
          <table:table-cell office:value-type="float" office:value="1582190767.45671" calcext:value-type="float">
            <text:p>1582190767.45671</text:p>
          </table:table-cell>
          <table:table-cell office:value-type="float" office:value="10111" calcext:value-type="float">
            <text:p>10111</text:p>
          </table:table-cell>
          <table:table-cell office:value-type="float" office:value="0.24244612455368" calcext:value-type="float">
            <text:p>0.2424461246</text:p>
          </table:table-cell>
          <table:table-cell table:number-columns-repeated="4"/>
        </table:table-row>
        <table:table-row table:style-name="ro1">
          <table:table-cell office:value-type="float" office:value="1582190802.80808" calcext:value-type="float">
            <text:p>1582190802.80808</text:p>
          </table:table-cell>
          <table:table-cell office:value-type="float" office:value="10125" calcext:value-type="float">
            <text:p>10125</text:p>
          </table:table-cell>
          <table:table-cell office:value-type="float" office:value="0.239463791251183" calcext:value-type="float">
            <text:p>0.2394637913</text:p>
          </table:table-cell>
          <table:table-cell table:number-columns-repeated="4"/>
        </table:table-row>
        <table:table-row table:style-name="ro1">
          <table:table-cell office:value-type="float" office:value="1582190825.55538" calcext:value-type="float">
            <text:p>1582190825.55538</text:p>
          </table:table-cell>
          <table:table-cell office:value-type="float" office:value="10134" calcext:value-type="float">
            <text:p>10134</text:p>
          </table:table-cell>
          <table:table-cell office:value-type="float" office:value="0.201144531369209" calcext:value-type="float">
            <text:p>0.2011445314</text:p>
          </table:table-cell>
          <table:table-cell table:number-columns-repeated="4"/>
        </table:table-row>
        <table:table-row table:style-name="ro1">
          <table:table-cell office:value-type="float" office:value="1582190996.19299" calcext:value-type="float">
            <text:p>1582190996.19299</text:p>
          </table:table-cell>
          <table:table-cell office:value-type="float" office:value="10168" calcext:value-type="float">
            <text:p>10168</text:p>
          </table:table-cell>
          <table:table-cell office:value-type="float" office:value="0.241061419248581" calcext:value-type="float">
            <text:p>0.2410614192</text:p>
          </table:table-cell>
          <table:table-cell table:number-columns-repeated="4"/>
        </table:table-row>
        <table:table-row table:style-name="ro1">
          <table:table-cell office:value-type="float" office:value="1582191076.13971" calcext:value-type="float">
            <text:p>1582191076.13971</text:p>
          </table:table-cell>
          <table:table-cell office:value-type="float" office:value="10199" calcext:value-type="float">
            <text:p>10199</text:p>
          </table:table-cell>
          <table:table-cell office:value-type="float" office:value="0.218250170350075" calcext:value-type="float">
            <text:p>0.2182501704</text:p>
          </table:table-cell>
          <table:table-cell table:number-columns-repeated="4"/>
        </table:table-row>
        <table:table-row table:style-name="ro1">
          <table:table-cell office:value-type="float" office:value="1582191114.20308" calcext:value-type="float">
            <text:p>1582191114.20308</text:p>
          </table:table-cell>
          <table:table-cell office:value-type="float" office:value="10214" calcext:value-type="float">
            <text:p>10214</text:p>
          </table:table-cell>
          <table:table-cell office:value-type="float" office:value="0.209828093647957" calcext:value-type="float">
            <text:p>0.2098280936</text:p>
          </table:table-cell>
          <table:table-cell table:number-columns-repeated="4"/>
        </table:table-row>
        <table:table-row table:style-name="ro1">
          <table:table-cell office:value-type="float" office:value="1582191141.9513" calcext:value-type="float">
            <text:p>1582191141.9513</text:p>
          </table:table-cell>
          <table:table-cell office:value-type="float" office:value="10225" calcext:value-type="float">
            <text:p>10225</text:p>
          </table:table-cell>
          <table:table-cell office:value-type="float" office:value="0.181165918707848" calcext:value-type="float">
            <text:p>0.1811659187</text:p>
          </table:table-cell>
          <table:table-cell table:number-columns-repeated="4"/>
        </table:table-row>
        <table:table-row table:style-name="ro1">
          <table:table-cell office:value-type="float" office:value="1582191213.86238" calcext:value-type="float">
            <text:p>1582191213.86238</text:p>
          </table:table-cell>
          <table:table-cell office:value-type="float" office:value="10247" calcext:value-type="float">
            <text:p>10247</text:p>
          </table:table-cell>
          <table:table-cell office:value-type="float" office:value="0.17797301709652" calcext:value-type="float">
            <text:p>0.1779730171</text:p>
          </table:table-cell>
          <table:table-cell table:number-columns-repeated="4"/>
        </table:table-row>
        <table:table-row table:style-name="ro1">
          <table:table-cell office:value-type="float" office:value="1582191249.89982" calcext:value-type="float">
            <text:p>1582191249.89982</text:p>
          </table:table-cell>
          <table:table-cell office:value-type="float" office:value="10261" calcext:value-type="float">
            <text:p>10261</text:p>
          </table:table-cell>
          <table:table-cell office:value-type="float" office:value="0.210301786661148" calcext:value-type="float">
            <text:p>0.2103017867</text:p>
          </table:table-cell>
          <table:table-cell table:number-columns-repeated="4"/>
        </table:table-row>
        <table:table-row table:style-name="ro1">
          <table:table-cell office:value-type="float" office:value="1582191326.08249" calcext:value-type="float">
            <text:p>1582191326.08249</text:p>
          </table:table-cell>
          <table:table-cell office:value-type="float" office:value="10291" calcext:value-type="float">
            <text:p>10291</text:p>
          </table:table-cell>
          <table:table-cell office:value-type="float" office:value="0.243101388216019" calcext:value-type="float">
            <text:p>0.2431013882</text:p>
          </table:table-cell>
          <table:table-cell table:number-columns-repeated="4"/>
        </table:table-row>
        <table:table-row table:style-name="ro1">
          <table:table-cell office:value-type="float" office:value="1582191331.07717" calcext:value-type="float">
            <text:p>1582191331.07717</text:p>
          </table:table-cell>
          <table:table-cell office:value-type="float" office:value="10293" calcext:value-type="float">
            <text:p>10293</text:p>
          </table:table-cell>
          <table:table-cell office:value-type="float" office:value="0.180000483989716" calcext:value-type="float">
            <text:p>0.180000484</text:p>
          </table:table-cell>
          <table:table-cell table:number-columns-repeated="4"/>
        </table:table-row>
        <table:table-row table:style-name="ro1">
          <table:table-cell office:value-type="float" office:value="1582191518.15211" calcext:value-type="float">
            <text:p>1582191518.15211</text:p>
          </table:table-cell>
          <table:table-cell office:value-type="float" office:value="10333" calcext:value-type="float">
            <text:p>10333</text:p>
          </table:table-cell>
          <table:table-cell office:value-type="float" office:value="0.208673268556595" calcext:value-type="float">
            <text:p>0.2086732686</text:p>
          </table:table-cell>
          <table:table-cell table:number-columns-repeated="4"/>
        </table:table-row>
        <table:table-row table:style-name="ro1">
          <table:table-cell office:value-type="float" office:value="1582191530.68624" calcext:value-type="float">
            <text:p>1582191530.68624</text:p>
          </table:table-cell>
          <table:table-cell office:value-type="float" office:value="10338" calcext:value-type="float">
            <text:p>10338</text:p>
          </table:table-cell>
          <table:table-cell office:value-type="float" office:value="0.223513752222061" calcext:value-type="float">
            <text:p>0.2235137522</text:p>
          </table:table-cell>
          <table:table-cell table:number-columns-repeated="4"/>
        </table:table-row>
        <table:table-row table:style-name="ro1">
          <table:table-cell office:value-type="float" office:value="1582191533.51081" calcext:value-type="float">
            <text:p>1582191533.51081</text:p>
          </table:table-cell>
          <table:table-cell office:value-type="float" office:value="10339" calcext:value-type="float">
            <text:p>10339</text:p>
          </table:table-cell>
          <table:table-cell office:value-type="float" office:value="0.207446917891502" calcext:value-type="float">
            <text:p>0.2074469179</text:p>
          </table:table-cell>
          <table:table-cell table:number-columns-repeated="4"/>
        </table:table-row>
        <table:table-row table:style-name="ro1">
          <table:table-cell office:value-type="float" office:value="1582191541.08931" calcext:value-type="float">
            <text:p>1582191541.08931</text:p>
          </table:table-cell>
          <table:table-cell office:value-type="float" office:value="10342" calcext:value-type="float">
            <text:p>10342</text:p>
          </table:table-cell>
          <table:table-cell office:value-type="float" office:value="0.187231227755547" calcext:value-type="float">
            <text:p>0.1872312278</text:p>
          </table:table-cell>
          <table:table-cell table:number-columns-repeated="4"/>
        </table:table-row>
        <table:table-row table:style-name="ro1">
          <table:table-cell office:value-type="float" office:value="1582191617.32103" calcext:value-type="float">
            <text:p>1582191617.32103</text:p>
          </table:table-cell>
          <table:table-cell office:value-type="float" office:value="10372" calcext:value-type="float">
            <text:p>10372</text:p>
          </table:table-cell>
          <table:table-cell office:value-type="float" office:value="0.186728164553642" calcext:value-type="float">
            <text:p>0.1867281646</text:p>
          </table:table-cell>
          <table:table-cell table:number-columns-repeated="4"/>
        </table:table-row>
        <table:table-row table:style-name="ro1">
          <table:table-cell office:value-type="float" office:value="1582191650.15769" calcext:value-type="float">
            <text:p>1582191650.15769</text:p>
          </table:table-cell>
          <table:table-cell office:value-type="float" office:value="10385" calcext:value-type="float">
            <text:p>10385</text:p>
          </table:table-cell>
          <table:table-cell office:value-type="float" office:value="0.163340330123901" calcext:value-type="float">
            <text:p>0.1633403301</text:p>
          </table:table-cell>
          <table:table-cell table:number-columns-repeated="4"/>
        </table:table-row>
        <table:table-row table:style-name="ro1">
          <table:table-cell office:value-type="float" office:value="1582191662.79632" calcext:value-type="float">
            <text:p>1582191662.79632</text:p>
          </table:table-cell>
          <table:table-cell office:value-type="float" office:value="10390" calcext:value-type="float">
            <text:p>10390</text:p>
          </table:table-cell>
          <table:table-cell office:value-type="float" office:value="0.278045296669006" calcext:value-type="float">
            <text:p>0.2780452967</text:p>
          </table:table-cell>
          <table:table-cell table:number-columns-repeated="4"/>
        </table:table-row>
        <table:table-row table:style-name="ro1">
          <table:table-cell office:value-type="float" office:value="1582191767.29265" calcext:value-type="float">
            <text:p>1582191767.29265</text:p>
          </table:table-cell>
          <table:table-cell office:value-type="float" office:value="10422" calcext:value-type="float">
            <text:p>10422</text:p>
          </table:table-cell>
          <table:table-cell office:value-type="float" office:value="0.219181343913078" calcext:value-type="float">
            <text:p>0.2191813439</text:p>
          </table:table-cell>
          <table:table-cell table:number-columns-repeated="4"/>
        </table:table-row>
        <table:table-row table:style-name="ro1">
          <table:table-cell office:value-type="float" office:value="1582191792.7852" calcext:value-type="float">
            <text:p>1582191792.7852</text:p>
          </table:table-cell>
          <table:table-cell office:value-type="float" office:value="10432" calcext:value-type="float">
            <text:p>10432</text:p>
          </table:table-cell>
          <table:table-cell office:value-type="float" office:value="0.24489139020443" calcext:value-type="float">
            <text:p>0.2448913902</text:p>
          </table:table-cell>
          <table:table-cell table:number-columns-repeated="4"/>
        </table:table-row>
        <table:table-row table:style-name="ro1">
          <table:table-cell office:value-type="float" office:value="1582191802.97315" calcext:value-type="float">
            <text:p>1582191802.97315</text:p>
          </table:table-cell>
          <table:table-cell office:value-type="float" office:value="10436" calcext:value-type="float">
            <text:p>10436</text:p>
          </table:table-cell>
          <table:table-cell office:value-type="float" office:value="0.196959614753723" calcext:value-type="float">
            <text:p>0.1969596148</text:p>
          </table:table-cell>
          <table:table-cell table:number-columns-repeated="4"/>
        </table:table-row>
        <table:table-row table:style-name="ro1">
          <table:table-cell office:value-type="float" office:value="1582191970.99649" calcext:value-type="float">
            <text:p>1582191970.99649</text:p>
          </table:table-cell>
          <table:table-cell office:value-type="float" office:value="10465" calcext:value-type="float">
            <text:p>10465</text:p>
          </table:table-cell>
          <table:table-cell office:value-type="float" office:value="0.215085610747337" calcext:value-type="float">
            <text:p>0.2150856107</text:p>
          </table:table-cell>
          <table:table-cell table:number-columns-repeated="4"/>
        </table:table-row>
        <table:table-row table:style-name="ro1">
          <table:table-cell office:value-type="float" office:value="1582191973.55572" calcext:value-type="float">
            <text:p>1582191973.55572</text:p>
          </table:table-cell>
          <table:table-cell office:value-type="float" office:value="10466" calcext:value-type="float">
            <text:p>10466</text:p>
          </table:table-cell>
          <table:table-cell office:value-type="float" office:value="0.252374649047852" calcext:value-type="float">
            <text:p>0.252374649</text:p>
          </table:table-cell>
          <table:table-cell table:number-columns-repeated="4"/>
        </table:table-row>
        <table:table-row table:style-name="ro1">
          <table:table-cell office:value-type="float" office:value="1582192059.3153" calcext:value-type="float">
            <text:p>1582192059.3153</text:p>
          </table:table-cell>
          <table:table-cell office:value-type="float" office:value="10499" calcext:value-type="float">
            <text:p>10499</text:p>
          </table:table-cell>
          <table:table-cell office:value-type="float" office:value="0.22661729156971" calcext:value-type="float">
            <text:p>0.2266172916</text:p>
          </table:table-cell>
          <table:table-cell table:number-columns-repeated="4"/>
        </table:table-row>
        <table:table-row table:style-name="ro1">
          <table:table-cell office:value-type="float" office:value="1582192064.61823" calcext:value-type="float">
            <text:p>1582192064.61823</text:p>
          </table:table-cell>
          <table:table-cell office:value-type="float" office:value="10501" calcext:value-type="float">
            <text:p>10501</text:p>
          </table:table-cell>
          <table:table-cell office:value-type="float" office:value="0.22798615694046" calcext:value-type="float">
            <text:p>0.2279861569</text:p>
          </table:table-cell>
          <table:table-cell table:number-columns-repeated="4"/>
        </table:table-row>
        <table:table-row table:style-name="ro1">
          <table:table-cell office:value-type="float" office:value="1582192102.04451" calcext:value-type="float">
            <text:p>1582192102.04451</text:p>
          </table:table-cell>
          <table:table-cell office:value-type="float" office:value="10515" calcext:value-type="float">
            <text:p>10515</text:p>
          </table:table-cell>
          <table:table-cell office:value-type="float" office:value="0.319302707910538" calcext:value-type="float">
            <text:p>0.3193027079</text:p>
          </table:table-cell>
          <table:table-cell table:number-columns-repeated="4"/>
        </table:table-row>
        <table:table-row table:style-name="ro1">
          <table:table-cell office:value-type="float" office:value="1582192107.8121" calcext:value-type="float">
            <text:p>1582192107.8121</text:p>
          </table:table-cell>
          <table:table-cell office:value-type="float" office:value="10517" calcext:value-type="float">
            <text:p>10517</text:p>
          </table:table-cell>
          <table:table-cell office:value-type="float" office:value="0.297161161899567" calcext:value-type="float">
            <text:p>0.2971611619</text:p>
          </table:table-cell>
          <table:table-cell table:number-columns-repeated="4"/>
        </table:table-row>
        <table:table-row table:style-name="ro1">
          <table:table-cell office:value-type="float" office:value="1582192151.92626" calcext:value-type="float">
            <text:p>1582192151.92626</text:p>
          </table:table-cell>
          <table:table-cell office:value-type="float" office:value="10534" calcext:value-type="float">
            <text:p>10534</text:p>
          </table:table-cell>
          <table:table-cell office:value-type="float" office:value="0.220152944326401" calcext:value-type="float">
            <text:p>0.2201529443</text:p>
          </table:table-cell>
          <table:table-cell table:number-columns-repeated="4"/>
        </table:table-row>
        <table:table-row table:style-name="ro1">
          <table:table-cell office:value-type="float" office:value="1582192194.71778" calcext:value-type="float">
            <text:p>1582192194.71778</text:p>
          </table:table-cell>
          <table:table-cell office:value-type="float" office:value="10551" calcext:value-type="float">
            <text:p>10551</text:p>
          </table:table-cell>
          <table:table-cell office:value-type="float" office:value="0.19821110367775" calcext:value-type="float">
            <text:p>0.1982111037</text:p>
          </table:table-cell>
          <table:table-cell table:number-columns-repeated="4"/>
        </table:table-row>
        <table:table-row table:style-name="ro1">
          <table:table-cell office:value-type="float" office:value="1582192217.92798" calcext:value-type="float">
            <text:p>1582192217.92798</text:p>
          </table:table-cell>
          <table:table-cell office:value-type="float" office:value="10553" calcext:value-type="float">
            <text:p>10553</text:p>
          </table:table-cell>
          <table:table-cell office:value-type="float" office:value="0.192540794610977" calcext:value-type="float">
            <text:p>0.1925407946</text:p>
          </table:table-cell>
          <table:table-cell table:number-columns-repeated="4"/>
        </table:table-row>
        <table:table-row table:style-name="ro1">
          <table:table-cell office:value-type="float" office:value="1582192236.72937" calcext:value-type="float">
            <text:p>1582192236.72937</text:p>
          </table:table-cell>
          <table:table-cell office:value-type="float" office:value="10560" calcext:value-type="float">
            <text:p>10560</text:p>
          </table:table-cell>
          <table:table-cell office:value-type="float" office:value="0.233207851648331" calcext:value-type="float">
            <text:p>0.2332078516</text:p>
          </table:table-cell>
          <table:table-cell table:number-columns-repeated="4"/>
        </table:table-row>
        <table:table-row table:style-name="ro1">
          <table:table-cell office:value-type="float" office:value="1582192277.67746" calcext:value-type="float">
            <text:p>1582192277.67746</text:p>
          </table:table-cell>
          <table:table-cell office:value-type="float" office:value="10576" calcext:value-type="float">
            <text:p>10576</text:p>
          </table:table-cell>
          <table:table-cell office:value-type="float" office:value="0.215606540441513" calcext:value-type="float">
            <text:p>0.2156065404</text:p>
          </table:table-cell>
          <table:table-cell table:number-columns-repeated="4"/>
        </table:table-row>
        <table:table-row table:style-name="ro1">
          <table:table-cell office:value-type="float" office:value="1582192282.85991" calcext:value-type="float">
            <text:p>1582192282.85991</text:p>
          </table:table-cell>
          <table:table-cell office:value-type="float" office:value="10578" calcext:value-type="float">
            <text:p>10578</text:p>
          </table:table-cell>
          <table:table-cell office:value-type="float" office:value="0.233005315065384" calcext:value-type="float">
            <text:p>0.2330053151</text:p>
          </table:table-cell>
          <table:table-cell table:number-columns-repeated="4"/>
        </table:table-row>
        <table:table-row table:style-name="ro1">
          <table:table-cell office:value-type="float" office:value="1582192344.18206" calcext:value-type="float">
            <text:p>1582192344.18206</text:p>
          </table:table-cell>
          <table:table-cell office:value-type="float" office:value="10602" calcext:value-type="float">
            <text:p>10602</text:p>
          </table:table-cell>
          <table:table-cell office:value-type="float" office:value="0.205141544342041" calcext:value-type="float">
            <text:p>0.2051415443</text:p>
          </table:table-cell>
          <table:table-cell table:number-columns-repeated="4"/>
        </table:table-row>
        <table:table-row table:style-name="ro1">
          <table:table-cell office:value-type="float" office:value="1582192346.71198" calcext:value-type="float">
            <text:p>1582192346.71198</text:p>
          </table:table-cell>
          <table:table-cell office:value-type="float" office:value="10603" calcext:value-type="float">
            <text:p>10603</text:p>
          </table:table-cell>
          <table:table-cell office:value-type="float" office:value="0.214672937989235" calcext:value-type="float">
            <text:p>0.214672938</text:p>
          </table:table-cell>
          <table:table-cell table:number-columns-repeated="4"/>
        </table:table-row>
        <table:table-row table:style-name="ro1">
          <table:table-cell office:value-type="float" office:value="1582192537.35264" calcext:value-type="float">
            <text:p>1582192537.35264</text:p>
          </table:table-cell>
          <table:table-cell office:value-type="float" office:value="10647" calcext:value-type="float">
            <text:p>10647</text:p>
          </table:table-cell>
          <table:table-cell office:value-type="float" office:value="0.195995315909386" calcext:value-type="float">
            <text:p>0.1959953159</text:p>
          </table:table-cell>
          <table:table-cell table:number-columns-repeated="4"/>
        </table:table-row>
        <table:table-row table:style-name="ro1">
          <table:table-cell office:value-type="float" office:value="1582192539.90065" calcext:value-type="float">
            <text:p>1582192539.90065</text:p>
          </table:table-cell>
          <table:table-cell office:value-type="float" office:value="10648" calcext:value-type="float">
            <text:p>10648</text:p>
          </table:table-cell>
          <table:table-cell office:value-type="float" office:value="0.160738795995712" calcext:value-type="float">
            <text:p>0.160738796</text:p>
          </table:table-cell>
          <table:table-cell table:number-columns-repeated="4"/>
        </table:table-row>
        <table:table-row table:style-name="ro1">
          <table:table-cell office:value-type="float" office:value="1582192605.28764" calcext:value-type="float">
            <text:p>1582192605.28764</text:p>
          </table:table-cell>
          <table:table-cell office:value-type="float" office:value="10674" calcext:value-type="float">
            <text:p>10674</text:p>
          </table:table-cell>
          <table:table-cell office:value-type="float" office:value="0.223742678761482" calcext:value-type="float">
            <text:p>0.2237426788</text:p>
          </table:table-cell>
          <table:table-cell table:number-columns-repeated="4"/>
        </table:table-row>
        <table:table-row table:style-name="ro1">
          <table:table-cell office:value-type="float" office:value="1582192731.48622" calcext:value-type="float">
            <text:p>1582192731.48622</text:p>
          </table:table-cell>
          <table:table-cell office:value-type="float" office:value="10717" calcext:value-type="float">
            <text:p>10717</text:p>
          </table:table-cell>
          <table:table-cell office:value-type="float" office:value="0.246818125247955" calcext:value-type="float">
            <text:p>0.2468181252</text:p>
          </table:table-cell>
          <table:table-cell table:number-columns-repeated="4"/>
        </table:table-row>
        <table:table-row table:style-name="ro1">
          <table:table-cell office:value-type="float" office:value="1582192734.21811" calcext:value-type="float">
            <text:p>1582192734.21811</text:p>
          </table:table-cell>
          <table:table-cell office:value-type="float" office:value="10718" calcext:value-type="float">
            <text:p>10718</text:p>
          </table:table-cell>
          <table:table-cell office:value-type="float" office:value="0.264960169792175" calcext:value-type="float">
            <text:p>0.2649601698</text:p>
          </table:table-cell>
          <table:table-cell table:number-columns-repeated="4"/>
        </table:table-row>
        <table:table-row table:style-name="ro1">
          <table:table-cell office:value-type="float" office:value="1582192741.93702" calcext:value-type="float">
            <text:p>1582192741.93702</text:p>
          </table:table-cell>
          <table:table-cell office:value-type="float" office:value="10721" calcext:value-type="float">
            <text:p>10721</text:p>
          </table:table-cell>
          <table:table-cell office:value-type="float" office:value="0.254879415035248" calcext:value-type="float">
            <text:p>0.254879415</text:p>
          </table:table-cell>
          <table:table-cell table:number-columns-repeated="4"/>
        </table:table-row>
        <table:table-row table:style-name="ro1">
          <table:table-cell office:value-type="float" office:value="1582192793.03079" calcext:value-type="float">
            <text:p>1582192793.03079</text:p>
          </table:table-cell>
          <table:table-cell office:value-type="float" office:value="10741" calcext:value-type="float">
            <text:p>10741</text:p>
          </table:table-cell>
          <table:table-cell office:value-type="float" office:value="0.167755126953125" calcext:value-type="float">
            <text:p>0.167755127</text:p>
          </table:table-cell>
          <table:table-cell table:number-columns-repeated="4"/>
        </table:table-row>
        <table:table-row table:style-name="ro1">
          <table:table-cell office:value-type="float" office:value="1582192803.4528" calcext:value-type="float">
            <text:p>1582192803.4528</text:p>
          </table:table-cell>
          <table:table-cell office:value-type="float" office:value="10745" calcext:value-type="float">
            <text:p>10745</text:p>
          </table:table-cell>
          <table:table-cell office:value-type="float" office:value="0.20978569984436" calcext:value-type="float">
            <text:p>0.2097856998</text:p>
          </table:table-cell>
          <table:table-cell table:number-columns-repeated="4"/>
        </table:table-row>
        <table:table-row table:style-name="ro1">
          <table:table-cell office:value-type="float" office:value="1582192811.0133" calcext:value-type="float">
            <text:p>1582192811.0133</text:p>
          </table:table-cell>
          <table:table-cell office:value-type="float" office:value="10748" calcext:value-type="float">
            <text:p>10748</text:p>
          </table:table-cell>
          <table:table-cell office:value-type="float" office:value="0.178608149290085" calcext:value-type="float">
            <text:p>0.1786081493</text:p>
          </table:table-cell>
          <table:table-cell table:number-columns-repeated="4"/>
        </table:table-row>
        <table:table-row table:style-name="ro1">
          <table:table-cell office:value-type="float" office:value="1582192955.75546" calcext:value-type="float">
            <text:p>1582192955.75546</text:p>
          </table:table-cell>
          <table:table-cell office:value-type="float" office:value="10772" calcext:value-type="float">
            <text:p>10772</text:p>
          </table:table-cell>
          <table:table-cell office:value-type="float" office:value="0.17517726123333" calcext:value-type="float">
            <text:p>0.1751772612</text:p>
          </table:table-cell>
          <table:table-cell table:number-columns-repeated="4"/>
        </table:table-row>
        <table:table-row table:style-name="ro1">
          <table:table-cell office:value-type="float" office:value="1582192981.44355" calcext:value-type="float">
            <text:p>1582192981.44355</text:p>
          </table:table-cell>
          <table:table-cell office:value-type="float" office:value="10782" calcext:value-type="float">
            <text:p>10782</text:p>
          </table:table-cell>
          <table:table-cell office:value-type="float" office:value="0.21523317694664" calcext:value-type="float">
            <text:p>0.2152331769</text:p>
          </table:table-cell>
          <table:table-cell table:number-columns-repeated="4"/>
        </table:table-row>
        <table:table-row table:style-name="ro1">
          <table:table-cell office:value-type="float" office:value="1582193050.08294" calcext:value-type="float">
            <text:p>1582193050.08294</text:p>
          </table:table-cell>
          <table:table-cell office:value-type="float" office:value="10809" calcext:value-type="float">
            <text:p>10809</text:p>
          </table:table-cell>
          <table:table-cell office:value-type="float" office:value="0.239213213324547" calcext:value-type="float">
            <text:p>0.2392132133</text:p>
          </table:table-cell>
          <table:table-cell table:number-columns-repeated="4"/>
        </table:table-row>
        <table:table-row table:style-name="ro1">
          <table:table-cell office:value-type="float" office:value="1582193232.02561" calcext:value-type="float">
            <text:p>1582193232.02561</text:p>
          </table:table-cell>
          <table:table-cell office:value-type="float" office:value="10874" calcext:value-type="float">
            <text:p>10874</text:p>
          </table:table-cell>
          <table:table-cell office:value-type="float" office:value="0.24779537320137" calcext:value-type="float">
            <text:p>0.2477953732</text:p>
          </table:table-cell>
          <table:table-cell table:number-columns-repeated="4"/>
        </table:table-row>
        <table:table-row table:style-name="ro1">
          <table:table-cell office:value-type="float" office:value="1582193323.83165" calcext:value-type="float">
            <text:p>1582193323.83165</text:p>
          </table:table-cell>
          <table:table-cell office:value-type="float" office:value="10910" calcext:value-type="float">
            <text:p>10910</text:p>
          </table:table-cell>
          <table:table-cell office:value-type="float" office:value="0.259268581867218" calcext:value-type="float">
            <text:p>0.2592685819</text:p>
          </table:table-cell>
          <table:table-cell table:number-columns-repeated="4"/>
        </table:table-row>
        <table:table-row table:style-name="ro1">
          <table:table-cell office:value-type="float" office:value="1582193457.84681" calcext:value-type="float">
            <text:p>1582193457.84681</text:p>
          </table:table-cell>
          <table:table-cell office:value-type="float" office:value="10930" calcext:value-type="float">
            <text:p>10930</text:p>
          </table:table-cell>
          <table:table-cell office:value-type="float" office:value="0.202254265546799" calcext:value-type="float">
            <text:p>0.2022542655</text:p>
          </table:table-cell>
          <table:table-cell table:number-columns-repeated="4"/>
        </table:table-row>
        <table:table-row table:style-name="ro1">
          <table:table-cell office:value-type="float" office:value="1582193475.97226" calcext:value-type="float">
            <text:p>1582193475.97226</text:p>
          </table:table-cell>
          <table:table-cell office:value-type="float" office:value="10937" calcext:value-type="float">
            <text:p>10937</text:p>
          </table:table-cell>
          <table:table-cell office:value-type="float" office:value="0.205440104007721" calcext:value-type="float">
            <text:p>0.205440104</text:p>
          </table:table-cell>
          <table:table-cell table:number-columns-repeated="4"/>
        </table:table-row>
        <table:table-row table:style-name="ro1">
          <table:table-cell office:value-type="float" office:value="1582193519.49447" calcext:value-type="float">
            <text:p>1582193519.49447</text:p>
          </table:table-cell>
          <table:table-cell office:value-type="float" office:value="10954" calcext:value-type="float">
            <text:p>10954</text:p>
          </table:table-cell>
          <table:table-cell office:value-type="float" office:value="0.271154999732971" calcext:value-type="float">
            <text:p>0.2711549997</text:p>
          </table:table-cell>
          <table:table-cell table:number-columns-repeated="4"/>
        </table:table-row>
        <table:table-row table:style-name="ro1">
          <table:table-cell office:value-type="float" office:value="1582193620.96083" calcext:value-type="float">
            <text:p>1582193620.96083</text:p>
          </table:table-cell>
          <table:table-cell office:value-type="float" office:value="10994" calcext:value-type="float">
            <text:p>10994</text:p>
          </table:table-cell>
          <table:table-cell office:value-type="float" office:value="0.197620257735252" calcext:value-type="float">
            <text:p>0.1976202577</text:p>
          </table:table-cell>
          <table:table-cell table:number-columns-repeated="4"/>
        </table:table-row>
        <table:table-row table:style-name="ro1">
          <table:table-cell office:value-type="float" office:value="1582193711.19259" calcext:value-type="float">
            <text:p>1582193711.19259</text:p>
          </table:table-cell>
          <table:table-cell office:value-type="float" office:value="11023" calcext:value-type="float">
            <text:p>11023</text:p>
          </table:table-cell>
          <table:table-cell office:value-type="float" office:value="0.224529087543488" calcext:value-type="float">
            <text:p>0.2245290875</text:p>
          </table:table-cell>
          <table:table-cell table:number-columns-repeated="4"/>
        </table:table-row>
        <table:table-row table:style-name="ro1">
          <table:table-cell office:value-type="float" office:value="1582193744.71092" calcext:value-type="float">
            <text:p>1582193744.71092</text:p>
          </table:table-cell>
          <table:table-cell office:value-type="float" office:value="11036" calcext:value-type="float">
            <text:p>11036</text:p>
          </table:table-cell>
          <table:table-cell office:value-type="float" office:value="0.244737595319748" calcext:value-type="float">
            <text:p>0.2447375953</text:p>
          </table:table-cell>
          <table:table-cell table:number-columns-repeated="4"/>
        </table:table-row>
        <table:table-row table:style-name="ro1">
          <table:table-cell office:value-type="float" office:value="1582193947.42841" calcext:value-type="float">
            <text:p>1582193947.42841</text:p>
          </table:table-cell>
          <table:table-cell office:value-type="float" office:value="11084" calcext:value-type="float">
            <text:p>11084</text:p>
          </table:table-cell>
          <table:table-cell office:value-type="float" office:value="0.210344135761261" calcext:value-type="float">
            <text:p>0.2103441358</text:p>
          </table:table-cell>
          <table:table-cell table:number-columns-repeated="4"/>
        </table:table-row>
        <table:table-row table:style-name="ro1">
          <table:table-cell office:value-type="float" office:value="1582194059.2612" calcext:value-type="float">
            <text:p>1582194059.2612</text:p>
          </table:table-cell>
          <table:table-cell office:value-type="float" office:value="11127" calcext:value-type="float">
            <text:p>11127</text:p>
          </table:table-cell>
          <table:table-cell office:value-type="float" office:value="0.21559602022171" calcext:value-type="float">
            <text:p>0.2155960202</text:p>
          </table:table-cell>
          <table:table-cell table:number-columns-repeated="4"/>
        </table:table-row>
        <table:table-row table:style-name="ro1">
          <table:table-cell office:value-type="float" office:value="1582194061.84176" calcext:value-type="float">
            <text:p>1582194061.84176</text:p>
          </table:table-cell>
          <table:table-cell office:value-type="float" office:value="11128" calcext:value-type="float">
            <text:p>11128</text:p>
          </table:table-cell>
          <table:table-cell office:value-type="float" office:value="0.264772593975067" calcext:value-type="float">
            <text:p>0.264772594</text:p>
          </table:table-cell>
          <table:table-cell table:number-columns-repeated="4"/>
        </table:table-row>
        <table:table-row table:style-name="ro1">
          <table:table-cell office:value-type="float" office:value="1582194066.89282" calcext:value-type="float">
            <text:p>1582194066.89282</text:p>
          </table:table-cell>
          <table:table-cell office:value-type="float" office:value="11130" calcext:value-type="float">
            <text:p>11130</text:p>
          </table:table-cell>
          <table:table-cell office:value-type="float" office:value="0.210039794445038" calcext:value-type="float">
            <text:p>0.2100397944</text:p>
          </table:table-cell>
          <table:table-cell table:number-columns-repeated="4"/>
        </table:table-row>
        <table:table-row table:style-name="ro1">
          <table:table-cell office:value-type="float" office:value="1582194074.45331" calcext:value-type="float">
            <text:p>1582194074.45331</text:p>
          </table:table-cell>
          <table:table-cell office:value-type="float" office:value="11133" calcext:value-type="float">
            <text:p>11133</text:p>
          </table:table-cell>
          <table:table-cell office:value-type="float" office:value="0.308954834938049" calcext:value-type="float">
            <text:p>0.3089548349</text:p>
          </table:table-cell>
          <table:table-cell table:number-columns-repeated="4"/>
        </table:table-row>
        <table:table-row table:style-name="ro1">
          <table:table-cell office:value-type="float" office:value="1582194099.69792" calcext:value-type="float">
            <text:p>1582194099.69792</text:p>
          </table:table-cell>
          <table:table-cell office:value-type="float" office:value="11143" calcext:value-type="float">
            <text:p>11143</text:p>
          </table:table-cell>
          <table:table-cell office:value-type="float" office:value="0.203262209892273" calcext:value-type="float">
            <text:p>0.2032622099</text:p>
          </table:table-cell>
          <table:table-cell table:number-columns-repeated="4"/>
        </table:table-row>
        <table:table-row table:style-name="ro1">
          <table:table-cell office:value-type="float" office:value="1582194127.48823" calcext:value-type="float">
            <text:p>1582194127.48823</text:p>
          </table:table-cell>
          <table:table-cell office:value-type="float" office:value="11154" calcext:value-type="float">
            <text:p>11154</text:p>
          </table:table-cell>
          <table:table-cell office:value-type="float" office:value="0.33520519733429" calcext:value-type="float">
            <text:p>0.3352051973</text:p>
          </table:table-cell>
          <table:table-cell table:number-columns-repeated="4"/>
        </table:table-row>
        <table:table-row table:style-name="ro1">
          <table:table-cell office:value-type="float" office:value="1582194238.24383" calcext:value-type="float">
            <text:p>1582194238.24383</text:p>
          </table:table-cell>
          <table:table-cell office:value-type="float" office:value="11190" calcext:value-type="float">
            <text:p>11190</text:p>
          </table:table-cell>
          <table:table-cell office:value-type="float" office:value="0.227632537484169" calcext:value-type="float">
            <text:p>0.2276325375</text:p>
          </table:table-cell>
          <table:table-cell table:number-columns-repeated="4"/>
        </table:table-row>
        <table:table-row table:style-name="ro1">
          <table:table-cell office:value-type="float" office:value="1582194276.40729" calcext:value-type="float">
            <text:p>1582194276.40729</text:p>
          </table:table-cell>
          <table:table-cell office:value-type="float" office:value="11205" calcext:value-type="float">
            <text:p>11205</text:p>
          </table:table-cell>
          <table:table-cell office:value-type="float" office:value="0.233896642923355" calcext:value-type="float">
            <text:p>0.2338966429</text:p>
          </table:table-cell>
          <table:table-cell table:number-columns-repeated="4"/>
        </table:table-row>
        <table:table-row table:style-name="ro1">
          <table:table-cell office:value-type="float" office:value="1582194281.53009" calcext:value-type="float">
            <text:p>1582194281.53009</text:p>
          </table:table-cell>
          <table:table-cell office:value-type="float" office:value="11207" calcext:value-type="float">
            <text:p>11207</text:p>
          </table:table-cell>
          <table:table-cell office:value-type="float" office:value="0.210564404726028" calcext:value-type="float">
            <text:p>0.2105644047</text:p>
          </table:table-cell>
          <table:table-cell table:number-columns-repeated="4"/>
        </table:table-row>
        <table:table-row table:style-name="ro1">
          <table:table-cell office:value-type="float" office:value="1582194306.95539" calcext:value-type="float">
            <text:p>1582194306.95539</text:p>
          </table:table-cell>
          <table:table-cell office:value-type="float" office:value="11217" calcext:value-type="float">
            <text:p>11217</text:p>
          </table:table-cell>
          <table:table-cell office:value-type="float" office:value="0.288220643997192" calcext:value-type="float">
            <text:p>0.288220644</text:p>
          </table:table-cell>
          <table:table-cell table:number-columns-repeated="4"/>
        </table:table-row>
        <table:table-row table:style-name="ro1">
          <table:table-cell office:value-type="float" office:value="1582194448.76248" calcext:value-type="float">
            <text:p>1582194448.76248</text:p>
          </table:table-cell>
          <table:table-cell office:value-type="float" office:value="11241" calcext:value-type="float">
            <text:p>11241</text:p>
          </table:table-cell>
          <table:table-cell office:value-type="float" office:value="0.295131146907806" calcext:value-type="float">
            <text:p>0.2951311469</text:p>
          </table:table-cell>
          <table:table-cell table:number-columns-repeated="4"/>
        </table:table-row>
        <table:table-row table:style-name="ro1">
          <table:table-cell office:value-type="float" office:value="1582194456.31897" calcext:value-type="float">
            <text:p>1582194456.31897</text:p>
          </table:table-cell>
          <table:table-cell office:value-type="float" office:value="11244" calcext:value-type="float">
            <text:p>11244</text:p>
          </table:table-cell>
          <table:table-cell office:value-type="float" office:value="0.288464516401291" calcext:value-type="float">
            <text:p>0.2884645164</text:p>
          </table:table-cell>
          <table:table-cell table:number-columns-repeated="4"/>
        </table:table-row>
        <table:table-row table:style-name="ro1">
          <table:table-cell office:value-type="float" office:value="1582194479.32735" calcext:value-type="float">
            <text:p>1582194479.32735</text:p>
          </table:table-cell>
          <table:table-cell office:value-type="float" office:value="11253" calcext:value-type="float">
            <text:p>11253</text:p>
          </table:table-cell>
          <table:table-cell office:value-type="float" office:value="0.214164763689041" calcext:value-type="float">
            <text:p>0.2141647637</text:p>
          </table:table-cell>
          <table:table-cell table:number-columns-repeated="4"/>
        </table:table-row>
        <table:table-row table:style-name="ro1">
          <table:table-cell office:value-type="float" office:value="1582194621.66664" calcext:value-type="float">
            <text:p>1582194621.66664</text:p>
          </table:table-cell>
          <table:table-cell office:value-type="float" office:value="11309" calcext:value-type="float">
            <text:p>11309</text:p>
          </table:table-cell>
          <table:table-cell office:value-type="float" office:value="0.205517768859863" calcext:value-type="float">
            <text:p>0.2055177689</text:p>
          </table:table-cell>
          <table:table-cell table:number-columns-repeated="4"/>
        </table:table-row>
        <table:table-row table:style-name="ro1">
          <table:table-cell office:value-type="float" office:value="1582194718.70763" calcext:value-type="float">
            <text:p>1582194718.70763</text:p>
          </table:table-cell>
          <table:table-cell office:value-type="float" office:value="11339" calcext:value-type="float">
            <text:p>11339</text:p>
          </table:table-cell>
          <table:table-cell office:value-type="float" office:value="0.195574760437012" calcext:value-type="float">
            <text:p>0.1955747604</text:p>
          </table:table-cell>
          <table:table-cell table:number-columns-repeated="4"/>
        </table:table-row>
        <table:table-row table:style-name="ro1">
          <table:table-cell office:value-type="float" office:value="1582194776.9958" calcext:value-type="float">
            <text:p>1582194776.9958</text:p>
          </table:table-cell>
          <table:table-cell office:value-type="float" office:value="11362" calcext:value-type="float">
            <text:p>11362</text:p>
          </table:table-cell>
          <table:table-cell office:value-type="float" office:value="0.238889321684837" calcext:value-type="float">
            <text:p>0.2388893217</text:p>
          </table:table-cell>
          <table:table-cell table:number-columns-repeated="4"/>
        </table:table-row>
        <table:table-row table:style-name="ro1">
          <table:table-cell office:value-type="float" office:value="1582195028.33653" calcext:value-type="float">
            <text:p>1582195028.33653</text:p>
          </table:table-cell>
          <table:table-cell office:value-type="float" office:value="11428" calcext:value-type="float">
            <text:p>11428</text:p>
          </table:table-cell>
          <table:table-cell office:value-type="float" office:value="0.22197088599205" calcext:value-type="float">
            <text:p>0.221970886</text:p>
          </table:table-cell>
          <table:table-cell table:number-columns-repeated="4"/>
        </table:table-row>
        <table:table-row table:style-name="ro1">
          <table:table-cell office:value-type="float" office:value="1582195038.49453" calcext:value-type="float">
            <text:p>1582195038.49453</text:p>
          </table:table-cell>
          <table:table-cell office:value-type="float" office:value="11432" calcext:value-type="float">
            <text:p>11432</text:p>
          </table:table-cell>
          <table:table-cell office:value-type="float" office:value="0.250787377357483" calcext:value-type="float">
            <text:p>0.2507873774</text:p>
          </table:table-cell>
          <table:table-cell table:number-columns-repeated="4"/>
        </table:table-row>
        <table:table-row table:style-name="ro1">
          <table:table-cell office:value-type="float" office:value="1582195104.68221" calcext:value-type="float">
            <text:p>1582195104.68221</text:p>
          </table:table-cell>
          <table:table-cell office:value-type="float" office:value="11458" calcext:value-type="float">
            <text:p>11458</text:p>
          </table:table-cell>
          <table:table-cell office:value-type="float" office:value="0.247776925563812" calcext:value-type="float">
            <text:p>0.2477769256</text:p>
          </table:table-cell>
          <table:table-cell table:number-columns-repeated="4"/>
        </table:table-row>
        <table:table-row table:style-name="ro1">
          <table:table-cell office:value-type="float" office:value="1582195135.08318" calcext:value-type="float">
            <text:p>1582195135.08318</text:p>
          </table:table-cell>
          <table:table-cell office:value-type="float" office:value="11470" calcext:value-type="float">
            <text:p>11470</text:p>
          </table:table-cell>
          <table:table-cell office:value-type="float" office:value="0.248112231492996" calcext:value-type="float">
            <text:p>0.2481122315</text:p>
          </table:table-cell>
          <table:table-cell table:number-columns-repeated="4"/>
        </table:table-row>
        <table:table-row table:style-name="ro1">
          <table:table-cell office:value-type="float" office:value="1582195200.90459" calcext:value-type="float">
            <text:p>1582195200.90459</text:p>
          </table:table-cell>
          <table:table-cell office:value-type="float" office:value="11489" calcext:value-type="float">
            <text:p>11489</text:p>
          </table:table-cell>
          <table:table-cell office:value-type="float" office:value="0.192314669489861" calcext:value-type="float">
            <text:p>0.1923146695</text:p>
          </table:table-cell>
          <table:table-cell table:number-columns-repeated="4"/>
        </table:table-row>
        <table:table-row table:style-name="ro1">
          <table:table-cell office:value-type="float" office:value="1582195327.54546" calcext:value-type="float">
            <text:p>1582195327.54546</text:p>
          </table:table-cell>
          <table:table-cell office:value-type="float" office:value="11538" calcext:value-type="float">
            <text:p>11538</text:p>
          </table:table-cell>
          <table:table-cell office:value-type="float" office:value="0.26822292804718" calcext:value-type="float">
            <text:p>0.268222928</text:p>
          </table:table-cell>
          <table:table-cell table:number-columns-repeated="4"/>
        </table:table-row>
        <table:table-row table:style-name="ro1">
          <table:table-cell office:value-type="float" office:value="1582195617.47985" calcext:value-type="float">
            <text:p>1582195617.47985</text:p>
          </table:table-cell>
          <table:table-cell office:value-type="float" office:value="11624" calcext:value-type="float">
            <text:p>11624</text:p>
          </table:table-cell>
          <table:table-cell office:value-type="float" office:value="0.13427671790123" calcext:value-type="float">
            <text:p>0.1342767179</text:p>
          </table:table-cell>
          <table:table-cell table:number-columns-repeated="4"/>
        </table:table-row>
        <table:table-row table:style-name="ro1">
          <table:table-cell office:value-type="float" office:value="1582195640.06809" calcext:value-type="float">
            <text:p>1582195640.06809</text:p>
          </table:table-cell>
          <table:table-cell office:value-type="float" office:value="11633" calcext:value-type="float">
            <text:p>11633</text:p>
          </table:table-cell>
          <table:table-cell office:value-type="float" office:value="0.200560078024864" calcext:value-type="float">
            <text:p>0.200560078</text:p>
          </table:table-cell>
          <table:table-cell table:number-columns-repeated="4"/>
        </table:table-row>
        <table:table-row table:style-name="ro1">
          <table:table-cell office:value-type="float" office:value="1582195697.45941" calcext:value-type="float">
            <text:p>1582195697.45941</text:p>
          </table:table-cell>
          <table:table-cell office:value-type="float" office:value="11650" calcext:value-type="float">
            <text:p>11650</text:p>
          </table:table-cell>
          <table:table-cell office:value-type="float" office:value="0.180700719356537" calcext:value-type="float">
            <text:p>0.1807007194</text:p>
          </table:table-cell>
          <table:table-cell table:number-columns-repeated="4"/>
        </table:table-row>
        <table:table-row table:style-name="ro1">
          <table:table-cell office:value-type="float" office:value="1582195774.02156" calcext:value-type="float">
            <text:p>1582195774.02156</text:p>
          </table:table-cell>
          <table:table-cell office:value-type="float" office:value="11680" calcext:value-type="float">
            <text:p>11680</text:p>
          </table:table-cell>
          <table:table-cell office:value-type="float" office:value="0.225742623209953" calcext:value-type="float">
            <text:p>0.2257426232</text:p>
          </table:table-cell>
          <table:table-cell table:number-columns-repeated="4"/>
        </table:table-row>
        <table:table-row table:style-name="ro1">
          <table:table-cell office:value-type="float" office:value="1582195779.03891" calcext:value-type="float">
            <text:p>1582195779.03891</text:p>
          </table:table-cell>
          <table:table-cell office:value-type="float" office:value="11682" calcext:value-type="float">
            <text:p>11682</text:p>
          </table:table-cell>
          <table:table-cell office:value-type="float" office:value="0.207720369100571" calcext:value-type="float">
            <text:p>0.2077203691</text:p>
          </table:table-cell>
          <table:table-cell table:number-columns-repeated="4"/>
        </table:table-row>
        <table:table-row table:style-name="ro1">
          <table:table-cell office:value-type="float" office:value="1582195784.06825" calcext:value-type="float">
            <text:p>1582195784.06825</text:p>
          </table:table-cell>
          <table:table-cell office:value-type="float" office:value="11684" calcext:value-type="float">
            <text:p>11684</text:p>
          </table:table-cell>
          <table:table-cell office:value-type="float" office:value="0.220719814300537" calcext:value-type="float">
            <text:p>0.2207198143</text:p>
          </table:table-cell>
          <table:table-cell table:number-columns-repeated="4"/>
        </table:table-row>
        <table:table-row table:style-name="ro1">
          <table:table-cell office:value-type="float" office:value="1582195944.97266" calcext:value-type="float">
            <text:p>1582195944.97266</text:p>
          </table:table-cell>
          <table:table-cell office:value-type="float" office:value="11716" calcext:value-type="float">
            <text:p>11716</text:p>
          </table:table-cell>
          <table:table-cell office:value-type="float" office:value="0.233223468065262" calcext:value-type="float">
            <text:p>0.2332234681</text:p>
          </table:table-cell>
          <table:table-cell table:number-columns-repeated="4"/>
        </table:table-row>
        <table:table-row table:style-name="ro1">
          <table:table-cell office:value-type="float" office:value="1582195975.55831" calcext:value-type="float">
            <text:p>1582195975.55831</text:p>
          </table:table-cell>
          <table:table-cell office:value-type="float" office:value="11728" calcext:value-type="float">
            <text:p>11728</text:p>
          </table:table-cell>
          <table:table-cell office:value-type="float" office:value="0.214567631483078" calcext:value-type="float">
            <text:p>0.2145676315</text:p>
          </table:table-cell>
          <table:table-cell table:number-columns-repeated="4"/>
        </table:table-row>
        <table:table-row table:style-name="ro1">
          <table:table-cell office:value-type="float" office:value="1582196147.62179" calcext:value-type="float">
            <text:p>1582196147.62179</text:p>
          </table:table-cell>
          <table:table-cell office:value-type="float" office:value="11796" calcext:value-type="float">
            <text:p>11796</text:p>
          </table:table-cell>
          <table:table-cell office:value-type="float" office:value="0.186390608549118" calcext:value-type="float">
            <text:p>0.1863906085</text:p>
          </table:table-cell>
          <table:table-cell table:number-columns-repeated="4"/>
        </table:table-row>
        <table:table-row table:style-name="ro1">
          <table:table-cell office:value-type="float" office:value="1582196216.29969" calcext:value-type="float">
            <text:p>1582196216.29969</text:p>
          </table:table-cell>
          <table:table-cell office:value-type="float" office:value="11814" calcext:value-type="float">
            <text:p>11814</text:p>
          </table:table-cell>
          <table:table-cell office:value-type="float" office:value="0.220910653471947" calcext:value-type="float">
            <text:p>0.2209106535</text:p>
          </table:table-cell>
          <table:table-cell table:number-columns-repeated="4"/>
        </table:table-row>
        <table:table-row table:style-name="ro1">
          <table:table-cell office:value-type="float" office:value="1582196218.80895" calcext:value-type="float">
            <text:p>1582196218.80895</text:p>
          </table:table-cell>
          <table:table-cell office:value-type="float" office:value="11815" calcext:value-type="float">
            <text:p>11815</text:p>
          </table:table-cell>
          <table:table-cell office:value-type="float" office:value="0.205408811569214" calcext:value-type="float">
            <text:p>0.2054088116</text:p>
          </table:table-cell>
          <table:table-cell table:number-columns-repeated="4"/>
        </table:table-row>
        <table:table-row table:style-name="ro1">
          <table:table-cell office:value-type="float" office:value="1582196262.18507" calcext:value-type="float">
            <text:p>1582196262.18507</text:p>
          </table:table-cell>
          <table:table-cell office:value-type="float" office:value="11832" calcext:value-type="float">
            <text:p>11832</text:p>
          </table:table-cell>
          <table:table-cell office:value-type="float" office:value="0.213640838861465" calcext:value-type="float">
            <text:p>0.2136408389</text:p>
          </table:table-cell>
          <table:table-cell table:number-columns-repeated="4"/>
        </table:table-row>
        <table:table-row table:style-name="ro1">
          <table:table-cell office:value-type="float" office:value="1582196274.72762" calcext:value-type="float">
            <text:p>1582196274.72762</text:p>
          </table:table-cell>
          <table:table-cell office:value-type="float" office:value="11837" calcext:value-type="float">
            <text:p>11837</text:p>
          </table:table-cell>
          <table:table-cell office:value-type="float" office:value="0.215374380350113" calcext:value-type="float">
            <text:p>0.2153743804</text:p>
          </table:table-cell>
          <table:table-cell table:number-columns-repeated="4"/>
        </table:table-row>
        <table:table-row table:style-name="ro1">
          <table:table-cell office:value-type="float" office:value="1582196320.06615" calcext:value-type="float">
            <text:p>1582196320.06615</text:p>
          </table:table-cell>
          <table:table-cell office:value-type="float" office:value="11855" calcext:value-type="float">
            <text:p>11855</text:p>
          </table:table-cell>
          <table:table-cell office:value-type="float" office:value="0.255424678325653" calcext:value-type="float">
            <text:p>0.2554246783</text:p>
          </table:table-cell>
          <table:table-cell table:number-columns-repeated="4"/>
        </table:table-row>
        <table:table-row table:style-name="ro1">
          <table:table-cell office:value-type="float" office:value="1582196574.31427" calcext:value-type="float">
            <text:p>1582196574.31427</text:p>
          </table:table-cell>
          <table:table-cell office:value-type="float" office:value="11923" calcext:value-type="float">
            <text:p>11923</text:p>
          </table:table-cell>
          <table:table-cell office:value-type="float" office:value="0.251097142696381" calcext:value-type="float">
            <text:p>0.2510971427</text:p>
          </table:table-cell>
          <table:table-cell table:number-columns-repeated="4"/>
        </table:table-row>
        <table:table-row table:style-name="ro1">
          <table:table-cell office:value-type="float" office:value="1582196621.68127" calcext:value-type="float">
            <text:p>1582196621.68127</text:p>
          </table:table-cell>
          <table:table-cell office:value-type="float" office:value="11942" calcext:value-type="float">
            <text:p>11942</text:p>
          </table:table-cell>
          <table:table-cell office:value-type="float" office:value="0.245270729064941" calcext:value-type="float">
            <text:p>0.2452707291</text:p>
          </table:table-cell>
          <table:table-cell table:number-columns-repeated="4"/>
        </table:table-row>
        <table:table-row table:style-name="ro1">
          <table:table-cell office:value-type="float" office:value="1582196685.13217" calcext:value-type="float">
            <text:p>1582196685.13217</text:p>
          </table:table-cell>
          <table:table-cell office:value-type="float" office:value="11961" calcext:value-type="float">
            <text:p>11961</text:p>
          </table:table-cell>
          <table:table-cell office:value-type="float" office:value="0.185347899794579" calcext:value-type="float">
            <text:p>0.1853478998</text:p>
          </table:table-cell>
          <table:table-cell table:number-columns-repeated="4"/>
        </table:table-row>
        <table:table-row table:style-name="ro1">
          <table:table-cell office:value-type="float" office:value="1582196899.20675" calcext:value-type="float">
            <text:p>1582196899.20675</text:p>
          </table:table-cell>
          <table:table-cell office:value-type="float" office:value="12014" calcext:value-type="float">
            <text:p>12014</text:p>
          </table:table-cell>
          <table:table-cell office:value-type="float" office:value="0.191971987485886" calcext:value-type="float">
            <text:p>0.1919719875</text:p>
          </table:table-cell>
          <table:table-cell table:number-columns-repeated="4"/>
        </table:table-row>
        <table:table-row table:style-name="ro1">
          <table:table-cell office:value-type="float" office:value="1582196942.99919" calcext:value-type="float">
            <text:p>1582196942.99919</text:p>
          </table:table-cell>
          <table:table-cell office:value-type="float" office:value="12031" calcext:value-type="float">
            <text:p>12031</text:p>
          </table:table-cell>
          <table:table-cell office:value-type="float" office:value="0.172458738088608" calcext:value-type="float">
            <text:p>0.1724587381</text:p>
          </table:table-cell>
          <table:table-cell table:number-columns-repeated="4"/>
        </table:table-row>
        <table:table-row table:style-name="ro1">
          <table:table-cell office:value-type="float" office:value="1582196975.91474" calcext:value-type="float">
            <text:p>1582196975.91474</text:p>
          </table:table-cell>
          <table:table-cell office:value-type="float" office:value="12044" calcext:value-type="float">
            <text:p>12044</text:p>
          </table:table-cell>
          <table:table-cell office:value-type="float" office:value="0.230507910251617" calcext:value-type="float">
            <text:p>0.2305079103</text:p>
          </table:table-cell>
          <table:table-cell table:number-columns-repeated="4"/>
        </table:table-row>
        <table:table-row table:style-name="ro1">
          <table:table-cell office:value-type="float" office:value="1582196990.98739" calcext:value-type="float">
            <text:p>1582196990.98739</text:p>
          </table:table-cell>
          <table:table-cell office:value-type="float" office:value="12050" calcext:value-type="float">
            <text:p>12050</text:p>
          </table:table-cell>
          <table:table-cell office:value-type="float" office:value="0.200889945030212" calcext:value-type="float">
            <text:p>0.200889945</text:p>
          </table:table-cell>
          <table:table-cell table:number-columns-repeated="4"/>
        </table:table-row>
        <table:table-row table:style-name="ro1">
          <table:table-cell office:value-type="float" office:value="1582197058.31856" calcext:value-type="float">
            <text:p>1582197058.31856</text:p>
          </table:table-cell>
          <table:table-cell office:value-type="float" office:value="12076" calcext:value-type="float">
            <text:p>12076</text:p>
          </table:table-cell>
          <table:table-cell office:value-type="float" office:value="0.292119085788727" calcext:value-type="float">
            <text:p>0.2921190858</text:p>
          </table:table-cell>
          <table:table-cell table:number-columns-repeated="4"/>
        </table:table-row>
        <table:table-row table:style-name="ro1">
          <table:table-cell office:value-type="float" office:value="1582197070.65325" calcext:value-type="float">
            <text:p>1582197070.65325</text:p>
          </table:table-cell>
          <table:table-cell office:value-type="float" office:value="12081" calcext:value-type="float">
            <text:p>12081</text:p>
          </table:table-cell>
          <table:table-cell office:value-type="float" office:value="0.146044343709946" calcext:value-type="float">
            <text:p>0.1460443437</text:p>
          </table:table-cell>
          <table:table-cell table:number-columns-repeated="4"/>
        </table:table-row>
        <table:table-row table:style-name="ro1">
          <table:table-cell office:value-type="float" office:value="1582197098.34244" calcext:value-type="float">
            <text:p>1582197098.34244</text:p>
          </table:table-cell>
          <table:table-cell office:value-type="float" office:value="12092" calcext:value-type="float">
            <text:p>12092</text:p>
          </table:table-cell>
          <table:table-cell office:value-type="float" office:value="0.209778875112534" calcext:value-type="float">
            <text:p>0.2097788751</text:p>
          </table:table-cell>
          <table:table-cell table:number-columns-repeated="4"/>
        </table:table-row>
        <table:table-row table:style-name="ro1">
          <table:table-cell office:value-type="float" office:value="1582197130.64563" calcext:value-type="float">
            <text:p>1582197130.64563</text:p>
          </table:table-cell>
          <table:table-cell office:value-type="float" office:value="12105" calcext:value-type="float">
            <text:p>12105</text:p>
          </table:table-cell>
          <table:table-cell office:value-type="float" office:value="0.15461890399456" calcext:value-type="float">
            <text:p>0.154618904</text:p>
          </table:table-cell>
          <table:table-cell table:number-columns-repeated="4"/>
        </table:table-row>
        <table:table-row table:style-name="ro1">
          <table:table-cell office:value-type="float" office:value="1582197135.55592" calcext:value-type="float">
            <text:p>1582197135.55592</text:p>
          </table:table-cell>
          <table:table-cell office:value-type="float" office:value="12107" calcext:value-type="float">
            <text:p>12107</text:p>
          </table:table-cell>
          <table:table-cell office:value-type="float" office:value="0.241718947887421" calcext:value-type="float">
            <text:p>0.2417189479</text:p>
          </table:table-cell>
          <table:table-cell table:number-columns-repeated="4"/>
        </table:table-row>
        <table:table-row table:style-name="ro1">
          <table:table-cell office:value-type="float" office:value="1582197206.85219" calcext:value-type="float">
            <text:p>1582197206.85219</text:p>
          </table:table-cell>
          <table:table-cell office:value-type="float" office:value="12129" calcext:value-type="float">
            <text:p>12129</text:p>
          </table:table-cell>
          <table:table-cell office:value-type="float" office:value="0.18870247900486" calcext:value-type="float">
            <text:p>0.188702479</text:p>
          </table:table-cell>
          <table:table-cell table:number-columns-repeated="4"/>
        </table:table-row>
        <table:table-row table:style-name="ro1">
          <table:table-cell office:value-type="float" office:value="1582197224.27765" calcext:value-type="float">
            <text:p>1582197224.27765</text:p>
          </table:table-cell>
          <table:table-cell office:value-type="float" office:value="12136" calcext:value-type="float">
            <text:p>12136</text:p>
          </table:table-cell>
          <table:table-cell office:value-type="float" office:value="0.186340555548668" calcext:value-type="float">
            <text:p>0.1863405555</text:p>
          </table:table-cell>
          <table:table-cell table:number-columns-repeated="4"/>
        </table:table-row>
        <table:table-row table:style-name="ro1">
          <table:table-cell office:value-type="float" office:value="1582197241.72135" calcext:value-type="float">
            <text:p>1582197241.72135</text:p>
          </table:table-cell>
          <table:table-cell office:value-type="float" office:value="12143" calcext:value-type="float">
            <text:p>12143</text:p>
          </table:table-cell>
          <table:table-cell office:value-type="float" office:value="0.210635483264923" calcext:value-type="float">
            <text:p>0.2106354833</text:p>
          </table:table-cell>
          <table:table-cell table:number-columns-repeated="4"/>
        </table:table-row>
        <table:table-row table:style-name="ro1">
          <table:table-cell office:value-type="float" office:value="1582197269.18225" calcext:value-type="float">
            <text:p>1582197269.18225</text:p>
          </table:table-cell>
          <table:table-cell office:value-type="float" office:value="12154" calcext:value-type="float">
            <text:p>12154</text:p>
          </table:table-cell>
          <table:table-cell office:value-type="float" office:value="0.293731927871704" calcext:value-type="float">
            <text:p>0.2937319279</text:p>
          </table:table-cell>
          <table:table-cell table:number-columns-repeated="4"/>
        </table:table-row>
        <table:table-row table:style-name="ro1">
          <table:table-cell office:value-type="float" office:value="1582197271.65085" calcext:value-type="float">
            <text:p>1582197271.65085</text:p>
          </table:table-cell>
          <table:table-cell office:value-type="float" office:value="12155" calcext:value-type="float">
            <text:p>12155</text:p>
          </table:table-cell>
          <table:table-cell office:value-type="float" office:value="0.234841495752335" calcext:value-type="float">
            <text:p>0.2348414958</text:p>
          </table:table-cell>
          <table:table-cell table:number-columns-repeated="4"/>
        </table:table-row>
        <table:table-row table:style-name="ro1">
          <table:table-cell office:value-type="float" office:value="1582197432.03224" calcext:value-type="float">
            <text:p>1582197432.03224</text:p>
          </table:table-cell>
          <table:table-cell office:value-type="float" office:value="12187" calcext:value-type="float">
            <text:p>12187</text:p>
          </table:table-cell>
          <table:table-cell office:value-type="float" office:value="0.246329203248024" calcext:value-type="float">
            <text:p>0.2463292032</text:p>
          </table:table-cell>
          <table:table-cell table:number-columns-repeated="4"/>
        </table:table-row>
        <table:table-row table:style-name="ro1">
          <table:table-cell office:value-type="float" office:value="1582197479.73726" calcext:value-type="float">
            <text:p>1582197479.73726</text:p>
          </table:table-cell>
          <table:table-cell office:value-type="float" office:value="12206" calcext:value-type="float">
            <text:p>12206</text:p>
          </table:table-cell>
          <table:table-cell office:value-type="float" office:value="0.149319142103195" calcext:value-type="float">
            <text:p>0.1493191421</text:p>
          </table:table-cell>
          <table:table-cell table:number-columns-repeated="4"/>
        </table:table-row>
        <table:table-row table:style-name="ro1">
          <table:table-cell office:value-type="float" office:value="1582197487.13172" calcext:value-type="float">
            <text:p>1582197487.13172</text:p>
          </table:table-cell>
          <table:table-cell office:value-type="float" office:value="12209" calcext:value-type="float">
            <text:p>12209</text:p>
          </table:table-cell>
          <table:table-cell office:value-type="float" office:value="0.188838183879852" calcext:value-type="float">
            <text:p>0.1888381839</text:p>
          </table:table-cell>
          <table:table-cell table:number-columns-repeated="4"/>
        </table:table-row>
        <table:table-row table:style-name="ro1">
          <table:table-cell office:value-type="float" office:value="1582197512.0951" calcext:value-type="float">
            <text:p>1582197512.0951</text:p>
          </table:table-cell>
          <table:table-cell office:value-type="float" office:value="12219" calcext:value-type="float">
            <text:p>12219</text:p>
          </table:table-cell>
          <table:table-cell office:value-type="float" office:value="0.23975083231926" calcext:value-type="float">
            <text:p>0.2397508323</text:p>
          </table:table-cell>
          <table:table-cell table:number-columns-repeated="4"/>
        </table:table-row>
        <table:table-row table:style-name="ro1">
          <table:table-cell office:value-type="float" office:value="1582197529.40235" calcext:value-type="float">
            <text:p>1582197529.40235</text:p>
          </table:table-cell>
          <table:table-cell office:value-type="float" office:value="12226" calcext:value-type="float">
            <text:p>12226</text:p>
          </table:table-cell>
          <table:table-cell office:value-type="float" office:value="0.161311000585556" calcext:value-type="float">
            <text:p>0.1613110006</text:p>
          </table:table-cell>
          <table:table-cell table:number-columns-repeated="4"/>
        </table:table-row>
        <table:table-row table:style-name="ro1">
          <table:table-cell office:value-type="float" office:value="1582197531.89356" calcext:value-type="float">
            <text:p>1582197531.89356</text:p>
          </table:table-cell>
          <table:table-cell office:value-type="float" office:value="12227" calcext:value-type="float">
            <text:p>12227</text:p>
          </table:table-cell>
          <table:table-cell office:value-type="float" office:value="0.150150626897812" calcext:value-type="float">
            <text:p>0.1501506269</text:p>
          </table:table-cell>
          <table:table-cell table:number-columns-repeated="4"/>
        </table:table-row>
        <table:table-row table:style-name="ro1">
          <table:table-cell office:value-type="float" office:value="1582197692.04831" calcext:value-type="float">
            <text:p>1582197692.04831</text:p>
          </table:table-cell>
          <table:table-cell office:value-type="float" office:value="12283" calcext:value-type="float">
            <text:p>12283</text:p>
          </table:table-cell>
          <table:table-cell office:value-type="float" office:value="0.240363016724586" calcext:value-type="float">
            <text:p>0.2403630167</text:p>
          </table:table-cell>
          <table:table-cell table:number-columns-repeated="4"/>
        </table:table-row>
        <table:table-row table:style-name="ro1">
          <table:table-cell office:value-type="float" office:value="1582197749.63884" calcext:value-type="float">
            <text:p>1582197749.63884</text:p>
          </table:table-cell>
          <table:table-cell office:value-type="float" office:value="12306" calcext:value-type="float">
            <text:p>12306</text:p>
          </table:table-cell>
          <table:table-cell office:value-type="float" office:value="0.206187278032303" calcext:value-type="float">
            <text:p>0.206187278</text:p>
          </table:table-cell>
          <table:table-cell table:number-columns-repeated="4"/>
        </table:table-row>
        <table:table-row table:style-name="ro1">
          <table:table-cell office:value-type="float" office:value="1582197764.61563" calcext:value-type="float">
            <text:p>1582197764.61563</text:p>
          </table:table-cell>
          <table:table-cell office:value-type="float" office:value="12312" calcext:value-type="float">
            <text:p>12312</text:p>
          </table:table-cell>
          <table:table-cell office:value-type="float" office:value="0.188862413167954" calcext:value-type="float">
            <text:p>0.1888624132</text:p>
          </table:table-cell>
          <table:table-cell table:number-columns-repeated="4"/>
        </table:table-row>
        <table:table-row table:style-name="ro1">
          <table:table-cell office:value-type="float" office:value="1582197791.89125" calcext:value-type="float">
            <text:p>1582197791.89125</text:p>
          </table:table-cell>
          <table:table-cell office:value-type="float" office:value="12323" calcext:value-type="float">
            <text:p>12323</text:p>
          </table:table-cell>
          <table:table-cell office:value-type="float" office:value="0.184403508901596" calcext:value-type="float">
            <text:p>0.1844035089</text:p>
          </table:table-cell>
          <table:table-cell table:number-columns-repeated="4"/>
        </table:table-row>
        <table:table-row table:style-name="ro1">
          <table:table-cell office:value-type="float" office:value="1582197927.53466" calcext:value-type="float">
            <text:p>1582197927.53466</text:p>
          </table:table-cell>
          <table:table-cell office:value-type="float" office:value="12347" calcext:value-type="float">
            <text:p>12347</text:p>
          </table:table-cell>
          <table:table-cell office:value-type="float" office:value="0.204736322164536" calcext:value-type="float">
            <text:p>0.2047363222</text:p>
          </table:table-cell>
          <table:table-cell table:number-columns-repeated="4"/>
        </table:table-row>
        <table:table-row table:style-name="ro1">
          <table:table-cell office:value-type="float" office:value="1582197989.93953" calcext:value-type="float">
            <text:p>1582197989.93953</text:p>
          </table:table-cell>
          <table:table-cell office:value-type="float" office:value="12372" calcext:value-type="float">
            <text:p>12372</text:p>
          </table:table-cell>
          <table:table-cell office:value-type="float" office:value="0.275762736797333" calcext:value-type="float">
            <text:p>0.2757627368</text:p>
          </table:table-cell>
          <table:table-cell table:number-columns-repeated="4"/>
        </table:table-row>
        <table:table-row table:style-name="ro1">
          <table:table-cell office:value-type="float" office:value="1582198007.17535" calcext:value-type="float">
            <text:p>1582198007.17535</text:p>
          </table:table-cell>
          <table:table-cell office:value-type="float" office:value="12379" calcext:value-type="float">
            <text:p>12379</text:p>
          </table:table-cell>
          <table:table-cell office:value-type="float" office:value="0.207085281610489" calcext:value-type="float">
            <text:p>0.2070852816</text:p>
          </table:table-cell>
          <table:table-cell table:number-columns-repeated="4"/>
        </table:table-row>
        <table:table-row table:style-name="ro1">
          <table:table-cell office:value-type="float" office:value="1582198019.53725" calcext:value-type="float">
            <text:p>1582198019.53725</text:p>
          </table:table-cell>
          <table:table-cell office:value-type="float" office:value="12384" calcext:value-type="float">
            <text:p>12384</text:p>
          </table:table-cell>
          <table:table-cell office:value-type="float" office:value="0.219875246286392" calcext:value-type="float">
            <text:p>0.2198752463</text:p>
          </table:table-cell>
          <table:table-cell table:number-columns-repeated="4"/>
        </table:table-row>
        <table:table-row table:style-name="ro1">
          <table:table-cell office:value-type="float" office:value="1582198079.1228" calcext:value-type="float">
            <text:p>1582198079.1228</text:p>
          </table:table-cell>
          <table:table-cell office:value-type="float" office:value="12408" calcext:value-type="float">
            <text:p>12408</text:p>
          </table:table-cell>
          <table:table-cell office:value-type="float" office:value="0.242530316114426" calcext:value-type="float">
            <text:p>0.2425303161</text:p>
          </table:table-cell>
          <table:table-cell table:number-columns-repeated="4"/>
        </table:table-row>
        <table:table-row table:style-name="ro1">
          <table:table-cell office:value-type="float" office:value="1582198135.06426" calcext:value-type="float">
            <text:p>1582198135.06426</text:p>
          </table:table-cell>
          <table:table-cell office:value-type="float" office:value="12426" calcext:value-type="float">
            <text:p>12426</text:p>
          </table:table-cell>
          <table:table-cell office:value-type="float" office:value="0.174953937530518" calcext:value-type="float">
            <text:p>0.1749539375</text:p>
          </table:table-cell>
          <table:table-cell table:number-columns-repeated="4"/>
        </table:table-row>
        <table:table-row table:style-name="ro1">
          <table:table-cell office:value-type="float" office:value="1582198157.97193" calcext:value-type="float">
            <text:p>1582198157.97193</text:p>
          </table:table-cell>
          <table:table-cell office:value-type="float" office:value="12435" calcext:value-type="float">
            <text:p>12435</text:p>
          </table:table-cell>
          <table:table-cell office:value-type="float" office:value="0.221415489912033" calcext:value-type="float">
            <text:p>0.2214154899</text:p>
          </table:table-cell>
          <table:table-cell table:number-columns-repeated="4"/>
        </table:table-row>
        <table:table-row table:style-name="ro1">
          <table:table-cell office:value-type="float" office:value="1582198180.75057" calcext:value-type="float">
            <text:p>1582198180.75057</text:p>
          </table:table-cell>
          <table:table-cell office:value-type="float" office:value="12444" calcext:value-type="float">
            <text:p>12444</text:p>
          </table:table-cell>
          <table:table-cell office:value-type="float" office:value="0.254581153392792" calcext:value-type="float">
            <text:p>0.2545811534</text:p>
          </table:table-cell>
          <table:table-cell table:number-columns-repeated="4"/>
        </table:table-row>
        <table:table-row table:style-name="ro1">
          <table:table-cell office:value-type="float" office:value="1582198424.8088" calcext:value-type="float">
            <text:p>1582198424.8088</text:p>
          </table:table-cell>
          <table:table-cell office:value-type="float" office:value="12513" calcext:value-type="float">
            <text:p>12513</text:p>
          </table:table-cell>
          <table:table-cell office:value-type="float" office:value="0.184673964977264" calcext:value-type="float">
            <text:p>0.184673965</text:p>
          </table:table-cell>
          <table:table-cell table:number-columns-repeated="4"/>
        </table:table-row>
        <table:table-row table:style-name="ro1">
          <table:table-cell office:value-type="float" office:value="1582198429.75684" calcext:value-type="float">
            <text:p>1582198429.75684</text:p>
          </table:table-cell>
          <table:table-cell office:value-type="float" office:value="12515" calcext:value-type="float">
            <text:p>12515</text:p>
          </table:table-cell>
          <table:table-cell office:value-type="float" office:value="0.224060744047165" calcext:value-type="float">
            <text:p>0.224060744</text:p>
          </table:table-cell>
          <table:table-cell table:number-columns-repeated="4"/>
        </table:table-row>
        <table:table-row table:style-name="ro1">
          <table:table-cell office:value-type="float" office:value="1582198432.25069" calcext:value-type="float">
            <text:p>1582198432.25069</text:p>
          </table:table-cell>
          <table:table-cell office:value-type="float" office:value="12516" calcext:value-type="float">
            <text:p>12516</text:p>
          </table:table-cell>
          <table:table-cell office:value-type="float" office:value="0.198415026068687" calcext:value-type="float">
            <text:p>0.1984150261</text:p>
          </table:table-cell>
          <table:table-cell table:number-columns-repeated="4"/>
        </table:table-row>
        <table:table-row table:style-name="ro1">
          <table:table-cell office:value-type="float" office:value="1582198447.16427" calcext:value-type="float">
            <text:p>1582198447.16427</text:p>
          </table:table-cell>
          <table:table-cell office:value-type="float" office:value="12522" calcext:value-type="float">
            <text:p>12522</text:p>
          </table:table-cell>
          <table:table-cell office:value-type="float" office:value="0.205151051282883" calcext:value-type="float">
            <text:p>0.2051510513</text:p>
          </table:table-cell>
          <table:table-cell table:number-columns-repeated="4"/>
        </table:table-row>
        <table:table-row table:style-name="ro1">
          <table:table-cell office:value-type="float" office:value="1582198464.70125" calcext:value-type="float">
            <text:p>1582198464.70125</text:p>
          </table:table-cell>
          <table:table-cell office:value-type="float" office:value="12529" calcext:value-type="float">
            <text:p>12529</text:p>
          </table:table-cell>
          <table:table-cell office:value-type="float" office:value="0.235631167888641" calcext:value-type="float">
            <text:p>0.2356311679</text:p>
          </table:table-cell>
          <table:table-cell table:number-columns-repeated="4"/>
        </table:table-row>
        <table:table-row table:style-name="ro1">
          <table:table-cell office:value-type="float" office:value="1582198539.84014" calcext:value-type="float">
            <text:p>1582198539.84014</text:p>
          </table:table-cell>
          <table:table-cell office:value-type="float" office:value="12559" calcext:value-type="float">
            <text:p>12559</text:p>
          </table:table-cell>
          <table:table-cell office:value-type="float" office:value="0.159518957138062" calcext:value-type="float">
            <text:p>0.1595189571</text:p>
          </table:table-cell>
          <table:table-cell table:number-columns-repeated="4"/>
        </table:table-row>
        <table:table-row table:style-name="ro1">
          <table:table-cell office:value-type="float" office:value="1582198557.50662" calcext:value-type="float">
            <text:p>1582198557.50662</text:p>
          </table:table-cell>
          <table:table-cell office:value-type="float" office:value="12566" calcext:value-type="float">
            <text:p>12566</text:p>
          </table:table-cell>
          <table:table-cell office:value-type="float" office:value="0.255614519119263" calcext:value-type="float">
            <text:p>0.2556145191</text:p>
          </table:table-cell>
          <table:table-cell table:number-columns-repeated="4"/>
        </table:table-row>
        <table:table-row table:style-name="ro1">
          <table:table-cell office:value-type="float" office:value="1582198579.74548" calcext:value-type="float">
            <text:p>1582198579.74548</text:p>
          </table:table-cell>
          <table:table-cell office:value-type="float" office:value="12575" calcext:value-type="float">
            <text:p>12575</text:p>
          </table:table-cell>
          <table:table-cell office:value-type="float" office:value="0.172670304775238" calcext:value-type="float">
            <text:p>0.1726703048</text:p>
          </table:table-cell>
          <table:table-cell table:number-columns-repeated="4"/>
        </table:table-row>
        <table:table-row table:style-name="ro1">
          <table:table-cell office:value-type="float" office:value="1582198686.78192" calcext:value-type="float">
            <text:p>1582198686.78192</text:p>
          </table:table-cell>
          <table:table-cell office:value-type="float" office:value="12610" calcext:value-type="float">
            <text:p>12610</text:p>
          </table:table-cell>
          <table:table-cell office:value-type="float" office:value="0.179954901337624" calcext:value-type="float">
            <text:p>0.1799549013</text:p>
          </table:table-cell>
          <table:table-cell table:number-columns-repeated="4"/>
        </table:table-row>
        <table:table-row table:style-name="ro1">
          <table:table-cell office:value-type="float" office:value="1582198731.99976" calcext:value-type="float">
            <text:p>1582198731.99976</text:p>
          </table:table-cell>
          <table:table-cell office:value-type="float" office:value="12628" calcext:value-type="float">
            <text:p>12628</text:p>
          </table:table-cell>
          <table:table-cell office:value-type="float" office:value="0.244921237230301" calcext:value-type="float">
            <text:p>0.2449212372</text:p>
          </table:table-cell>
          <table:table-cell table:number-columns-repeated="4"/>
        </table:table-row>
        <table:table-row table:style-name="ro1">
          <table:table-cell office:value-type="float" office:value="1582198834.05433" calcext:value-type="float">
            <text:p>1582198834.05433</text:p>
          </table:table-cell>
          <table:table-cell office:value-type="float" office:value="12636" calcext:value-type="float">
            <text:p>12636</text:p>
          </table:table-cell>
          <table:table-cell office:value-type="float" office:value="0.214402318000793" calcext:value-type="float">
            <text:p>0.214402318</text:p>
          </table:table-cell>
          <table:table-cell table:number-columns-repeated="4"/>
        </table:table-row>
        <table:table-row table:style-name="ro1">
          <table:table-cell office:value-type="float" office:value="1582198848.72607" calcext:value-type="float">
            <text:p>1582198848.72607</text:p>
          </table:table-cell>
          <table:table-cell office:value-type="float" office:value="12640" calcext:value-type="float">
            <text:p>12640</text:p>
          </table:table-cell>
          <table:table-cell office:value-type="float" office:value="0.189336627721787" calcext:value-type="float">
            <text:p>0.1893366277</text:p>
          </table:table-cell>
          <table:table-cell table:number-columns-repeated="4"/>
        </table:table-row>
        <table:table-row table:style-name="ro1">
          <table:table-cell office:value-type="float" office:value="1582198862.27882" calcext:value-type="float">
            <text:p>1582198862.27882</text:p>
          </table:table-cell>
          <table:table-cell office:value-type="float" office:value="12645" calcext:value-type="float">
            <text:p>12645</text:p>
          </table:table-cell>
          <table:table-cell office:value-type="float" office:value="0.204924672842026" calcext:value-type="float">
            <text:p>0.2049246728</text:p>
          </table:table-cell>
          <table:table-cell table:number-columns-repeated="4"/>
        </table:table-row>
        <table:table-row table:style-name="ro1">
          <table:table-cell office:value-type="float" office:value="1582198922.63506" calcext:value-type="float">
            <text:p>1582198922.63506</text:p>
          </table:table-cell>
          <table:table-cell office:value-type="float" office:value="12669" calcext:value-type="float">
            <text:p>12669</text:p>
          </table:table-cell>
          <table:table-cell office:value-type="float" office:value="0.217363357543945" calcext:value-type="float">
            <text:p>0.2173633575</text:p>
          </table:table-cell>
          <table:table-cell table:number-columns-repeated="4"/>
        </table:table-row>
        <table:table-row table:style-name="ro1">
          <table:table-cell office:value-type="float" office:value="1582198950.03823" calcext:value-type="float">
            <text:p>1582198950.03823</text:p>
          </table:table-cell>
          <table:table-cell office:value-type="float" office:value="12680" calcext:value-type="float">
            <text:p>12680</text:p>
          </table:table-cell>
          <table:table-cell office:value-type="float" office:value="0.242345318198204" calcext:value-type="float">
            <text:p>0.2423453182</text:p>
          </table:table-cell>
          <table:table-cell table:number-columns-repeated="4"/>
        </table:table-row>
        <table:table-row table:style-name="ro1">
          <table:table-cell office:value-type="float" office:value="1582198959.9167" calcext:value-type="float">
            <text:p>1582198959.9167</text:p>
          </table:table-cell>
          <table:table-cell office:value-type="float" office:value="12684" calcext:value-type="float">
            <text:p>12684</text:p>
          </table:table-cell>
          <table:table-cell office:value-type="float" office:value="0.200803816318512" calcext:value-type="float">
            <text:p>0.2008038163</text:p>
          </table:table-cell>
          <table:table-cell table:number-columns-repeated="4"/>
        </table:table-row>
        <table:table-row table:style-name="ro1">
          <table:table-cell office:value-type="float" office:value="1582199024.81559" calcext:value-type="float">
            <text:p>1582199024.81559</text:p>
          </table:table-cell>
          <table:table-cell office:value-type="float" office:value="12710" calcext:value-type="float">
            <text:p>12710</text:p>
          </table:table-cell>
          <table:table-cell office:value-type="float" office:value="0.259486734867096" calcext:value-type="float">
            <text:p>0.2594867349</text:p>
          </table:table-cell>
          <table:table-cell table:number-columns-repeated="4"/>
        </table:table-row>
        <table:table-row table:style-name="ro1">
          <table:table-cell office:value-type="float" office:value="1582199027.28714" calcext:value-type="float">
            <text:p>1582199027.28714</text:p>
          </table:table-cell>
          <table:table-cell office:value-type="float" office:value="12711" calcext:value-type="float">
            <text:p>12711</text:p>
          </table:table-cell>
          <table:table-cell office:value-type="float" office:value="0.245592847466469" calcext:value-type="float">
            <text:p>0.2455928475</text:p>
          </table:table-cell>
          <table:table-cell table:number-columns-repeated="4"/>
        </table:table-row>
        <table:table-row table:style-name="ro1">
          <table:table-cell office:value-type="float" office:value="1582199054.9313" calcext:value-type="float">
            <text:p>1582199054.9313</text:p>
          </table:table-cell>
          <table:table-cell office:value-type="float" office:value="12722" calcext:value-type="float">
            <text:p>12722</text:p>
          </table:table-cell>
          <table:table-cell office:value-type="float" office:value="0.200784504413605" calcext:value-type="float">
            <text:p>0.2007845044</text:p>
          </table:table-cell>
          <table:table-cell table:number-columns-repeated="4"/>
        </table:table-row>
        <table:table-row table:style-name="ro1">
          <table:table-cell office:value-type="float" office:value="1582199202.49329" calcext:value-type="float">
            <text:p>1582199202.49329</text:p>
          </table:table-cell>
          <table:table-cell office:value-type="float" office:value="12774" calcext:value-type="float">
            <text:p>12774</text:p>
          </table:table-cell>
          <table:table-cell office:value-type="float" office:value="0.232102766633034" calcext:value-type="float">
            <text:p>0.2321027666</text:p>
          </table:table-cell>
          <table:table-cell table:number-columns-repeated="4"/>
        </table:table-row>
        <table:table-row table:style-name="ro1">
          <table:table-cell office:value-type="float" office:value="1582199440.32649" calcext:value-type="float">
            <text:p>1582199440.32649</text:p>
          </table:table-cell>
          <table:table-cell office:value-type="float" office:value="12838" calcext:value-type="float">
            <text:p>12838</text:p>
          </table:table-cell>
          <table:table-cell office:value-type="float" office:value="0.171968638896942" calcext:value-type="float">
            <text:p>0.1719686389</text:p>
          </table:table-cell>
          <table:table-cell table:number-columns-repeated="4"/>
        </table:table-row>
        <table:table-row table:style-name="ro1">
          <table:table-cell office:value-type="float" office:value="1582199445.35724" calcext:value-type="float">
            <text:p>1582199445.35724</text:p>
          </table:table-cell>
          <table:table-cell office:value-type="float" office:value="12840" calcext:value-type="float">
            <text:p>12840</text:p>
          </table:table-cell>
          <table:table-cell office:value-type="float" office:value="0.182210668921471" calcext:value-type="float">
            <text:p>0.1822106689</text:p>
          </table:table-cell>
          <table:table-cell table:number-columns-repeated="4"/>
        </table:table-row>
        <table:table-row table:style-name="ro1">
          <table:table-cell office:value-type="float" office:value="1582199470.282" calcext:value-type="float">
            <text:p>1582199470.282</text:p>
          </table:table-cell>
          <table:table-cell office:value-type="float" office:value="12850" calcext:value-type="float">
            <text:p>12850</text:p>
          </table:table-cell>
          <table:table-cell office:value-type="float" office:value="0.216478198766708" calcext:value-type="float">
            <text:p>0.2164781988</text:p>
          </table:table-cell>
          <table:table-cell table:number-columns-repeated="4"/>
        </table:table-row>
        <table:table-row table:style-name="ro1">
          <table:table-cell office:value-type="float" office:value="1582199547.09966" calcext:value-type="float">
            <text:p>1582199547.09966</text:p>
          </table:table-cell>
          <table:table-cell office:value-type="float" office:value="12881" calcext:value-type="float">
            <text:p>12881</text:p>
          </table:table-cell>
          <table:table-cell office:value-type="float" office:value="0.200284257531166" calcext:value-type="float">
            <text:p>0.2002842575</text:p>
          </table:table-cell>
          <table:table-cell table:number-columns-repeated="4"/>
        </table:table-row>
        <table:table-row table:style-name="ro1">
          <table:table-cell office:value-type="float" office:value="1582199610.62428" calcext:value-type="float">
            <text:p>1582199610.62428</text:p>
          </table:table-cell>
          <table:table-cell office:value-type="float" office:value="12900" calcext:value-type="float">
            <text:p>12900</text:p>
          </table:table-cell>
          <table:table-cell office:value-type="float" office:value="0.124990254640579" calcext:value-type="float">
            <text:p>0.1249902546</text:p>
          </table:table-cell>
          <table:table-cell table:number-columns-repeated="4"/>
        </table:table-row>
        <table:table-row table:style-name="ro1">
          <table:table-cell office:value-type="float" office:value="1582199680.87323" calcext:value-type="float">
            <text:p>1582199680.87323</text:p>
          </table:table-cell>
          <table:table-cell office:value-type="float" office:value="12928" calcext:value-type="float">
            <text:p>12928</text:p>
          </table:table-cell>
          <table:table-cell office:value-type="float" office:value="0.208183825016022" calcext:value-type="float">
            <text:p>0.208183825</text:p>
          </table:table-cell>
          <table:table-cell table:number-columns-repeated="4"/>
        </table:table-row>
        <table:table-row table:style-name="ro1">
          <table:table-cell office:value-type="float" office:value="1582199817.01498" calcext:value-type="float">
            <text:p>1582199817.01498</text:p>
          </table:table-cell>
          <table:table-cell office:value-type="float" office:value="12951" calcext:value-type="float">
            <text:p>12951</text:p>
          </table:table-cell>
          <table:table-cell office:value-type="float" office:value="0.257805347442627" calcext:value-type="float">
            <text:p>0.2578053474</text:p>
          </table:table-cell>
          <table:table-cell table:number-columns-repeated="4"/>
        </table:table-row>
        <table:table-row table:style-name="ro1">
          <table:table-cell office:value-type="float" office:value="1582199942.72788" calcext:value-type="float">
            <text:p>1582199942.72788</text:p>
          </table:table-cell>
          <table:table-cell office:value-type="float" office:value="13001" calcext:value-type="float">
            <text:p>13001</text:p>
          </table:table-cell>
          <table:table-cell office:value-type="float" office:value="0.24494032561779" calcext:value-type="float">
            <text:p>0.2449403256</text:p>
          </table:table-cell>
          <table:table-cell table:number-columns-repeated="4"/>
        </table:table-row>
        <table:table-row table:style-name="ro1">
          <table:table-cell office:value-type="float" office:value="1582200027.62454" calcext:value-type="float">
            <text:p>1582200027.62454</text:p>
          </table:table-cell>
          <table:table-cell office:value-type="float" office:value="13035" calcext:value-type="float">
            <text:p>13035</text:p>
          </table:table-cell>
          <table:table-cell office:value-type="float" office:value="0.253669768571854" calcext:value-type="float">
            <text:p>0.2536697686</text:p>
          </table:table-cell>
          <table:table-cell table:number-columns-repeated="4"/>
        </table:table-row>
        <table:table-row table:style-name="ro1">
          <table:table-cell office:value-type="float" office:value="1582200199.75849" calcext:value-type="float">
            <text:p>1582200199.75849</text:p>
          </table:table-cell>
          <table:table-cell office:value-type="float" office:value="13097" calcext:value-type="float">
            <text:p>13097</text:p>
          </table:table-cell>
          <table:table-cell office:value-type="float" office:value="0.219472467899322" calcext:value-type="float">
            <text:p>0.2194724679</text:p>
          </table:table-cell>
          <table:table-cell table:number-columns-repeated="4"/>
        </table:table-row>
        <table:table-row table:style-name="ro1">
          <table:table-cell office:value-type="float" office:value="1582200354.94367" calcext:value-type="float">
            <text:p>1582200354.94367</text:p>
          </table:table-cell>
          <table:table-cell office:value-type="float" office:value="13128" calcext:value-type="float">
            <text:p>13128</text:p>
          </table:table-cell>
          <table:table-cell office:value-type="float" office:value="0.185819864273071" calcext:value-type="float">
            <text:p>0.1858198643</text:p>
          </table:table-cell>
          <table:table-cell table:number-columns-repeated="4"/>
        </table:table-row>
        <table:table-row table:style-name="ro1">
          <table:table-cell office:value-type="float" office:value="1582200362.43128" calcext:value-type="float">
            <text:p>1582200362.43128</text:p>
          </table:table-cell>
          <table:table-cell office:value-type="float" office:value="13131" calcext:value-type="float">
            <text:p>13131</text:p>
          </table:table-cell>
          <table:table-cell office:value-type="float" office:value="0.173719376325607" calcext:value-type="float">
            <text:p>0.1737193763</text:p>
          </table:table-cell>
          <table:table-cell table:number-columns-repeated="4"/>
        </table:table-row>
        <table:table-row table:style-name="ro1">
          <table:table-cell office:value-type="float" office:value="1582200379.79906" calcext:value-type="float">
            <text:p>1582200379.79906</text:p>
          </table:table-cell>
          <table:table-cell office:value-type="float" office:value="13138" calcext:value-type="float">
            <text:p>13138</text:p>
          </table:table-cell>
          <table:table-cell office:value-type="float" office:value="0.179688766598702" calcext:value-type="float">
            <text:p>0.1796887666</text:p>
          </table:table-cell>
          <table:table-cell table:number-columns-repeated="4"/>
        </table:table-row>
        <table:table-row table:style-name="ro1">
          <table:table-cell office:value-type="float" office:value="1582200511.63986" calcext:value-type="float">
            <text:p>1582200511.63986</text:p>
          </table:table-cell>
          <table:table-cell office:value-type="float" office:value="13191" calcext:value-type="float">
            <text:p>13191</text:p>
          </table:table-cell>
          <table:table-cell office:value-type="float" office:value="0.161154702305794" calcext:value-type="float">
            <text:p>0.1611547023</text:p>
          </table:table-cell>
          <table:table-cell table:number-columns-repeated="4"/>
        </table:table-row>
        <table:table-row table:style-name="ro1">
          <table:table-cell office:value-type="float" office:value="1582200578.13234" calcext:value-type="float">
            <text:p>1582200578.13234</text:p>
          </table:table-cell>
          <table:table-cell office:value-type="float" office:value="13211" calcext:value-type="float">
            <text:p>13211</text:p>
          </table:table-cell>
          <table:table-cell office:value-type="float" office:value="0.212540119886398" calcext:value-type="float">
            <text:p>0.2125401199</text:p>
          </table:table-cell>
          <table:table-cell table:number-columns-repeated="4"/>
        </table:table-row>
        <table:table-row table:style-name="ro1">
          <table:table-cell office:value-type="float" office:value="1582200599.09498" calcext:value-type="float">
            <text:p>1582200599.09498</text:p>
          </table:table-cell>
          <table:table-cell office:value-type="float" office:value="13219" calcext:value-type="float">
            <text:p>13219</text:p>
          </table:table-cell>
          <table:table-cell office:value-type="float" office:value="0.236938029527664" calcext:value-type="float">
            <text:p>0.2369380295</text:p>
          </table:table-cell>
          <table:table-cell table:number-columns-repeated="4"/>
        </table:table-row>
        <table:table-row table:style-name="ro1">
          <table:table-cell office:value-type="float" office:value="1582200785.69671" calcext:value-type="float">
            <text:p>1582200785.69671</text:p>
          </table:table-cell>
          <table:table-cell office:value-type="float" office:value="13262" calcext:value-type="float">
            <text:p>13262</text:p>
          </table:table-cell>
          <table:table-cell office:value-type="float" office:value="0.183505773544312" calcext:value-type="float">
            <text:p>0.1835057735</text:p>
          </table:table-cell>
          <table:table-cell table:number-columns-repeated="4"/>
        </table:table-row>
        <table:table-row table:style-name="ro1">
          <table:table-cell office:value-type="float" office:value="1582200796.08634" calcext:value-type="float">
            <text:p>1582200796.08634</text:p>
          </table:table-cell>
          <table:table-cell office:value-type="float" office:value="13266" calcext:value-type="float">
            <text:p>13266</text:p>
          </table:table-cell>
          <table:table-cell office:value-type="float" office:value="0.208195984363556" calcext:value-type="float">
            <text:p>0.2081959844</text:p>
          </table:table-cell>
          <table:table-cell table:number-columns-repeated="4"/>
        </table:table-row>
        <table:table-row table:style-name="ro1">
          <table:table-cell office:value-type="float" office:value="1582200854.17835" calcext:value-type="float">
            <text:p>1582200854.17835</text:p>
          </table:table-cell>
          <table:table-cell office:value-type="float" office:value="13289" calcext:value-type="float">
            <text:p>13289</text:p>
          </table:table-cell>
          <table:table-cell office:value-type="float" office:value="0.132198333740234" calcext:value-type="float">
            <text:p>0.1321983337</text:p>
          </table:table-cell>
          <table:table-cell table:number-columns-repeated="4"/>
        </table:table-row>
        <table:table-row table:style-name="ro1">
          <table:table-cell office:value-type="float" office:value="1582200861.81338" calcext:value-type="float">
            <text:p>1582200861.81338</text:p>
          </table:table-cell>
          <table:table-cell office:value-type="float" office:value="13292" calcext:value-type="float">
            <text:p>13292</text:p>
          </table:table-cell>
          <table:table-cell office:value-type="float" office:value="0.213094383478165" calcext:value-type="float">
            <text:p>0.2130943835</text:p>
          </table:table-cell>
          <table:table-cell table:number-columns-repeated="4"/>
        </table:table-row>
        <table:table-row table:style-name="ro1">
          <table:table-cell office:value-type="float" office:value="1582200921.98794" calcext:value-type="float">
            <text:p>1582200921.98794</text:p>
          </table:table-cell>
          <table:table-cell office:value-type="float" office:value="13316" calcext:value-type="float">
            <text:p>13316</text:p>
          </table:table-cell>
          <table:table-cell office:value-type="float" office:value="0.194104120135307" calcext:value-type="float">
            <text:p>0.1941041201</text:p>
          </table:table-cell>
          <table:table-cell table:number-columns-repeated="4"/>
        </table:table-row>
        <table:table-row table:style-name="ro1">
          <table:table-cell office:value-type="float" office:value="1582200929.56764" calcext:value-type="float">
            <text:p>1582200929.56764</text:p>
          </table:table-cell>
          <table:table-cell office:value-type="float" office:value="13319" calcext:value-type="float">
            <text:p>13319</text:p>
          </table:table-cell>
          <table:table-cell office:value-type="float" office:value="0.180585324764252" calcext:value-type="float">
            <text:p>0.1805853248</text:p>
          </table:table-cell>
          <table:table-cell table:number-columns-repeated="4"/>
        </table:table-row>
        <table:table-row table:style-name="ro1">
          <table:table-cell office:value-type="float" office:value="1582200959.35626" calcext:value-type="float">
            <text:p>1582200959.35626</text:p>
          </table:table-cell>
          <table:table-cell office:value-type="float" office:value="13331" calcext:value-type="float">
            <text:p>13331</text:p>
          </table:table-cell>
          <table:table-cell office:value-type="float" office:value="0.229914769530296" calcext:value-type="float">
            <text:p>0.2299147695</text:p>
          </table:table-cell>
          <table:table-cell table:number-columns-repeated="4"/>
        </table:table-row>
        <table:table-row table:style-name="ro1">
          <table:table-cell office:value-type="float" office:value="1582200969.27059" calcext:value-type="float">
            <text:p>1582200969.27059</text:p>
          </table:table-cell>
          <table:table-cell office:value-type="float" office:value="13335" calcext:value-type="float">
            <text:p>13335</text:p>
          </table:table-cell>
          <table:table-cell office:value-type="float" office:value="0.206123501062393" calcext:value-type="float">
            <text:p>0.2061235011</text:p>
          </table:table-cell>
          <table:table-cell table:number-columns-repeated="4"/>
        </table:table-row>
        <table:table-row table:style-name="ro1">
          <table:table-cell office:value-type="float" office:value="1582201336.75804" calcext:value-type="float">
            <text:p>1582201336.75804</text:p>
          </table:table-cell>
          <table:table-cell office:value-type="float" office:value="13442" calcext:value-type="float">
            <text:p>13442</text:p>
          </table:table-cell>
          <table:table-cell office:value-type="float" office:value="0.346009433269501" calcext:value-type="float">
            <text:p>0.3460094333</text:p>
          </table:table-cell>
          <table:table-cell table:number-columns-repeated="4"/>
        </table:table-row>
        <table:table-row table:style-name="ro1">
          <table:table-cell office:value-type="float" office:value="1582201342.03631" calcext:value-type="float">
            <text:p>1582201342.03631</text:p>
          </table:table-cell>
          <table:table-cell office:value-type="float" office:value="13444" calcext:value-type="float">
            <text:p>13444</text:p>
          </table:table-cell>
          <table:table-cell office:value-type="float" office:value="0.173187717795372" calcext:value-type="float">
            <text:p>0.1731877178</text:p>
          </table:table-cell>
          <table:table-cell table:number-columns-repeated="4"/>
        </table:table-row>
        <table:table-row table:style-name="ro1">
          <table:table-cell office:value-type="float" office:value="1582201392.20004" calcext:value-type="float">
            <text:p>1582201392.20004</text:p>
          </table:table-cell>
          <table:table-cell office:value-type="float" office:value="13464" calcext:value-type="float">
            <text:p>13464</text:p>
          </table:table-cell>
          <table:table-cell office:value-type="float" office:value="0.188326776027679" calcext:value-type="float">
            <text:p>0.188326776</text:p>
          </table:table-cell>
          <table:table-cell table:number-columns-repeated="4"/>
        </table:table-row>
        <table:table-row table:style-name="ro1">
          <table:table-cell office:value-type="float" office:value="1582201605.66916" calcext:value-type="float">
            <text:p>1582201605.66916</text:p>
          </table:table-cell>
          <table:table-cell office:value-type="float" office:value="13542" calcext:value-type="float">
            <text:p>13542</text:p>
          </table:table-cell>
          <table:table-cell office:value-type="float" office:value="0.161289244890213" calcext:value-type="float">
            <text:p>0.1612892449</text:p>
          </table:table-cell>
          <table:table-cell table:number-columns-repeated="4"/>
        </table:table-row>
        <table:table-row table:style-name="ro1">
          <table:table-cell office:value-type="float" office:value="1582201650.60657" calcext:value-type="float">
            <text:p>1582201650.60657</text:p>
          </table:table-cell>
          <table:table-cell office:value-type="float" office:value="13560" calcext:value-type="float">
            <text:p>13560</text:p>
          </table:table-cell>
          <table:table-cell office:value-type="float" office:value="0.206302106380463" calcext:value-type="float">
            <text:p>0.2063021064</text:p>
          </table:table-cell>
          <table:table-cell table:number-columns-repeated="4"/>
        </table:table-row>
        <table:table-row table:style-name="ro1">
          <table:table-cell office:value-type="float" office:value="1582201958.91518" calcext:value-type="float">
            <text:p>1582201958.91518</text:p>
          </table:table-cell>
          <table:table-cell office:value-type="float" office:value="13652" calcext:value-type="float">
            <text:p>13652</text:p>
          </table:table-cell>
          <table:table-cell office:value-type="float" office:value="0.196621462702751" calcext:value-type="float">
            <text:p>0.1966214627</text:p>
          </table:table-cell>
          <table:table-cell table:number-columns-repeated="4"/>
        </table:table-row>
        <table:table-row table:style-name="ro1">
          <table:table-cell office:value-type="float" office:value="1582201974.03577" calcext:value-type="float">
            <text:p>1582201974.03577</text:p>
          </table:table-cell>
          <table:table-cell office:value-type="float" office:value="13658" calcext:value-type="float">
            <text:p>13658</text:p>
          </table:table-cell>
          <table:table-cell office:value-type="float" office:value="0.174609780311585" calcext:value-type="float">
            <text:p>0.1746097803</text:p>
          </table:table-cell>
          <table:table-cell table:number-columns-repeated="4"/>
        </table:table-row>
        <table:table-row table:style-name="ro1">
          <table:table-cell office:value-type="float" office:value="1582201983.97698" calcext:value-type="float">
            <text:p>1582201983.97698</text:p>
          </table:table-cell>
          <table:table-cell office:value-type="float" office:value="13662" calcext:value-type="float">
            <text:p>13662</text:p>
          </table:table-cell>
          <table:table-cell office:value-type="float" office:value="0.188371598720551" calcext:value-type="float">
            <text:p>0.1883715987</text:p>
          </table:table-cell>
          <table:table-cell table:number-columns-repeated="4"/>
        </table:table-row>
        <table:table-row table:style-name="ro1">
          <table:table-cell office:value-type="float" office:value="1582202054.36236" calcext:value-type="float">
            <text:p>1582202054.36236</text:p>
          </table:table-cell>
          <table:table-cell office:value-type="float" office:value="13683" calcext:value-type="float">
            <text:p>13683</text:p>
          </table:table-cell>
          <table:table-cell office:value-type="float" office:value="0.219910681247711" calcext:value-type="float">
            <text:p>0.2199106812</text:p>
          </table:table-cell>
          <table:table-cell table:number-columns-repeated="4"/>
        </table:table-row>
        <table:table-row table:style-name="ro1">
          <table:table-cell office:value-type="float" office:value="1582202119.6175" calcext:value-type="float">
            <text:p>1582202119.6175</text:p>
          </table:table-cell>
          <table:table-cell office:value-type="float" office:value="13709" calcext:value-type="float">
            <text:p>13709</text:p>
          </table:table-cell>
          <table:table-cell office:value-type="float" office:value="0.243902027606964" calcext:value-type="float">
            <text:p>0.2439020276</text:p>
          </table:table-cell>
          <table:table-cell table:number-columns-repeated="4"/>
        </table:table-row>
        <table:table-row table:style-name="ro1">
          <table:table-cell office:value-type="float" office:value="1582202157.14683" calcext:value-type="float">
            <text:p>1582202157.14683</text:p>
          </table:table-cell>
          <table:table-cell office:value-type="float" office:value="13724" calcext:value-type="float">
            <text:p>13724</text:p>
          </table:table-cell>
          <table:table-cell office:value-type="float" office:value="0.196934908628464" calcext:value-type="float">
            <text:p>0.1969349086</text:p>
          </table:table-cell>
          <table:table-cell table:number-columns-repeated="4"/>
        </table:table-row>
        <table:table-row table:style-name="ro1">
          <table:table-cell office:value-type="float" office:value="1582202303.59757" calcext:value-type="float">
            <text:p>1582202303.59757</text:p>
          </table:table-cell>
          <table:table-cell office:value-type="float" office:value="13751" calcext:value-type="float">
            <text:p>13751</text:p>
          </table:table-cell>
          <table:table-cell office:value-type="float" office:value="0.277139455080032" calcext:value-type="float">
            <text:p>0.2771394551</text:p>
          </table:table-cell>
          <table:table-cell table:number-columns-repeated="4"/>
        </table:table-row>
        <table:table-row table:style-name="ro1">
          <table:table-cell office:value-type="float" office:value="1582202348.50256" calcext:value-type="float">
            <text:p>1582202348.50256</text:p>
          </table:table-cell>
          <table:table-cell office:value-type="float" office:value="13769" calcext:value-type="float">
            <text:p>13769</text:p>
          </table:table-cell>
          <table:table-cell office:value-type="float" office:value="0.207307994365692" calcext:value-type="float">
            <text:p>0.2073079944</text:p>
          </table:table-cell>
          <table:table-cell table:number-columns-repeated="4"/>
        </table:table-row>
        <table:table-row table:style-name="ro1">
          <table:table-cell office:value-type="float" office:value="1582202351.01079" calcext:value-type="float">
            <text:p>1582202351.01079</text:p>
          </table:table-cell>
          <table:table-cell office:value-type="float" office:value="13770" calcext:value-type="float">
            <text:p>13770</text:p>
          </table:table-cell>
          <table:table-cell office:value-type="float" office:value="0.249478816986084" calcext:value-type="float">
            <text:p>0.249478817</text:p>
          </table:table-cell>
          <table:table-cell table:number-columns-repeated="4"/>
        </table:table-row>
        <table:table-row table:style-name="ro1">
          <table:table-cell office:value-type="float" office:value="1582202361.0291" calcext:value-type="float">
            <text:p>1582202361.0291</text:p>
          </table:table-cell>
          <table:table-cell office:value-type="float" office:value="13774" calcext:value-type="float">
            <text:p>13774</text:p>
          </table:table-cell>
          <table:table-cell office:value-type="float" office:value="0.158713951706886" calcext:value-type="float">
            <text:p>0.1587139517</text:p>
          </table:table-cell>
          <table:table-cell table:number-columns-repeated="4"/>
        </table:table-row>
        <table:table-row table:style-name="ro1">
          <table:table-cell office:value-type="float" office:value="1582202406.0171" calcext:value-type="float">
            <text:p>1582202406.0171</text:p>
          </table:table-cell>
          <table:table-cell office:value-type="float" office:value="13792" calcext:value-type="float">
            <text:p>13792</text:p>
          </table:table-cell>
          <table:table-cell office:value-type="float" office:value="0.264892846345901" calcext:value-type="float">
            <text:p>0.2648928463</text:p>
          </table:table-cell>
          <table:table-cell table:number-columns-repeated="4"/>
        </table:table-row>
        <table:table-row table:style-name="ro1">
          <table:table-cell office:value-type="float" office:value="1582202436.84347" calcext:value-type="float">
            <text:p>1582202436.84347</text:p>
          </table:table-cell>
          <table:table-cell office:value-type="float" office:value="13804" calcext:value-type="float">
            <text:p>13804</text:p>
          </table:table-cell>
          <table:table-cell office:value-type="float" office:value="0.2320826202631" calcext:value-type="float">
            <text:p>0.2320826203</text:p>
          </table:table-cell>
          <table:table-cell table:number-columns-repeated="4"/>
        </table:table-row>
        <table:table-row table:style-name="ro1">
          <table:table-cell office:value-type="float" office:value="1582202444.25416" calcext:value-type="float">
            <text:p>1582202444.25416</text:p>
          </table:table-cell>
          <table:table-cell office:value-type="float" office:value="13807" calcext:value-type="float">
            <text:p>13807</text:p>
          </table:table-cell>
          <table:table-cell office:value-type="float" office:value="0.288018554449081" calcext:value-type="float">
            <text:p>0.2880185544</text:p>
          </table:table-cell>
          <table:table-cell table:number-columns-repeated="4"/>
        </table:table-row>
        <table:table-row table:style-name="ro1">
          <table:table-cell office:value-type="float" office:value="1582202565.88825" calcext:value-type="float">
            <text:p>1582202565.88825</text:p>
          </table:table-cell>
          <table:table-cell office:value-type="float" office:value="13849" calcext:value-type="float">
            <text:p>13849</text:p>
          </table:table-cell>
          <table:table-cell office:value-type="float" office:value="0.18094477057457" calcext:value-type="float">
            <text:p>0.1809447706</text:p>
          </table:table-cell>
          <table:table-cell table:number-columns-repeated="4"/>
        </table:table-row>
        <table:table-row table:style-name="ro1">
          <table:table-cell office:value-type="float" office:value="1582202593.39689" calcext:value-type="float">
            <text:p>1582202593.39689</text:p>
          </table:table-cell>
          <table:table-cell office:value-type="float" office:value="13860" calcext:value-type="float">
            <text:p>13860</text:p>
          </table:table-cell>
          <table:table-cell office:value-type="float" office:value="0.183514192700386" calcext:value-type="float">
            <text:p>0.1835141927</text:p>
          </table:table-cell>
          <table:table-cell table:number-columns-repeated="4"/>
        </table:table-row>
        <table:table-row table:style-name="ro1">
          <table:table-cell office:value-type="float" office:value="1582202603.68248" calcext:value-type="float">
            <text:p>1582202603.68248</text:p>
          </table:table-cell>
          <table:table-cell office:value-type="float" office:value="13864" calcext:value-type="float">
            <text:p>13864</text:p>
          </table:table-cell>
          <table:table-cell office:value-type="float" office:value="0.165598899126053" calcext:value-type="float">
            <text:p>0.1655988991</text:p>
          </table:table-cell>
          <table:table-cell table:number-columns-repeated="4"/>
        </table:table-row>
        <table:table-row table:style-name="ro1">
          <table:table-cell office:value-type="float" office:value="1582202822.17807" calcext:value-type="float">
            <text:p>1582202822.17807</text:p>
          </table:table-cell>
          <table:table-cell office:value-type="float" office:value="13920" calcext:value-type="float">
            <text:p>13920</text:p>
          </table:table-cell>
          <table:table-cell office:value-type="float" office:value="0.207353547215462" calcext:value-type="float">
            <text:p>0.2073535472</text:p>
          </table:table-cell>
          <table:table-cell table:number-columns-repeated="4"/>
        </table:table-row>
        <table:table-row table:style-name="ro1">
          <table:table-cell office:value-type="float" office:value="1582202871.92709" calcext:value-type="float">
            <text:p>1582202871.92709</text:p>
          </table:table-cell>
          <table:table-cell office:value-type="float" office:value="13940" calcext:value-type="float">
            <text:p>13940</text:p>
          </table:table-cell>
          <table:table-cell office:value-type="float" office:value="0.136813819408417" calcext:value-type="float">
            <text:p>0.1368138194</text:p>
          </table:table-cell>
          <table:table-cell table:number-columns-repeated="4"/>
        </table:table-row>
        <table:table-row table:style-name="ro1">
          <table:table-cell office:value-type="float" office:value="1582202976.80356" calcext:value-type="float">
            <text:p>1582202976.80356</text:p>
          </table:table-cell>
          <table:table-cell office:value-type="float" office:value="13982" calcext:value-type="float">
            <text:p>13982</text:p>
          </table:table-cell>
          <table:table-cell office:value-type="float" office:value="0.21005180478096" calcext:value-type="float">
            <text:p>0.2100518048</text:p>
          </table:table-cell>
          <table:table-cell table:number-columns-repeated="4"/>
        </table:table-row>
        <table:table-row table:style-name="ro1">
          <table:table-cell office:value-type="float" office:value="1582202994.79699" calcext:value-type="float">
            <text:p>1582202994.79699</text:p>
          </table:table-cell>
          <table:table-cell office:value-type="float" office:value="13984" calcext:value-type="float">
            <text:p>13984</text:p>
          </table:table-cell>
          <table:table-cell office:value-type="float" office:value="0.201051771640778" calcext:value-type="float">
            <text:p>0.2010517716</text:p>
          </table:table-cell>
          <table:table-cell table:number-columns-repeated="4"/>
        </table:table-row>
        <table:table-row table:style-name="ro1">
          <table:table-cell office:value-type="float" office:value="1582203071.6818" calcext:value-type="float">
            <text:p>1582203071.6818</text:p>
          </table:table-cell>
          <table:table-cell office:value-type="float" office:value="14013" calcext:value-type="float">
            <text:p>14013</text:p>
          </table:table-cell>
          <table:table-cell office:value-type="float" office:value="0.287264376878738" calcext:value-type="float">
            <text:p>0.2872643769</text:p>
          </table:table-cell>
          <table:table-cell table:number-columns-repeated="4"/>
        </table:table-row>
        <table:table-row table:style-name="ro1">
          <table:table-cell office:value-type="float" office:value="1582203081.58716" calcext:value-type="float">
            <text:p>1582203081.58716</text:p>
          </table:table-cell>
          <table:table-cell office:value-type="float" office:value="14017" calcext:value-type="float">
            <text:p>14017</text:p>
          </table:table-cell>
          <table:table-cell office:value-type="float" office:value="0.162433415651321" calcext:value-type="float">
            <text:p>0.1624334157</text:p>
          </table:table-cell>
          <table:table-cell table:number-columns-repeated="4"/>
        </table:table-row>
        <table:table-row table:style-name="ro1">
          <table:table-cell office:value-type="float" office:value="1582203086.75078" calcext:value-type="float">
            <text:p>1582203086.75078</text:p>
          </table:table-cell>
          <table:table-cell office:value-type="float" office:value="14019" calcext:value-type="float">
            <text:p>14019</text:p>
          </table:table-cell>
          <table:table-cell office:value-type="float" office:value="0.163269728422165" calcext:value-type="float">
            <text:p>0.1632697284</text:p>
          </table:table-cell>
          <table:table-cell table:number-columns-repeated="4"/>
        </table:table-row>
        <table:table-row table:style-name="ro1">
          <table:table-cell office:value-type="float" office:value="1582203089.25971" calcext:value-type="float">
            <text:p>1582203089.25971</text:p>
          </table:table-cell>
          <table:table-cell office:value-type="float" office:value="14020" calcext:value-type="float">
            <text:p>14020</text:p>
          </table:table-cell>
          <table:table-cell office:value-type="float" office:value="0.172025591135025" calcext:value-type="float">
            <text:p>0.1720255911</text:p>
          </table:table-cell>
          <table:table-cell table:number-columns-repeated="4"/>
        </table:table-row>
        <table:table-row table:style-name="ro1">
          <table:table-cell office:value-type="float" office:value="1582203106.73235" calcext:value-type="float">
            <text:p>1582203106.73235</text:p>
          </table:table-cell>
          <table:table-cell office:value-type="float" office:value="14027" calcext:value-type="float">
            <text:p>14027</text:p>
          </table:table-cell>
          <table:table-cell office:value-type="float" office:value="0.203337714076042" calcext:value-type="float">
            <text:p>0.2033377141</text:p>
          </table:table-cell>
          <table:table-cell table:number-columns-repeated="4"/>
        </table:table-row>
        <table:table-row table:style-name="ro1">
          <table:table-cell office:value-type="float" office:value="1582203131.8381" calcext:value-type="float">
            <text:p>1582203131.8381</text:p>
          </table:table-cell>
          <table:table-cell office:value-type="float" office:value="14037" calcext:value-type="float">
            <text:p>14037</text:p>
          </table:table-cell>
          <table:table-cell office:value-type="float" office:value="0.124877005815506" calcext:value-type="float">
            <text:p>0.1248770058</text:p>
          </table:table-cell>
          <table:table-cell table:number-columns-repeated="4"/>
        </table:table-row>
        <table:table-row table:style-name="ro1">
          <table:table-cell office:value-type="float" office:value="1582203274.58966" calcext:value-type="float">
            <text:p>1582203274.58966</text:p>
          </table:table-cell>
          <table:table-cell office:value-type="float" office:value="14062" calcext:value-type="float">
            <text:p>14062</text:p>
          </table:table-cell>
          <table:table-cell office:value-type="float" office:value="0.177010908722878" calcext:value-type="float">
            <text:p>0.1770109087</text:p>
          </table:table-cell>
          <table:table-cell table:number-columns-repeated="4"/>
        </table:table-row>
        <table:table-row table:style-name="ro1">
          <table:table-cell office:value-type="float" office:value="1582203314.60969" calcext:value-type="float">
            <text:p>1582203314.60969</text:p>
          </table:table-cell>
          <table:table-cell office:value-type="float" office:value="14078" calcext:value-type="float">
            <text:p>14078</text:p>
          </table:table-cell>
          <table:table-cell office:value-type="float" office:value="0.151350393891335" calcext:value-type="float">
            <text:p>0.1513503939</text:p>
          </table:table-cell>
          <table:table-cell table:number-columns-repeated="4"/>
        </table:table-row>
        <table:table-row table:style-name="ro1">
          <table:table-cell office:value-type="float" office:value="1582203339.55174" calcext:value-type="float">
            <text:p>1582203339.55174</text:p>
          </table:table-cell>
          <table:table-cell office:value-type="float" office:value="14088" calcext:value-type="float">
            <text:p>14088</text:p>
          </table:table-cell>
          <table:table-cell office:value-type="float" office:value="0.227979853749275" calcext:value-type="float">
            <text:p>0.2279798537</text:p>
          </table:table-cell>
          <table:table-cell table:number-columns-repeated="4"/>
        </table:table-row>
        <table:table-row table:style-name="ro1">
          <table:table-cell office:value-type="float" office:value="1582203344.55637" calcext:value-type="float">
            <text:p>1582203344.55637</text:p>
          </table:table-cell>
          <table:table-cell office:value-type="float" office:value="14090" calcext:value-type="float">
            <text:p>14090</text:p>
          </table:table-cell>
          <table:table-cell office:value-type="float" office:value="0.151547521352768" calcext:value-type="float">
            <text:p>0.1515475214</text:p>
          </table:table-cell>
          <table:table-cell table:number-columns-repeated="4"/>
        </table:table-row>
        <table:table-row table:style-name="ro1">
          <table:table-cell office:value-type="float" office:value="1582203356.97641" calcext:value-type="float">
            <text:p>1582203356.97641</text:p>
          </table:table-cell>
          <table:table-cell office:value-type="float" office:value="14095" calcext:value-type="float">
            <text:p>14095</text:p>
          </table:table-cell>
          <table:table-cell office:value-type="float" office:value="0.150415271520615" calcext:value-type="float">
            <text:p>0.1504152715</text:p>
          </table:table-cell>
          <table:table-cell table:number-columns-repeated="4"/>
        </table:table-row>
        <table:table-row table:style-name="ro1">
          <table:table-cell office:value-type="float" office:value="1582203366.77912" calcext:value-type="float">
            <text:p>1582203366.77912</text:p>
          </table:table-cell>
          <table:table-cell office:value-type="float" office:value="14099" calcext:value-type="float">
            <text:p>14099</text:p>
          </table:table-cell>
          <table:table-cell office:value-type="float" office:value="0.259599447250366" calcext:value-type="float">
            <text:p>0.2595994473</text:p>
          </table:table-cell>
          <table:table-cell table:number-columns-repeated="4"/>
        </table:table-row>
        <table:table-row table:style-name="ro1">
          <table:table-cell office:value-type="float" office:value="1582203371.74396" calcext:value-type="float">
            <text:p>1582203371.74396</text:p>
          </table:table-cell>
          <table:table-cell office:value-type="float" office:value="14101" calcext:value-type="float">
            <text:p>14101</text:p>
          </table:table-cell>
          <table:table-cell office:value-type="float" office:value="0.223948463797569" calcext:value-type="float">
            <text:p>0.2239484638</text:p>
          </table:table-cell>
          <table:table-cell table:number-columns-repeated="4"/>
        </table:table-row>
        <table:table-row table:style-name="ro1">
          <table:table-cell office:value-type="float" office:value="1582203381.66111" calcext:value-type="float">
            <text:p>1582203381.66111</text:p>
          </table:table-cell>
          <table:table-cell office:value-type="float" office:value="14105" calcext:value-type="float">
            <text:p>14105</text:p>
          </table:table-cell>
          <table:table-cell office:value-type="float" office:value="0.157052636146545" calcext:value-type="float">
            <text:p>0.1570526361</text:p>
          </table:table-cell>
          <table:table-cell table:number-columns-repeated="4"/>
        </table:table-row>
        <table:table-row table:style-name="ro1">
          <table:table-cell office:value-type="float" office:value="1582203408.9182" calcext:value-type="float">
            <text:p>1582203408.9182</text:p>
          </table:table-cell>
          <table:table-cell office:value-type="float" office:value="14116" calcext:value-type="float">
            <text:p>14116</text:p>
          </table:table-cell>
          <table:table-cell office:value-type="float" office:value="0.255635738372803" calcext:value-type="float">
            <text:p>0.2556357384</text:p>
          </table:table-cell>
          <table:table-cell table:number-columns-repeated="4"/>
        </table:table-row>
        <table:table-row table:style-name="ro1">
          <table:table-cell office:value-type="float" office:value="1582203552.16047" calcext:value-type="float">
            <text:p>1582203552.16047</text:p>
          </table:table-cell>
          <table:table-cell office:value-type="float" office:value="14167" calcext:value-type="float">
            <text:p>14167</text:p>
          </table:table-cell>
          <table:table-cell office:value-type="float" office:value="0.165500372648239" calcext:value-type="float">
            <text:p>0.1655003726</text:p>
          </table:table-cell>
          <table:table-cell table:number-columns-repeated="4"/>
        </table:table-row>
        <table:table-row table:style-name="ro1">
          <table:table-cell office:value-type="float" office:value="1582203731.78339" calcext:value-type="float">
            <text:p>1582203731.78339</text:p>
          </table:table-cell>
          <table:table-cell office:value-type="float" office:value="14207" calcext:value-type="float">
            <text:p>14207</text:p>
          </table:table-cell>
          <table:table-cell office:value-type="float" office:value="0.223172679543495" calcext:value-type="float">
            <text:p>0.2231726795</text:p>
          </table:table-cell>
          <table:table-cell table:number-columns-repeated="4"/>
        </table:table-row>
        <table:table-row table:style-name="ro1">
          <table:table-cell office:value-type="float" office:value="1582203734.29878" calcext:value-type="float">
            <text:p>1582203734.29878</text:p>
          </table:table-cell>
          <table:table-cell office:value-type="float" office:value="14208" calcext:value-type="float">
            <text:p>14208</text:p>
          </table:table-cell>
          <table:table-cell office:value-type="float" office:value="0.155361384153366" calcext:value-type="float">
            <text:p>0.1553613842</text:p>
          </table:table-cell>
          <table:table-cell table:number-columns-repeated="4"/>
        </table:table-row>
        <table:table-row table:style-name="ro1">
          <table:table-cell office:value-type="float" office:value="1582203761.8577" calcext:value-type="float">
            <text:p>1582203761.8577</text:p>
          </table:table-cell>
          <table:table-cell office:value-type="float" office:value="14219" calcext:value-type="float">
            <text:p>14219</text:p>
          </table:table-cell>
          <table:table-cell office:value-type="float" office:value="0.298611909151077" calcext:value-type="float">
            <text:p>0.2986119092</text:p>
          </table:table-cell>
          <table:table-cell table:number-columns-repeated="4"/>
        </table:table-row>
        <table:table-row table:style-name="ro1">
          <table:table-cell office:value-type="float" office:value="1582203774.36017" calcext:value-type="float">
            <text:p>1582203774.36017</text:p>
          </table:table-cell>
          <table:table-cell office:value-type="float" office:value="14224" calcext:value-type="float">
            <text:p>14224</text:p>
          </table:table-cell>
          <table:table-cell office:value-type="float" office:value="0.196572631597519" calcext:value-type="float">
            <text:p>0.1965726316</text:p>
          </table:table-cell>
          <table:table-cell table:number-columns-repeated="4"/>
        </table:table-row>
        <table:table-row table:style-name="ro1">
          <table:table-cell office:value-type="float" office:value="1582203791.7942" calcext:value-type="float">
            <text:p>1582203791.7942</text:p>
          </table:table-cell>
          <table:table-cell office:value-type="float" office:value="14231" calcext:value-type="float">
            <text:p>14231</text:p>
          </table:table-cell>
          <table:table-cell office:value-type="float" office:value="0.135258674621582" calcext:value-type="float">
            <text:p>0.1352586746</text:p>
          </table:table-cell>
          <table:table-cell table:number-columns-repeated="4"/>
        </table:table-row>
        <table:table-row table:style-name="ro1">
          <table:table-cell office:value-type="float" office:value="1582203811.95903" calcext:value-type="float">
            <text:p>1582203811.95903</text:p>
          </table:table-cell>
          <table:table-cell office:value-type="float" office:value="14239" calcext:value-type="float">
            <text:p>14239</text:p>
          </table:table-cell>
          <table:table-cell office:value-type="float" office:value="0.189293146133423" calcext:value-type="float">
            <text:p>0.1892931461</text:p>
          </table:table-cell>
          <table:table-cell table:number-columns-repeated="4"/>
        </table:table-row>
        <table:table-row table:style-name="ro1">
          <table:table-cell office:value-type="float" office:value="1582203844.34593" calcext:value-type="float">
            <text:p>1582203844.34593</text:p>
          </table:table-cell>
          <table:table-cell office:value-type="float" office:value="14252" calcext:value-type="float">
            <text:p>14252</text:p>
          </table:table-cell>
          <table:table-cell office:value-type="float" office:value="0.214574202895164" calcext:value-type="float">
            <text:p>0.2145742029</text:p>
          </table:table-cell>
          <table:table-cell table:number-columns-repeated="4"/>
        </table:table-row>
        <table:table-row table:style-name="ro1">
          <table:table-cell office:value-type="float" office:value="1582203917.29597" calcext:value-type="float">
            <text:p>1582203917.29597</text:p>
          </table:table-cell>
          <table:table-cell office:value-type="float" office:value="14281" calcext:value-type="float">
            <text:p>14281</text:p>
          </table:table-cell>
          <table:table-cell office:value-type="float" office:value="0.202103316783905" calcext:value-type="float">
            <text:p>0.2021033168</text:p>
          </table:table-cell>
          <table:table-cell table:number-columns-repeated="4"/>
        </table:table-row>
        <table:table-row table:style-name="ro1">
          <table:table-cell office:value-type="float" office:value="1582203932.14601" calcext:value-type="float">
            <text:p>1582203932.14601</text:p>
          </table:table-cell>
          <table:table-cell office:value-type="float" office:value="14287" calcext:value-type="float">
            <text:p>14287</text:p>
          </table:table-cell>
          <table:table-cell office:value-type="float" office:value="0.202345281839371" calcext:value-type="float">
            <text:p>0.2023452818</text:p>
          </table:table-cell>
          <table:table-cell table:number-columns-repeated="4"/>
        </table:table-row>
        <table:table-row table:style-name="ro1">
          <table:table-cell office:value-type="float" office:value="1582203947.01583" calcext:value-type="float">
            <text:p>1582203947.01583</text:p>
          </table:table-cell>
          <table:table-cell office:value-type="float" office:value="14293" calcext:value-type="float">
            <text:p>14293</text:p>
          </table:table-cell>
          <table:table-cell office:value-type="float" office:value="0.204569876194" calcext:value-type="float">
            <text:p>0.2045698762</text:p>
          </table:table-cell>
          <table:table-cell table:number-columns-repeated="4"/>
        </table:table-row>
        <table:table-row table:style-name="ro1">
          <table:table-cell office:value-type="float" office:value="1582203978.52387" calcext:value-type="float">
            <text:p>1582203978.52387</text:p>
          </table:table-cell>
          <table:table-cell office:value-type="float" office:value="14298" calcext:value-type="float">
            <text:p>14298</text:p>
          </table:table-cell>
          <table:table-cell office:value-type="float" office:value="0.181494504213333" calcext:value-type="float">
            <text:p>0.1814945042</text:p>
          </table:table-cell>
          <table:table-cell table:number-columns-repeated="4"/>
        </table:table-row>
        <table:table-row table:style-name="ro1">
          <table:table-cell office:value-type="float" office:value="1582203988.93211" calcext:value-type="float">
            <text:p>1582203988.93211</text:p>
          </table:table-cell>
          <table:table-cell office:value-type="float" office:value="14302" calcext:value-type="float">
            <text:p>14302</text:p>
          </table:table-cell>
          <table:table-cell office:value-type="float" office:value="0.216860741376877" calcext:value-type="float">
            <text:p>0.2168607414</text:p>
          </table:table-cell>
          <table:table-cell table:number-columns-repeated="4"/>
        </table:table-row>
        <table:table-row table:style-name="ro1">
          <table:table-cell office:value-type="float" office:value="1582204019.2418" calcext:value-type="float">
            <text:p>1582204019.2418</text:p>
          </table:table-cell>
          <table:table-cell office:value-type="float" office:value="14314" calcext:value-type="float">
            <text:p>14314</text:p>
          </table:table-cell>
          <table:table-cell office:value-type="float" office:value="0.170526385307312" calcext:value-type="float">
            <text:p>0.1705263853</text:p>
          </table:table-cell>
          <table:table-cell table:number-columns-repeated="4"/>
        </table:table-row>
        <table:table-row table:style-name="ro1">
          <table:table-cell office:value-type="float" office:value="1582204109.70666" calcext:value-type="float">
            <text:p>1582204109.70666</text:p>
          </table:table-cell>
          <table:table-cell office:value-type="float" office:value="14350" calcext:value-type="float">
            <text:p>14350</text:p>
          </table:table-cell>
          <table:table-cell office:value-type="float" office:value="0.236239671707153" calcext:value-type="float">
            <text:p>0.2362396717</text:p>
          </table:table-cell>
          <table:table-cell table:number-columns-repeated="4"/>
        </table:table-row>
        <table:table-row table:style-name="ro1">
          <table:table-cell office:value-type="float" office:value="1582204218.19256" calcext:value-type="float">
            <text:p>1582204218.19256</text:p>
          </table:table-cell>
          <table:table-cell office:value-type="float" office:value="14361" calcext:value-type="float">
            <text:p>14361</text:p>
          </table:table-cell>
          <table:table-cell office:value-type="float" office:value="0.19465097784996" calcext:value-type="float">
            <text:p>0.1946509778</text:p>
          </table:table-cell>
          <table:table-cell table:number-columns-repeated="4"/>
        </table:table-row>
        <table:table-row table:style-name="ro1">
          <table:table-cell office:value-type="float" office:value="1582204304.10998" calcext:value-type="float">
            <text:p>1582204304.10998</text:p>
          </table:table-cell>
          <table:table-cell office:value-type="float" office:value="14395" calcext:value-type="float">
            <text:p>14395</text:p>
          </table:table-cell>
          <table:table-cell office:value-type="float" office:value="0.202628910541534" calcext:value-type="float">
            <text:p>0.2026289105</text:p>
          </table:table-cell>
          <table:table-cell table:number-columns-repeated="4"/>
        </table:table-row>
        <table:table-row table:style-name="ro1">
          <table:table-cell office:value-type="float" office:value="1582204389.21071" calcext:value-type="float">
            <text:p>1582204389.21071</text:p>
          </table:table-cell>
          <table:table-cell office:value-type="float" office:value="14429" calcext:value-type="float">
            <text:p>14429</text:p>
          </table:table-cell>
          <table:table-cell office:value-type="float" office:value="0.189491719007492" calcext:value-type="float">
            <text:p>0.189491719</text:p>
          </table:table-cell>
          <table:table-cell table:number-columns-repeated="4"/>
        </table:table-row>
        <table:table-row table:style-name="ro1">
          <table:table-cell office:value-type="float" office:value="1582204487.45934" calcext:value-type="float">
            <text:p>1582204487.45934</text:p>
          </table:table-cell>
          <table:table-cell office:value-type="float" office:value="14461" calcext:value-type="float">
            <text:p>14461</text:p>
          </table:table-cell>
          <table:table-cell office:value-type="float" office:value="0.280096411705017" calcext:value-type="float">
            <text:p>0.2800964117</text:p>
          </table:table-cell>
          <table:table-cell table:number-columns-repeated="4"/>
        </table:table-row>
        <table:table-row table:style-name="ro1">
          <table:table-cell office:value-type="float" office:value="1582204497.6727" calcext:value-type="float">
            <text:p>1582204497.6727</text:p>
          </table:table-cell>
          <table:table-cell office:value-type="float" office:value="14465" calcext:value-type="float">
            <text:p>14465</text:p>
          </table:table-cell>
          <table:table-cell office:value-type="float" office:value="0.20246022939682" calcext:value-type="float">
            <text:p>0.2024602294</text:p>
          </table:table-cell>
          <table:table-cell table:number-columns-repeated="4"/>
        </table:table-row>
        <table:table-row table:style-name="ro1">
          <table:table-cell office:value-type="float" office:value="1582204592.20311" calcext:value-type="float">
            <text:p>1582204592.20311</text:p>
          </table:table-cell>
          <table:table-cell office:value-type="float" office:value="14503" calcext:value-type="float">
            <text:p>14503</text:p>
          </table:table-cell>
          <table:table-cell office:value-type="float" office:value="0.232579529285431" calcext:value-type="float">
            <text:p>0.2325795293</text:p>
          </table:table-cell>
          <table:table-cell table:number-columns-repeated="4"/>
        </table:table-row>
        <table:table-row table:style-name="ro1">
          <table:table-cell office:value-type="float" office:value="1582204706.64917" calcext:value-type="float">
            <text:p>1582204706.64917</text:p>
          </table:table-cell>
          <table:table-cell office:value-type="float" office:value="14517" calcext:value-type="float">
            <text:p>14517</text:p>
          </table:table-cell>
          <table:table-cell office:value-type="float" office:value="0.23469290137291" calcext:value-type="float">
            <text:p>0.2346929014</text:p>
          </table:table-cell>
          <table:table-cell table:number-columns-repeated="4"/>
        </table:table-row>
        <table:table-row table:style-name="ro1">
          <table:table-cell office:value-type="float" office:value="1582204724.22228" calcext:value-type="float">
            <text:p>1582204724.22228</text:p>
          </table:table-cell>
          <table:table-cell office:value-type="float" office:value="14524" calcext:value-type="float">
            <text:p>14524</text:p>
          </table:table-cell>
          <table:table-cell office:value-type="float" office:value="0.186840817332268" calcext:value-type="float">
            <text:p>0.1868408173</text:p>
          </table:table-cell>
          <table:table-cell table:number-columns-repeated="4"/>
        </table:table-row>
        <table:table-row table:style-name="ro1">
          <table:table-cell office:value-type="float" office:value="1582204756.70813" calcext:value-type="float">
            <text:p>1582204756.70813</text:p>
          </table:table-cell>
          <table:table-cell office:value-type="float" office:value="14537" calcext:value-type="float">
            <text:p>14537</text:p>
          </table:table-cell>
          <table:table-cell office:value-type="float" office:value="0.171270877122879" calcext:value-type="float">
            <text:p>0.1712708771</text:p>
          </table:table-cell>
          <table:table-cell table:number-columns-repeated="4"/>
        </table:table-row>
        <table:table-row table:style-name="ro1">
          <table:table-cell office:value-type="float" office:value="1582204787.00184" calcext:value-type="float">
            <text:p>1582204787.00184</text:p>
          </table:table-cell>
          <table:table-cell office:value-type="float" office:value="14549" calcext:value-type="float">
            <text:p>14549</text:p>
          </table:table-cell>
          <table:table-cell office:value-type="float" office:value="0.24582028388977" calcext:value-type="float">
            <text:p>0.2458202839</text:p>
          </table:table-cell>
          <table:table-cell table:number-columns-repeated="4"/>
        </table:table-row>
        <table:table-row table:style-name="ro1">
          <table:table-cell office:value-type="float" office:value="1582204817.12478" calcext:value-type="float">
            <text:p>1582204817.12478</text:p>
          </table:table-cell>
          <table:table-cell office:value-type="float" office:value="14561" calcext:value-type="float">
            <text:p>14561</text:p>
          </table:table-cell>
          <table:table-cell office:value-type="float" office:value="0.197237208485603" calcext:value-type="float">
            <text:p>0.1972372085</text:p>
          </table:table-cell>
          <table:table-cell table:number-columns-repeated="4"/>
        </table:table-row>
        <table:table-row table:style-name="ro1">
          <table:table-cell office:value-type="float" office:value="1582204825.41213" calcext:value-type="float">
            <text:p>1582204825.41213</text:p>
          </table:table-cell>
          <table:table-cell office:value-type="float" office:value="14564" calcext:value-type="float">
            <text:p>14564</text:p>
          </table:table-cell>
          <table:table-cell office:value-type="float" office:value="0.238870859146118" calcext:value-type="float">
            <text:p>0.2388708591</text:p>
          </table:table-cell>
          <table:table-cell table:number-columns-repeated="4"/>
        </table:table-row>
        <table:table-row table:style-name="ro1">
          <table:table-cell office:value-type="float" office:value="1582204865.21828" calcext:value-type="float">
            <text:p>1582204865.21828</text:p>
          </table:table-cell>
          <table:table-cell office:value-type="float" office:value="14580" calcext:value-type="float">
            <text:p>14580</text:p>
          </table:table-cell>
          <table:table-cell office:value-type="float" office:value="0.232308954000473" calcext:value-type="float">
            <text:p>0.232308954</text:p>
          </table:table-cell>
          <table:table-cell table:number-columns-repeated="4"/>
        </table:table-row>
        <table:table-row table:style-name="ro1">
          <table:table-cell office:value-type="float" office:value="1582205014.64207" calcext:value-type="float">
            <text:p>1582205014.64207</text:p>
          </table:table-cell>
          <table:table-cell office:value-type="float" office:value="14633" calcext:value-type="float">
            <text:p>14633</text:p>
          </table:table-cell>
          <table:table-cell office:value-type="float" office:value="0.256611943244934" calcext:value-type="float">
            <text:p>0.2566119432</text:p>
          </table:table-cell>
          <table:table-cell table:number-columns-repeated="4"/>
        </table:table-row>
        <table:table-row table:style-name="ro1">
          <table:table-cell office:value-type="float" office:value="1582205022.06088" calcext:value-type="float">
            <text:p>1582205022.06088</text:p>
          </table:table-cell>
          <table:table-cell office:value-type="float" office:value="14636" calcext:value-type="float">
            <text:p>14636</text:p>
          </table:table-cell>
          <table:table-cell office:value-type="float" office:value="0.200848668813705" calcext:value-type="float">
            <text:p>0.2008486688</text:p>
          </table:table-cell>
          <table:table-cell table:number-columns-repeated="4"/>
        </table:table-row>
        <table:table-row table:style-name="ro1">
          <table:table-cell office:value-type="float" office:value="1582205029.49656" calcext:value-type="float">
            <text:p>1582205029.49656</text:p>
          </table:table-cell>
          <table:table-cell office:value-type="float" office:value="14639" calcext:value-type="float">
            <text:p>14639</text:p>
          </table:table-cell>
          <table:table-cell office:value-type="float" office:value="0.203352481126785" calcext:value-type="float">
            <text:p>0.2033524811</text:p>
          </table:table-cell>
          <table:table-cell table:number-columns-repeated="4"/>
        </table:table-row>
        <table:table-row table:style-name="ro1">
          <table:table-cell office:value-type="float" office:value="1582205054.45414" calcext:value-type="float">
            <text:p>1582205054.45414</text:p>
          </table:table-cell>
          <table:table-cell office:value-type="float" office:value="14649" calcext:value-type="float">
            <text:p>14649</text:p>
          </table:table-cell>
          <table:table-cell office:value-type="float" office:value="0.226355910301208" calcext:value-type="float">
            <text:p>0.2263559103</text:p>
          </table:table-cell>
          <table:table-cell table:number-columns-repeated="4"/>
        </table:table-row>
        <table:table-row table:style-name="ro1">
          <table:table-cell office:value-type="float" office:value="1582205236.64792" calcext:value-type="float">
            <text:p>1582205236.64792</text:p>
          </table:table-cell>
          <table:table-cell office:value-type="float" office:value="14694" calcext:value-type="float">
            <text:p>14694</text:p>
          </table:table-cell>
          <table:table-cell office:value-type="float" office:value="0.16898138821125" calcext:value-type="float">
            <text:p>0.1689813882</text:p>
          </table:table-cell>
          <table:table-cell table:number-columns-repeated="4"/>
        </table:table-row>
        <table:table-row table:style-name="ro1">
          <table:table-cell office:value-type="float" office:value="1582205244.29751" calcext:value-type="float">
            <text:p>1582205244.29751</text:p>
          </table:table-cell>
          <table:table-cell office:value-type="float" office:value="14697" calcext:value-type="float">
            <text:p>14697</text:p>
          </table:table-cell>
          <table:table-cell office:value-type="float" office:value="0.200390666723251" calcext:value-type="float">
            <text:p>0.2003906667</text:p>
          </table:table-cell>
          <table:table-cell table:number-columns-repeated="4"/>
        </table:table-row>
        <table:table-row table:style-name="ro1">
          <table:table-cell office:value-type="float" office:value="1582205249.34576" calcext:value-type="float">
            <text:p>1582205249.34576</text:p>
          </table:table-cell>
          <table:table-cell office:value-type="float" office:value="14699" calcext:value-type="float">
            <text:p>14699</text:p>
          </table:table-cell>
          <table:table-cell office:value-type="float" office:value="0.120957039296627" calcext:value-type="float">
            <text:p>0.1209570393</text:p>
          </table:table-cell>
          <table:table-cell table:number-columns-repeated="4"/>
        </table:table-row>
        <table:table-row table:style-name="ro1">
          <table:table-cell office:value-type="float" office:value="1582205254.31843" calcext:value-type="float">
            <text:p>1582205254.31843</text:p>
          </table:table-cell>
          <table:table-cell office:value-type="float" office:value="14701" calcext:value-type="float">
            <text:p>14701</text:p>
          </table:table-cell>
          <table:table-cell office:value-type="float" office:value="0.204837635159492" calcext:value-type="float">
            <text:p>0.2048376352</text:p>
          </table:table-cell>
          <table:table-cell table:number-columns-repeated="4"/>
        </table:table-row>
        <table:table-row table:style-name="ro1">
          <table:table-cell office:value-type="float" office:value="1582205261.75182" calcext:value-type="float">
            <text:p>1582205261.75182</text:p>
          </table:table-cell>
          <table:table-cell office:value-type="float" office:value="14704" calcext:value-type="float">
            <text:p>14704</text:p>
          </table:table-cell>
          <table:table-cell office:value-type="float" office:value="0.175847515463829" calcext:value-type="float">
            <text:p>0.1758475155</text:p>
          </table:table-cell>
          <table:table-cell table:number-columns-repeated="4"/>
        </table:table-row>
        <table:table-row table:style-name="ro1">
          <table:table-cell office:value-type="float" office:value="1582205286.70477" calcext:value-type="float">
            <text:p>1582205286.70477</text:p>
          </table:table-cell>
          <table:table-cell office:value-type="float" office:value="14714" calcext:value-type="float">
            <text:p>14714</text:p>
          </table:table-cell>
          <table:table-cell office:value-type="float" office:value="0.130560964345932" calcext:value-type="float">
            <text:p>0.1305609643</text:p>
          </table:table-cell>
          <table:table-cell table:number-columns-repeated="4"/>
        </table:table-row>
        <table:table-row table:style-name="ro1">
          <table:table-cell office:value-type="float" office:value="1582205291.5798" calcext:value-type="float">
            <text:p>1582205291.5798</text:p>
          </table:table-cell>
          <table:table-cell office:value-type="float" office:value="14716" calcext:value-type="float">
            <text:p>14716</text:p>
          </table:table-cell>
          <table:table-cell office:value-type="float" office:value="0.238394826650619" calcext:value-type="float">
            <text:p>0.2383948267</text:p>
          </table:table-cell>
          <table:table-cell table:number-columns-repeated="4"/>
        </table:table-row>
        <table:table-row table:style-name="ro1">
          <table:table-cell office:value-type="float" office:value="1582205451.88802" calcext:value-type="float">
            <text:p>1582205451.88802</text:p>
          </table:table-cell>
          <table:table-cell office:value-type="float" office:value="14775" calcext:value-type="float">
            <text:p>14775</text:p>
          </table:table-cell>
          <table:table-cell office:value-type="float" office:value="0.209517225623131" calcext:value-type="float">
            <text:p>0.2095172256</text:p>
          </table:table-cell>
          <table:table-cell table:number-columns-repeated="4"/>
        </table:table-row>
        <table:table-row table:style-name="ro1">
          <table:table-cell office:value-type="float" office:value="1582205467.37648" calcext:value-type="float">
            <text:p>1582205467.37648</text:p>
          </table:table-cell>
          <table:table-cell office:value-type="float" office:value="14781" calcext:value-type="float">
            <text:p>14781</text:p>
          </table:table-cell>
          <table:table-cell office:value-type="float" office:value="0.269802689552307" calcext:value-type="float">
            <text:p>0.2698026896</text:p>
          </table:table-cell>
          <table:table-cell table:number-columns-repeated="4"/>
        </table:table-row>
        <table:table-row table:style-name="ro1">
          <table:table-cell office:value-type="float" office:value="1582205469.82807" calcext:value-type="float">
            <text:p>1582205469.82807</text:p>
          </table:table-cell>
          <table:table-cell office:value-type="float" office:value="14782" calcext:value-type="float">
            <text:p>14782</text:p>
          </table:table-cell>
          <table:table-cell office:value-type="float" office:value="0.211317300796509" calcext:value-type="float">
            <text:p>0.2113173008</text:p>
          </table:table-cell>
          <table:table-cell table:number-columns-repeated="4"/>
        </table:table-row>
        <table:table-row table:style-name="ro1">
          <table:table-cell office:value-type="float" office:value="1582205497.23317" calcext:value-type="float">
            <text:p>1582205497.23317</text:p>
          </table:table-cell>
          <table:table-cell office:value-type="float" office:value="14793" calcext:value-type="float">
            <text:p>14793</text:p>
          </table:table-cell>
          <table:table-cell office:value-type="float" office:value="0.161268830299377" calcext:value-type="float">
            <text:p>0.1612688303</text:p>
          </table:table-cell>
          <table:table-cell table:number-columns-repeated="4"/>
        </table:table-row>
        <table:table-row table:style-name="ro1">
          <table:table-cell office:value-type="float" office:value="1582205507.26928" calcext:value-type="float">
            <text:p>1582205507.26928</text:p>
          </table:table-cell>
          <table:table-cell office:value-type="float" office:value="14797" calcext:value-type="float">
            <text:p>14797</text:p>
          </table:table-cell>
          <table:table-cell office:value-type="float" office:value="0.23372708261013" calcext:value-type="float">
            <text:p>0.2337270826</text:p>
          </table:table-cell>
          <table:table-cell table:number-columns-repeated="4"/>
        </table:table-row>
        <table:table-row table:style-name="ro1">
          <table:table-cell office:value-type="float" office:value="1582205684.05905" calcext:value-type="float">
            <text:p>1582205684.05905</text:p>
          </table:table-cell>
          <table:table-cell office:value-type="float" office:value="14836" calcext:value-type="float">
            <text:p>14836</text:p>
          </table:table-cell>
          <table:table-cell office:value-type="float" office:value="0.248306483030319" calcext:value-type="float">
            <text:p>0.248306483</text:p>
          </table:table-cell>
          <table:table-cell table:number-columns-repeated="4"/>
        </table:table-row>
        <table:table-row table:style-name="ro1">
          <table:table-cell office:value-type="float" office:value="1582205691.55653" calcext:value-type="float">
            <text:p>1582205691.55653</text:p>
          </table:table-cell>
          <table:table-cell office:value-type="float" office:value="14839" calcext:value-type="float">
            <text:p>14839</text:p>
          </table:table-cell>
          <table:table-cell office:value-type="float" office:value="0.217963665723801" calcext:value-type="float">
            <text:p>0.2179636657</text:p>
          </table:table-cell>
          <table:table-cell table:number-columns-repeated="4"/>
        </table:table-row>
        <table:table-row table:style-name="ro1">
          <table:table-cell office:value-type="float" office:value="1582205809.92487" calcext:value-type="float">
            <text:p>1582205809.92487</text:p>
          </table:table-cell>
          <table:table-cell office:value-type="float" office:value="14886" calcext:value-type="float">
            <text:p>14886</text:p>
          </table:table-cell>
          <table:table-cell office:value-type="float" office:value="0.207054421305656" calcext:value-type="float">
            <text:p>0.2070544213</text:p>
          </table:table-cell>
          <table:table-cell table:number-columns-repeated="4"/>
        </table:table-row>
        <table:table-row table:style-name="ro1">
          <table:table-cell office:value-type="float" office:value="1582205814.93215" calcext:value-type="float">
            <text:p>1582205814.93215</text:p>
          </table:table-cell>
          <table:table-cell office:value-type="float" office:value="14888" calcext:value-type="float">
            <text:p>14888</text:p>
          </table:table-cell>
          <table:table-cell office:value-type="float" office:value="0.22523707151413" calcext:value-type="float">
            <text:p>0.2252370715</text:p>
          </table:table-cell>
          <table:table-cell table:number-columns-repeated="4"/>
        </table:table-row>
        <table:table-row table:style-name="ro1">
          <table:table-cell office:value-type="float" office:value="1582205967.3978" calcext:value-type="float">
            <text:p>1582205967.3978</text:p>
          </table:table-cell>
          <table:table-cell office:value-type="float" office:value="14938" calcext:value-type="float">
            <text:p>14938</text:p>
          </table:table-cell>
          <table:table-cell office:value-type="float" office:value="0.217380538582802" calcext:value-type="float">
            <text:p>0.2173805386</text:p>
          </table:table-cell>
          <table:table-cell table:number-columns-repeated="4"/>
        </table:table-row>
        <table:table-row table:style-name="ro1">
          <table:table-cell office:value-type="float" office:value="1582205990.14841" calcext:value-type="float">
            <text:p>1582205990.14841</text:p>
          </table:table-cell>
          <table:table-cell office:value-type="float" office:value="14947" calcext:value-type="float">
            <text:p>14947</text:p>
          </table:table-cell>
          <table:table-cell office:value-type="float" office:value="0.211130425333977" calcext:value-type="float">
            <text:p>0.2111304253</text:p>
          </table:table-cell>
          <table:table-cell table:number-columns-repeated="4"/>
        </table:table-row>
        <table:table-row table:style-name="ro1">
          <table:table-cell office:value-type="float" office:value="1582205992.75074" calcext:value-type="float">
            <text:p>1582205992.75074</text:p>
          </table:table-cell>
          <table:table-cell office:value-type="float" office:value="14948" calcext:value-type="float">
            <text:p>14948</text:p>
          </table:table-cell>
          <table:table-cell office:value-type="float" office:value="0.204715177416801" calcext:value-type="float">
            <text:p>0.2047151774</text:p>
          </table:table-cell>
          <table:table-cell table:number-columns-repeated="4"/>
        </table:table-row>
        <table:table-row table:style-name="ro1">
          <table:table-cell office:value-type="float" office:value="1582206010.33609" calcext:value-type="float">
            <text:p>1582206010.33609</text:p>
          </table:table-cell>
          <table:table-cell office:value-type="float" office:value="14955" calcext:value-type="float">
            <text:p>14955</text:p>
          </table:table-cell>
          <table:table-cell office:value-type="float" office:value="0.179818660020828" calcext:value-type="float">
            <text:p>0.17981866</text:p>
          </table:table-cell>
          <table:table-cell table:number-columns-repeated="4"/>
        </table:table-row>
        <table:table-row table:style-name="ro1">
          <table:table-cell office:value-type="float" office:value="1582206034.01947" calcext:value-type="float">
            <text:p>1582206034.01947</text:p>
          </table:table-cell>
          <table:table-cell office:value-type="float" office:value="14964" calcext:value-type="float">
            <text:p>14964</text:p>
          </table:table-cell>
          <table:table-cell office:value-type="float" office:value="0.219553619623184" calcext:value-type="float">
            <text:p>0.2195536196</text:p>
          </table:table-cell>
          <table:table-cell table:number-columns-repeated="4"/>
        </table:table-row>
        <table:table-row table:style-name="ro1">
          <table:table-cell office:value-type="float" office:value="1582206039.01441" calcext:value-type="float">
            <text:p>1582206039.01441</text:p>
          </table:table-cell>
          <table:table-cell office:value-type="float" office:value="14966" calcext:value-type="float">
            <text:p>14966</text:p>
          </table:table-cell>
          <table:table-cell office:value-type="float" office:value="0.162841767072678" calcext:value-type="float">
            <text:p>0.1628417671</text:p>
          </table:table-cell>
          <table:table-cell table:number-columns-repeated="4"/>
        </table:table-row>
        <table:table-row table:style-name="ro1">
          <table:table-cell office:value-type="float" office:value="1582206046.37036" calcext:value-type="float">
            <text:p>1582206046.37036</text:p>
          </table:table-cell>
          <table:table-cell office:value-type="float" office:value="14969" calcext:value-type="float">
            <text:p>14969</text:p>
          </table:table-cell>
          <table:table-cell office:value-type="float" office:value="0.23472435772419" calcext:value-type="float">
            <text:p>0.2347243577</text:p>
          </table:table-cell>
          <table:table-cell table:number-columns-repeated="4"/>
        </table:table-row>
        <table:table-row table:style-name="ro1">
          <table:table-cell office:value-type="float" office:value="1582206244.58896" calcext:value-type="float">
            <text:p>1582206244.58896</text:p>
          </table:table-cell>
          <table:table-cell office:value-type="float" office:value="15009" calcext:value-type="float">
            <text:p>15009</text:p>
          </table:table-cell>
          <table:table-cell office:value-type="float" office:value="0.139924705028534" calcext:value-type="float">
            <text:p>0.139924705</text:p>
          </table:table-cell>
          <table:table-cell table:number-columns-repeated="4"/>
        </table:table-row>
        <table:table-row table:style-name="ro1">
          <table:table-cell office:value-type="float" office:value="1582206289.73224" calcext:value-type="float">
            <text:p>1582206289.73224</text:p>
          </table:table-cell>
          <table:table-cell office:value-type="float" office:value="15027" calcext:value-type="float">
            <text:p>15027</text:p>
          </table:table-cell>
          <table:table-cell office:value-type="float" office:value="0.192652881145477" calcext:value-type="float">
            <text:p>0.1926528811</text:p>
          </table:table-cell>
          <table:table-cell table:number-columns-repeated="4"/>
        </table:table-row>
        <table:table-row table:style-name="ro1">
          <table:table-cell office:value-type="float" office:value="1582206307.24529" calcext:value-type="float">
            <text:p>1582206307.24529</text:p>
          </table:table-cell>
          <table:table-cell office:value-type="float" office:value="15034" calcext:value-type="float">
            <text:p>15034</text:p>
          </table:table-cell>
          <table:table-cell office:value-type="float" office:value="0.233220040798187" calcext:value-type="float">
            <text:p>0.2332200408</text:p>
          </table:table-cell>
          <table:table-cell table:number-columns-repeated="4"/>
        </table:table-row>
        <table:table-row table:style-name="ro1">
          <table:table-cell office:value-type="float" office:value="1582206342.28807" calcext:value-type="float">
            <text:p>1582206342.28807</text:p>
          </table:table-cell>
          <table:table-cell office:value-type="float" office:value="15047" calcext:value-type="float">
            <text:p>15047</text:p>
          </table:table-cell>
          <table:table-cell office:value-type="float" office:value="0.1690314412117" calcext:value-type="float">
            <text:p>0.1690314412</text:p>
          </table:table-cell>
          <table:table-cell table:number-columns-repeated="4"/>
        </table:table-row>
        <table:table-row table:style-name="ro1">
          <table:table-cell office:value-type="float" office:value="1582206392.02779" calcext:value-type="float">
            <text:p>1582206392.02779</text:p>
          </table:table-cell>
          <table:table-cell office:value-type="float" office:value="15067" calcext:value-type="float">
            <text:p>15067</text:p>
          </table:table-cell>
          <table:table-cell office:value-type="float" office:value="0.173255980014801" calcext:value-type="float">
            <text:p>0.17325598</text:p>
          </table:table-cell>
          <table:table-cell table:number-columns-repeated="4"/>
        </table:table-row>
        <table:table-row table:style-name="ro1">
          <table:table-cell office:value-type="float" office:value="1582206458.87979" calcext:value-type="float">
            <text:p>1582206458.87979</text:p>
          </table:table-cell>
          <table:table-cell office:value-type="float" office:value="15080" calcext:value-type="float">
            <text:p>15080</text:p>
          </table:table-cell>
          <table:table-cell office:value-type="float" office:value="0.197620540857315" calcext:value-type="float">
            <text:p>0.1976205409</text:p>
          </table:table-cell>
          <table:table-cell table:number-columns-repeated="4"/>
        </table:table-row>
        <table:table-row table:style-name="ro1">
          <table:table-cell office:value-type="float" office:value="1582206476.99201" calcext:value-type="float">
            <text:p>1582206476.99201</text:p>
          </table:table-cell>
          <table:table-cell office:value-type="float" office:value="15087" calcext:value-type="float">
            <text:p>15087</text:p>
          </table:table-cell>
          <table:table-cell office:value-type="float" office:value="0.208776518702507" calcext:value-type="float">
            <text:p>0.2087765187</text:p>
          </table:table-cell>
          <table:table-cell table:number-columns-repeated="4"/>
        </table:table-row>
        <table:table-row table:style-name="ro1">
          <table:table-cell office:value-type="float" office:value="1582206537.30764" calcext:value-type="float">
            <text:p>1582206537.30764</text:p>
          </table:table-cell>
          <table:table-cell office:value-type="float" office:value="15110" calcext:value-type="float">
            <text:p>15110</text:p>
          </table:table-cell>
          <table:table-cell office:value-type="float" office:value="0.223073437809944" calcext:value-type="float">
            <text:p>0.2230734378</text:p>
          </table:table-cell>
          <table:table-cell table:number-columns-repeated="4"/>
        </table:table-row>
        <table:table-row table:style-name="ro1">
          <table:table-cell office:value-type="float" office:value="1582206539.76924" calcext:value-type="float">
            <text:p>1582206539.76924</text:p>
          </table:table-cell>
          <table:table-cell office:value-type="float" office:value="15111" calcext:value-type="float">
            <text:p>15111</text:p>
          </table:table-cell>
          <table:table-cell office:value-type="float" office:value="0.202408969402313" calcext:value-type="float">
            <text:p>0.2024089694</text:p>
          </table:table-cell>
          <table:table-cell table:number-columns-repeated="4"/>
        </table:table-row>
        <table:table-row table:style-name="ro1">
          <table:table-cell office:value-type="float" office:value="1582206549.80897" calcext:value-type="float">
            <text:p>1582206549.80897</text:p>
          </table:table-cell>
          <table:table-cell office:value-type="float" office:value="15115" calcext:value-type="float">
            <text:p>15115</text:p>
          </table:table-cell>
          <table:table-cell office:value-type="float" office:value="0.224769607186317" calcext:value-type="float">
            <text:p>0.2247696072</text:p>
          </table:table-cell>
          <table:table-cell table:number-columns-repeated="4"/>
        </table:table-row>
        <table:table-row table:style-name="ro1">
          <table:table-cell office:value-type="float" office:value="1582206591.18758" calcext:value-type="float">
            <text:p>1582206591.18758</text:p>
          </table:table-cell>
          <table:table-cell office:value-type="float" office:value="15131" calcext:value-type="float">
            <text:p>15131</text:p>
          </table:table-cell>
          <table:table-cell office:value-type="float" office:value="0.241856634616852" calcext:value-type="float">
            <text:p>0.2418566346</text:p>
          </table:table-cell>
          <table:table-cell table:number-columns-repeated="4"/>
        </table:table-row>
        <table:table-row table:style-name="ro1">
          <table:table-cell office:value-type="float" office:value="1582206702.40838" calcext:value-type="float">
            <text:p>1582206702.40838</text:p>
          </table:table-cell>
          <table:table-cell office:value-type="float" office:value="15140" calcext:value-type="float">
            <text:p>15140</text:p>
          </table:table-cell>
          <table:table-cell office:value-type="float" office:value="0.200433298945427" calcext:value-type="float">
            <text:p>0.2004332989</text:p>
          </table:table-cell>
          <table:table-cell table:number-columns-repeated="4"/>
        </table:table-row>
        <table:table-row table:style-name="ro1">
          <table:table-cell office:value-type="float" office:value="1582206747.34716" calcext:value-type="float">
            <text:p>1582206747.34716</text:p>
          </table:table-cell>
          <table:table-cell office:value-type="float" office:value="15158" calcext:value-type="float">
            <text:p>15158</text:p>
          </table:table-cell>
          <table:table-cell office:value-type="float" office:value="0.163141712546349" calcext:value-type="float">
            <text:p>0.1631417125</text:p>
          </table:table-cell>
          <table:table-cell table:number-columns-repeated="4"/>
        </table:table-row>
        <table:table-row table:style-name="ro1">
          <table:table-cell office:value-type="float" office:value="1582206772.39532" calcext:value-type="float">
            <text:p>1582206772.39532</text:p>
          </table:table-cell>
          <table:table-cell office:value-type="float" office:value="15168" calcext:value-type="float">
            <text:p>15168</text:p>
          </table:table-cell>
          <table:table-cell office:value-type="float" office:value="0.307979941368103" calcext:value-type="float">
            <text:p>0.3079799414</text:p>
          </table:table-cell>
          <table:table-cell table:number-columns-repeated="4"/>
        </table:table-row>
        <table:table-row table:style-name="ro1">
          <table:table-cell office:value-type="float" office:value="1582206787.17745" calcext:value-type="float">
            <text:p>1582206787.17745</text:p>
          </table:table-cell>
          <table:table-cell office:value-type="float" office:value="15174" calcext:value-type="float">
            <text:p>15174</text:p>
          </table:table-cell>
          <table:table-cell office:value-type="float" office:value="0.189686149358749" calcext:value-type="float">
            <text:p>0.1896861494</text:p>
          </table:table-cell>
          <table:table-cell table:number-columns-repeated="4"/>
        </table:table-row>
        <table:table-row table:style-name="ro1">
          <table:table-cell office:value-type="float" office:value="1582206797.05836" calcext:value-type="float">
            <text:p>1582206797.05836</text:p>
          </table:table-cell>
          <table:table-cell office:value-type="float" office:value="15178" calcext:value-type="float">
            <text:p>15178</text:p>
          </table:table-cell>
          <table:table-cell office:value-type="float" office:value="0.24539715051651" calcext:value-type="float">
            <text:p>0.2453971505</text:p>
          </table:table-cell>
          <table:table-cell table:number-columns-repeated="4"/>
        </table:table-row>
        <table:table-row table:style-name="ro1">
          <table:table-cell office:value-type="float" office:value="1582206829.56714" calcext:value-type="float">
            <text:p>1582206829.56714</text:p>
          </table:table-cell>
          <table:table-cell office:value-type="float" office:value="15191" calcext:value-type="float">
            <text:p>15191</text:p>
          </table:table-cell>
          <table:table-cell office:value-type="float" office:value="0.158348083496094" calcext:value-type="float">
            <text:p>0.1583480835</text:p>
          </table:table-cell>
          <table:table-cell table:number-columns-repeated="4"/>
        </table:table-row>
        <table:table-row table:style-name="ro1">
          <table:table-cell office:value-type="float" office:value="1582206834.65392" calcext:value-type="float">
            <text:p>1582206834.65392</text:p>
          </table:table-cell>
          <table:table-cell office:value-type="float" office:value="15193" calcext:value-type="float">
            <text:p>15193</text:p>
          </table:table-cell>
          <table:table-cell office:value-type="float" office:value="0.224768877029419" calcext:value-type="float">
            <text:p>0.224768877</text:p>
          </table:table-cell>
          <table:table-cell table:number-columns-repeated="4"/>
        </table:table-row>
        <table:table-row table:style-name="ro1">
          <table:table-cell office:value-type="float" office:value="1582206916.78813" calcext:value-type="float">
            <text:p>1582206916.78813</text:p>
          </table:table-cell>
          <table:table-cell office:value-type="float" office:value="15226" calcext:value-type="float">
            <text:p>15226</text:p>
          </table:table-cell>
          <table:table-cell office:value-type="float" office:value="0.171454042196274" calcext:value-type="float">
            <text:p>0.1714540422</text:p>
          </table:table-cell>
          <table:table-cell table:number-columns-repeated="4"/>
        </table:table-row>
        <table:table-row table:style-name="ro1">
          <table:table-cell office:value-type="float" office:value="1582206970.82064" calcext:value-type="float">
            <text:p>1582206970.82064</text:p>
          </table:table-cell>
          <table:table-cell office:value-type="float" office:value="15237" calcext:value-type="float">
            <text:p>15237</text:p>
          </table:table-cell>
          <table:table-cell office:value-type="float" office:value="0.162086844444275" calcext:value-type="float">
            <text:p>0.1620868444</text:p>
          </table:table-cell>
          <table:table-cell table:number-columns-repeated="4"/>
        </table:table-row>
        <table:table-row table:style-name="ro1">
          <table:table-cell office:value-type="float" office:value="1582207074.44596" calcext:value-type="float">
            <text:p>1582207074.44596</text:p>
          </table:table-cell>
          <table:table-cell office:value-type="float" office:value="15278" calcext:value-type="float">
            <text:p>15278</text:p>
          </table:table-cell>
          <table:table-cell office:value-type="float" office:value="0.245992973446846" calcext:value-type="float">
            <text:p>0.2459929734</text:p>
          </table:table-cell>
          <table:table-cell table:number-columns-repeated="4"/>
        </table:table-row>
        <table:table-row table:style-name="ro1">
          <table:table-cell office:value-type="float" office:value="1582207191.96749" calcext:value-type="float">
            <text:p>1582207191.96749</text:p>
          </table:table-cell>
          <table:table-cell office:value-type="float" office:value="15291" calcext:value-type="float">
            <text:p>15291</text:p>
          </table:table-cell>
          <table:table-cell office:value-type="float" office:value="0.203382387757301" calcext:value-type="float">
            <text:p>0.2033823878</text:p>
          </table:table-cell>
          <table:table-cell table:number-columns-repeated="4"/>
        </table:table-row>
        <table:table-row table:style-name="ro1">
          <table:table-cell office:value-type="float" office:value="1582207227.79366" calcext:value-type="float">
            <text:p>1582207227.79366</text:p>
          </table:table-cell>
          <table:table-cell office:value-type="float" office:value="15305" calcext:value-type="float">
            <text:p>15305</text:p>
          </table:table-cell>
          <table:table-cell office:value-type="float" office:value="0.162888929247856" calcext:value-type="float">
            <text:p>0.1628889292</text:p>
          </table:table-cell>
          <table:table-cell table:number-columns-repeated="4"/>
        </table:table-row>
        <table:table-row table:style-name="ro1">
          <table:table-cell office:value-type="float" office:value="1582207272.83835" calcext:value-type="float">
            <text:p>1582207272.83835</text:p>
          </table:table-cell>
          <table:table-cell office:value-type="float" office:value="15323" calcext:value-type="float">
            <text:p>15323</text:p>
          </table:table-cell>
          <table:table-cell office:value-type="float" office:value="0.193096354603767" calcext:value-type="float">
            <text:p>0.1930963546</text:p>
          </table:table-cell>
          <table:table-cell table:number-columns-repeated="4"/>
        </table:table-row>
        <table:table-row table:style-name="ro1">
          <table:table-cell office:value-type="float" office:value="1582207296.9265" calcext:value-type="float">
            <text:p>1582207296.9265</text:p>
          </table:table-cell>
          <table:table-cell office:value-type="float" office:value="15332" calcext:value-type="float">
            <text:p>15332</text:p>
          </table:table-cell>
          <table:table-cell office:value-type="float" office:value="0.210815489292145" calcext:value-type="float">
            <text:p>0.2108154893</text:p>
          </table:table-cell>
          <table:table-cell table:number-columns-repeated="4"/>
        </table:table-row>
        <table:table-row table:style-name="ro1">
          <table:table-cell office:value-type="float" office:value="1582207299.38437" calcext:value-type="float">
            <text:p>1582207299.38437</text:p>
          </table:table-cell>
          <table:table-cell office:value-type="float" office:value="15333" calcext:value-type="float">
            <text:p>15333</text:p>
          </table:table-cell>
          <table:table-cell office:value-type="float" office:value="0.202445387840271" calcext:value-type="float">
            <text:p>0.2024453878</text:p>
          </table:table-cell>
          <table:table-cell table:number-columns-repeated="4"/>
        </table:table-row>
        <table:table-row table:style-name="ro1">
          <table:table-cell office:value-type="float" office:value="1582207342.73664" calcext:value-type="float">
            <text:p>1582207342.73664</text:p>
          </table:table-cell>
          <table:table-cell office:value-type="float" office:value="15350" calcext:value-type="float">
            <text:p>15350</text:p>
          </table:table-cell>
          <table:table-cell office:value-type="float" office:value="0.150706946849823" calcext:value-type="float">
            <text:p>0.1507069468</text:p>
          </table:table-cell>
          <table:table-cell table:number-columns-repeated="4"/>
        </table:table-row>
        <table:table-row table:style-name="ro1">
          <table:table-cell office:value-type="float" office:value="1582207372.55448" calcext:value-type="float">
            <text:p>1582207372.55448</text:p>
          </table:table-cell>
          <table:table-cell office:value-type="float" office:value="15362" calcext:value-type="float">
            <text:p>15362</text:p>
          </table:table-cell>
          <table:table-cell office:value-type="float" office:value="0.190432012081146" calcext:value-type="float">
            <text:p>0.1904320121</text:p>
          </table:table-cell>
          <table:table-cell table:number-columns-repeated="4"/>
        </table:table-row>
        <table:table-row table:style-name="ro1">
          <table:table-cell office:value-type="float" office:value="1582207520.16114" calcext:value-type="float">
            <text:p>1582207520.16114</text:p>
          </table:table-cell>
          <table:table-cell office:value-type="float" office:value="15413" calcext:value-type="float">
            <text:p>15413</text:p>
          </table:table-cell>
          <table:table-cell office:value-type="float" office:value="0.160904496908188" calcext:value-type="float">
            <text:p>0.1609044969</text:p>
          </table:table-cell>
          <table:table-cell table:number-columns-repeated="4"/>
        </table:table-row>
        <table:table-row table:style-name="ro1">
          <table:table-cell office:value-type="float" office:value="1582207527.66265" calcext:value-type="float">
            <text:p>1582207527.66265</text:p>
          </table:table-cell>
          <table:table-cell office:value-type="float" office:value="15416" calcext:value-type="float">
            <text:p>15416</text:p>
          </table:table-cell>
          <table:table-cell office:value-type="float" office:value="0.143408179283142" calcext:value-type="float">
            <text:p>0.1434081793</text:p>
          </table:table-cell>
          <table:table-cell table:number-columns-repeated="4"/>
        </table:table-row>
        <table:table-row table:style-name="ro1">
          <table:table-cell office:value-type="float" office:value="1582207590.02395" calcext:value-type="float">
            <text:p>1582207590.02395</text:p>
          </table:table-cell>
          <table:table-cell office:value-type="float" office:value="15441" calcext:value-type="float">
            <text:p>15441</text:p>
          </table:table-cell>
          <table:table-cell office:value-type="float" office:value="0.194409683346748" calcext:value-type="float">
            <text:p>0.1944096833</text:p>
          </table:table-cell>
          <table:table-cell table:number-columns-repeated="4"/>
        </table:table-row>
        <table:table-row table:style-name="ro1">
          <table:table-cell office:value-type="float" office:value="1582207748.54814" calcext:value-type="float">
            <text:p>1582207748.54814</text:p>
          </table:table-cell>
          <table:table-cell office:value-type="float" office:value="15469" calcext:value-type="float">
            <text:p>15469</text:p>
          </table:table-cell>
          <table:table-cell office:value-type="float" office:value="0.18830680847168" calcext:value-type="float">
            <text:p>0.1883068085</text:p>
          </table:table-cell>
          <table:table-cell table:number-columns-repeated="4"/>
        </table:table-row>
        <table:table-row table:style-name="ro1">
          <table:table-cell office:value-type="float" office:value="1582207775.97633" calcext:value-type="float">
            <text:p>1582207775.97633</text:p>
          </table:table-cell>
          <table:table-cell office:value-type="float" office:value="15480" calcext:value-type="float">
            <text:p>15480</text:p>
          </table:table-cell>
          <table:table-cell office:value-type="float" office:value="0.197241321206093" calcext:value-type="float">
            <text:p>0.1972413212</text:p>
          </table:table-cell>
          <table:table-cell table:number-columns-repeated="4"/>
        </table:table-row>
        <table:table-row table:style-name="ro1">
          <table:table-cell office:value-type="float" office:value="1582207849.34295" calcext:value-type="float">
            <text:p>1582207849.34295</text:p>
          </table:table-cell>
          <table:table-cell office:value-type="float" office:value="15509" calcext:value-type="float">
            <text:p>15509</text:p>
          </table:table-cell>
          <table:table-cell office:value-type="float" office:value="0.175925493240356" calcext:value-type="float">
            <text:p>0.1759254932</text:p>
          </table:table-cell>
          <table:table-cell table:number-columns-repeated="4"/>
        </table:table-row>
        <table:table-row table:style-name="ro1">
          <table:table-cell office:value-type="float" office:value="1582207852.0789" calcext:value-type="float">
            <text:p>1582207852.0789</text:p>
          </table:table-cell>
          <table:table-cell office:value-type="float" office:value="15510" calcext:value-type="float">
            <text:p>15510</text:p>
          </table:table-cell>
          <table:table-cell office:value-type="float" office:value="0.128098100423813" calcext:value-type="float">
            <text:p>0.1280981004</text:p>
          </table:table-cell>
          <table:table-cell table:number-columns-repeated="4"/>
        </table:table-row>
        <table:table-row table:style-name="ro1">
          <table:table-cell office:value-type="float" office:value="1582207874.54761" calcext:value-type="float">
            <text:p>1582207874.54761</text:p>
          </table:table-cell>
          <table:table-cell office:value-type="float" office:value="15519" calcext:value-type="float">
            <text:p>15519</text:p>
          </table:table-cell>
          <table:table-cell office:value-type="float" office:value="0.197801053524017" calcext:value-type="float">
            <text:p>0.1978010535</text:p>
          </table:table-cell>
          <table:table-cell table:number-columns-repeated="4"/>
        </table:table-row>
        <table:table-row table:style-name="ro1">
          <table:table-cell office:value-type="float" office:value="1582207969.1486" calcext:value-type="float">
            <text:p>1582207969.1486</text:p>
          </table:table-cell>
          <table:table-cell office:value-type="float" office:value="15551" calcext:value-type="float">
            <text:p>15551</text:p>
          </table:table-cell>
          <table:table-cell office:value-type="float" office:value="0.181432440876961" calcext:value-type="float">
            <text:p>0.1814324409</text:p>
          </table:table-cell>
          <table:table-cell table:number-columns-repeated="4"/>
        </table:table-row>
        <table:table-row table:style-name="ro1">
          <table:table-cell office:value-type="float" office:value="1582208314.2966" calcext:value-type="float">
            <text:p>1582208314.2966</text:p>
          </table:table-cell>
          <table:table-cell office:value-type="float" office:value="15444" calcext:value-type="float">
            <text:p>15444</text:p>
          </table:table-cell>
          <table:table-cell office:value-type="float" office:value="0.18078425526619" calcext:value-type="float">
            <text:p>0.1807842553</text:p>
          </table:table-cell>
          <table:table-cell table:number-columns-repeated="4"/>
        </table:table-row>
        <table:table-row table:style-name="ro1">
          <table:table-cell office:value-type="float" office:value="1582208395.05744" calcext:value-type="float">
            <text:p>1582208395.05744</text:p>
          </table:table-cell>
          <table:table-cell office:value-type="float" office:value="15473" calcext:value-type="float">
            <text:p>15473</text:p>
          </table:table-cell>
          <table:table-cell office:value-type="float" office:value="0.202912241220474" calcext:value-type="float">
            <text:p>0.2029122412</text:p>
          </table:table-cell>
          <table:table-cell table:number-columns-repeated="4"/>
        </table:table-row>
        <table:table-row table:style-name="ro1">
          <table:table-cell office:value-type="float" office:value="1582208446.44888" calcext:value-type="float">
            <text:p>1582208446.44888</text:p>
          </table:table-cell>
          <table:table-cell office:value-type="float" office:value="15493" calcext:value-type="float">
            <text:p>15493</text:p>
          </table:table-cell>
          <table:table-cell office:value-type="float" office:value="0.247568026185036" calcext:value-type="float">
            <text:p>0.2475680262</text:p>
          </table:table-cell>
          <table:table-cell table:number-columns-repeated="4"/>
        </table:table-row>
        <table:table-row table:style-name="ro1">
          <table:table-cell office:value-type="float" office:value="1582208667.65376" calcext:value-type="float">
            <text:p>1582208667.65376</text:p>
          </table:table-cell>
          <table:table-cell office:value-type="float" office:value="15575" calcext:value-type="float">
            <text:p>15575</text:p>
          </table:table-cell>
          <table:table-cell office:value-type="float" office:value="0.280401706695557" calcext:value-type="float">
            <text:p>0.2804017067</text:p>
          </table:table-cell>
          <table:table-cell table:number-columns-repeated="4"/>
        </table:table-row>
        <table:table-row table:style-name="ro1">
          <table:table-cell office:value-type="float" office:value="1582208670.14179" calcext:value-type="float">
            <text:p>1582208670.14179</text:p>
          </table:table-cell>
          <table:table-cell office:value-type="float" office:value="15576" calcext:value-type="float">
            <text:p>15576</text:p>
          </table:table-cell>
          <table:table-cell office:value-type="float" office:value="0.186012119054794" calcext:value-type="float">
            <text:p>0.1860121191</text:p>
          </table:table-cell>
          <table:table-cell table:number-columns-repeated="4"/>
        </table:table-row>
        <table:table-row table:style-name="ro1">
          <table:table-cell office:value-type="float" office:value="1582208672.63023" calcext:value-type="float">
            <text:p>1582208672.63023</text:p>
          </table:table-cell>
          <table:table-cell office:value-type="float" office:value="15577" calcext:value-type="float">
            <text:p>15577</text:p>
          </table:table-cell>
          <table:table-cell office:value-type="float" office:value="0.175819337368012" calcext:value-type="float">
            <text:p>0.1758193374</text:p>
          </table:table-cell>
          <table:table-cell table:number-columns-repeated="4"/>
        </table:table-row>
        <table:table-row table:style-name="ro1">
          <table:table-cell office:value-type="float" office:value="1582208684.93028" calcext:value-type="float">
            <text:p>1582208684.93028</text:p>
          </table:table-cell>
          <table:table-cell office:value-type="float" office:value="15582" calcext:value-type="float">
            <text:p>15582</text:p>
          </table:table-cell>
          <table:table-cell office:value-type="float" office:value="0.202395737171173" calcext:value-type="float">
            <text:p>0.2023957372</text:p>
          </table:table-cell>
          <table:table-cell table:number-columns-repeated="4"/>
        </table:table-row>
        <table:table-row table:style-name="ro1">
          <table:table-cell office:value-type="float" office:value="1582208712.46573" calcext:value-type="float">
            <text:p>1582208712.46573</text:p>
          </table:table-cell>
          <table:table-cell office:value-type="float" office:value="15593" calcext:value-type="float">
            <text:p>15593</text:p>
          </table:table-cell>
          <table:table-cell office:value-type="float" office:value="0.202592223882675" calcext:value-type="float">
            <text:p>0.2025922239</text:p>
          </table:table-cell>
          <table:table-cell table:number-columns-repeated="4"/>
        </table:table-row>
        <table:table-row table:style-name="ro1">
          <table:table-cell office:value-type="float" office:value="1582208719.85335" calcext:value-type="float">
            <text:p>1582208719.85335</text:p>
          </table:table-cell>
          <table:table-cell office:value-type="float" office:value="15596" calcext:value-type="float">
            <text:p>15596</text:p>
          </table:table-cell>
          <table:table-cell office:value-type="float" office:value="0.300548911094665" calcext:value-type="float">
            <text:p>0.3005489111</text:p>
          </table:table-cell>
          <table:table-cell table:number-columns-repeated="4"/>
        </table:table-row>
        <table:table-row table:style-name="ro1">
          <table:table-cell office:value-type="float" office:value="1582208830.48167" calcext:value-type="float">
            <text:p>1582208830.48167</text:p>
          </table:table-cell>
          <table:table-cell office:value-type="float" office:value="15608" calcext:value-type="float">
            <text:p>15608</text:p>
          </table:table-cell>
          <table:table-cell office:value-type="float" office:value="0.199061274528503" calcext:value-type="float">
            <text:p>0.1990612745</text:p>
          </table:table-cell>
          <table:table-cell table:number-columns-repeated="4"/>
        </table:table-row>
        <table:table-row table:style-name="ro1">
          <table:table-cell office:value-type="float" office:value="1582208833.01255" calcext:value-type="float">
            <text:p>1582208833.01255</text:p>
          </table:table-cell>
          <table:table-cell office:value-type="float" office:value="15609" calcext:value-type="float">
            <text:p>15609</text:p>
          </table:table-cell>
          <table:table-cell office:value-type="float" office:value="0.201584190130234" calcext:value-type="float">
            <text:p>0.2015841901</text:p>
          </table:table-cell>
          <table:table-cell table:number-columns-repeated="4"/>
        </table:table-row>
        <table:table-row table:style-name="ro1">
          <table:table-cell office:value-type="float" office:value="1582208855.96729" calcext:value-type="float">
            <text:p>1582208855.96729</text:p>
          </table:table-cell>
          <table:table-cell office:value-type="float" office:value="15618" calcext:value-type="float">
            <text:p>15618</text:p>
          </table:table-cell>
          <table:table-cell office:value-type="float" office:value="0.295929551124573" calcext:value-type="float">
            <text:p>0.2959295511</text:p>
          </table:table-cell>
          <table:table-cell table:number-columns-repeated="4"/>
        </table:table-row>
        <table:table-row table:style-name="ro1">
          <table:table-cell office:value-type="float" office:value="1582208860.93128" calcext:value-type="float">
            <text:p>1582208860.93128</text:p>
          </table:table-cell>
          <table:table-cell office:value-type="float" office:value="15620" calcext:value-type="float">
            <text:p>15620</text:p>
          </table:table-cell>
          <table:table-cell office:value-type="float" office:value="0.193943828344345" calcext:value-type="float">
            <text:p>0.1939438283</text:p>
          </table:table-cell>
          <table:table-cell table:number-columns-repeated="4"/>
        </table:table-row>
        <table:table-row table:style-name="ro1">
          <table:table-cell office:value-type="float" office:value="1582208923.1146" calcext:value-type="float">
            <text:p>1582208923.1146</text:p>
          </table:table-cell>
          <table:table-cell office:value-type="float" office:value="15645" calcext:value-type="float">
            <text:p>15645</text:p>
          </table:table-cell>
          <table:table-cell office:value-type="float" office:value="0.172567963600159" calcext:value-type="float">
            <text:p>0.1725679636</text:p>
          </table:table-cell>
          <table:table-cell table:number-columns-repeated="4"/>
        </table:table-row>
        <table:table-row table:style-name="ro1">
          <table:table-cell office:value-type="float" office:value="1582209007.52735" calcext:value-type="float">
            <text:p>1582209007.52735</text:p>
          </table:table-cell>
          <table:table-cell office:value-type="float" office:value="15679" calcext:value-type="float">
            <text:p>15679</text:p>
          </table:table-cell>
          <table:table-cell office:value-type="float" office:value="0.234559446573257" calcext:value-type="float">
            <text:p>0.2345594466</text:p>
          </table:table-cell>
          <table:table-cell table:number-columns-repeated="4"/>
        </table:table-row>
        <table:table-row table:style-name="ro1">
          <table:table-cell office:value-type="float" office:value="1582209137.48892" calcext:value-type="float">
            <text:p>1582209137.48892</text:p>
          </table:table-cell>
          <table:table-cell office:value-type="float" office:value="15725" calcext:value-type="float">
            <text:p>15725</text:p>
          </table:table-cell>
          <table:table-cell office:value-type="float" office:value="0.184670150279999" calcext:value-type="float">
            <text:p>0.1846701503</text:p>
          </table:table-cell>
          <table:table-cell table:number-columns-repeated="4"/>
        </table:table-row>
        <table:table-row table:style-name="ro1">
          <table:table-cell office:value-type="float" office:value="1582209335.5862" calcext:value-type="float">
            <text:p>1582209335.5862</text:p>
          </table:table-cell>
          <table:table-cell office:value-type="float" office:value="15773" calcext:value-type="float">
            <text:p>15773</text:p>
          </table:table-cell>
          <table:table-cell office:value-type="float" office:value="0.13939194381237" calcext:value-type="float">
            <text:p>0.1393919438</text:p>
          </table:table-cell>
          <table:table-cell table:number-columns-repeated="4"/>
        </table:table-row>
        <table:table-row table:style-name="ro1">
          <table:table-cell office:value-type="float" office:value="1582209420.12336" calcext:value-type="float">
            <text:p>1582209420.12336</text:p>
          </table:table-cell>
          <table:table-cell office:value-type="float" office:value="15807" calcext:value-type="float">
            <text:p>15807</text:p>
          </table:table-cell>
          <table:table-cell office:value-type="float" office:value="0.179905325174332" calcext:value-type="float">
            <text:p>0.1799053252</text:p>
          </table:table-cell>
          <table:table-cell table:number-columns-repeated="4"/>
        </table:table-row>
        <table:table-row table:style-name="ro1">
          <table:table-cell office:value-type="float" office:value="1582209427.55022" calcext:value-type="float">
            <text:p>1582209427.55022</text:p>
          </table:table-cell>
          <table:table-cell office:value-type="float" office:value="15810" calcext:value-type="float">
            <text:p>15810</text:p>
          </table:table-cell>
          <table:table-cell office:value-type="float" office:value="0.163502275943756" calcext:value-type="float">
            <text:p>0.1635022759</text:p>
          </table:table-cell>
          <table:table-cell table:number-columns-repeated="4"/>
        </table:table-row>
        <table:table-row table:style-name="ro1">
          <table:table-cell office:value-type="float" office:value="1582209430.02253" calcext:value-type="float">
            <text:p>1582209430.02253</text:p>
          </table:table-cell>
          <table:table-cell office:value-type="float" office:value="15811" calcext:value-type="float">
            <text:p>15811</text:p>
          </table:table-cell>
          <table:table-cell office:value-type="float" office:value="0.201691806316376" calcext:value-type="float">
            <text:p>0.2016918063</text:p>
          </table:table-cell>
          <table:table-cell table:number-columns-repeated="4"/>
        </table:table-row>
        <table:table-row table:style-name="ro1">
          <table:table-cell office:value-type="float" office:value="1582209472.42935" calcext:value-type="float">
            <text:p>1582209472.42935</text:p>
          </table:table-cell>
          <table:table-cell office:value-type="float" office:value="15828" calcext:value-type="float">
            <text:p>15828</text:p>
          </table:table-cell>
          <table:table-cell office:value-type="float" office:value="0.190187394618988" calcext:value-type="float">
            <text:p>0.1901873946</text:p>
          </table:table-cell>
          <table:table-cell table:number-columns-repeated="4"/>
        </table:table-row>
        <table:table-row table:style-name="ro1">
          <table:table-cell office:value-type="float" office:value="1582209502.22526" calcext:value-type="float">
            <text:p>1582209502.22526</text:p>
          </table:table-cell>
          <table:table-cell office:value-type="float" office:value="15840" calcext:value-type="float">
            <text:p>15840</text:p>
          </table:table-cell>
          <table:table-cell office:value-type="float" office:value="0.224353328347206" calcext:value-type="float">
            <text:p>0.2243533283</text:p>
          </table:table-cell>
          <table:table-cell table:number-columns-repeated="4"/>
        </table:table-row>
        <table:table-row table:style-name="ro1">
          <table:table-cell office:value-type="float" office:value="1582209572.7058" calcext:value-type="float">
            <text:p>1582209572.7058</text:p>
          </table:table-cell>
          <table:table-cell office:value-type="float" office:value="15862" calcext:value-type="float">
            <text:p>15862</text:p>
          </table:table-cell>
          <table:table-cell office:value-type="float" office:value="0.157310575246811" calcext:value-type="float">
            <text:p>0.1573105752</text:p>
          </table:table-cell>
          <table:table-cell table:number-columns-repeated="4"/>
        </table:table-row>
        <table:table-row table:style-name="ro1">
          <table:table-cell office:value-type="float" office:value="1582209587.7535" calcext:value-type="float">
            <text:p>1582209587.7535</text:p>
          </table:table-cell>
          <table:table-cell office:value-type="float" office:value="15868" calcext:value-type="float">
            <text:p>15868</text:p>
          </table:table-cell>
          <table:table-cell office:value-type="float" office:value="0.179967388510704" calcext:value-type="float">
            <text:p>0.1799673885</text:p>
          </table:table-cell>
          <table:table-cell table:number-columns-repeated="4"/>
        </table:table-row>
        <table:table-row table:style-name="ro1">
          <table:table-cell office:value-type="float" office:value="1582209622.79945" calcext:value-type="float">
            <text:p>1582209622.79945</text:p>
          </table:table-cell>
          <table:table-cell office:value-type="float" office:value="15882" calcext:value-type="float">
            <text:p>15882</text:p>
          </table:table-cell>
          <table:table-cell office:value-type="float" office:value="0.21391236782074" calcext:value-type="float">
            <text:p>0.2139123678</text:p>
          </table:table-cell>
          <table:table-cell table:number-columns-repeated="4"/>
        </table:table-row>
        <table:table-row table:style-name="ro1">
          <table:table-cell office:value-type="float" office:value="1582209663.86843" calcext:value-type="float">
            <text:p>1582209663.86843</text:p>
          </table:table-cell>
          <table:table-cell office:value-type="float" office:value="15898" calcext:value-type="float">
            <text:p>15898</text:p>
          </table:table-cell>
          <table:table-cell office:value-type="float" office:value="0.220013037323952" calcext:value-type="float">
            <text:p>0.2200130373</text:p>
          </table:table-cell>
          <table:table-cell table:number-columns-repeated="4"/>
        </table:table-row>
        <table:table-row table:style-name="ro1">
          <table:table-cell office:value-type="float" office:value="1582209805.4678" calcext:value-type="float">
            <text:p>1582209805.4678</text:p>
          </table:table-cell>
          <table:table-cell office:value-type="float" office:value="15923" calcext:value-type="float">
            <text:p>15923</text:p>
          </table:table-cell>
          <table:table-cell office:value-type="float" office:value="0.202600687742233" calcext:value-type="float">
            <text:p>0.2026006877</text:p>
          </table:table-cell>
          <table:table-cell table:number-columns-repeated="4"/>
        </table:table-row>
        <table:table-row table:style-name="ro1">
          <table:table-cell office:value-type="float" office:value="1582209983.3259" calcext:value-type="float">
            <text:p>1582209983.3259</text:p>
          </table:table-cell>
          <table:table-cell office:value-type="float" office:value="15991" calcext:value-type="float">
            <text:p>15991</text:p>
          </table:table-cell>
          <table:table-cell office:value-type="float" office:value="0.128813043236732" calcext:value-type="float">
            <text:p>0.1288130432</text:p>
          </table:table-cell>
          <table:table-cell table:number-columns-repeated="4"/>
        </table:table-row>
        <table:table-row table:style-name="ro1">
          <table:table-cell office:value-type="float" office:value="1582210055.54664" calcext:value-type="float">
            <text:p>1582210055.54664</text:p>
          </table:table-cell>
          <table:table-cell office:value-type="float" office:value="16014" calcext:value-type="float">
            <text:p>16014</text:p>
          </table:table-cell>
          <table:table-cell office:value-type="float" office:value="0.157818496227264" calcext:value-type="float">
            <text:p>0.1578184962</text:p>
          </table:table-cell>
          <table:table-cell table:number-columns-repeated="4"/>
        </table:table-row>
        <table:table-row table:style-name="ro1">
          <table:table-cell office:value-type="float" office:value="1582210060.59217" calcext:value-type="float">
            <text:p>1582210060.59217</text:p>
          </table:table-cell>
          <table:table-cell office:value-type="float" office:value="16016" calcext:value-type="float">
            <text:p>16016</text:p>
          </table:table-cell>
          <table:table-cell office:value-type="float" office:value="0.157623887062073" calcext:value-type="float">
            <text:p>0.1576238871</text:p>
          </table:table-cell>
          <table:table-cell table:number-columns-repeated="4"/>
        </table:table-row>
        <table:table-row table:style-name="ro1">
          <table:table-cell office:value-type="float" office:value="1582210103.6508" calcext:value-type="float">
            <text:p>1582210103.6508</text:p>
          </table:table-cell>
          <table:table-cell office:value-type="float" office:value="16033" calcext:value-type="float">
            <text:p>16033</text:p>
          </table:table-cell>
          <table:table-cell office:value-type="float" office:value="0.176072776317596" calcext:value-type="float">
            <text:p>0.1760727763</text:p>
          </table:table-cell>
          <table:table-cell table:number-columns-repeated="4"/>
        </table:table-row>
        <table:table-row table:style-name="ro1">
          <table:table-cell office:value-type="float" office:value="1582210447.5323" calcext:value-type="float">
            <text:p>1582210447.5323</text:p>
          </table:table-cell>
          <table:table-cell office:value-type="float" office:value="16138" calcext:value-type="float">
            <text:p>16138</text:p>
          </table:table-cell>
          <table:table-cell office:value-type="float" office:value="0.170915961265564" calcext:value-type="float">
            <text:p>0.1709159613</text:p>
          </table:table-cell>
          <table:table-cell table:number-columns-repeated="4"/>
        </table:table-row>
        <table:table-row table:style-name="ro1">
          <table:table-cell office:value-type="float" office:value="1582210509.3412" calcext:value-type="float">
            <text:p>1582210509.3412</text:p>
          </table:table-cell>
          <table:table-cell office:value-type="float" office:value="16163" calcext:value-type="float">
            <text:p>16163</text:p>
          </table:table-cell>
          <table:table-cell office:value-type="float" office:value="0.151753485202789" calcext:value-type="float">
            <text:p>0.1517534852</text:p>
          </table:table-cell>
          <table:table-cell table:number-columns-repeated="4"/>
        </table:table-row>
        <table:table-row table:style-name="ro1">
          <table:table-cell office:value-type="float" office:value="1582210546.15714" calcext:value-type="float">
            <text:p>1582210546.15714</text:p>
          </table:table-cell>
          <table:table-cell office:value-type="float" office:value="16172" calcext:value-type="float">
            <text:p>16172</text:p>
          </table:table-cell>
          <table:table-cell office:value-type="float" office:value="0.201548308134079" calcext:value-type="float">
            <text:p>0.2015483081</text:p>
          </table:table-cell>
          <table:table-cell table:number-columns-repeated="4"/>
        </table:table-row>
        <table:table-row table:style-name="ro1">
          <table:table-cell office:value-type="float" office:value="1582210571.50992" calcext:value-type="float">
            <text:p>1582210571.50992</text:p>
          </table:table-cell>
          <table:table-cell office:value-type="float" office:value="16182" calcext:value-type="float">
            <text:p>16182</text:p>
          </table:table-cell>
          <table:table-cell office:value-type="float" office:value="0.189071297645569" calcext:value-type="float">
            <text:p>0.1890712976</text:p>
          </table:table-cell>
          <table:table-cell table:number-columns-repeated="4"/>
        </table:table-row>
        <table:table-row table:style-name="ro1">
          <table:table-cell office:value-type="float" office:value="1582210776.65085" calcext:value-type="float">
            <text:p>1582210776.65085</text:p>
          </table:table-cell>
          <table:table-cell office:value-type="float" office:value="16236" calcext:value-type="float">
            <text:p>16236</text:p>
          </table:table-cell>
          <table:table-cell office:value-type="float" office:value="0.212867185473442" calcext:value-type="float">
            <text:p>0.2128671855</text:p>
          </table:table-cell>
          <table:table-cell table:number-columns-repeated="4"/>
        </table:table-row>
        <table:table-row table:style-name="ro1">
          <table:table-cell office:value-type="float" office:value="1582210789.32739" calcext:value-type="float">
            <text:p>1582210789.32739</text:p>
          </table:table-cell>
          <table:table-cell office:value-type="float" office:value="16241" calcext:value-type="float">
            <text:p>16241</text:p>
          </table:table-cell>
          <table:table-cell office:value-type="float" office:value="0.216158047318459" calcext:value-type="float">
            <text:p>0.2161580473</text:p>
          </table:table-cell>
          <table:table-cell table:number-columns-repeated="4"/>
        </table:table-row>
        <table:table-row table:style-name="ro1">
          <table:table-cell office:value-type="float" office:value="1582210829.57421" calcext:value-type="float">
            <text:p>1582210829.57421</text:p>
          </table:table-cell>
          <table:table-cell office:value-type="float" office:value="16257" calcext:value-type="float">
            <text:p>16257</text:p>
          </table:table-cell>
          <table:table-cell office:value-type="float" office:value="0.151514858007431" calcext:value-type="float">
            <text:p>0.151514858</text:p>
          </table:table-cell>
          <table:table-cell table:number-columns-repeated="4"/>
        </table:table-row>
        <table:table-row table:style-name="ro1">
          <table:table-cell office:value-type="float" office:value="1582210894.88193" calcext:value-type="float">
            <text:p>1582210894.88193</text:p>
          </table:table-cell>
          <table:table-cell office:value-type="float" office:value="16283" calcext:value-type="float">
            <text:p>16283</text:p>
          </table:table-cell>
          <table:table-cell office:value-type="float" office:value="0.165915608406067" calcext:value-type="float">
            <text:p>0.1659156084</text:p>
          </table:table-cell>
          <table:table-cell table:number-columns-repeated="4"/>
        </table:table-row>
        <table:table-row table:style-name="ro1">
          <table:table-cell office:value-type="float" office:value="1582210912.27577" calcext:value-type="float">
            <text:p>1582210912.27577</text:p>
          </table:table-cell>
          <table:table-cell office:value-type="float" office:value="16290" calcext:value-type="float">
            <text:p>16290</text:p>
          </table:table-cell>
          <table:table-cell office:value-type="float" office:value="0.20376755297184" calcext:value-type="float">
            <text:p>0.203767553</text:p>
          </table:table-cell>
          <table:table-cell table:number-columns-repeated="4"/>
        </table:table-row>
        <table:table-row table:style-name="ro1">
          <table:table-cell office:value-type="float" office:value="1582210979.58253" calcext:value-type="float">
            <text:p>1582210979.58253</text:p>
          </table:table-cell>
          <table:table-cell office:value-type="float" office:value="16317" calcext:value-type="float">
            <text:p>16317</text:p>
          </table:table-cell>
          <table:table-cell office:value-type="float" office:value="0.243944078683853" calcext:value-type="float">
            <text:p>0.2439440787</text:p>
          </table:table-cell>
          <table:table-cell table:number-columns-repeated="4"/>
        </table:table-row>
        <table:table-row table:style-name="ro1">
          <table:table-cell office:value-type="float" office:value="1582210981.99168" calcext:value-type="float">
            <text:p>1582210981.99168</text:p>
          </table:table-cell>
          <table:table-cell office:value-type="float" office:value="16318" calcext:value-type="float">
            <text:p>16318</text:p>
          </table:table-cell>
          <table:table-cell office:value-type="float" office:value="0.254210740327835" calcext:value-type="float">
            <text:p>0.2542107403</text:p>
          </table:table-cell>
          <table:table-cell table:number-columns-repeated="4"/>
        </table:table-row>
        <table:table-row table:style-name="ro1">
          <table:table-cell office:value-type="float" office:value="1582211059.10055" calcext:value-type="float">
            <text:p>1582211059.10055</text:p>
          </table:table-cell>
          <table:table-cell office:value-type="float" office:value="16344" calcext:value-type="float">
            <text:p>16344</text:p>
          </table:table-cell>
          <table:table-cell office:value-type="float" office:value="0.313824236392975" calcext:value-type="float">
            <text:p>0.3138242364</text:p>
          </table:table-cell>
          <table:table-cell table:number-columns-repeated="4"/>
        </table:table-row>
        <table:table-row table:style-name="ro1">
          <table:table-cell office:value-type="float" office:value="1582211089.1629" calcext:value-type="float">
            <text:p>1582211089.1629</text:p>
          </table:table-cell>
          <table:table-cell office:value-type="float" office:value="16356" calcext:value-type="float">
            <text:p>16356</text:p>
          </table:table-cell>
          <table:table-cell office:value-type="float" office:value="0.157368689775467" calcext:value-type="float">
            <text:p>0.1573686898</text:p>
          </table:table-cell>
          <table:table-cell table:number-columns-repeated="4"/>
        </table:table-row>
        <table:table-row table:style-name="ro1">
          <table:table-cell office:value-type="float" office:value="1582211288.69168" calcext:value-type="float">
            <text:p>1582211288.69168</text:p>
          </table:table-cell>
          <table:table-cell office:value-type="float" office:value="16405" calcext:value-type="float">
            <text:p>16405</text:p>
          </table:table-cell>
          <table:table-cell office:value-type="float" office:value="0.147944405674934" calcext:value-type="float">
            <text:p>0.1479444057</text:p>
          </table:table-cell>
          <table:table-cell table:number-columns-repeated="4"/>
        </table:table-row>
        <table:table-row table:style-name="ro1">
          <table:table-cell office:value-type="float" office:value="1582211296.28222" calcext:value-type="float">
            <text:p>1582211296.28222</text:p>
          </table:table-cell>
          <table:table-cell office:value-type="float" office:value="16408" calcext:value-type="float">
            <text:p>16408</text:p>
          </table:table-cell>
          <table:table-cell office:value-type="float" office:value="0.204903930425644" calcext:value-type="float">
            <text:p>0.2049039304</text:p>
          </table:table-cell>
          <table:table-cell table:number-columns-repeated="4"/>
        </table:table-row>
        <table:table-row table:style-name="ro1">
          <table:table-cell office:value-type="float" office:value="1582211388.13086" calcext:value-type="float">
            <text:p>1582211388.13086</text:p>
          </table:table-cell>
          <table:table-cell office:value-type="float" office:value="16445" calcext:value-type="float">
            <text:p>16445</text:p>
          </table:table-cell>
          <table:table-cell office:value-type="float" office:value="0.185082599520683" calcext:value-type="float">
            <text:p>0.1850825995</text:p>
          </table:table-cell>
          <table:table-cell table:number-columns-repeated="4"/>
        </table:table-row>
        <table:table-row table:style-name="ro1">
          <table:table-cell office:value-type="float" office:value="1582211393.04984" calcext:value-type="float">
            <text:p>1582211393.04984</text:p>
          </table:table-cell>
          <table:table-cell office:value-type="float" office:value="16447" calcext:value-type="float">
            <text:p>16447</text:p>
          </table:table-cell>
          <table:table-cell office:value-type="float" office:value="0.242738753557205" calcext:value-type="float">
            <text:p>0.2427387536</text:p>
          </table:table-cell>
          <table:table-cell table:number-columns-repeated="4"/>
        </table:table-row>
        <table:table-row table:style-name="ro1">
          <table:table-cell office:value-type="float" office:value="1582211464.39363" calcext:value-type="float">
            <text:p>1582211464.39363</text:p>
          </table:table-cell>
          <table:table-cell office:value-type="float" office:value="16475" calcext:value-type="float">
            <text:p>16475</text:p>
          </table:table-cell>
          <table:table-cell office:value-type="float" office:value="0.260993957519531" calcext:value-type="float">
            <text:p>0.2609939575</text:p>
          </table:table-cell>
          <table:table-cell table:number-columns-repeated="4"/>
        </table:table-row>
        <table:table-row table:style-name="ro1">
          <table:table-cell office:value-type="float" office:value="1582211535.27479" calcext:value-type="float">
            <text:p>1582211535.27479</text:p>
          </table:table-cell>
          <table:table-cell office:value-type="float" office:value="16495" calcext:value-type="float">
            <text:p>16495</text:p>
          </table:table-cell>
          <table:table-cell office:value-type="float" office:value="0.262034922838211" calcext:value-type="float">
            <text:p>0.2620349228</text:p>
          </table:table-cell>
          <table:table-cell table:number-columns-repeated="4"/>
        </table:table-row>
        <table:table-row table:style-name="ro1">
          <table:table-cell office:value-type="float" office:value="1582211555.20786" calcext:value-type="float">
            <text:p>1582211555.20786</text:p>
          </table:table-cell>
          <table:table-cell office:value-type="float" office:value="16503" calcext:value-type="float">
            <text:p>16503</text:p>
          </table:table-cell>
          <table:table-cell office:value-type="float" office:value="0.168238967657089" calcext:value-type="float">
            <text:p>0.1682389677</text:p>
          </table:table-cell>
          <table:table-cell table:number-columns-repeated="4"/>
        </table:table-row>
        <table:table-row table:style-name="ro1">
          <table:table-cell office:value-type="float" office:value="1582211768.67355" calcext:value-type="float">
            <text:p>1582211768.67355</text:p>
          </table:table-cell>
          <table:table-cell office:value-type="float" office:value="16555" calcext:value-type="float">
            <text:p>16555</text:p>
          </table:table-cell>
          <table:table-cell office:value-type="float" office:value="0.180211186408997" calcext:value-type="float">
            <text:p>0.1802111864</text:p>
          </table:table-cell>
          <table:table-cell table:number-columns-repeated="4"/>
        </table:table-row>
        <table:table-row table:style-name="ro1">
          <table:table-cell office:value-type="float" office:value="1582211783.66799" calcext:value-type="float">
            <text:p>1582211783.66799</text:p>
          </table:table-cell>
          <table:table-cell office:value-type="float" office:value="16561" calcext:value-type="float">
            <text:p>16561</text:p>
          </table:table-cell>
          <table:table-cell office:value-type="float" office:value="0.124049536883831" calcext:value-type="float">
            <text:p>0.1240495369</text:p>
          </table:table-cell>
          <table:table-cell table:number-columns-repeated="4"/>
        </table:table-row>
        <table:table-row table:style-name="ro1">
          <table:table-cell office:value-type="float" office:value="1582211928.19023" calcext:value-type="float">
            <text:p>1582211928.19023</text:p>
          </table:table-cell>
          <table:table-cell office:value-type="float" office:value="16619" calcext:value-type="float">
            <text:p>16619</text:p>
          </table:table-cell>
          <table:table-cell office:value-type="float" office:value="0.153427734971046" calcext:value-type="float">
            <text:p>0.153427735</text:p>
          </table:table-cell>
          <table:table-cell table:number-columns-repeated="4"/>
        </table:table-row>
        <table:table-row table:style-name="ro1">
          <table:table-cell office:value-type="float" office:value="1582211965.32796" calcext:value-type="float">
            <text:p>1582211965.32796</text:p>
          </table:table-cell>
          <table:table-cell office:value-type="float" office:value="16634" calcext:value-type="float">
            <text:p>16634</text:p>
          </table:table-cell>
          <table:table-cell office:value-type="float" office:value="0.163146004080772" calcext:value-type="float">
            <text:p>0.1631460041</text:p>
          </table:table-cell>
          <table:table-cell table:number-columns-repeated="4"/>
        </table:table-row>
        <table:table-row table:style-name="ro1">
          <table:table-cell office:value-type="float" office:value="1582211989.34288" calcext:value-type="float">
            <text:p>1582211989.34288</text:p>
          </table:table-cell>
          <table:table-cell office:value-type="float" office:value="16638" calcext:value-type="float">
            <text:p>16638</text:p>
          </table:table-cell>
          <table:table-cell office:value-type="float" office:value="0.188856765627861" calcext:value-type="float">
            <text:p>0.1888567656</text:p>
          </table:table-cell>
          <table:table-cell table:number-columns-repeated="4"/>
        </table:table-row>
        <table:table-row table:style-name="ro1">
          <table:table-cell office:value-type="float" office:value="1582212025.82771" calcext:value-type="float">
            <text:p>1582212025.82771</text:p>
          </table:table-cell>
          <table:table-cell office:value-type="float" office:value="16652" calcext:value-type="float">
            <text:p>16652</text:p>
          </table:table-cell>
          <table:table-cell office:value-type="float" office:value="0.229730844497681" calcext:value-type="float">
            <text:p>0.2297308445</text:p>
          </table:table-cell>
          <table:table-cell table:number-columns-repeated="4"/>
        </table:table-row>
        <table:table-row table:style-name="ro1">
          <table:table-cell office:value-type="float" office:value="1582212048.96501" calcext:value-type="float">
            <text:p>1582212048.96501</text:p>
          </table:table-cell>
          <table:table-cell office:value-type="float" office:value="16661" calcext:value-type="float">
            <text:p>16661</text:p>
          </table:table-cell>
          <table:table-cell office:value-type="float" office:value="0.171270176768303" calcext:value-type="float">
            <text:p>0.1712701768</text:p>
          </table:table-cell>
          <table:table-cell table:number-columns-repeated="4"/>
        </table:table-row>
        <table:table-row table:style-name="ro1">
          <table:table-cell office:value-type="float" office:value="1582212076.70461" calcext:value-type="float">
            <text:p>1582212076.70461</text:p>
          </table:table-cell>
          <table:table-cell office:value-type="float" office:value="16672" calcext:value-type="float">
            <text:p>16672</text:p>
          </table:table-cell>
          <table:table-cell office:value-type="float" office:value="0.134984016418457" calcext:value-type="float">
            <text:p>0.1349840164</text:p>
          </table:table-cell>
          <table:table-cell table:number-columns-repeated="4"/>
        </table:table-row>
        <table:table-row table:style-name="ro1">
          <table:table-cell office:value-type="float" office:value="1582212272.51697" calcext:value-type="float">
            <text:p>1582212272.51697</text:p>
          </table:table-cell>
          <table:table-cell office:value-type="float" office:value="16719" calcext:value-type="float">
            <text:p>16719</text:p>
          </table:table-cell>
          <table:table-cell office:value-type="float" office:value="0.227943181991577" calcext:value-type="float">
            <text:p>0.227943182</text:p>
          </table:table-cell>
          <table:table-cell table:number-columns-repeated="4"/>
        </table:table-row>
        <table:table-row table:style-name="ro1">
          <table:table-cell office:value-type="float" office:value="1582212324.59291" calcext:value-type="float">
            <text:p>1582212324.59291</text:p>
          </table:table-cell>
          <table:table-cell office:value-type="float" office:value="16740" calcext:value-type="float">
            <text:p>16740</text:p>
          </table:table-cell>
          <table:table-cell office:value-type="float" office:value="0.134643495082855" calcext:value-type="float">
            <text:p>0.1346434951</text:p>
          </table:table-cell>
          <table:table-cell table:number-columns-repeated="4"/>
        </table:table-row>
        <table:table-row table:style-name="ro1">
          <table:table-cell office:value-type="float" office:value="1582212332.36263" calcext:value-type="float">
            <text:p>1582212332.36263</text:p>
          </table:table-cell>
          <table:table-cell office:value-type="float" office:value="16743" calcext:value-type="float">
            <text:p>16743</text:p>
          </table:table-cell>
          <table:table-cell office:value-type="float" office:value="0.187678501009941" calcext:value-type="float">
            <text:p>0.187678501</text:p>
          </table:table-cell>
          <table:table-cell table:number-columns-repeated="4"/>
        </table:table-row>
        <table:table-row table:style-name="ro1">
          <table:table-cell office:value-type="float" office:value="1582212334.88882" calcext:value-type="float">
            <text:p>1582212334.88882</text:p>
          </table:table-cell>
          <table:table-cell office:value-type="float" office:value="16744" calcext:value-type="float">
            <text:p>16744</text:p>
          </table:table-cell>
          <table:table-cell office:value-type="float" office:value="0.165687754750252" calcext:value-type="float">
            <text:p>0.1656877548</text:p>
          </table:table-cell>
          <table:table-cell table:number-columns-repeated="4"/>
        </table:table-row>
        <table:table-row table:style-name="ro1">
          <table:table-cell office:value-type="float" office:value="1582212357.41836" calcext:value-type="float">
            <text:p>1582212357.41836</text:p>
          </table:table-cell>
          <table:table-cell office:value-type="float" office:value="16753" calcext:value-type="float">
            <text:p>16753</text:p>
          </table:table-cell>
          <table:table-cell office:value-type="float" office:value="0.156566262245178" calcext:value-type="float">
            <text:p>0.1565662622</text:p>
          </table:table-cell>
          <table:table-cell table:number-columns-repeated="4"/>
        </table:table-row>
        <table:table-row table:style-name="ro1">
          <table:table-cell office:value-type="float" office:value="1582212384.66833" calcext:value-type="float">
            <text:p>1582212384.66833</text:p>
          </table:table-cell>
          <table:table-cell office:value-type="float" office:value="16764" calcext:value-type="float">
            <text:p>16764</text:p>
          </table:table-cell>
          <table:table-cell office:value-type="float" office:value="0.156704783439636" calcext:value-type="float">
            <text:p>0.1567047834</text:p>
          </table:table-cell>
          <table:table-cell table:number-columns-repeated="4"/>
        </table:table-row>
        <table:table-row table:style-name="ro1">
          <table:table-cell office:value-type="float" office:value="1582212419.69605" calcext:value-type="float">
            <text:p>1582212419.69605</text:p>
          </table:table-cell>
          <table:table-cell office:value-type="float" office:value="16778" calcext:value-type="float">
            <text:p>16778</text:p>
          </table:table-cell>
          <table:table-cell office:value-type="float" office:value="0.145674347877502" calcext:value-type="float">
            <text:p>0.1456743479</text:p>
          </table:table-cell>
          <table:table-cell table:number-columns-repeated="4"/>
        </table:table-row>
        <table:table-row table:style-name="ro1">
          <table:table-cell office:value-type="float" office:value="1582212427.08912" calcext:value-type="float">
            <text:p>1582212427.08912</text:p>
          </table:table-cell>
          <table:table-cell office:value-type="float" office:value="16781" calcext:value-type="float">
            <text:p>16781</text:p>
          </table:table-cell>
          <table:table-cell office:value-type="float" office:value="0.152105152606964" calcext:value-type="float">
            <text:p>0.1521051526</text:p>
          </table:table-cell>
          <table:table-cell table:number-columns-repeated="4"/>
        </table:table-row>
        <table:table-row table:style-name="ro1">
          <table:table-cell office:value-type="float" office:value="1582212449.53975" calcext:value-type="float">
            <text:p>1582212449.53975</text:p>
          </table:table-cell>
          <table:table-cell office:value-type="float" office:value="16790" calcext:value-type="float">
            <text:p>16790</text:p>
          </table:table-cell>
          <table:table-cell office:value-type="float" office:value="0.14730541408062" calcext:value-type="float">
            <text:p>0.1473054141</text:p>
          </table:table-cell>
          <table:table-cell table:number-columns-repeated="4"/>
        </table:table-row>
        <table:table-row table:style-name="ro1">
          <table:table-cell office:value-type="float" office:value="1582212525.05124" calcext:value-type="float">
            <text:p>1582212525.05124</text:p>
          </table:table-cell>
          <table:table-cell office:value-type="float" office:value="16814" calcext:value-type="float">
            <text:p>16814</text:p>
          </table:table-cell>
          <table:table-cell office:value-type="float" office:value="0.169969618320465" calcext:value-type="float">
            <text:p>0.1699696183</text:p>
          </table:table-cell>
          <table:table-cell table:number-columns-repeated="4"/>
        </table:table-row>
        <table:table-row table:style-name="ro1">
          <table:table-cell office:value-type="float" office:value="1582212552.62992" calcext:value-type="float">
            <text:p>1582212552.62992</text:p>
          </table:table-cell>
          <table:table-cell office:value-type="float" office:value="16825" calcext:value-type="float">
            <text:p>16825</text:p>
          </table:table-cell>
          <table:table-cell office:value-type="float" office:value="0.169803604483604" calcext:value-type="float">
            <text:p>0.1698036045</text:p>
          </table:table-cell>
          <table:table-cell table:number-columns-repeated="4"/>
        </table:table-row>
        <table:table-row table:style-name="ro1">
          <table:table-cell office:value-type="float" office:value="1582212587.712" calcext:value-type="float">
            <text:p>1582212587.712</text:p>
          </table:table-cell>
          <table:table-cell office:value-type="float" office:value="16839" calcext:value-type="float">
            <text:p>16839</text:p>
          </table:table-cell>
          <table:table-cell office:value-type="float" office:value="0.125755131244659" calcext:value-type="float">
            <text:p>0.1257551312</text:p>
          </table:table-cell>
          <table:table-cell table:number-columns-repeated="4"/>
        </table:table-row>
        <table:table-row table:style-name="ro1">
          <table:table-cell office:value-type="float" office:value="1582212597.68775" calcext:value-type="float">
            <text:p>1582212597.68775</text:p>
          </table:table-cell>
          <table:table-cell office:value-type="float" office:value="16843" calcext:value-type="float">
            <text:p>16843</text:p>
          </table:table-cell>
          <table:table-cell office:value-type="float" office:value="0.181782633066177" calcext:value-type="float">
            <text:p>0.1817826331</text:p>
          </table:table-cell>
          <table:table-cell table:number-columns-repeated="4"/>
        </table:table-row>
        <table:table-row table:style-name="ro1">
          <table:table-cell office:value-type="float" office:value="1582212725.20804" calcext:value-type="float">
            <text:p>1582212725.20804</text:p>
          </table:table-cell>
          <table:table-cell office:value-type="float" office:value="16862" calcext:value-type="float">
            <text:p>16862</text:p>
          </table:table-cell>
          <table:table-cell office:value-type="float" office:value="0.199987843632698" calcext:value-type="float">
            <text:p>0.1999878436</text:p>
          </table:table-cell>
          <table:table-cell table:number-columns-repeated="4"/>
        </table:table-row>
        <table:table-row table:style-name="ro1">
          <table:table-cell office:value-type="float" office:value="1582212765.14068" calcext:value-type="float">
            <text:p>1582212765.14068</text:p>
          </table:table-cell>
          <table:table-cell office:value-type="float" office:value="16878" calcext:value-type="float">
            <text:p>16878</text:p>
          </table:table-cell>
          <table:table-cell office:value-type="float" office:value="0.177368491888046" calcext:value-type="float">
            <text:p>0.1773684919</text:p>
          </table:table-cell>
          <table:table-cell table:number-columns-repeated="4"/>
        </table:table-row>
        <table:table-row table:style-name="ro1">
          <table:table-cell office:value-type="float" office:value="1582212804.99139" calcext:value-type="float">
            <text:p>1582212804.99139</text:p>
          </table:table-cell>
          <table:table-cell office:value-type="float" office:value="16894" calcext:value-type="float">
            <text:p>16894</text:p>
          </table:table-cell>
          <table:table-cell office:value-type="float" office:value="0.117321960628033" calcext:value-type="float">
            <text:p>0.1173219606</text:p>
          </table:table-cell>
          <table:table-cell table:number-columns-repeated="4"/>
        </table:table-row>
        <table:table-row table:style-name="ro1">
          <table:table-cell office:value-type="float" office:value="1582212844.97675" calcext:value-type="float">
            <text:p>1582212844.97675</text:p>
          </table:table-cell>
          <table:table-cell office:value-type="float" office:value="16910" calcext:value-type="float">
            <text:p>16910</text:p>
          </table:table-cell>
          <table:table-cell office:value-type="float" office:value="0.188646852970123" calcext:value-type="float">
            <text:p>0.188646853</text:p>
          </table:table-cell>
          <table:table-cell table:number-columns-repeated="4"/>
        </table:table-row>
        <table:table-row table:style-name="ro1">
          <table:table-cell office:value-type="float" office:value="1582212903.48133" calcext:value-type="float">
            <text:p>1582212903.48133</text:p>
          </table:table-cell>
          <table:table-cell office:value-type="float" office:value="16933" calcext:value-type="float">
            <text:p>16933</text:p>
          </table:table-cell>
          <table:table-cell office:value-type="float" office:value="0.191255107522011" calcext:value-type="float">
            <text:p>0.1912551075</text:p>
          </table:table-cell>
          <table:table-cell table:number-columns-repeated="4"/>
        </table:table-row>
        <table:table-row table:style-name="ro1">
          <table:table-cell office:value-type="float" office:value="1582212924.96952" calcext:value-type="float">
            <text:p>1582212924.96952</text:p>
          </table:table-cell>
          <table:table-cell office:value-type="float" office:value="16939" calcext:value-type="float">
            <text:p>16939</text:p>
          </table:table-cell>
          <table:table-cell office:value-type="float" office:value="0.172669917345047" calcext:value-type="float">
            <text:p>0.1726699173</text:p>
          </table:table-cell>
          <table:table-cell table:number-columns-repeated="4"/>
        </table:table-row>
        <table:table-row table:style-name="ro1">
          <table:table-cell office:value-type="float" office:value="1582212954.25238" calcext:value-type="float">
            <text:p>1582212954.25238</text:p>
          </table:table-cell>
          <table:table-cell office:value-type="float" office:value="16947" calcext:value-type="float">
            <text:p>16947</text:p>
          </table:table-cell>
          <table:table-cell office:value-type="float" office:value="0.174935549497604" calcext:value-type="float">
            <text:p>0.1749355495</text:p>
          </table:table-cell>
          <table:table-cell table:number-columns-repeated="4"/>
        </table:table-row>
        <table:table-row table:style-name="ro1">
          <table:table-cell office:value-type="float" office:value="1582213068.82002" calcext:value-type="float">
            <text:p>1582213068.82002</text:p>
          </table:table-cell>
          <table:table-cell office:value-type="float" office:value="16979" calcext:value-type="float">
            <text:p>16979</text:p>
          </table:table-cell>
          <table:table-cell office:value-type="float" office:value="0.126295417547226" calcext:value-type="float">
            <text:p>0.1262954175</text:p>
          </table:table-cell>
          <table:table-cell table:number-columns-repeated="4"/>
        </table:table-row>
        <table:table-row table:style-name="ro1">
          <table:table-cell office:value-type="float" office:value="1582213088.6543" calcext:value-type="float">
            <text:p>1582213088.6543</text:p>
          </table:table-cell>
          <table:table-cell office:value-type="float" office:value="16986" calcext:value-type="float">
            <text:p>16986</text:p>
          </table:table-cell>
          <table:table-cell office:value-type="float" office:value="0.203034192323685" calcext:value-type="float">
            <text:p>0.2030341923</text:p>
          </table:table-cell>
          <table:table-cell table:number-columns-repeated="4"/>
        </table:table-row>
        <table:table-row table:style-name="ro1">
          <table:table-cell office:value-type="float" office:value="1582213105.58271" calcext:value-type="float">
            <text:p>1582213105.58271</text:p>
          </table:table-cell>
          <table:table-cell office:value-type="float" office:value="16992" calcext:value-type="float">
            <text:p>16992</text:p>
          </table:table-cell>
          <table:table-cell office:value-type="float" office:value="0.120969958603382" calcext:value-type="float">
            <text:p>0.1209699586</text:p>
          </table:table-cell>
          <table:table-cell table:number-columns-repeated="4"/>
        </table:table-row>
        <table:table-row table:style-name="ro1">
          <table:table-cell office:value-type="float" office:value="1582213274.38924" calcext:value-type="float">
            <text:p>1582213274.38924</text:p>
          </table:table-cell>
          <table:table-cell office:value-type="float" office:value="17026" calcext:value-type="float">
            <text:p>17026</text:p>
          </table:table-cell>
          <table:table-cell office:value-type="float" office:value="0.223888784646988" calcext:value-type="float">
            <text:p>0.2238887846</text:p>
          </table:table-cell>
          <table:table-cell table:number-columns-repeated="4"/>
        </table:table-row>
        <table:table-row table:style-name="ro1">
          <table:table-cell office:value-type="float" office:value="1582213349.43752" calcext:value-type="float">
            <text:p>1582213349.43752</text:p>
          </table:table-cell>
          <table:table-cell office:value-type="float" office:value="17056" calcext:value-type="float">
            <text:p>17056</text:p>
          </table:table-cell>
          <table:table-cell office:value-type="float" office:value="0.147798135876656" calcext:value-type="float">
            <text:p>0.1477981359</text:p>
          </table:table-cell>
          <table:table-cell table:number-columns-repeated="4"/>
        </table:table-row>
        <table:table-row table:style-name="ro1">
          <table:table-cell office:value-type="float" office:value="1582213374.62903" calcext:value-type="float">
            <text:p>1582213374.62903</text:p>
          </table:table-cell>
          <table:table-cell office:value-type="float" office:value="17066" calcext:value-type="float">
            <text:p>17066</text:p>
          </table:table-cell>
          <table:table-cell office:value-type="float" office:value="0.250656455755234" calcext:value-type="float">
            <text:p>0.2506564558</text:p>
          </table:table-cell>
          <table:table-cell table:number-columns-repeated="4"/>
        </table:table-row>
        <table:table-row table:style-name="ro1">
          <table:table-cell office:value-type="float" office:value="1582213459.34021" calcext:value-type="float">
            <text:p>1582213459.34021</text:p>
          </table:table-cell>
          <table:table-cell office:value-type="float" office:value="17100" calcext:value-type="float">
            <text:p>17100</text:p>
          </table:table-cell>
          <table:table-cell office:value-type="float" office:value="0.188055783510208" calcext:value-type="float">
            <text:p>0.1880557835</text:p>
          </table:table-cell>
          <table:table-cell table:number-columns-repeated="4"/>
        </table:table-row>
        <table:table-row table:style-name="ro1">
          <table:table-cell office:value-type="float" office:value="1582213565.25149" calcext:value-type="float">
            <text:p>1582213565.25149</text:p>
          </table:table-cell>
          <table:table-cell office:value-type="float" office:value="17135" calcext:value-type="float">
            <text:p>17135</text:p>
          </table:table-cell>
          <table:table-cell office:value-type="float" office:value="0.173115745186806" calcext:value-type="float">
            <text:p>0.1731157452</text:p>
          </table:table-cell>
          <table:table-cell table:number-columns-repeated="4"/>
        </table:table-row>
        <table:table-row table:style-name="ro1">
          <table:table-cell office:value-type="float" office:value="1582213592.6283" calcext:value-type="float">
            <text:p>1582213592.6283</text:p>
          </table:table-cell>
          <table:table-cell office:value-type="float" office:value="17146" calcext:value-type="float">
            <text:p>17146</text:p>
          </table:table-cell>
          <table:table-cell office:value-type="float" office:value="0.218265861272812" calcext:value-type="float">
            <text:p>0.2182658613</text:p>
          </table:table-cell>
          <table:table-cell table:number-columns-repeated="4"/>
        </table:table-row>
        <table:table-row table:style-name="ro1">
          <table:table-cell office:value-type="float" office:value="1582213597.67807" calcext:value-type="float">
            <text:p>1582213597.67807</text:p>
          </table:table-cell>
          <table:table-cell office:value-type="float" office:value="17148" calcext:value-type="float">
            <text:p>17148</text:p>
          </table:table-cell>
          <table:table-cell office:value-type="float" office:value="0.18400502204895" calcext:value-type="float">
            <text:p>0.184005022</text:p>
          </table:table-cell>
          <table:table-cell table:number-columns-repeated="4"/>
        </table:table-row>
        <table:table-row table:style-name="ro1">
          <table:table-cell office:value-type="float" office:value="1582213612.51579" calcext:value-type="float">
            <text:p>1582213612.51579</text:p>
          </table:table-cell>
          <table:table-cell office:value-type="float" office:value="17154" calcext:value-type="float">
            <text:p>17154</text:p>
          </table:table-cell>
          <table:table-cell office:value-type="float" office:value="0.188430458307266" calcext:value-type="float">
            <text:p>0.1884304583</text:p>
          </table:table-cell>
          <table:table-cell table:number-columns-repeated="4"/>
        </table:table-row>
        <table:table-row table:style-name="ro1">
          <table:table-cell office:value-type="float" office:value="1582213619.99846" calcext:value-type="float">
            <text:p>1582213619.99846</text:p>
          </table:table-cell>
          <table:table-cell office:value-type="float" office:value="17157" calcext:value-type="float">
            <text:p>17157</text:p>
          </table:table-cell>
          <table:table-cell office:value-type="float" office:value="0.177328005433083" calcext:value-type="float">
            <text:p>0.1773280054</text:p>
          </table:table-cell>
          <table:table-cell table:number-columns-repeated="4"/>
        </table:table-row>
        <table:table-row table:style-name="ro1">
          <table:table-cell office:value-type="float" office:value="1582213726.07402" calcext:value-type="float">
            <text:p>1582213726.07402</text:p>
          </table:table-cell>
          <table:table-cell office:value-type="float" office:value="17168" calcext:value-type="float">
            <text:p>17168</text:p>
          </table:table-cell>
          <table:table-cell office:value-type="float" office:value="0.213602676987648" calcext:value-type="float">
            <text:p>0.213602677</text:p>
          </table:table-cell>
          <table:table-cell table:number-columns-repeated="4"/>
        </table:table-row>
        <table:table-row table:style-name="ro1">
          <table:table-cell office:value-type="float" office:value="1582213854.41003" calcext:value-type="float">
            <text:p>1582213854.41003</text:p>
          </table:table-cell>
          <table:table-cell office:value-type="float" office:value="17219" calcext:value-type="float">
            <text:p>17219</text:p>
          </table:table-cell>
          <table:table-cell office:value-type="float" office:value="0.182232514023781" calcext:value-type="float">
            <text:p>0.182232514</text:p>
          </table:table-cell>
          <table:table-cell table:number-columns-repeated="4"/>
        </table:table-row>
        <table:table-row table:style-name="ro1">
          <table:table-cell office:value-type="float" office:value="1582214107.13378" calcext:value-type="float">
            <text:p>1582214107.13378</text:p>
          </table:table-cell>
          <table:table-cell office:value-type="float" office:value="17313" calcext:value-type="float">
            <text:p>17313</text:p>
          </table:table-cell>
          <table:table-cell office:value-type="float" office:value="0.227055236697197" calcext:value-type="float">
            <text:p>0.2270552367</text:p>
          </table:table-cell>
          <table:table-cell table:number-columns-repeated="4"/>
        </table:table-row>
        <table:table-row table:style-name="ro1">
          <table:table-cell office:value-type="float" office:value="1582214211.04387" calcext:value-type="float">
            <text:p>1582214211.04387</text:p>
          </table:table-cell>
          <table:table-cell office:value-type="float" office:value="17322" calcext:value-type="float">
            <text:p>17322</text:p>
          </table:table-cell>
          <table:table-cell office:value-type="float" office:value="0.207926094532013" calcext:value-type="float">
            <text:p>0.2079260945</text:p>
          </table:table-cell>
          <table:table-cell table:number-columns-repeated="4"/>
        </table:table-row>
        <table:table-row table:style-name="ro1">
          <table:table-cell office:value-type="float" office:value="1582214293.53203" calcext:value-type="float">
            <text:p>1582214293.53203</text:p>
          </table:table-cell>
          <table:table-cell office:value-type="float" office:value="17355" calcext:value-type="float">
            <text:p>17355</text:p>
          </table:table-cell>
          <table:table-cell office:value-type="float" office:value="0.177631482481956" calcext:value-type="float">
            <text:p>0.1776314825</text:p>
          </table:table-cell>
          <table:table-cell table:number-columns-repeated="4"/>
        </table:table-row>
        <table:table-row table:style-name="ro1">
          <table:table-cell office:value-type="float" office:value="1582214346.53061" calcext:value-type="float">
            <text:p>1582214346.53061</text:p>
          </table:table-cell>
          <table:table-cell office:value-type="float" office:value="17376" calcext:value-type="float">
            <text:p>17376</text:p>
          </table:table-cell>
          <table:table-cell office:value-type="float" office:value="0.189954876899719" calcext:value-type="float">
            <text:p>0.1899548769</text:p>
          </table:table-cell>
          <table:table-cell table:number-columns-repeated="4"/>
        </table:table-row>
        <table:table-row table:style-name="ro1">
          <table:table-cell office:value-type="float" office:value="1582214384.12232" calcext:value-type="float">
            <text:p>1582214384.12232</text:p>
          </table:table-cell>
          <table:table-cell office:value-type="float" office:value="17391" calcext:value-type="float">
            <text:p>17391</text:p>
          </table:table-cell>
          <table:table-cell office:value-type="float" office:value="0.204709082841873" calcext:value-type="float">
            <text:p>0.2047090828</text:p>
          </table:table-cell>
          <table:table-cell table:number-columns-repeated="4"/>
        </table:table-row>
        <table:table-row table:style-name="ro1">
          <table:table-cell office:value-type="float" office:value="1582214483.7359" calcext:value-type="float">
            <text:p>1582214483.7359</text:p>
          </table:table-cell>
          <table:table-cell office:value-type="float" office:value="17424" calcext:value-type="float">
            <text:p>17424</text:p>
          </table:table-cell>
          <table:table-cell office:value-type="float" office:value="0.212095722556114" calcext:value-type="float">
            <text:p>0.2120957226</text:p>
          </table:table-cell>
          <table:table-cell table:number-columns-repeated="4"/>
        </table:table-row>
        <table:table-row table:style-name="ro1">
          <table:table-cell office:value-type="float" office:value="1582214531.98345" calcext:value-type="float">
            <text:p>1582214531.98345</text:p>
          </table:table-cell>
          <table:table-cell office:value-type="float" office:value="17443" calcext:value-type="float">
            <text:p>17443</text:p>
          </table:table-cell>
          <table:table-cell office:value-type="float" office:value="0.13881927728653" calcext:value-type="float">
            <text:p>0.1388192773</text:p>
          </table:table-cell>
          <table:table-cell table:number-columns-repeated="4"/>
        </table:table-row>
        <table:table-row table:style-name="ro1">
          <table:table-cell office:value-type="float" office:value="1582214549.62261" calcext:value-type="float">
            <text:p>1582214549.62261</text:p>
          </table:table-cell>
          <table:table-cell office:value-type="float" office:value="17450" calcext:value-type="float">
            <text:p>17450</text:p>
          </table:table-cell>
          <table:table-cell office:value-type="float" office:value="0.207714796066284" calcext:value-type="float">
            <text:p>0.2077147961</text:p>
          </table:table-cell>
          <table:table-cell table:number-columns-repeated="4"/>
        </table:table-row>
        <table:table-row table:style-name="ro1">
          <table:table-cell office:value-type="float" office:value="1582214554.49198" calcext:value-type="float">
            <text:p>1582214554.49198</text:p>
          </table:table-cell>
          <table:table-cell office:value-type="float" office:value="17452" calcext:value-type="float">
            <text:p>17452</text:p>
          </table:table-cell>
          <table:table-cell office:value-type="float" office:value="0.175725862383843" calcext:value-type="float">
            <text:p>0.1757258624</text:p>
          </table:table-cell>
          <table:table-cell table:number-columns-repeated="4"/>
        </table:table-row>
        <table:table-row table:style-name="ro1">
          <table:table-cell office:value-type="float" office:value="1582214599.76128" calcext:value-type="float">
            <text:p>1582214599.76128</text:p>
          </table:table-cell>
          <table:table-cell office:value-type="float" office:value="17470" calcext:value-type="float">
            <text:p>17470</text:p>
          </table:table-cell>
          <table:table-cell office:value-type="float" office:value="0.182261437177658" calcext:value-type="float">
            <text:p>0.1822614372</text:p>
          </table:table-cell>
          <table:table-cell table:number-columns-repeated="4"/>
        </table:table-row>
        <table:table-row table:style-name="ro1">
          <table:table-cell office:value-type="float" office:value="1582214739.06098" calcext:value-type="float">
            <text:p>1582214739.06098</text:p>
          </table:table-cell>
          <table:table-cell office:value-type="float" office:value="17498" calcext:value-type="float">
            <text:p>17498</text:p>
          </table:table-cell>
          <table:table-cell office:value-type="float" office:value="0.22762331366539" calcext:value-type="float">
            <text:p>0.2276233137</text:p>
          </table:table-cell>
          <table:table-cell table:number-columns-repeated="4"/>
        </table:table-row>
        <table:table-row table:style-name="ro1">
          <table:table-cell office:value-type="float" office:value="1582214879.95214" calcext:value-type="float">
            <text:p>1582214879.95214</text:p>
          </table:table-cell>
          <table:table-cell office:value-type="float" office:value="17554" calcext:value-type="float">
            <text:p>17554</text:p>
          </table:table-cell>
          <table:table-cell office:value-type="float" office:value="0.227091416716576" calcext:value-type="float">
            <text:p>0.2270914167</text:p>
          </table:table-cell>
          <table:table-cell table:number-columns-repeated="4"/>
        </table:table-row>
        <table:table-row table:style-name="ro1">
          <table:table-cell office:value-type="float" office:value="1582214884.87413" calcext:value-type="float">
            <text:p>1582214884.87413</text:p>
          </table:table-cell>
          <table:table-cell office:value-type="float" office:value="17556" calcext:value-type="float">
            <text:p>17556</text:p>
          </table:table-cell>
          <table:table-cell office:value-type="float" office:value="0.210352212190628" calcext:value-type="float">
            <text:p>0.2103522122</text:p>
          </table:table-cell>
          <table:table-cell table:number-columns-repeated="4"/>
        </table:table-row>
        <table:table-row table:style-name="ro1">
          <table:table-cell office:value-type="float" office:value="1582215014.76045" calcext:value-type="float">
            <text:p>1582215014.76045</text:p>
          </table:table-cell>
          <table:table-cell office:value-type="float" office:value="17603" calcext:value-type="float">
            <text:p>17603</text:p>
          </table:table-cell>
          <table:table-cell office:value-type="float" office:value="0.162582099437714" calcext:value-type="float">
            <text:p>0.1625820994</text:p>
          </table:table-cell>
          <table:table-cell table:number-columns-repeated="4"/>
        </table:table-row>
        <table:table-row table:style-name="ro1">
          <table:table-cell office:value-type="float" office:value="1582215024.95494" calcext:value-type="float">
            <text:p>1582215024.95494</text:p>
          </table:table-cell>
          <table:table-cell office:value-type="float" office:value="17607" calcext:value-type="float">
            <text:p>17607</text:p>
          </table:table-cell>
          <table:table-cell office:value-type="float" office:value="0.190472334623337" calcext:value-type="float">
            <text:p>0.1904723346</text:p>
          </table:table-cell>
          <table:table-cell table:number-columns-repeated="4"/>
        </table:table-row>
        <table:table-row table:style-name="ro1">
          <table:table-cell office:value-type="float" office:value="1582215206.29011" calcext:value-type="float">
            <text:p>1582215206.29011</text:p>
          </table:table-cell>
          <table:table-cell office:value-type="float" office:value="17648" calcext:value-type="float">
            <text:p>17648</text:p>
          </table:table-cell>
          <table:table-cell office:value-type="float" office:value="0.219846218824387" calcext:value-type="float">
            <text:p>0.2198462188</text:p>
          </table:table-cell>
          <table:table-cell table:number-columns-repeated="4"/>
        </table:table-row>
        <table:table-row table:style-name="ro1">
          <table:table-cell office:value-type="float" office:value="1582215318.39907" calcext:value-type="float">
            <text:p>1582215318.39907</text:p>
          </table:table-cell>
          <table:table-cell office:value-type="float" office:value="17693" calcext:value-type="float">
            <text:p>17693</text:p>
          </table:table-cell>
          <table:table-cell office:value-type="float" office:value="0.218682065606117" calcext:value-type="float">
            <text:p>0.2186820656</text:p>
          </table:table-cell>
          <table:table-cell table:number-columns-repeated="4"/>
        </table:table-row>
        <table:table-row table:style-name="ro1">
          <table:table-cell office:value-type="float" office:value="1582215343.2396" calcext:value-type="float">
            <text:p>1582215343.2396</text:p>
          </table:table-cell>
          <table:table-cell office:value-type="float" office:value="17703" calcext:value-type="float">
            <text:p>17703</text:p>
          </table:table-cell>
          <table:table-cell office:value-type="float" office:value="0.166195377707481" calcext:value-type="float">
            <text:p>0.1661953777</text:p>
          </table:table-cell>
          <table:table-cell table:number-columns-repeated="4"/>
        </table:table-row>
        <table:table-row table:style-name="ro1">
          <table:table-cell office:value-type="float" office:value="1582215378.05991" calcext:value-type="float">
            <text:p>1582215378.05991</text:p>
          </table:table-cell>
          <table:table-cell office:value-type="float" office:value="17717" calcext:value-type="float">
            <text:p>17717</text:p>
          </table:table-cell>
          <table:table-cell office:value-type="float" office:value="0.151461660861969" calcext:value-type="float">
            <text:p>0.1514616609</text:p>
          </table:table-cell>
          <table:table-cell table:number-columns-repeated="4"/>
        </table:table-row>
        <table:table-row table:style-name="ro1">
          <table:table-cell office:value-type="float" office:value="1582215450.9797" calcext:value-type="float">
            <text:p>1582215450.9797</text:p>
          </table:table-cell>
          <table:table-cell office:value-type="float" office:value="17740" calcext:value-type="float">
            <text:p>17740</text:p>
          </table:table-cell>
          <table:table-cell office:value-type="float" office:value="0.197108149528503" calcext:value-type="float">
            <text:p>0.1971081495</text:p>
          </table:table-cell>
          <table:table-cell table:number-columns-repeated="4"/>
        </table:table-row>
        <table:table-row table:style-name="ro1">
          <table:table-cell office:value-type="float" office:value="1582215468.57227" calcext:value-type="float">
            <text:p>1582215468.57227</text:p>
          </table:table-cell>
          <table:table-cell office:value-type="float" office:value="17747" calcext:value-type="float">
            <text:p>17747</text:p>
          </table:table-cell>
          <table:table-cell office:value-type="float" office:value="0.195882618427277" calcext:value-type="float">
            <text:p>0.1958826184</text:p>
          </table:table-cell>
          <table:table-cell table:number-columns-repeated="4"/>
        </table:table-row>
        <table:table-row table:style-name="ro1">
          <table:table-cell office:value-type="float" office:value="1582215473.67495" calcext:value-type="float">
            <text:p>1582215473.67495</text:p>
          </table:table-cell>
          <table:table-cell office:value-type="float" office:value="17749" calcext:value-type="float">
            <text:p>17749</text:p>
          </table:table-cell>
          <table:table-cell office:value-type="float" office:value="0.185764610767365" calcext:value-type="float">
            <text:p>0.1857646108</text:p>
          </table:table-cell>
          <table:table-cell table:number-columns-repeated="4"/>
        </table:table-row>
        <table:table-row table:style-name="ro1">
          <table:table-cell office:value-type="float" office:value="1582215649.34429" calcext:value-type="float">
            <text:p>1582215649.34429</text:p>
          </table:table-cell>
          <table:table-cell office:value-type="float" office:value="17787" calcext:value-type="float">
            <text:p>17787</text:p>
          </table:table-cell>
          <table:table-cell office:value-type="float" office:value="0.159995079040527" calcext:value-type="float">
            <text:p>0.159995079</text:p>
          </table:table-cell>
          <table:table-cell table:number-columns-repeated="4"/>
        </table:table-row>
        <table:table-row table:style-name="ro1">
          <table:table-cell office:value-type="float" office:value="1582215864.95241" calcext:value-type="float">
            <text:p>1582215864.95241</text:p>
          </table:table-cell>
          <table:table-cell office:value-type="float" office:value="17873" calcext:value-type="float">
            <text:p>17873</text:p>
          </table:table-cell>
          <table:table-cell office:value-type="float" office:value="0.169176787137985" calcext:value-type="float">
            <text:p>0.1691767871</text:p>
          </table:table-cell>
          <table:table-cell table:number-columns-repeated="4"/>
        </table:table-row>
        <table:table-row table:style-name="ro1">
          <table:table-cell office:value-type="float" office:value="1582215887.38613" calcext:value-type="float">
            <text:p>1582215887.38613</text:p>
          </table:table-cell>
          <table:table-cell office:value-type="float" office:value="17882" calcext:value-type="float">
            <text:p>17882</text:p>
          </table:table-cell>
          <table:table-cell office:value-type="float" office:value="0.252306520938873" calcext:value-type="float">
            <text:p>0.2523065209</text:p>
          </table:table-cell>
          <table:table-cell table:number-columns-repeated="4"/>
        </table:table-row>
        <table:table-row table:style-name="ro1">
          <table:table-cell office:value-type="float" office:value="1582216032.8435" calcext:value-type="float">
            <text:p>1582216032.8435</text:p>
          </table:table-cell>
          <table:table-cell office:value-type="float" office:value="17934" calcext:value-type="float">
            <text:p>17934</text:p>
          </table:table-cell>
          <table:table-cell office:value-type="float" office:value="0.183696329593658" calcext:value-type="float">
            <text:p>0.1836963296</text:p>
          </table:table-cell>
          <table:table-cell table:number-columns-repeated="4"/>
        </table:table-row>
        <table:table-row table:style-name="ro1">
          <table:table-cell office:value-type="float" office:value="1582216045.32235" calcext:value-type="float">
            <text:p>1582216045.32235</text:p>
          </table:table-cell>
          <table:table-cell office:value-type="float" office:value="17939" calcext:value-type="float">
            <text:p>17939</text:p>
          </table:table-cell>
          <table:table-cell office:value-type="float" office:value="0.189018964767456" calcext:value-type="float">
            <text:p>0.1890189648</text:p>
          </table:table-cell>
          <table:table-cell table:number-columns-repeated="4"/>
        </table:table-row>
        <table:table-row table:style-name="ro1">
          <table:table-cell office:value-type="float" office:value="1582216171.96716" calcext:value-type="float">
            <text:p>1582216171.96716</text:p>
          </table:table-cell>
          <table:table-cell office:value-type="float" office:value="17958" calcext:value-type="float">
            <text:p>17958</text:p>
          </table:table-cell>
          <table:table-cell office:value-type="float" office:value="0.190843850374222" calcext:value-type="float">
            <text:p>0.1908438504</text:p>
          </table:table-cell>
          <table:table-cell table:number-columns-repeated="4"/>
        </table:table-row>
        <table:table-row table:style-name="ro1">
          <table:table-cell office:value-type="float" office:value="1582216202.06089" calcext:value-type="float">
            <text:p>1582216202.06089</text:p>
          </table:table-cell>
          <table:table-cell office:value-type="float" office:value="17970" calcext:value-type="float">
            <text:p>17970</text:p>
          </table:table-cell>
          <table:table-cell office:value-type="float" office:value="0.226727828383446" calcext:value-type="float">
            <text:p>0.2267278284</text:p>
          </table:table-cell>
          <table:table-cell table:number-columns-repeated="4"/>
        </table:table-row>
        <table:table-row table:style-name="ro1">
          <table:table-cell office:value-type="float" office:value="1582216204.53204" calcext:value-type="float">
            <text:p>1582216204.53204</text:p>
          </table:table-cell>
          <table:table-cell office:value-type="float" office:value="17971" calcext:value-type="float">
            <text:p>17971</text:p>
          </table:table-cell>
          <table:table-cell office:value-type="float" office:value="0.17774361371994" calcext:value-type="float">
            <text:p>0.1777436137</text:p>
          </table:table-cell>
          <table:table-cell table:number-columns-repeated="4"/>
        </table:table-row>
        <table:table-row table:style-name="ro1">
          <table:table-cell office:value-type="float" office:value="1582216219.30621" calcext:value-type="float">
            <text:p>1582216219.30621</text:p>
          </table:table-cell>
          <table:table-cell office:value-type="float" office:value="17977" calcext:value-type="float">
            <text:p>17977</text:p>
          </table:table-cell>
          <table:table-cell office:value-type="float" office:value="0.178849041461945" calcext:value-type="float">
            <text:p>0.1788490415</text:p>
          </table:table-cell>
          <table:table-cell table:number-columns-repeated="4"/>
        </table:table-row>
        <table:table-row table:style-name="ro1">
          <table:table-cell office:value-type="float" office:value="1582216267.77232" calcext:value-type="float">
            <text:p>1582216267.77232</text:p>
          </table:table-cell>
          <table:table-cell office:value-type="float" office:value="17996" calcext:value-type="float">
            <text:p>17996</text:p>
          </table:table-cell>
          <table:table-cell office:value-type="float" office:value="0.102309286594391" calcext:value-type="float">
            <text:p>0.1023092866</text:p>
          </table:table-cell>
          <table:table-cell table:number-columns-repeated="4"/>
        </table:table-row>
        <table:table-row table:style-name="ro1">
          <table:table-cell office:value-type="float" office:value="1582216317.74673" calcext:value-type="float">
            <text:p>1582216317.74673</text:p>
          </table:table-cell>
          <table:table-cell office:value-type="float" office:value="18016" calcext:value-type="float">
            <text:p>18016</text:p>
          </table:table-cell>
          <table:table-cell office:value-type="float" office:value="0.158957242965698" calcext:value-type="float">
            <text:p>0.158957243</text:p>
          </table:table-cell>
          <table:table-cell table:number-columns-repeated="4"/>
        </table:table-row>
        <table:table-row table:style-name="ro1">
          <table:table-cell office:value-type="float" office:value="1582216342.4289" calcext:value-type="float">
            <text:p>1582216342.4289</text:p>
          </table:table-cell>
          <table:table-cell office:value-type="float" office:value="18026" calcext:value-type="float">
            <text:p>18026</text:p>
          </table:table-cell>
          <table:table-cell office:value-type="float" office:value="0.158510133624077" calcext:value-type="float">
            <text:p>0.1585101336</text:p>
          </table:table-cell>
          <table:table-cell table:number-columns-repeated="4"/>
        </table:table-row>
        <table:table-row table:style-name="ro1">
          <table:table-cell office:value-type="float" office:value="1582216344.90507" calcext:value-type="float">
            <text:p>1582216344.90507</text:p>
          </table:table-cell>
          <table:table-cell office:value-type="float" office:value="18027" calcext:value-type="float">
            <text:p>18027</text:p>
          </table:table-cell>
          <table:table-cell office:value-type="float" office:value="0.198643416166306" calcext:value-type="float">
            <text:p>0.1986434162</text:p>
          </table:table-cell>
          <table:table-cell table:number-columns-repeated="4"/>
        </table:table-row>
        <table:table-row table:style-name="ro1">
          <table:table-cell office:value-type="float" office:value="1582216354.93579" calcext:value-type="float">
            <text:p>1582216354.93579</text:p>
          </table:table-cell>
          <table:table-cell office:value-type="float" office:value="18031" calcext:value-type="float">
            <text:p>18031</text:p>
          </table:table-cell>
          <table:table-cell office:value-type="float" office:value="0.146486908197403" calcext:value-type="float">
            <text:p>0.1464869082</text:p>
          </table:table-cell>
          <table:table-cell table:number-columns-repeated="4"/>
        </table:table-row>
        <table:table-row table:style-name="ro1">
          <table:table-cell office:value-type="float" office:value="1582216397.80508" calcext:value-type="float">
            <text:p>1582216397.80508</text:p>
          </table:table-cell>
          <table:table-cell office:value-type="float" office:value="18042" calcext:value-type="float">
            <text:p>18042</text:p>
          </table:table-cell>
          <table:table-cell office:value-type="float" office:value="0.146731376647949" calcext:value-type="float">
            <text:p>0.1467313766</text:p>
          </table:table-cell>
          <table:table-cell table:number-columns-repeated="4"/>
        </table:table-row>
        <table:table-row table:style-name="ro1">
          <table:table-cell office:value-type="float" office:value="1582216418.11888" calcext:value-type="float">
            <text:p>1582216418.11888</text:p>
          </table:table-cell>
          <table:table-cell office:value-type="float" office:value="18050" calcext:value-type="float">
            <text:p>18050</text:p>
          </table:table-cell>
          <table:table-cell office:value-type="float" office:value="0.158728927373886" calcext:value-type="float">
            <text:p>0.1587289274</text:p>
          </table:table-cell>
          <table:table-cell table:number-columns-repeated="4"/>
        </table:table-row>
        <table:table-row table:style-name="ro1">
          <table:table-cell office:value-type="float" office:value="1582216525.42793" calcext:value-type="float">
            <text:p>1582216525.42793</text:p>
          </table:table-cell>
          <table:table-cell office:value-type="float" office:value="18093" calcext:value-type="float">
            <text:p>18093</text:p>
          </table:table-cell>
          <table:table-cell office:value-type="float" office:value="0.188734024763107" calcext:value-type="float">
            <text:p>0.1887340248</text:p>
          </table:table-cell>
          <table:table-cell table:number-columns-repeated="4"/>
        </table:table-row>
        <table:table-row table:style-name="ro1">
          <table:table-cell office:value-type="float" office:value="1582216703.44496" calcext:value-type="float">
            <text:p>1582216703.44496</text:p>
          </table:table-cell>
          <table:table-cell office:value-type="float" office:value="18132" calcext:value-type="float">
            <text:p>18132</text:p>
          </table:table-cell>
          <table:table-cell office:value-type="float" office:value="0.231551885604858" calcext:value-type="float">
            <text:p>0.2315518856</text:p>
          </table:table-cell>
          <table:table-cell table:number-columns-repeated="4"/>
        </table:table-row>
        <table:table-row table:style-name="ro1">
          <table:table-cell office:value-type="float" office:value="1582216743.38234" calcext:value-type="float">
            <text:p>1582216743.38234</text:p>
          </table:table-cell>
          <table:table-cell office:value-type="float" office:value="18148" calcext:value-type="float">
            <text:p>18148</text:p>
          </table:table-cell>
          <table:table-cell office:value-type="float" office:value="0.184570297598839" calcext:value-type="float">
            <text:p>0.1845702976</text:p>
          </table:table-cell>
          <table:table-cell table:number-columns-repeated="4"/>
        </table:table-row>
        <table:table-row table:style-name="ro1">
          <table:table-cell office:value-type="float" office:value="1582216756.07052" calcext:value-type="float">
            <text:p>1582216756.07052</text:p>
          </table:table-cell>
          <table:table-cell office:value-type="float" office:value="18153" calcext:value-type="float">
            <text:p>18153</text:p>
          </table:table-cell>
          <table:table-cell office:value-type="float" office:value="0.175579905509949" calcext:value-type="float">
            <text:p>0.1755799055</text:p>
          </table:table-cell>
          <table:table-cell table:number-columns-repeated="4"/>
        </table:table-row>
        <table:table-row table:style-name="ro1">
          <table:table-cell office:value-type="float" office:value="1582216831.23049" calcext:value-type="float">
            <text:p>1582216831.23049</text:p>
          </table:table-cell>
          <table:table-cell office:value-type="float" office:value="18183" calcext:value-type="float">
            <text:p>18183</text:p>
          </table:table-cell>
          <table:table-cell office:value-type="float" office:value="0.160965532064438" calcext:value-type="float">
            <text:p>0.1609655321</text:p>
          </table:table-cell>
          <table:table-cell table:number-columns-repeated="4"/>
        </table:table-row>
        <table:table-row table:style-name="ro1">
          <table:table-cell office:value-type="float" office:value="1582216907.57235" calcext:value-type="float">
            <text:p>1582216907.57235</text:p>
          </table:table-cell>
          <table:table-cell office:value-type="float" office:value="18207" calcext:value-type="float">
            <text:p>18207</text:p>
          </table:table-cell>
          <table:table-cell office:value-type="float" office:value="0.160500526428223" calcext:value-type="float">
            <text:p>0.1605005264</text:p>
          </table:table-cell>
          <table:table-cell table:number-columns-repeated="4"/>
        </table:table-row>
        <table:table-row table:style-name="ro1">
          <table:table-cell office:value-type="float" office:value="1582217139.72225" calcext:value-type="float">
            <text:p>1582217139.72225</text:p>
          </table:table-cell>
          <table:table-cell office:value-type="float" office:value="18268" calcext:value-type="float">
            <text:p>18268</text:p>
          </table:table-cell>
          <table:table-cell office:value-type="float" office:value="0.152500435709953" calcext:value-type="float">
            <text:p>0.1525004357</text:p>
          </table:table-cell>
          <table:table-cell table:number-columns-repeated="4"/>
        </table:table-row>
        <table:table-row table:style-name="ro1">
          <table:table-cell office:value-type="float" office:value="1582217217.35157" calcext:value-type="float">
            <text:p>1582217217.35157</text:p>
          </table:table-cell>
          <table:table-cell office:value-type="float" office:value="18299" calcext:value-type="float">
            <text:p>18299</text:p>
          </table:table-cell>
          <table:table-cell office:value-type="float" office:value="0.136563181877136" calcext:value-type="float">
            <text:p>0.1365631819</text:p>
          </table:table-cell>
          <table:table-cell table:number-columns-repeated="4"/>
        </table:table-row>
        <table:table-row table:style-name="ro1">
          <table:table-cell office:value-type="float" office:value="1582217219.86937" calcext:value-type="float">
            <text:p>1582217219.86937</text:p>
          </table:table-cell>
          <table:table-cell office:value-type="float" office:value="18300" calcext:value-type="float">
            <text:p>18300</text:p>
          </table:table-cell>
          <table:table-cell office:value-type="float" office:value="0.160186439752579" calcext:value-type="float">
            <text:p>0.1601864398</text:p>
          </table:table-cell>
          <table:table-cell table:number-columns-repeated="4"/>
        </table:table-row>
        <table:table-row table:style-name="ro1">
          <table:table-cell office:value-type="float" office:value="1582217224.83759" calcext:value-type="float">
            <text:p>1582217224.83759</text:p>
          </table:table-cell>
          <table:table-cell office:value-type="float" office:value="18302" calcext:value-type="float">
            <text:p>18302</text:p>
          </table:table-cell>
          <table:table-cell office:value-type="float" office:value="0.152895241975784" calcext:value-type="float">
            <text:p>0.152895242</text:p>
          </table:table-cell>
          <table:table-cell table:number-columns-repeated="4"/>
        </table:table-row>
        <table:table-row table:style-name="ro1">
          <table:table-cell office:value-type="float" office:value="1582217406.24197" calcext:value-type="float">
            <text:p>1582217406.24197</text:p>
          </table:table-cell>
          <table:table-cell office:value-type="float" office:value="18370" calcext:value-type="float">
            <text:p>18370</text:p>
          </table:table-cell>
          <table:table-cell office:value-type="float" office:value="0.202707260847092" calcext:value-type="float">
            <text:p>0.2027072608</text:p>
          </table:table-cell>
          <table:table-cell table:number-columns-repeated="4"/>
        </table:table-row>
        <table:table-row table:style-name="ro1">
          <table:table-cell office:value-type="float" office:value="1582217421.42405" calcext:value-type="float">
            <text:p>1582217421.42405</text:p>
          </table:table-cell>
          <table:table-cell office:value-type="float" office:value="18376" calcext:value-type="float">
            <text:p>18376</text:p>
          </table:table-cell>
          <table:table-cell office:value-type="float" office:value="0.221212849020958" calcext:value-type="float">
            <text:p>0.221212849</text:p>
          </table:table-cell>
          <table:table-cell table:number-columns-repeated="4"/>
        </table:table-row>
        <table:table-row table:style-name="ro1">
          <table:table-cell office:value-type="float" office:value="1582217480.04751" calcext:value-type="float">
            <text:p>1582217480.04751</text:p>
          </table:table-cell>
          <table:table-cell office:value-type="float" office:value="18399" calcext:value-type="float">
            <text:p>18399</text:p>
          </table:table-cell>
          <table:table-cell office:value-type="float" office:value="0.158807724714279" calcext:value-type="float">
            <text:p>0.1588077247</text:p>
          </table:table-cell>
          <table:table-cell table:number-columns-repeated="4"/>
        </table:table-row>
        <table:table-row table:style-name="ro1">
          <table:table-cell office:value-type="float" office:value="1582217581.20522" calcext:value-type="float">
            <text:p>1582217581.20522</text:p>
          </table:table-cell>
          <table:table-cell office:value-type="float" office:value="18410" calcext:value-type="float">
            <text:p>18410</text:p>
          </table:table-cell>
          <table:table-cell office:value-type="float" office:value="0.201966822147369" calcext:value-type="float">
            <text:p>0.2019668221</text:p>
          </table:table-cell>
          <table:table-cell table:number-columns-repeated="4"/>
        </table:table-row>
        <table:table-row table:style-name="ro1">
          <table:table-cell office:value-type="float" office:value="1582217606.91143" calcext:value-type="float">
            <text:p>1582217606.91143</text:p>
          </table:table-cell>
          <table:table-cell office:value-type="float" office:value="18420" calcext:value-type="float">
            <text:p>18420</text:p>
          </table:table-cell>
          <table:table-cell office:value-type="float" office:value="0.195658147335053" calcext:value-type="float">
            <text:p>0.1956581473</text:p>
          </table:table-cell>
          <table:table-cell table:number-columns-repeated="4"/>
        </table:table-row>
        <table:table-row table:style-name="ro1">
          <table:table-cell office:value-type="float" office:value="1582217609.41775" calcext:value-type="float">
            <text:p>1582217609.41775</text:p>
          </table:table-cell>
          <table:table-cell office:value-type="float" office:value="18421" calcext:value-type="float">
            <text:p>18421</text:p>
          </table:table-cell>
          <table:table-cell office:value-type="float" office:value="0.222395017743111" calcext:value-type="float">
            <text:p>0.2223950177</text:p>
          </table:table-cell>
          <table:table-cell table:number-columns-repeated="4"/>
        </table:table-row>
        <table:table-row table:style-name="ro1">
          <table:table-cell office:value-type="float" office:value="1582217649.74095" calcext:value-type="float">
            <text:p>1582217649.74095</text:p>
          </table:table-cell>
          <table:table-cell office:value-type="float" office:value="18437" calcext:value-type="float">
            <text:p>18437</text:p>
          </table:table-cell>
          <table:table-cell office:value-type="float" office:value="0.201712667942047" calcext:value-type="float">
            <text:p>0.2017126679</text:p>
          </table:table-cell>
          <table:table-cell table:number-columns-repeated="4"/>
        </table:table-row>
        <table:table-row table:style-name="ro1">
          <table:table-cell office:value-type="float" office:value="1582217694.53994" calcext:value-type="float">
            <text:p>1582217694.53994</text:p>
          </table:table-cell>
          <table:table-cell office:value-type="float" office:value="18455" calcext:value-type="float">
            <text:p>18455</text:p>
          </table:table-cell>
          <table:table-cell office:value-type="float" office:value="0.181989282369614" calcext:value-type="float">
            <text:p>0.1819892824</text:p>
          </table:table-cell>
          <table:table-cell table:number-columns-repeated="4"/>
        </table:table-row>
        <table:table-row table:style-name="ro1">
          <table:table-cell office:value-type="float" office:value="1582217711.96422" calcext:value-type="float">
            <text:p>1582217711.96422</text:p>
          </table:table-cell>
          <table:table-cell office:value-type="float" office:value="18462" calcext:value-type="float">
            <text:p>18462</text:p>
          </table:table-cell>
          <table:table-cell office:value-type="float" office:value="0.217145353555679" calcext:value-type="float">
            <text:p>0.2171453536</text:p>
          </table:table-cell>
          <table:table-cell table:number-columns-repeated="4"/>
        </table:table-row>
        <table:table-row table:style-name="ro1">
          <table:table-cell office:value-type="float" office:value="1582217736.852" calcext:value-type="float">
            <text:p>1582217736.852</text:p>
          </table:table-cell>
          <table:table-cell office:value-type="float" office:value="18472" calcext:value-type="float">
            <text:p>18472</text:p>
          </table:table-cell>
          <table:table-cell office:value-type="float" office:value="0.171530038118362" calcext:value-type="float">
            <text:p>0.1715300381</text:p>
          </table:table-cell>
          <table:table-cell table:number-columns-repeated="4"/>
        </table:table-row>
        <table:table-row table:style-name="ro1">
          <table:table-cell office:value-type="float" office:value="1582217744.3738" calcext:value-type="float">
            <text:p>1582217744.3738</text:p>
          </table:table-cell>
          <table:table-cell office:value-type="float" office:value="18475" calcext:value-type="float">
            <text:p>18475</text:p>
          </table:table-cell>
          <table:table-cell office:value-type="float" office:value="0.139801040291786" calcext:value-type="float">
            <text:p>0.1398010403</text:p>
          </table:table-cell>
          <table:table-cell table:number-columns-repeated="4"/>
        </table:table-row>
        <table:table-row table:style-name="ro1">
          <table:table-cell office:value-type="float" office:value="1582217783.76886" calcext:value-type="float">
            <text:p>1582217783.76886</text:p>
          </table:table-cell>
          <table:table-cell office:value-type="float" office:value="18491" calcext:value-type="float">
            <text:p>18491</text:p>
          </table:table-cell>
          <table:table-cell office:value-type="float" office:value="0.162795335054398" calcext:value-type="float">
            <text:p>0.1627953351</text:p>
          </table:table-cell>
          <table:table-cell table:number-columns-repeated="4"/>
        </table:table-row>
        <table:table-row table:style-name="ro1">
          <table:table-cell office:value-type="float" office:value="1582217859.53715" calcext:value-type="float">
            <text:p>1582217859.53715</text:p>
          </table:table-cell>
          <table:table-cell office:value-type="float" office:value="18517" calcext:value-type="float">
            <text:p>18517</text:p>
          </table:table-cell>
          <table:table-cell office:value-type="float" office:value="0.130838304758072" calcext:value-type="float">
            <text:p>0.1308383048</text:p>
          </table:table-cell>
          <table:table-cell table:number-columns-repeated="4"/>
        </table:table-row>
        <table:table-row table:style-name="ro1">
          <table:table-cell office:value-type="float" office:value="1582217889.66572" calcext:value-type="float">
            <text:p>1582217889.66572</text:p>
          </table:table-cell>
          <table:table-cell office:value-type="float" office:value="18529" calcext:value-type="float">
            <text:p>18529</text:p>
          </table:table-cell>
          <table:table-cell office:value-type="float" office:value="0.177517116069794" calcext:value-type="float">
            <text:p>0.1775171161</text:p>
          </table:table-cell>
          <table:table-cell table:number-columns-repeated="4"/>
        </table:table-row>
        <table:table-row table:style-name="ro1">
          <table:table-cell office:value-type="float" office:value="1582217937.56255" calcext:value-type="float">
            <text:p>1582217937.56255</text:p>
          </table:table-cell>
          <table:table-cell office:value-type="float" office:value="18548" calcext:value-type="float">
            <text:p>18548</text:p>
          </table:table-cell>
          <table:table-cell office:value-type="float" office:value="0.254868984222412" calcext:value-type="float">
            <text:p>0.2548689842</text:p>
          </table:table-cell>
          <table:table-cell table:number-columns-repeated="4"/>
        </table:table-row>
        <table:table-row table:style-name="ro1">
          <table:table-cell office:value-type="float" office:value="1582217944.99316" calcext:value-type="float">
            <text:p>1582217944.99316</text:p>
          </table:table-cell>
          <table:table-cell office:value-type="float" office:value="18551" calcext:value-type="float">
            <text:p>18551</text:p>
          </table:table-cell>
          <table:table-cell office:value-type="float" office:value="0.201919451355934" calcext:value-type="float">
            <text:p>0.2019194514</text:p>
          </table:table-cell>
          <table:table-cell table:number-columns-repeated="4"/>
        </table:table-row>
        <table:table-row table:style-name="ro1">
          <table:table-cell office:value-type="float" office:value="1582218199.51196" calcext:value-type="float">
            <text:p>1582218199.51196</text:p>
          </table:table-cell>
          <table:table-cell office:value-type="float" office:value="18619" calcext:value-type="float">
            <text:p>18619</text:p>
          </table:table-cell>
          <table:table-cell office:value-type="float" office:value="0.190649569034576" calcext:value-type="float">
            <text:p>0.190649569</text:p>
          </table:table-cell>
          <table:table-cell table:number-columns-repeated="4"/>
        </table:table-row>
        <table:table-row table:style-name="ro1">
          <table:table-cell office:value-type="float" office:value="1582218344.48958" calcext:value-type="float">
            <text:p>1582218344.48958</text:p>
          </table:table-cell>
          <table:table-cell office:value-type="float" office:value="18669" calcext:value-type="float">
            <text:p>18669</text:p>
          </table:table-cell>
          <table:table-cell office:value-type="float" office:value="0.170630142092705" calcext:value-type="float">
            <text:p>0.1706301421</text:p>
          </table:table-cell>
          <table:table-cell table:number-columns-repeated="4"/>
        </table:table-row>
        <table:table-row table:style-name="ro1">
          <table:table-cell office:value-type="float" office:value="1582218457.37318" calcext:value-type="float">
            <text:p>1582218457.37318</text:p>
          </table:table-cell>
          <table:table-cell office:value-type="float" office:value="18714" calcext:value-type="float">
            <text:p>18714</text:p>
          </table:table-cell>
          <table:table-cell office:value-type="float" office:value="0.156470447778702" calcext:value-type="float">
            <text:p>0.1564704478</text:p>
          </table:table-cell>
          <table:table-cell table:number-columns-repeated="4"/>
        </table:table-row>
        <table:table-row table:style-name="ro1">
          <table:table-cell office:value-type="float" office:value="1582218577.92927" calcext:value-type="float">
            <text:p>1582218577.92927</text:p>
          </table:table-cell>
          <table:table-cell office:value-type="float" office:value="18731" calcext:value-type="float">
            <text:p>18731</text:p>
          </table:table-cell>
          <table:table-cell office:value-type="float" office:value="0.234096825122833" calcext:value-type="float">
            <text:p>0.2340968251</text:p>
          </table:table-cell>
          <table:table-cell table:number-columns-repeated="4"/>
        </table:table-row>
        <table:table-row table:style-name="ro1">
          <table:table-cell office:value-type="float" office:value="1582218636.31302" calcext:value-type="float">
            <text:p>1582218636.31302</text:p>
          </table:table-cell>
          <table:table-cell office:value-type="float" office:value="18754" calcext:value-type="float">
            <text:p>18754</text:p>
          </table:table-cell>
          <table:table-cell office:value-type="float" office:value="0.177588701248169" calcext:value-type="float">
            <text:p>0.1775887012</text:p>
          </table:table-cell>
          <table:table-cell table:number-columns-repeated="4"/>
        </table:table-row>
        <table:table-row table:style-name="ro1">
          <table:table-cell office:value-type="float" office:value="1582218717.04056" calcext:value-type="float">
            <text:p>1582218717.04056</text:p>
          </table:table-cell>
          <table:table-cell office:value-type="float" office:value="18786" calcext:value-type="float">
            <text:p>18786</text:p>
          </table:table-cell>
          <table:table-cell office:value-type="float" office:value="0.203710675239563" calcext:value-type="float">
            <text:p>0.2037106752</text:p>
          </table:table-cell>
          <table:table-cell table:number-columns-repeated="4"/>
        </table:table-row>
        <table:table-row table:style-name="ro1">
          <table:table-cell office:value-type="float" office:value="1582218774.21369" calcext:value-type="float">
            <text:p>1582218774.21369</text:p>
          </table:table-cell>
          <table:table-cell office:value-type="float" office:value="18809" calcext:value-type="float">
            <text:p>18809</text:p>
          </table:table-cell>
          <table:table-cell office:value-type="float" office:value="0.169601902365685" calcext:value-type="float">
            <text:p>0.1696019024</text:p>
          </table:table-cell>
          <table:table-cell table:number-columns-repeated="4"/>
        </table:table-row>
        <table:table-row table:style-name="ro1">
          <table:table-cell office:value-type="float" office:value="1582218845.79675" calcext:value-type="float">
            <text:p>1582218845.79675</text:p>
          </table:table-cell>
          <table:table-cell office:value-type="float" office:value="18831" calcext:value-type="float">
            <text:p>18831</text:p>
          </table:table-cell>
          <table:table-cell office:value-type="float" office:value="0.215109407901764" calcext:value-type="float">
            <text:p>0.2151094079</text:p>
          </table:table-cell>
          <table:table-cell table:number-columns-repeated="4"/>
        </table:table-row>
        <table:table-row table:style-name="ro1">
          <table:table-cell office:value-type="float" office:value="1582218908.32363" calcext:value-type="float">
            <text:p>1582218908.32363</text:p>
          </table:table-cell>
          <table:table-cell office:value-type="float" office:value="18856" calcext:value-type="float">
            <text:p>18856</text:p>
          </table:table-cell>
          <table:table-cell office:value-type="float" office:value="0.204308927059174" calcext:value-type="float">
            <text:p>0.2043089271</text:p>
          </table:table-cell>
          <table:table-cell table:number-columns-repeated="4"/>
        </table:table-row>
        <table:table-row table:style-name="ro1">
          <table:table-cell office:value-type="float" office:value="1582219053.39694" calcext:value-type="float">
            <text:p>1582219053.39694</text:p>
          </table:table-cell>
          <table:table-cell office:value-type="float" office:value="18882" calcext:value-type="float">
            <text:p>18882</text:p>
          </table:table-cell>
          <table:table-cell office:value-type="float" office:value="0.160349458456039" calcext:value-type="float">
            <text:p>0.1603494585</text:p>
          </table:table-cell>
          <table:table-cell table:number-columns-repeated="4"/>
        </table:table-row>
        <table:table-row table:style-name="ro1">
          <table:table-cell office:value-type="float" office:value="1582219055.92429" calcext:value-type="float">
            <text:p>1582219055.92429</text:p>
          </table:table-cell>
          <table:table-cell office:value-type="float" office:value="18883" calcext:value-type="float">
            <text:p>18883</text:p>
          </table:table-cell>
          <table:table-cell office:value-type="float" office:value="0.169579029083252" calcext:value-type="float">
            <text:p>0.1695790291</text:p>
          </table:table-cell>
          <table:table-cell table:number-columns-repeated="4"/>
        </table:table-row>
        <table:table-row table:style-name="ro1">
          <table:table-cell office:value-type="float" office:value="1582219060.93664" calcext:value-type="float">
            <text:p>1582219060.93664</text:p>
          </table:table-cell>
          <table:table-cell office:value-type="float" office:value="18885" calcext:value-type="float">
            <text:p>18885</text:p>
          </table:table-cell>
          <table:table-cell office:value-type="float" office:value="0.107556283473968" calcext:value-type="float">
            <text:p>0.1075562835</text:p>
          </table:table-cell>
          <table:table-cell table:number-columns-repeated="4"/>
        </table:table-row>
        <table:table-row table:style-name="ro1">
          <table:table-cell office:value-type="float" office:value="1582219068.62287" calcext:value-type="float">
            <text:p>1582219068.62287</text:p>
          </table:table-cell>
          <table:table-cell office:value-type="float" office:value="18888" calcext:value-type="float">
            <text:p>18888</text:p>
          </table:table-cell>
          <table:table-cell office:value-type="float" office:value="0.195472627878189" calcext:value-type="float">
            <text:p>0.1954726279</text:p>
          </table:table-cell>
          <table:table-cell table:number-columns-repeated="4"/>
        </table:table-row>
        <table:table-row table:style-name="ro1">
          <table:table-cell office:value-type="float" office:value="1582219168.79236" calcext:value-type="float">
            <text:p>1582219168.79236</text:p>
          </table:table-cell>
          <table:table-cell office:value-type="float" office:value="18928" calcext:value-type="float">
            <text:p>18928</text:p>
          </table:table-cell>
          <table:table-cell office:value-type="float" office:value="0.195427820086479" calcext:value-type="float">
            <text:p>0.1954278201</text:p>
          </table:table-cell>
          <table:table-cell table:number-columns-repeated="4"/>
        </table:table-row>
        <table:table-row table:style-name="ro1">
          <table:table-cell office:value-type="float" office:value="1582219213.67987" calcext:value-type="float">
            <text:p>1582219213.67987</text:p>
          </table:table-cell>
          <table:table-cell office:value-type="float" office:value="18946" calcext:value-type="float">
            <text:p>18946</text:p>
          </table:table-cell>
          <table:table-cell office:value-type="float" office:value="0.167574048042297" calcext:value-type="float">
            <text:p>0.167574048</text:p>
          </table:table-cell>
          <table:table-cell table:number-columns-repeated="4"/>
        </table:table-row>
        <table:table-row table:style-name="ro1">
          <table:table-cell office:value-type="float" office:value="1582219237.26539" calcext:value-type="float">
            <text:p>1582219237.26539</text:p>
          </table:table-cell>
          <table:table-cell office:value-type="float" office:value="18955" calcext:value-type="float">
            <text:p>18955</text:p>
          </table:table-cell>
          <table:table-cell office:value-type="float" office:value="0.191431134939194" calcext:value-type="float">
            <text:p>0.1914311349</text:p>
          </table:table-cell>
          <table:table-cell table:number-columns-repeated="4"/>
        </table:table-row>
        <table:table-row table:style-name="ro1">
          <table:table-cell office:value-type="float" office:value="1582219320.97196" calcext:value-type="float">
            <text:p>1582219320.97196</text:p>
          </table:table-cell>
          <table:table-cell office:value-type="float" office:value="18982" calcext:value-type="float">
            <text:p>18982</text:p>
          </table:table-cell>
          <table:table-cell office:value-type="float" office:value="0.194394528865814" calcext:value-type="float">
            <text:p>0.1943945289</text:p>
          </table:table-cell>
          <table:table-cell table:number-columns-repeated="4"/>
        </table:table-row>
        <table:table-row table:style-name="ro1">
          <table:table-cell office:value-type="float" office:value="1582219418.84953" calcext:value-type="float">
            <text:p>1582219418.84953</text:p>
          </table:table-cell>
          <table:table-cell office:value-type="float" office:value="19021" calcext:value-type="float">
            <text:p>19021</text:p>
          </table:table-cell>
          <table:table-cell office:value-type="float" office:value="0.146933525800705" calcext:value-type="float">
            <text:p>0.1469335258</text:p>
          </table:table-cell>
          <table:table-cell table:number-columns-repeated="4"/>
        </table:table-row>
        <table:table-row table:style-name="ro1">
          <table:table-cell office:value-type="float" office:value="1582219426.6113" calcext:value-type="float">
            <text:p>1582219426.6113</text:p>
          </table:table-cell>
          <table:table-cell office:value-type="float" office:value="19024" calcext:value-type="float">
            <text:p>19024</text:p>
          </table:table-cell>
          <table:table-cell office:value-type="float" office:value="0.217342048883438" calcext:value-type="float">
            <text:p>0.2173420489</text:p>
          </table:table-cell>
          <table:table-cell table:number-columns-repeated="4"/>
        </table:table-row>
        <table:table-row table:style-name="ro1">
          <table:table-cell office:value-type="float" office:value="1582219528.63362" calcext:value-type="float">
            <text:p>1582219528.63362</text:p>
          </table:table-cell>
          <table:table-cell office:value-type="float" office:value="19033" calcext:value-type="float">
            <text:p>19033</text:p>
          </table:table-cell>
          <table:table-cell office:value-type="float" office:value="0.177931517362595" calcext:value-type="float">
            <text:p>0.1779315174</text:p>
          </table:table-cell>
          <table:table-cell table:number-columns-repeated="4"/>
        </table:table-row>
        <table:table-row table:style-name="ro1">
          <table:table-cell office:value-type="float" office:value="1582219654.94468" calcext:value-type="float">
            <text:p>1582219654.94468</text:p>
          </table:table-cell>
          <table:table-cell office:value-type="float" office:value="19083" calcext:value-type="float">
            <text:p>19083</text:p>
          </table:table-cell>
          <table:table-cell office:value-type="float" office:value="0.130588620901108" calcext:value-type="float">
            <text:p>0.1305886209</text:p>
          </table:table-cell>
          <table:table-cell table:number-columns-repeated="4"/>
        </table:table-row>
        <table:table-row table:style-name="ro1">
          <table:table-cell office:value-type="float" office:value="1582219705.05375" calcext:value-type="float">
            <text:p>1582219705.05375</text:p>
          </table:table-cell>
          <table:table-cell office:value-type="float" office:value="19103" calcext:value-type="float">
            <text:p>19103</text:p>
          </table:table-cell>
          <table:table-cell office:value-type="float" office:value="0.168719440698624" calcext:value-type="float">
            <text:p>0.1687194407</text:p>
          </table:table-cell>
          <table:table-cell table:number-columns-repeated="4"/>
        </table:table-row>
        <table:table-row table:style-name="ro1">
          <table:table-cell office:value-type="float" office:value="1582219719.97715" calcext:value-type="float">
            <text:p>1582219719.97715</text:p>
          </table:table-cell>
          <table:table-cell office:value-type="float" office:value="19109" calcext:value-type="float">
            <text:p>19109</text:p>
          </table:table-cell>
          <table:table-cell office:value-type="float" office:value="0.116534180939198" calcext:value-type="float">
            <text:p>0.1165341809</text:p>
          </table:table-cell>
          <table:table-cell table:number-columns-repeated="4"/>
        </table:table-row>
        <table:table-row table:style-name="ro1">
          <table:table-cell office:value-type="float" office:value="1582219852.45865" calcext:value-type="float">
            <text:p>1582219852.45865</text:p>
          </table:table-cell>
          <table:table-cell office:value-type="float" office:value="19155" calcext:value-type="float">
            <text:p>19155</text:p>
          </table:table-cell>
          <table:table-cell office:value-type="float" office:value="0.177053809165955" calcext:value-type="float">
            <text:p>0.1770538092</text:p>
          </table:table-cell>
          <table:table-cell table:number-columns-repeated="4"/>
        </table:table-row>
        <table:table-row table:style-name="ro1">
          <table:table-cell office:value-type="float" office:value="1582219855.02068" calcext:value-type="float">
            <text:p>1582219855.02068</text:p>
          </table:table-cell>
          <table:table-cell office:value-type="float" office:value="19156" calcext:value-type="float">
            <text:p>19156</text:p>
          </table:table-cell>
          <table:table-cell office:value-type="float" office:value="0.15576308965683" calcext:value-type="float">
            <text:p>0.1557630897</text:p>
          </table:table-cell>
          <table:table-cell table:number-columns-repeated="4"/>
        </table:table-row>
        <table:table-row table:style-name="ro1">
          <table:table-cell office:value-type="float" office:value="1582219927.4746" calcext:value-type="float">
            <text:p>1582219927.4746</text:p>
          </table:table-cell>
          <table:table-cell office:value-type="float" office:value="19185" calcext:value-type="float">
            <text:p>19185</text:p>
          </table:table-cell>
          <table:table-cell office:value-type="float" office:value="0.211941853165627" calcext:value-type="float">
            <text:p>0.2119418532</text:p>
          </table:table-cell>
          <table:table-cell table:number-columns-repeated="4"/>
        </table:table-row>
        <table:table-row table:style-name="ro1">
          <table:table-cell office:value-type="float" office:value="1582219929.93586" calcext:value-type="float">
            <text:p>1582219929.93586</text:p>
          </table:table-cell>
          <table:table-cell office:value-type="float" office:value="19186" calcext:value-type="float">
            <text:p>19186</text:p>
          </table:table-cell>
          <table:table-cell office:value-type="float" office:value="0.133225232362747" calcext:value-type="float">
            <text:p>0.1332252324</text:p>
          </table:table-cell>
          <table:table-cell table:number-columns-repeated="4"/>
        </table:table-row>
        <table:table-row table:style-name="ro1">
          <table:table-cell office:value-type="float" office:value="1582220031.72936" calcext:value-type="float">
            <text:p>1582220031.72936</text:p>
          </table:table-cell>
          <table:table-cell office:value-type="float" office:value="19195" calcext:value-type="float">
            <text:p>19195</text:p>
          </table:table-cell>
          <table:table-cell office:value-type="float" office:value="0.174917548894882" calcext:value-type="float">
            <text:p>0.1749175489</text:p>
          </table:table-cell>
          <table:table-cell table:number-columns-repeated="4"/>
        </table:table-row>
        <table:table-row table:style-name="ro1">
          <table:table-cell office:value-type="float" office:value="1582220051.94689" calcext:value-type="float">
            <text:p>1582220051.94689</text:p>
          </table:table-cell>
          <table:table-cell office:value-type="float" office:value="19203" calcext:value-type="float">
            <text:p>19203</text:p>
          </table:table-cell>
          <table:table-cell office:value-type="float" office:value="0.239755123853683" calcext:value-type="float">
            <text:p>0.2397551239</text:p>
          </table:table-cell>
          <table:table-cell table:number-columns-repeated="4"/>
        </table:table-row>
        <table:table-row table:style-name="ro1">
          <table:table-cell office:value-type="float" office:value="1582220184.06642" calcext:value-type="float">
            <text:p>1582220184.06642</text:p>
          </table:table-cell>
          <table:table-cell office:value-type="float" office:value="19256" calcext:value-type="float">
            <text:p>19256</text:p>
          </table:table-cell>
          <table:table-cell office:value-type="float" office:value="0.181456506252289" calcext:value-type="float">
            <text:p>0.1814565063</text:p>
          </table:table-cell>
          <table:table-cell table:number-columns-repeated="4"/>
        </table:table-row>
        <table:table-row table:style-name="ro1">
          <table:table-cell office:value-type="float" office:value="1582220203.87294" calcext:value-type="float">
            <text:p>1582220203.87294</text:p>
          </table:table-cell>
          <table:table-cell office:value-type="float" office:value="19264" calcext:value-type="float">
            <text:p>19264</text:p>
          </table:table-cell>
          <table:table-cell office:value-type="float" office:value="0.0988511964678765" calcext:value-type="float">
            <text:p>0.0988511965</text:p>
          </table:table-cell>
          <table:table-cell table:number-columns-repeated="4"/>
        </table:table-row>
        <table:table-row table:style-name="ro1">
          <table:table-cell office:value-type="float" office:value="1582220231.32393" calcext:value-type="float">
            <text:p>1582220231.32393</text:p>
          </table:table-cell>
          <table:table-cell office:value-type="float" office:value="19275" calcext:value-type="float">
            <text:p>19275</text:p>
          </table:table-cell>
          <table:table-cell office:value-type="float" office:value="0.182565748691559" calcext:value-type="float">
            <text:p>0.1825657487</text:p>
          </table:table-cell>
          <table:table-cell table:number-columns-repeated="4"/>
        </table:table-row>
        <table:table-row table:style-name="ro1">
          <table:table-cell office:value-type="float" office:value="1582220243.74862" calcext:value-type="float">
            <text:p>1582220243.74862</text:p>
          </table:table-cell>
          <table:table-cell office:value-type="float" office:value="19280" calcext:value-type="float">
            <text:p>19280</text:p>
          </table:table-cell>
          <table:table-cell office:value-type="float" office:value="0.215309917926788" calcext:value-type="float">
            <text:p>0.2153099179</text:p>
          </table:table-cell>
          <table:table-cell table:number-columns-repeated="4"/>
        </table:table-row>
        <table:table-row table:style-name="ro1">
          <table:table-cell office:value-type="float" office:value="1582220547.91466" calcext:value-type="float">
            <text:p>1582220547.91466</text:p>
          </table:table-cell>
          <table:table-cell office:value-type="float" office:value="19361" calcext:value-type="float">
            <text:p>19361</text:p>
          </table:table-cell>
          <table:table-cell office:value-type="float" office:value="0.16216516494751" calcext:value-type="float">
            <text:p>0.1621651649</text:p>
          </table:table-cell>
          <table:table-cell table:number-columns-repeated="4"/>
        </table:table-row>
        <table:table-row table:style-name="ro1">
          <table:table-cell office:value-type="float" office:value="1582220633.19475" calcext:value-type="float">
            <text:p>1582220633.19475</text:p>
          </table:table-cell>
          <table:table-cell office:value-type="float" office:value="19395" calcext:value-type="float">
            <text:p>19395</text:p>
          </table:table-cell>
          <table:table-cell office:value-type="float" office:value="0.154117375612259" calcext:value-type="float">
            <text:p>0.1541173756</text:p>
          </table:table-cell>
          <table:table-cell table:number-columns-repeated="4"/>
        </table:table-row>
        <table:table-row table:style-name="ro1">
          <table:table-cell office:value-type="float" office:value="1582220653.05012" calcext:value-type="float">
            <text:p>1582220653.05012</text:p>
          </table:table-cell>
          <table:table-cell office:value-type="float" office:value="19403" calcext:value-type="float">
            <text:p>19403</text:p>
          </table:table-cell>
          <table:table-cell office:value-type="float" office:value="0.163953065872192" calcext:value-type="float">
            <text:p>0.1639530659</text:p>
          </table:table-cell>
          <table:table-cell table:number-columns-repeated="4"/>
        </table:table-row>
        <table:table-row table:style-name="ro1">
          <table:table-cell office:value-type="float" office:value="1582220660.4156" calcext:value-type="float">
            <text:p>1582220660.4156</text:p>
          </table:table-cell>
          <table:table-cell office:value-type="float" office:value="19406" calcext:value-type="float">
            <text:p>19406</text:p>
          </table:table-cell>
          <table:table-cell office:value-type="float" office:value="0.134348958730698" calcext:value-type="float">
            <text:p>0.1343489587</text:p>
          </table:table-cell>
          <table:table-cell table:number-columns-repeated="4"/>
        </table:table-row>
        <table:table-row table:style-name="ro1">
          <table:table-cell office:value-type="float" office:value="1582220695.0569" calcext:value-type="float">
            <text:p>1582220695.0569</text:p>
          </table:table-cell>
          <table:table-cell office:value-type="float" office:value="19420" calcext:value-type="float">
            <text:p>19420</text:p>
          </table:table-cell>
          <table:table-cell office:value-type="float" office:value="0.151183485984802" calcext:value-type="float">
            <text:p>0.151183486</text:p>
          </table:table-cell>
          <table:table-cell table:number-columns-repeated="4"/>
        </table:table-row>
        <table:table-row table:style-name="ro1">
          <table:table-cell office:value-type="float" office:value="1582220797.03487" calcext:value-type="float">
            <text:p>1582220797.03487</text:p>
          </table:table-cell>
          <table:table-cell office:value-type="float" office:value="19452" calcext:value-type="float">
            <text:p>19452</text:p>
          </table:table-cell>
          <table:table-cell office:value-type="float" office:value="0.127889484167099" calcext:value-type="float">
            <text:p>0.1278894842</text:p>
          </table:table-cell>
          <table:table-cell table:number-columns-repeated="4"/>
        </table:table-row>
        <table:table-row table:style-name="ro1">
          <table:table-cell office:value-type="float" office:value="1582220924.48501" calcext:value-type="float">
            <text:p>1582220924.48501</text:p>
          </table:table-cell>
          <table:table-cell office:value-type="float" office:value="19499" calcext:value-type="float">
            <text:p>19499</text:p>
          </table:table-cell>
          <table:table-cell office:value-type="float" office:value="0.147548884153366" calcext:value-type="float">
            <text:p>0.14754888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0T10:45:22.980474868</dc:date>
    <meta:editing-duration>PT20M11S</meta:editing-duration>
    <meta:editing-cycles>1</meta:editing-cycles>
    <meta:document-statistic meta:table-count="1" meta:cell-count="33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365cm" svg:height="14.185cm" xlink:href=".." xlink:type="simple" chart:class="chart:scatter" chart:style-name="ch1">
        <chart:legend chart:legend-position="end" svg:x="23.746cm" svg:y="6.544cm" style:legend-expansion="high" chart:style-name="ch2"/>
        <chart:plot-area chart:style-name="ch3" table:cell-range-address="'run-Supervised_Logs-tag-H4PtLossEveryIter'.F2:'run-Supervised_Logs-tag-H4PtLossEveryIter'.G130 'run-Supervised_Logs-tag-H4PtLossEveryIter'.C1:'run-Supervised_Logs-tag-H4PtLossEveryIter'.C1001" chart:data-source-has-labels="row" svg:x="0.547cm" svg:y="0.283cm" svg:width="22.652cm" svg:height="13.619cm">
          <chartooo:coordinate-region svg:x="1.274cm" svg:y="0.482cm" svg:width="21.46cm" svg:height="12.7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un-Supervised_Logs-tag-H4PtLossEveryIter'.F2:'run-Supervised_Logs-tag-H4PtLossEveryIter'.F130" loext:label-string="validation_loss" chart:class="chart:scatter">
            <chart:domain table:cell-range-address="'run-Supervised_Logs-tag-H4PtLossEveryIter'.G2:'run-Supervised_Logs-tag-H4PtLossEveryIter'.G130"/>
            <chart:data-point chart:repeated="129"/>
          </chart:series>
          <chart:series chart:style-name="ch7" chart:values-cell-range-address="'run-Supervised_Logs-tag-H4PtLossEveryIter'.C2:'run-Supervised_Logs-tag-H4PtLossEveryIter'.C1001" loext:label-string="train_loss" chart:class="chart:scatter">
            <chart:domain table:cell-range-address="'run-Supervised_Logs-tag-H4PtLossEveryIter'.B2:'run-Supervised_Logs-tag-H4PtLossEveryIter'.B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alidation_loss</text:p>
              </table:table-cell>
              <table:table-cell office:value-type="string">
                <text:p>Column B</text:p>
              </table:table-cell>
              <table:table-cell office:value-type="string">
                <text:p>train_lo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un-Supervised_Logs-tag-H4PtLossEveryIter'.G2:'run-Supervised_Logs-tag-H4PtLossEveryIter'.G130</svg:desc>
                </draw:g>
              </table:table-cell>
              <table:table-cell office:value-type="float" office:value="1.29895734786987">
                <text:p>1.29895734786987</text:p>
                <draw:g>
                  <svg:desc>'run-Supervised_Logs-tag-H4PtLossEveryIter'.F2:'run-Supervised_Logs-tag-H4PtLossEveryIter'.F130</svg:desc>
                </draw:g>
              </table:table-cell>
              <table:table-cell office:value-type="float" office:value="8">
                <text:p>8</text:p>
                <draw:g>
                  <svg:desc>'run-Supervised_Logs-tag-H4PtLossEveryIter'.B2:'run-Supervised_Logs-tag-H4PtLossEveryIter'.B1001</svg:desc>
                </draw:g>
              </table:table-cell>
              <table:table-cell office:value-type="float" office:value="1.44666337966919">
                <text:p>1.44666337966919</text:p>
                <draw:g>
                  <svg:desc>'run-Supervised_Logs-tag-H4PtLossEveryIter'.C2:'run-Supervised_Logs-tag-H4PtLossEveryIter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">
                <text:p>156</text:p>
              </table:table-cell>
              <table:table-cell office:value-type="float" office:value="1.01572954654694">
                <text:p>1.01572954654694</text:p>
              </table:table-cell>
              <table:table-cell office:value-type="float" office:value="21">
                <text:p>21</text:p>
              </table:table-cell>
              <table:table-cell office:value-type="float" office:value="1.37887370586395">
                <text:p>1.378873705863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2">
                <text:p>312</text:p>
              </table:table-cell>
              <table:table-cell office:value-type="float" office:value="0.95777702331543">
                <text:p>0.95777702331543</text:p>
              </table:table-cell>
              <table:table-cell office:value-type="float" office:value="24">
                <text:p>24</text:p>
              </table:table-cell>
              <table:table-cell office:value-type="float" office:value="1.26433086395264">
                <text:p>1.26433086395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8">
                <text:p>468</text:p>
              </table:table-cell>
              <table:table-cell office:value-type="float" office:value="0.860559701919556">
                <text:p>0.860559701919556</text:p>
              </table:table-cell>
              <table:table-cell office:value-type="float" office:value="56">
                <text:p>56</text:p>
              </table:table-cell>
              <table:table-cell office:value-type="float" office:value="1.46631455421448">
                <text:p>1.46631455421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4">
                <text:p>624</text:p>
              </table:table-cell>
              <table:table-cell office:value-type="float" office:value="0.818859875202179">
                <text:p>0.818859875202179</text:p>
              </table:table-cell>
              <table:table-cell office:value-type="float" office:value="59">
                <text:p>59</text:p>
              </table:table-cell>
              <table:table-cell office:value-type="float" office:value="1.28835940361023">
                <text:p>1.28835940361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0">
                <text:p>780</text:p>
              </table:table-cell>
              <table:table-cell office:value-type="float" office:value="0.755566000938416">
                <text:p>0.755566000938416</text:p>
              </table:table-cell>
              <table:table-cell office:value-type="float" office:value="82">
                <text:p>82</text:p>
              </table:table-cell>
              <table:table-cell office:value-type="float" office:value="1.25765347480774">
                <text:p>1.25765347480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6">
                <text:p>936</text:p>
              </table:table-cell>
              <table:table-cell office:value-type="float" office:value="0.684906184673309">
                <text:p>0.684906184673309</text:p>
              </table:table-cell>
              <table:table-cell office:value-type="float" office:value="83">
                <text:p>83</text:p>
              </table:table-cell>
              <table:table-cell office:value-type="float" office:value="1.46663093566895">
                <text:p>1.46663093566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2">
                <text:p>1092</text:p>
              </table:table-cell>
              <table:table-cell office:value-type="float" office:value="0.657817602157593">
                <text:p>0.657817602157593</text:p>
              </table:table-cell>
              <table:table-cell office:value-type="float" office:value="90">
                <text:p>90</text:p>
              </table:table-cell>
              <table:table-cell office:value-type="float" office:value="1.45501577854157">
                <text:p>1.45501577854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8">
                <text:p>1248</text:p>
              </table:table-cell>
              <table:table-cell office:value-type="float" office:value="0.620619058609009">
                <text:p>0.620619058609009</text:p>
              </table:table-cell>
              <table:table-cell office:value-type="float" office:value="107">
                <text:p>107</text:p>
              </table:table-cell>
              <table:table-cell office:value-type="float" office:value="1.42574799060822">
                <text:p>1.42574799060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4">
                <text:p>1404</text:p>
              </table:table-cell>
              <table:table-cell office:value-type="float" office:value="0.558782577514648">
                <text:p>0.558782577514648</text:p>
              </table:table-cell>
              <table:table-cell office:value-type="float" office:value="142">
                <text:p>142</text:p>
              </table:table-cell>
              <table:table-cell office:value-type="float" office:value="1.44541525840759">
                <text:p>1.44541525840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0">
                <text:p>1560</text:p>
              </table:table-cell>
              <table:table-cell office:value-type="float" office:value="0.576897263526917">
                <text:p>0.576897263526917</text:p>
              </table:table-cell>
              <table:table-cell office:value-type="float" office:value="170">
                <text:p>170</text:p>
              </table:table-cell>
              <table:table-cell office:value-type="float" office:value="1.53300714492798">
                <text:p>1.53300714492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16">
                <text:p>1716</text:p>
              </table:table-cell>
              <table:table-cell office:value-type="float" office:value="0.531818568706512">
                <text:p>0.531818568706512</text:p>
              </table:table-cell>
              <table:table-cell office:value-type="float" office:value="174">
                <text:p>174</text:p>
              </table:table-cell>
              <table:table-cell office:value-type="float" office:value="1.2453441619873">
                <text:p>1.2453441619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72">
                <text:p>1872</text:p>
              </table:table-cell>
              <table:table-cell office:value-type="float" office:value="0.51008552312851">
                <text:p>0.51008552312851</text:p>
              </table:table-cell>
              <table:table-cell office:value-type="float" office:value="215">
                <text:p>215</text:p>
              </table:table-cell>
              <table:table-cell office:value-type="float" office:value="1.38353538513184">
                <text:p>1.3835353851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8">
                <text:p>2028</text:p>
              </table:table-cell>
              <table:table-cell office:value-type="float" office:value="0.507191061973572">
                <text:p>0.507191061973572</text:p>
              </table:table-cell>
              <table:table-cell office:value-type="float" office:value="229">
                <text:p>229</text:p>
              </table:table-cell>
              <table:table-cell office:value-type="float" office:value="1.11970686912537">
                <text:p>1.11970686912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84">
                <text:p>2184</text:p>
              </table:table-cell>
              <table:table-cell office:value-type="float" office:value="0.47932755947113">
                <text:p>0.47932755947113</text:p>
              </table:table-cell>
              <table:table-cell office:value-type="float" office:value="237">
                <text:p>237</text:p>
              </table:table-cell>
              <table:table-cell office:value-type="float" office:value="1.24312496185303">
                <text:p>1.24312496185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40">
                <text:p>2340</text:p>
              </table:table-cell>
              <table:table-cell office:value-type="float" office:value="0.455433428287506">
                <text:p>0.455433428287506</text:p>
              </table:table-cell>
              <table:table-cell office:value-type="float" office:value="247">
                <text:p>247</text:p>
              </table:table-cell>
              <table:table-cell office:value-type="float" office:value="1.13082408905029">
                <text:p>1.13082408905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6">
                <text:p>2496</text:p>
              </table:table-cell>
              <table:table-cell office:value-type="float" office:value="0.456134855747223">
                <text:p>0.456134855747223</text:p>
              </table:table-cell>
              <table:table-cell office:value-type="float" office:value="264">
                <text:p>264</text:p>
              </table:table-cell>
              <table:table-cell office:value-type="float" office:value="1.13683545589447">
                <text:p>1.13683545589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52">
                <text:p>2652</text:p>
              </table:table-cell>
              <table:table-cell office:value-type="float" office:value="0.461917042732239">
                <text:p>0.461917042732239</text:p>
              </table:table-cell>
              <table:table-cell office:value-type="float" office:value="300">
                <text:p>300</text:p>
              </table:table-cell>
              <table:table-cell office:value-type="float" office:value="0.967520296573639">
                <text:p>0.967520296573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8">
                <text:p>2808</text:p>
              </table:table-cell>
              <table:table-cell office:value-type="float" office:value="0.432813107967377">
                <text:p>0.432813107967377</text:p>
              </table:table-cell>
              <table:table-cell office:value-type="float" office:value="328">
                <text:p>328</text:p>
              </table:table-cell>
              <table:table-cell office:value-type="float" office:value="1.06205344200134">
                <text:p>1.06205344200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64">
                <text:p>2964</text:p>
              </table:table-cell>
              <table:table-cell office:value-type="float" office:value="0.422068655490875">
                <text:p>0.422068655490875</text:p>
              </table:table-cell>
              <table:table-cell office:value-type="float" office:value="331">
                <text:p>331</text:p>
              </table:table-cell>
              <table:table-cell office:value-type="float" office:value="1.04562819004059">
                <text:p>1.04562819004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20">
                <text:p>3120</text:p>
              </table:table-cell>
              <table:table-cell office:value-type="float" office:value="0.42179811000824">
                <text:p>0.42179811000824</text:p>
              </table:table-cell>
              <table:table-cell office:value-type="float" office:value="341">
                <text:p>341</text:p>
              </table:table-cell>
              <table:table-cell office:value-type="float" office:value="1.12402772903442">
                <text:p>1.124027729034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76">
                <text:p>3276</text:p>
              </table:table-cell>
              <table:table-cell office:value-type="float" office:value="0.492774307727814">
                <text:p>0.492774307727814</text:p>
              </table:table-cell>
              <table:table-cell office:value-type="float" office:value="366">
                <text:p>366</text:p>
              </table:table-cell>
              <table:table-cell office:value-type="float" office:value="0.944557785987854">
                <text:p>0.944557785987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32">
                <text:p>3432</text:p>
              </table:table-cell>
              <table:table-cell office:value-type="float" office:value="0.403742969036102">
                <text:p>0.403742969036102</text:p>
              </table:table-cell>
              <table:table-cell office:value-type="float" office:value="375">
                <text:p>375</text:p>
              </table:table-cell>
              <table:table-cell office:value-type="float" office:value="0.913430094718933">
                <text:p>0.913430094718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88">
                <text:p>3588</text:p>
              </table:table-cell>
              <table:table-cell office:value-type="float" office:value="0.358826011419296">
                <text:p>0.358826011419296</text:p>
              </table:table-cell>
              <table:table-cell office:value-type="float" office:value="402">
                <text:p>402</text:p>
              </table:table-cell>
              <table:table-cell office:value-type="float" office:value="1.03700852394104">
                <text:p>1.037008523941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44">
                <text:p>3744</text:p>
              </table:table-cell>
              <table:table-cell office:value-type="float" office:value="0.404404193162918">
                <text:p>0.404404193162918</text:p>
              </table:table-cell>
              <table:table-cell office:value-type="float" office:value="455">
                <text:p>455</text:p>
              </table:table-cell>
              <table:table-cell office:value-type="float" office:value="0.924883008003235">
                <text:p>0.924883008003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0">
                <text:p>3900</text:p>
              </table:table-cell>
              <table:table-cell office:value-type="float" office:value="0.416404604911804">
                <text:p>0.416404604911804</text:p>
              </table:table-cell>
              <table:table-cell office:value-type="float" office:value="513">
                <text:p>513</text:p>
              </table:table-cell>
              <table:table-cell office:value-type="float" office:value="0.982780337333679">
                <text:p>0.982780337333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56">
                <text:p>4056</text:p>
              </table:table-cell>
              <table:table-cell office:value-type="float" office:value="0.378844648599625">
                <text:p>0.378844648599625</text:p>
              </table:table-cell>
              <table:table-cell office:value-type="float" office:value="523">
                <text:p>523</text:p>
              </table:table-cell>
              <table:table-cell office:value-type="float" office:value="0.950669467449188">
                <text:p>0.950669467449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12">
                <text:p>4212</text:p>
              </table:table-cell>
              <table:table-cell office:value-type="float" office:value="0.369957566261291">
                <text:p>0.369957566261291</text:p>
              </table:table-cell>
              <table:table-cell office:value-type="float" office:value="550">
                <text:p>550</text:p>
              </table:table-cell>
              <table:table-cell office:value-type="float" office:value="0.88849413394928">
                <text:p>0.888494133949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68">
                <text:p>4368</text:p>
              </table:table-cell>
              <table:table-cell office:value-type="float" office:value="0.367835193872452">
                <text:p>0.367835193872452</text:p>
              </table:table-cell>
              <table:table-cell office:value-type="float" office:value="551">
                <text:p>551</text:p>
              </table:table-cell>
              <table:table-cell office:value-type="float" office:value="0.918340802192688">
                <text:p>0.918340802192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4">
                <text:p>4524</text:p>
              </table:table-cell>
              <table:table-cell office:value-type="float" office:value="0.343512117862701">
                <text:p>0.343512117862701</text:p>
              </table:table-cell>
              <table:table-cell office:value-type="float" office:value="552">
                <text:p>552</text:p>
              </table:table-cell>
              <table:table-cell office:value-type="float" office:value="0.8589226603508">
                <text:p>0.85892266035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80">
                <text:p>4680</text:p>
              </table:table-cell>
              <table:table-cell office:value-type="float" office:value="0.335751712322235">
                <text:p>0.335751712322235</text:p>
              </table:table-cell>
              <table:table-cell office:value-type="float" office:value="563">
                <text:p>563</text:p>
              </table:table-cell>
              <table:table-cell office:value-type="float" office:value="0.922542631626129">
                <text:p>0.9225426316261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36">
                <text:p>4836</text:p>
              </table:table-cell>
              <table:table-cell office:value-type="float" office:value="0.325645089149475">
                <text:p>0.325645089149475</text:p>
              </table:table-cell>
              <table:table-cell office:value-type="float" office:value="573">
                <text:p>573</text:p>
              </table:table-cell>
              <table:table-cell office:value-type="float" office:value="0.927395582199097">
                <text:p>0.927395582199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2">
                <text:p>4992</text:p>
              </table:table-cell>
              <table:table-cell office:value-type="float" office:value="0.333091676235199">
                <text:p>0.333091676235199</text:p>
              </table:table-cell>
              <table:table-cell office:value-type="float" office:value="580">
                <text:p>580</text:p>
              </table:table-cell>
              <table:table-cell office:value-type="float" office:value="0.74510657787323">
                <text:p>0.74510657787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48">
                <text:p>5148</text:p>
              </table:table-cell>
              <table:table-cell office:value-type="float" office:value="0.331384152173996">
                <text:p>0.331384152173996</text:p>
              </table:table-cell>
              <table:table-cell office:value-type="float" office:value="588">
                <text:p>588</text:p>
              </table:table-cell>
              <table:table-cell office:value-type="float" office:value="0.770000457763672">
                <text:p>0.7700004577636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04">
                <text:p>5304</text:p>
              </table:table-cell>
              <table:table-cell office:value-type="float" office:value="0.329726338386536">
                <text:p>0.329726338386536</text:p>
              </table:table-cell>
              <table:table-cell office:value-type="float" office:value="628">
                <text:p>628</text:p>
              </table:table-cell>
              <table:table-cell office:value-type="float" office:value="0.959280073642731">
                <text:p>0.959280073642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60">
                <text:p>5460</text:p>
              </table:table-cell>
              <table:table-cell office:value-type="float" office:value="0.333658993244171">
                <text:p>0.333658993244171</text:p>
              </table:table-cell>
              <table:table-cell office:value-type="float" office:value="660">
                <text:p>660</text:p>
              </table:table-cell>
              <table:table-cell office:value-type="float" office:value="0.817971587181091">
                <text:p>0.8179715871810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16">
                <text:p>5616</text:p>
              </table:table-cell>
              <table:table-cell office:value-type="float" office:value="0.318195402622223">
                <text:p>0.318195402622223</text:p>
              </table:table-cell>
              <table:table-cell office:value-type="float" office:value="663">
                <text:p>663</text:p>
              </table:table-cell>
              <table:table-cell office:value-type="float" office:value="0.974624276161194">
                <text:p>0.974624276161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72">
                <text:p>5772</text:p>
              </table:table-cell>
              <table:table-cell office:value-type="float" office:value="0.303709298372269">
                <text:p>0.303709298372269</text:p>
              </table:table-cell>
              <table:table-cell office:value-type="float" office:value="668">
                <text:p>668</text:p>
              </table:table-cell>
              <table:table-cell office:value-type="float" office:value="0.759950280189514">
                <text:p>0.7599502801895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28">
                <text:p>5928</text:p>
              </table:table-cell>
              <table:table-cell office:value-type="float" office:value="0.309710800647736">
                <text:p>0.309710800647736</text:p>
              </table:table-cell>
              <table:table-cell office:value-type="float" office:value="691">
                <text:p>691</text:p>
              </table:table-cell>
              <table:table-cell office:value-type="float" office:value="0.898394107818604">
                <text:p>0.898394107818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4">
                <text:p>6084</text:p>
              </table:table-cell>
              <table:table-cell office:value-type="float" office:value="0.298998802900314">
                <text:p>0.298998802900314</text:p>
              </table:table-cell>
              <table:table-cell office:value-type="float" office:value="700">
                <text:p>700</text:p>
              </table:table-cell>
              <table:table-cell office:value-type="float" office:value="0.751914143562317">
                <text:p>0.751914143562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0">
                <text:p>6240</text:p>
              </table:table-cell>
              <table:table-cell office:value-type="float" office:value="0.327220290899277">
                <text:p>0.327220290899277</text:p>
              </table:table-cell>
              <table:table-cell office:value-type="float" office:value="707">
                <text:p>707</text:p>
              </table:table-cell>
              <table:table-cell office:value-type="float" office:value="0.911422848701477">
                <text:p>0.911422848701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96">
                <text:p>6396</text:p>
              </table:table-cell>
              <table:table-cell office:value-type="float" office:value="0.365752995014191">
                <text:p>0.365752995014191</text:p>
              </table:table-cell>
              <table:table-cell office:value-type="float" office:value="742">
                <text:p>742</text:p>
              </table:table-cell>
              <table:table-cell office:value-type="float" office:value="0.718278408050537">
                <text:p>0.7182784080505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52">
                <text:p>6552</text:p>
              </table:table-cell>
              <table:table-cell office:value-type="float" office:value="0.275328576564789">
                <text:p>0.275328576564789</text:p>
              </table:table-cell>
              <table:table-cell office:value-type="float" office:value="745">
                <text:p>745</text:p>
              </table:table-cell>
              <table:table-cell office:value-type="float" office:value="0.737278819084168">
                <text:p>0.737278819084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08">
                <text:p>6708</text:p>
              </table:table-cell>
              <table:table-cell office:value-type="float" office:value="0.292458593845367">
                <text:p>0.292458593845367</text:p>
              </table:table-cell>
              <table:table-cell office:value-type="float" office:value="760">
                <text:p>760</text:p>
              </table:table-cell>
              <table:table-cell office:value-type="float" office:value="0.82356059551239">
                <text:p>0.82356059551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64">
                <text:p>6864</text:p>
              </table:table-cell>
              <table:table-cell office:value-type="float" office:value="0.328348368406296">
                <text:p>0.328348368406296</text:p>
              </table:table-cell>
              <table:table-cell office:value-type="float" office:value="815">
                <text:p>815</text:p>
              </table:table-cell>
              <table:table-cell office:value-type="float" office:value="0.816692233085632">
                <text:p>0.8166922330856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20">
                <text:p>7020</text:p>
              </table:table-cell>
              <table:table-cell office:value-type="float" office:value="0.271893531084061">
                <text:p>0.271893531084061</text:p>
              </table:table-cell>
              <table:table-cell office:value-type="float" office:value="841">
                <text:p>841</text:p>
              </table:table-cell>
              <table:table-cell office:value-type="float" office:value="0.858313798904419">
                <text:p>0.8583137989044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76">
                <text:p>7176</text:p>
              </table:table-cell>
              <table:table-cell office:value-type="float" office:value="0.269521117210388">
                <text:p>0.269521117210388</text:p>
              </table:table-cell>
              <table:table-cell office:value-type="float" office:value="849">
                <text:p>849</text:p>
              </table:table-cell>
              <table:table-cell office:value-type="float" office:value="0.840427041053772">
                <text:p>0.840427041053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32">
                <text:p>7332</text:p>
              </table:table-cell>
              <table:table-cell office:value-type="float" office:value="0.266243010759354">
                <text:p>0.266243010759354</text:p>
              </table:table-cell>
              <table:table-cell office:value-type="float" office:value="855">
                <text:p>855</text:p>
              </table:table-cell>
              <table:table-cell office:value-type="float" office:value="0.856835424900055">
                <text:p>0.856835424900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88">
                <text:p>7488</text:p>
              </table:table-cell>
              <table:table-cell office:value-type="float" office:value="0.285205721855164">
                <text:p>0.285205721855164</text:p>
              </table:table-cell>
              <table:table-cell office:value-type="float" office:value="876">
                <text:p>876</text:p>
              </table:table-cell>
              <table:table-cell office:value-type="float" office:value="0.834169805049896">
                <text:p>0.834169805049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44">
                <text:p>7644</text:p>
              </table:table-cell>
              <table:table-cell office:value-type="float" office:value="0.274008601903915">
                <text:p>0.274008601903915</text:p>
              </table:table-cell>
              <table:table-cell office:value-type="float" office:value="883">
                <text:p>883</text:p>
              </table:table-cell>
              <table:table-cell office:value-type="float" office:value="0.783867537975311">
                <text:p>0.78386753797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44">
                <text:p>7644</text:p>
              </table:table-cell>
              <table:table-cell office:value-type="float" office:value="0.268660634756088">
                <text:p>0.268660634756088</text:p>
              </table:table-cell>
              <table:table-cell office:value-type="float" office:value="886">
                <text:p>886</text:p>
              </table:table-cell>
              <table:table-cell office:value-type="float" office:value="0.786352038383484">
                <text:p>0.786352038383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44">
                <text:p>7644</text:p>
              </table:table-cell>
              <table:table-cell office:value-type="float" office:value="0.264941990375519">
                <text:p>0.264941990375519</text:p>
              </table:table-cell>
              <table:table-cell office:value-type="float" office:value="901">
                <text:p>901</text:p>
              </table:table-cell>
              <table:table-cell office:value-type="float" office:value="0.790237545967102">
                <text:p>0.790237545967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800">
                <text:p>7800</text:p>
              </table:table-cell>
              <table:table-cell office:value-type="float" office:value="0.27340030670166">
                <text:p>0.27340030670166</text:p>
              </table:table-cell>
              <table:table-cell office:value-type="float" office:value="904">
                <text:p>904</text:p>
              </table:table-cell>
              <table:table-cell office:value-type="float" office:value="0.742611646652222">
                <text:p>0.7426116466522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56">
                <text:p>7956</text:p>
              </table:table-cell>
              <table:table-cell office:value-type="float" office:value="0.28815022110939">
                <text:p>0.28815022110939</text:p>
              </table:table-cell>
              <table:table-cell office:value-type="float" office:value="930">
                <text:p>930</text:p>
              </table:table-cell>
              <table:table-cell office:value-type="float" office:value="0.698917329311371">
                <text:p>0.6989173293113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12">
                <text:p>8112</text:p>
              </table:table-cell>
              <table:table-cell office:value-type="float" office:value="0.251821368932724">
                <text:p>0.251821368932724</text:p>
              </table:table-cell>
              <table:table-cell office:value-type="float" office:value="974">
                <text:p>974</text:p>
              </table:table-cell>
              <table:table-cell office:value-type="float" office:value="0.699066519737244">
                <text:p>0.6990665197372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12">
                <text:p>8112</text:p>
              </table:table-cell>
              <table:table-cell office:value-type="float" office:value="0.274734288454056">
                <text:p>0.274734288454056</text:p>
              </table:table-cell>
              <table:table-cell office:value-type="float" office:value="1008">
                <text:p>1008</text:p>
              </table:table-cell>
              <table:table-cell office:value-type="float" office:value="0.769617319107056">
                <text:p>0.769617319107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68">
                <text:p>8268</text:p>
              </table:table-cell>
              <table:table-cell office:value-type="float" office:value="0.242985516786575">
                <text:p>0.242985516786575</text:p>
              </table:table-cell>
              <table:table-cell office:value-type="float" office:value="1041">
                <text:p>1041</text:p>
              </table:table-cell>
              <table:table-cell office:value-type="float" office:value="0.722890853881836">
                <text:p>0.7228908538818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24">
                <text:p>8424</text:p>
              </table:table-cell>
              <table:table-cell office:value-type="float" office:value="0.249682128429413">
                <text:p>0.249682128429413</text:p>
              </table:table-cell>
              <table:table-cell office:value-type="float" office:value="1043">
                <text:p>1043</text:p>
              </table:table-cell>
              <table:table-cell office:value-type="float" office:value="0.750032961368561">
                <text:p>0.750032961368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80">
                <text:p>8580</text:p>
              </table:table-cell>
              <table:table-cell office:value-type="float" office:value="0.262151330709457">
                <text:p>0.262151330709457</text:p>
              </table:table-cell>
              <table:table-cell office:value-type="float" office:value="1055">
                <text:p>1055</text:p>
              </table:table-cell>
              <table:table-cell office:value-type="float" office:value="0.749885559082031">
                <text:p>0.749885559082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36">
                <text:p>8736</text:p>
              </table:table-cell>
              <table:table-cell office:value-type="float" office:value="0.259197413921356">
                <text:p>0.259197413921356</text:p>
              </table:table-cell>
              <table:table-cell office:value-type="float" office:value="1071">
                <text:p>1071</text:p>
              </table:table-cell>
              <table:table-cell office:value-type="float" office:value="0.686977505683899">
                <text:p>0.6869775056838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92">
                <text:p>8892</text:p>
              </table:table-cell>
              <table:table-cell office:value-type="float" office:value="0.249259099364281">
                <text:p>0.249259099364281</text:p>
              </table:table-cell>
              <table:table-cell office:value-type="float" office:value="1090">
                <text:p>1090</text:p>
              </table:table-cell>
              <table:table-cell office:value-type="float" office:value="0.682756304740906">
                <text:p>0.6827563047409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48">
                <text:p>9048</text:p>
              </table:table-cell>
              <table:table-cell office:value-type="float" office:value="0.24856162071228">
                <text:p>0.24856162071228</text:p>
              </table:table-cell>
              <table:table-cell office:value-type="float" office:value="1133">
                <text:p>1133</text:p>
              </table:table-cell>
              <table:table-cell office:value-type="float" office:value="0.610203146934509">
                <text:p>0.610203146934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04">
                <text:p>9204</text:p>
              </table:table-cell>
              <table:table-cell office:value-type="float" office:value="0.244355648756027">
                <text:p>0.244355648756027</text:p>
              </table:table-cell>
              <table:table-cell office:value-type="float" office:value="1156">
                <text:p>1156</text:p>
              </table:table-cell>
              <table:table-cell office:value-type="float" office:value="0.70331072807312">
                <text:p>0.703310728073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360">
                <text:p>9360</text:p>
              </table:table-cell>
              <table:table-cell office:value-type="float" office:value="0.23622989654541">
                <text:p>0.23622989654541</text:p>
              </table:table-cell>
              <table:table-cell office:value-type="float" office:value="1164">
                <text:p>1164</text:p>
              </table:table-cell>
              <table:table-cell office:value-type="float" office:value="0.699223279953003">
                <text:p>0.6992232799530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16">
                <text:p>9516</text:p>
              </table:table-cell>
              <table:table-cell office:value-type="float" office:value="0.292087644338608">
                <text:p>0.292087644338608</text:p>
              </table:table-cell>
              <table:table-cell office:value-type="float" office:value="1201">
                <text:p>1201</text:p>
              </table:table-cell>
              <table:table-cell office:value-type="float" office:value="0.742367148399353">
                <text:p>0.7423671483993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2">
                <text:p>9672</text:p>
              </table:table-cell>
              <table:table-cell office:value-type="float" office:value="0.281243324279785">
                <text:p>0.281243324279785</text:p>
              </table:table-cell>
              <table:table-cell office:value-type="float" office:value="1210">
                <text:p>1210</text:p>
              </table:table-cell>
              <table:table-cell office:value-type="float" office:value="0.66524749994278">
                <text:p>0.665247499942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28">
                <text:p>9828</text:p>
              </table:table-cell>
              <table:table-cell office:value-type="float" office:value="0.219704315066338">
                <text:p>0.219704315066338</text:p>
              </table:table-cell>
              <table:table-cell office:value-type="float" office:value="1215">
                <text:p>1215</text:p>
              </table:table-cell>
              <table:table-cell office:value-type="float" office:value="0.680001676082611">
                <text:p>0.6800016760826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84">
                <text:p>9984</text:p>
              </table:table-cell>
              <table:table-cell office:value-type="float" office:value="0.228420943021774">
                <text:p>0.228420943021774</text:p>
              </table:table-cell>
              <table:table-cell office:value-type="float" office:value="1233">
                <text:p>1233</text:p>
              </table:table-cell>
              <table:table-cell office:value-type="float" office:value="0.649888932704926">
                <text:p>0.6498889327049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40">
                <text:p>10140</text:p>
              </table:table-cell>
              <table:table-cell office:value-type="float" office:value="0.278018325567245">
                <text:p>0.278018325567245</text:p>
              </table:table-cell>
              <table:table-cell office:value-type="float" office:value="1247">
                <text:p>1247</text:p>
              </table:table-cell>
              <table:table-cell office:value-type="float" office:value="0.580913543701172">
                <text:p>0.580913543701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96">
                <text:p>10296</text:p>
              </table:table-cell>
              <table:table-cell office:value-type="float" office:value="0.255515307188034">
                <text:p>0.255515307188034</text:p>
              </table:table-cell>
              <table:table-cell office:value-type="float" office:value="1250">
                <text:p>1250</text:p>
              </table:table-cell>
              <table:table-cell office:value-type="float" office:value="0.698863446712494">
                <text:p>0.6988634467124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452">
                <text:p>10452</text:p>
              </table:table-cell>
              <table:table-cell office:value-type="float" office:value="0.22972796857357">
                <text:p>0.22972796857357</text:p>
              </table:table-cell>
              <table:table-cell office:value-type="float" office:value="1262">
                <text:p>1262</text:p>
              </table:table-cell>
              <table:table-cell office:value-type="float" office:value="0.768650889396668">
                <text:p>0.768650889396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08">
                <text:p>10608</text:p>
              </table:table-cell>
              <table:table-cell office:value-type="float" office:value="0.217048734426498">
                <text:p>0.217048734426498</text:p>
              </table:table-cell>
              <table:table-cell office:value-type="float" office:value="1279">
                <text:p>1279</text:p>
              </table:table-cell>
              <table:table-cell office:value-type="float" office:value="0.706372499465942">
                <text:p>0.7063724994659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64">
                <text:p>10764</text:p>
              </table:table-cell>
              <table:table-cell office:value-type="float" office:value="0.213223740458488">
                <text:p>0.213223740458488</text:p>
              </table:table-cell>
              <table:table-cell office:value-type="float" office:value="1307">
                <text:p>1307</text:p>
              </table:table-cell>
              <table:table-cell office:value-type="float" office:value="0.68028175830841">
                <text:p>0.68028175830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20">
                <text:p>10920</text:p>
              </table:table-cell>
              <table:table-cell office:value-type="float" office:value="0.215436741709709">
                <text:p>0.215436741709709</text:p>
              </table:table-cell>
              <table:table-cell office:value-type="float" office:value="1327">
                <text:p>1327</text:p>
              </table:table-cell>
              <table:table-cell office:value-type="float" office:value="0.706566691398621">
                <text:p>0.706566691398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076">
                <text:p>11076</text:p>
              </table:table-cell>
              <table:table-cell office:value-type="float" office:value="0.230838254094124">
                <text:p>0.230838254094124</text:p>
              </table:table-cell>
              <table:table-cell office:value-type="float" office:value="1376">
                <text:p>1376</text:p>
              </table:table-cell>
              <table:table-cell office:value-type="float" office:value="0.659725666046143">
                <text:p>0.659725666046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32">
                <text:p>11232</text:p>
              </table:table-cell>
              <table:table-cell office:value-type="float" office:value="0.247269079089165">
                <text:p>0.247269079089165</text:p>
              </table:table-cell>
              <table:table-cell office:value-type="float" office:value="1417">
                <text:p>1417</text:p>
              </table:table-cell>
              <table:table-cell office:value-type="float" office:value="0.636075735092163">
                <text:p>0.636075735092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88">
                <text:p>11388</text:p>
              </table:table-cell>
              <table:table-cell office:value-type="float" office:value="0.214700818061829">
                <text:p>0.214700818061829</text:p>
              </table:table-cell>
              <table:table-cell office:value-type="float" office:value="1422">
                <text:p>1422</text:p>
              </table:table-cell>
              <table:table-cell office:value-type="float" office:value="0.780396223068237">
                <text:p>0.7803962230682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44">
                <text:p>11544</text:p>
              </table:table-cell>
              <table:table-cell office:value-type="float" office:value="0.216636896133423">
                <text:p>0.216636896133423</text:p>
              </table:table-cell>
              <table:table-cell office:value-type="float" office:value="1425">
                <text:p>1425</text:p>
              </table:table-cell>
              <table:table-cell office:value-type="float" office:value="0.556070804595947">
                <text:p>0.5560708045959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700">
                <text:p>11700</text:p>
              </table:table-cell>
              <table:table-cell office:value-type="float" office:value="0.229867815971374">
                <text:p>0.229867815971374</text:p>
              </table:table-cell>
              <table:table-cell office:value-type="float" office:value="1470">
                <text:p>1470</text:p>
              </table:table-cell>
              <table:table-cell office:value-type="float" office:value="0.623409330844879">
                <text:p>0.6234093308448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856">
                <text:p>11856</text:p>
              </table:table-cell>
              <table:table-cell office:value-type="float" office:value="0.21518138051033">
                <text:p>0.21518138051033</text:p>
              </table:table-cell>
              <table:table-cell office:value-type="float" office:value="1480">
                <text:p>1480</text:p>
              </table:table-cell>
              <table:table-cell office:value-type="float" office:value="0.613180577754974">
                <text:p>0.613180577754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12">
                <text:p>12012</text:p>
              </table:table-cell>
              <table:table-cell office:value-type="float" office:value="0.204981669783592">
                <text:p>0.204981669783592</text:p>
              </table:table-cell>
              <table:table-cell office:value-type="float" office:value="1520">
                <text:p>1520</text:p>
              </table:table-cell>
              <table:table-cell office:value-type="float" office:value="0.582121551036835">
                <text:p>0.582121551036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68">
                <text:p>12168</text:p>
              </table:table-cell>
              <table:table-cell office:value-type="float" office:value="0.223471820354462">
                <text:p>0.223471820354462</text:p>
              </table:table-cell>
              <table:table-cell office:value-type="float" office:value="1597">
                <text:p>1597</text:p>
              </table:table-cell>
              <table:table-cell office:value-type="float" office:value="0.531584143638611">
                <text:p>0.5315841436386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24">
                <text:p>12324</text:p>
              </table:table-cell>
              <table:table-cell office:value-type="float" office:value="0.264656394720078">
                <text:p>0.264656394720078</text:p>
              </table:table-cell>
              <table:table-cell office:value-type="float" office:value="1619">
                <text:p>1619</text:p>
              </table:table-cell>
              <table:table-cell office:value-type="float" office:value="0.614193439483643">
                <text:p>0.614193439483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480">
                <text:p>12480</text:p>
              </table:table-cell>
              <table:table-cell office:value-type="float" office:value="0.212193414568901">
                <text:p>0.212193414568901</text:p>
              </table:table-cell>
              <table:table-cell office:value-type="float" office:value="1622">
                <text:p>1622</text:p>
              </table:table-cell>
              <table:table-cell office:value-type="float" office:value="0.535167455673218">
                <text:p>0.5351674556732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636">
                <text:p>12636</text:p>
              </table:table-cell>
              <table:table-cell office:value-type="float" office:value="0.255054086446762">
                <text:p>0.255054086446762</text:p>
              </table:table-cell>
              <table:table-cell office:value-type="float" office:value="1641">
                <text:p>1641</text:p>
              </table:table-cell>
              <table:table-cell office:value-type="float" office:value="0.469941645860672">
                <text:p>0.4699416458606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792">
                <text:p>12792</text:p>
              </table:table-cell>
              <table:table-cell office:value-type="float" office:value="0.205224424600601">
                <text:p>0.205224424600601</text:p>
              </table:table-cell>
              <table:table-cell office:value-type="float" office:value="1657">
                <text:p>1657</text:p>
              </table:table-cell>
              <table:table-cell office:value-type="float" office:value="0.52639651298523">
                <text:p>0.526396512985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948">
                <text:p>12948</text:p>
              </table:table-cell>
              <table:table-cell office:value-type="float" office:value="0.192113071680069">
                <text:p>0.192113071680069</text:p>
              </table:table-cell>
              <table:table-cell office:value-type="float" office:value="1700">
                <text:p>1700</text:p>
              </table:table-cell>
              <table:table-cell office:value-type="float" office:value="0.58804988861084">
                <text:p>0.588049888610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104">
                <text:p>13104</text:p>
              </table:table-cell>
              <table:table-cell office:value-type="float" office:value="0.225709319114685">
                <text:p>0.225709319114685</text:p>
              </table:table-cell>
              <table:table-cell office:value-type="float" office:value="1720">
                <text:p>1720</text:p>
              </table:table-cell>
              <table:table-cell office:value-type="float" office:value="0.495076805353165">
                <text:p>0.4950768053531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60">
                <text:p>13260</text:p>
              </table:table-cell>
              <table:table-cell office:value-type="float" office:value="0.208529725670814">
                <text:p>0.208529725670814</text:p>
              </table:table-cell>
              <table:table-cell office:value-type="float" office:value="1742">
                <text:p>1742</text:p>
              </table:table-cell>
              <table:table-cell office:value-type="float" office:value="0.54422789812088">
                <text:p>0.544227898120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16">
                <text:p>13416</text:p>
              </table:table-cell>
              <table:table-cell office:value-type="float" office:value="0.200684502720833">
                <text:p>0.200684502720833</text:p>
              </table:table-cell>
              <table:table-cell office:value-type="float" office:value="1757">
                <text:p>1757</text:p>
              </table:table-cell>
              <table:table-cell office:value-type="float" office:value="0.612276077270508">
                <text:p>0.6122760772705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572">
                <text:p>13572</text:p>
              </table:table-cell>
              <table:table-cell office:value-type="float" office:value="0.218377932906151">
                <text:p>0.218377932906151</text:p>
              </table:table-cell>
              <table:table-cell office:value-type="float" office:value="1782">
                <text:p>1782</text:p>
              </table:table-cell>
              <table:table-cell office:value-type="float" office:value="0.523297548294067">
                <text:p>0.5232975482940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28">
                <text:p>13728</text:p>
              </table:table-cell>
              <table:table-cell office:value-type="float" office:value="0.190760597586632">
                <text:p>0.190760597586632</text:p>
              </table:table-cell>
              <table:table-cell office:value-type="float" office:value="1785">
                <text:p>1785</text:p>
              </table:table-cell>
              <table:table-cell office:value-type="float" office:value="0.513407588005066">
                <text:p>0.5134075880050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884">
                <text:p>13884</text:p>
              </table:table-cell>
              <table:table-cell office:value-type="float" office:value="0.21046781539917">
                <text:p>0.21046781539917</text:p>
              </table:table-cell>
              <table:table-cell office:value-type="float" office:value="1799">
                <text:p>1799</text:p>
              </table:table-cell>
              <table:table-cell office:value-type="float" office:value="0.575663805007935">
                <text:p>0.5756638050079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040">
                <text:p>14040</text:p>
              </table:table-cell>
              <table:table-cell office:value-type="float" office:value="0.208605721592903">
                <text:p>0.208605721592903</text:p>
              </table:table-cell>
              <table:table-cell office:value-type="float" office:value="1811">
                <text:p>1811</text:p>
              </table:table-cell>
              <table:table-cell office:value-type="float" office:value="0.700082838535309">
                <text:p>0.7000828385353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196">
                <text:p>14196</text:p>
              </table:table-cell>
              <table:table-cell office:value-type="float" office:value="0.218569040298462">
                <text:p>0.218569040298462</text:p>
              </table:table-cell>
              <table:table-cell office:value-type="float" office:value="1814">
                <text:p>1814</text:p>
              </table:table-cell>
              <table:table-cell office:value-type="float" office:value="0.574473023414612">
                <text:p>0.5744730234146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352">
                <text:p>14352</text:p>
              </table:table-cell>
              <table:table-cell office:value-type="float" office:value="0.19942544400692">
                <text:p>0.19942544400692</text:p>
              </table:table-cell>
              <table:table-cell office:value-type="float" office:value="1852">
                <text:p>1852</text:p>
              </table:table-cell>
              <table:table-cell office:value-type="float" office:value="0.514290571212769">
                <text:p>0.5142905712127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08">
                <text:p>14508</text:p>
              </table:table-cell>
              <table:table-cell office:value-type="float" office:value="0.203170731663704">
                <text:p>0.203170731663704</text:p>
              </table:table-cell>
              <table:table-cell office:value-type="float" office:value="1866">
                <text:p>1866</text:p>
              </table:table-cell>
              <table:table-cell office:value-type="float" office:value="0.498573303222656">
                <text:p>0.4985733032226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64">
                <text:p>14664</text:p>
              </table:table-cell>
              <table:table-cell office:value-type="float" office:value="0.196262538433075">
                <text:p>0.196262538433075</text:p>
              </table:table-cell>
              <table:table-cell office:value-type="float" office:value="1876">
                <text:p>1876</text:p>
              </table:table-cell>
              <table:table-cell office:value-type="float" office:value="0.494377255439758">
                <text:p>0.4943772554397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20">
                <text:p>14820</text:p>
              </table:table-cell>
              <table:table-cell office:value-type="float" office:value="0.187399417161942">
                <text:p>0.187399417161942</text:p>
              </table:table-cell>
              <table:table-cell office:value-type="float" office:value="1887">
                <text:p>1887</text:p>
              </table:table-cell>
              <table:table-cell office:value-type="float" office:value="0.548029899597168">
                <text:p>0.5480298995971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976">
                <text:p>14976</text:p>
              </table:table-cell>
              <table:table-cell office:value-type="float" office:value="0.227195620536804">
                <text:p>0.227195620536804</text:p>
              </table:table-cell>
              <table:table-cell office:value-type="float" office:value="1903">
                <text:p>1903</text:p>
              </table:table-cell>
              <table:table-cell office:value-type="float" office:value="0.507174134254456">
                <text:p>0.5071741342544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132">
                <text:p>15132</text:p>
              </table:table-cell>
              <table:table-cell office:value-type="float" office:value="0.210375040769577">
                <text:p>0.210375040769577</text:p>
              </table:table-cell>
              <table:table-cell office:value-type="float" office:value="1920">
                <text:p>1920</text:p>
              </table:table-cell>
              <table:table-cell office:value-type="float" office:value="0.47277307510376">
                <text:p>0.47277307510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288">
                <text:p>15288</text:p>
              </table:table-cell>
              <table:table-cell office:value-type="float" office:value="0.186826199293137">
                <text:p>0.186826199293137</text:p>
              </table:table-cell>
              <table:table-cell office:value-type="float" office:value="1937">
                <text:p>1937</text:p>
              </table:table-cell>
              <table:table-cell office:value-type="float" office:value="0.620363593101501">
                <text:p>0.620363593101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44">
                <text:p>15444</text:p>
              </table:table-cell>
              <table:table-cell office:value-type="float" office:value="0.195431977510452">
                <text:p>0.195431977510452</text:p>
              </table:table-cell>
              <table:table-cell office:value-type="float" office:value="1943">
                <text:p>1943</text:p>
              </table:table-cell>
              <table:table-cell office:value-type="float" office:value="0.50558865070343">
                <text:p>0.50558865070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44">
                <text:p>15444</text:p>
              </table:table-cell>
              <table:table-cell office:value-type="float" office:value="0.226044848561287">
                <text:p>0.226044848561287</text:p>
              </table:table-cell>
              <table:table-cell office:value-type="float" office:value="1950">
                <text:p>1950</text:p>
              </table:table-cell>
              <table:table-cell office:value-type="float" office:value="0.618003368377685">
                <text:p>0.618003368377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600">
                <text:p>15600</text:p>
              </table:table-cell>
              <table:table-cell office:value-type="float" office:value="0.188018605113029">
                <text:p>0.188018605113029</text:p>
              </table:table-cell>
              <table:table-cell office:value-type="float" office:value="1964">
                <text:p>1964</text:p>
              </table:table-cell>
              <table:table-cell office:value-type="float" office:value="0.473200112581253">
                <text:p>0.473200112581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756">
                <text:p>15756</text:p>
              </table:table-cell>
              <table:table-cell office:value-type="float" office:value="0.187370002269745">
                <text:p>0.187370002269745</text:p>
              </table:table-cell>
              <table:table-cell office:value-type="float" office:value="1980">
                <text:p>1980</text:p>
              </table:table-cell>
              <table:table-cell office:value-type="float" office:value="0.437060713768005">
                <text:p>0.4370607137680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912">
                <text:p>15912</text:p>
              </table:table-cell>
              <table:table-cell office:value-type="float" office:value="0.176133841276169">
                <text:p>0.176133841276169</text:p>
              </table:table-cell>
              <table:table-cell office:value-type="float" office:value="2025">
                <text:p>2025</text:p>
              </table:table-cell>
              <table:table-cell office:value-type="float" office:value="0.44832181930542">
                <text:p>0.448321819305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068">
                <text:p>16068</text:p>
              </table:table-cell>
              <table:table-cell office:value-type="float" office:value="0.177705481648445">
                <text:p>0.177705481648445</text:p>
              </table:table-cell>
              <table:table-cell office:value-type="float" office:value="2090">
                <text:p>2090</text:p>
              </table:table-cell>
              <table:table-cell office:value-type="float" office:value="0.533450603485107">
                <text:p>0.533450603485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224">
                <text:p>16224</text:p>
              </table:table-cell>
              <table:table-cell office:value-type="float" office:value="0.183257266879082">
                <text:p>0.183257266879082</text:p>
              </table:table-cell>
              <table:table-cell office:value-type="float" office:value="2111">
                <text:p>2111</text:p>
              </table:table-cell>
              <table:table-cell office:value-type="float" office:value="0.536698400974274">
                <text:p>0.5366984009742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80">
                <text:p>16380</text:p>
              </table:table-cell>
              <table:table-cell office:value-type="float" office:value="0.196200773119926">
                <text:p>0.196200773119926</text:p>
              </table:table-cell>
              <table:table-cell office:value-type="float" office:value="2176">
                <text:p>2176</text:p>
              </table:table-cell>
              <table:table-cell office:value-type="float" office:value="0.494936883449554">
                <text:p>0.4949368834495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536">
                <text:p>16536</text:p>
              </table:table-cell>
              <table:table-cell office:value-type="float" office:value="0.172401517629623">
                <text:p>0.172401517629623</text:p>
              </table:table-cell>
              <table:table-cell office:value-type="float" office:value="2195">
                <text:p>2195</text:p>
              </table:table-cell>
              <table:table-cell office:value-type="float" office:value="0.561636984348297">
                <text:p>0.561636984348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692">
                <text:p>16692</text:p>
              </table:table-cell>
              <table:table-cell office:value-type="float" office:value="0.176280692219734">
                <text:p>0.176280692219734</text:p>
              </table:table-cell>
              <table:table-cell office:value-type="float" office:value="2291">
                <text:p>2291</text:p>
              </table:table-cell>
              <table:table-cell office:value-type="float" office:value="0.451782405376434">
                <text:p>0.4517824053764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48">
                <text:p>16848</text:p>
              </table:table-cell>
              <table:table-cell office:value-type="float" office:value="0.170344218611717">
                <text:p>0.170344218611717</text:p>
              </table:table-cell>
              <table:table-cell office:value-type="float" office:value="2312">
                <text:p>2312</text:p>
              </table:table-cell>
              <table:table-cell office:value-type="float" office:value="0.443694591522217">
                <text:p>0.4436945915222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04">
                <text:p>17004</text:p>
              </table:table-cell>
              <table:table-cell office:value-type="float" office:value="0.200812757015228">
                <text:p>0.200812757015228</text:p>
              </table:table-cell>
              <table:table-cell office:value-type="float" office:value="2315">
                <text:p>2315</text:p>
              </table:table-cell>
              <table:table-cell office:value-type="float" office:value="0.558423459529877">
                <text:p>0.5584234595298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160">
                <text:p>17160</text:p>
              </table:table-cell>
              <table:table-cell office:value-type="float" office:value="0.184372514486313">
                <text:p>0.184372514486313</text:p>
              </table:table-cell>
              <table:table-cell office:value-type="float" office:value="2399">
                <text:p>2399</text:p>
              </table:table-cell>
              <table:table-cell office:value-type="float" office:value="0.424324572086334">
                <text:p>0.424324572086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16">
                <text:p>17316</text:p>
              </table:table-cell>
              <table:table-cell office:value-type="float" office:value="0.175005361437798">
                <text:p>0.175005361437798</text:p>
              </table:table-cell>
              <table:table-cell office:value-type="float" office:value="2417">
                <text:p>2417</text:p>
              </table:table-cell>
              <table:table-cell office:value-type="float" office:value="0.519600749015808">
                <text:p>0.5196007490158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472">
                <text:p>17472</text:p>
              </table:table-cell>
              <table:table-cell office:value-type="float" office:value="0.173058271408081">
                <text:p>0.173058271408081</text:p>
              </table:table-cell>
              <table:table-cell office:value-type="float" office:value="2467">
                <text:p>2467</text:p>
              </table:table-cell>
              <table:table-cell office:value-type="float" office:value="0.410880237817764">
                <text:p>0.4108802378177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28">
                <text:p>17628</text:p>
              </table:table-cell>
              <table:table-cell office:value-type="float" office:value="0.177461043000221">
                <text:p>0.177461043000221</text:p>
              </table:table-cell>
              <table:table-cell office:value-type="float" office:value="2468">
                <text:p>2468</text:p>
              </table:table-cell>
              <table:table-cell office:value-type="float" office:value="0.467924058437347">
                <text:p>0.467924058437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784">
                <text:p>17784</text:p>
              </table:table-cell>
              <table:table-cell office:value-type="float" office:value="0.195609897375107">
                <text:p>0.195609897375107</text:p>
              </table:table-cell>
              <table:table-cell office:value-type="float" office:value="2507">
                <text:p>2507</text:p>
              </table:table-cell>
              <table:table-cell office:value-type="float" office:value="0.359575510025024">
                <text:p>0.359575510025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940">
                <text:p>17940</text:p>
              </table:table-cell>
              <table:table-cell office:value-type="float" office:value="0.18452188372612">
                <text:p>0.18452188372612</text:p>
              </table:table-cell>
              <table:table-cell office:value-type="float" office:value="2525">
                <text:p>2525</text:p>
              </table:table-cell>
              <table:table-cell office:value-type="float" office:value="0.394693970680237">
                <text:p>0.3946939706802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096">
                <text:p>18096</text:p>
              </table:table-cell>
              <table:table-cell office:value-type="float" office:value="0.177578434348106">
                <text:p>0.177578434348106</text:p>
              </table:table-cell>
              <table:table-cell office:value-type="float" office:value="2545">
                <text:p>2545</text:p>
              </table:table-cell>
              <table:table-cell office:value-type="float" office:value="0.536473035812378">
                <text:p>0.5364730358123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252">
                <text:p>18252</text:p>
              </table:table-cell>
              <table:table-cell office:value-type="float" office:value="0.189520642161369">
                <text:p>0.189520642161369</text:p>
              </table:table-cell>
              <table:table-cell office:value-type="float" office:value="2548">
                <text:p>2548</text:p>
              </table:table-cell>
              <table:table-cell office:value-type="float" office:value="0.463889598846436">
                <text:p>0.4638895988464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408">
                <text:p>18408</text:p>
              </table:table-cell>
              <table:table-cell office:value-type="float" office:value="0.172866120934486">
                <text:p>0.172866120934486</text:p>
              </table:table-cell>
              <table:table-cell office:value-type="float" office:value="2580">
                <text:p>2580</text:p>
              </table:table-cell>
              <table:table-cell office:value-type="float" office:value="0.413813412189484">
                <text:p>0.4138134121894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564">
                <text:p>18564</text:p>
              </table:table-cell>
              <table:table-cell office:value-type="float" office:value="0.188394889235496">
                <text:p>0.188394889235496</text:p>
              </table:table-cell>
              <table:table-cell office:value-type="float" office:value="2589">
                <text:p>2589</text:p>
              </table:table-cell>
              <table:table-cell office:value-type="float" office:value="0.341528445482254">
                <text:p>0.3415284454822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720">
                <text:p>18720</text:p>
              </table:table-cell>
              <table:table-cell office:value-type="float" office:value="0.174278855323792">
                <text:p>0.174278855323792</text:p>
              </table:table-cell>
              <table:table-cell office:value-type="float" office:value="2591">
                <text:p>2591</text:p>
              </table:table-cell>
              <table:table-cell office:value-type="float" office:value="0.431046158075333">
                <text:p>0.431046158075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876">
                <text:p>18876</text:p>
              </table:table-cell>
              <table:table-cell office:value-type="float" office:value="0.192968562245369">
                <text:p>0.192968562245369</text:p>
              </table:table-cell>
              <table:table-cell office:value-type="float" office:value="2594">
                <text:p>2594</text:p>
              </table:table-cell>
              <table:table-cell office:value-type="float" office:value="0.410003483295441">
                <text:p>0.410003483295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032">
                <text:p>19032</text:p>
              </table:table-cell>
              <table:table-cell office:value-type="float" office:value="0.171908155083656">
                <text:p>0.171908155083656</text:p>
              </table:table-cell>
              <table:table-cell office:value-type="float" office:value="2599">
                <text:p>2599</text:p>
              </table:table-cell>
              <table:table-cell office:value-type="float" office:value="0.381144434213638">
                <text:p>0.3811444342136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88">
                <text:p>19188</text:p>
              </table:table-cell>
              <table:table-cell office:value-type="float" office:value="0.163127586245537">
                <text:p>0.163127586245537</text:p>
              </table:table-cell>
              <table:table-cell office:value-type="float" office:value="2618">
                <text:p>2618</text:p>
              </table:table-cell>
              <table:table-cell office:value-type="float" office:value="0.529418706893921">
                <text:p>0.5294187068939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44">
                <text:p>19344</text:p>
              </table:table-cell>
              <table:table-cell office:value-type="float" office:value="0.162552237510681">
                <text:p>0.162552237510681</text:p>
              </table:table-cell>
              <table:table-cell office:value-type="float" office:value="2650">
                <text:p>2650</text:p>
              </table:table-cell>
              <table:table-cell office:value-type="float" office:value="0.392796874046326">
                <text:p>0.392796874046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5">
                <text:p>2665</text:p>
              </table:table-cell>
              <table:table-cell office:value-type="float" office:value="0.466888844966888">
                <text:p>0.466888844966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3">
                <text:p>2673</text:p>
              </table:table-cell>
              <table:table-cell office:value-type="float" office:value="0.453937500715256">
                <text:p>0.453937500715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9">
                <text:p>2689</text:p>
              </table:table-cell>
              <table:table-cell office:value-type="float" office:value="0.455318629741669">
                <text:p>0.455318629741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3">
                <text:p>2713</text:p>
              </table:table-cell>
              <table:table-cell office:value-type="float" office:value="0.423019707202911">
                <text:p>0.423019707202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">
                <text:p>2730</text:p>
              </table:table-cell>
              <table:table-cell office:value-type="float" office:value="0.493023991584778">
                <text:p>0.49302399158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9">
                <text:p>2739</text:p>
              </table:table-cell>
              <table:table-cell office:value-type="float" office:value="0.436740458011627">
                <text:p>0.436740458011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9">
                <text:p>2779</text:p>
              </table:table-cell>
              <table:table-cell office:value-type="float" office:value="0.411469608545303">
                <text:p>0.411469608545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5">
                <text:p>2795</text:p>
              </table:table-cell>
              <table:table-cell office:value-type="float" office:value="0.503341197967529">
                <text:p>0.5033411979675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2">
                <text:p>2812</text:p>
              </table:table-cell>
              <table:table-cell office:value-type="float" office:value="0.359678328037262">
                <text:p>0.359678328037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8">
                <text:p>2818</text:p>
              </table:table-cell>
              <table:table-cell office:value-type="float" office:value="0.47113710641861">
                <text:p>0.47113710641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8">
                <text:p>2838</text:p>
              </table:table-cell>
              <table:table-cell office:value-type="float" office:value="0.459480494260788">
                <text:p>0.459480494260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5">
                <text:p>2865</text:p>
              </table:table-cell>
              <table:table-cell office:value-type="float" office:value="0.47588187456131">
                <text:p>0.47588187456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6">
                <text:p>2876</text:p>
              </table:table-cell>
              <table:table-cell office:value-type="float" office:value="0.484041512012482">
                <text:p>0.484041512012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1">
                <text:p>2921</text:p>
              </table:table-cell>
              <table:table-cell office:value-type="float" office:value="0.436558932065964">
                <text:p>0.436558932065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2">
                <text:p>2972</text:p>
              </table:table-cell>
              <table:table-cell office:value-type="float" office:value="0.3740174472332">
                <text:p>0.3740174472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6">
                <text:p>2976</text:p>
              </table:table-cell>
              <table:table-cell office:value-type="float" office:value="0.428046017885208">
                <text:p>0.428046017885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2">
                <text:p>3032</text:p>
              </table:table-cell>
              <table:table-cell office:value-type="float" office:value="0.46969085931778">
                <text:p>0.46969085931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2">
                <text:p>3052</text:p>
              </table:table-cell>
              <table:table-cell office:value-type="float" office:value="0.385949671268463">
                <text:p>0.385949671268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4">
                <text:p>3074</text:p>
              </table:table-cell>
              <table:table-cell office:value-type="float" office:value="0.360916376113892">
                <text:p>0.360916376113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7">
                <text:p>3077</text:p>
              </table:table-cell>
              <table:table-cell office:value-type="float" office:value="0.39042404294014">
                <text:p>0.3904240429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1">
                <text:p>3101</text:p>
              </table:table-cell>
              <table:table-cell office:value-type="float" office:value="0.316875249147415">
                <text:p>0.316875249147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3">
                <text:p>3133</text:p>
              </table:table-cell>
              <table:table-cell office:value-type="float" office:value="0.472967326641083">
                <text:p>0.472967326641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2">
                <text:p>3172</text:p>
              </table:table-cell>
              <table:table-cell office:value-type="float" office:value="0.435639619827271">
                <text:p>0.435639619827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7">
                <text:p>3267</text:p>
              </table:table-cell>
              <table:table-cell office:value-type="float" office:value="0.34054046869278">
                <text:p>0.34054046869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4">
                <text:p>3274</text:p>
              </table:table-cell>
              <table:table-cell office:value-type="float" office:value="0.423890620470047">
                <text:p>0.42389062047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6">
                <text:p>3276</text:p>
              </table:table-cell>
              <table:table-cell office:value-type="float" office:value="0.488222181797028">
                <text:p>0.488222181797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9">
                <text:p>3299</text:p>
              </table:table-cell>
              <table:table-cell office:value-type="float" office:value="0.37020680308342">
                <text:p>0.37020680308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0">
                <text:p>3300</text:p>
              </table:table-cell>
              <table:table-cell office:value-type="float" office:value="0.390861183404922">
                <text:p>0.390861183404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4">
                <text:p>3304</text:p>
              </table:table-cell>
              <table:table-cell office:value-type="float" office:value="0.378466606140137">
                <text:p>0.378466606140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9">
                <text:p>3309</text:p>
              </table:table-cell>
              <table:table-cell office:value-type="float" office:value="0.43513348698616">
                <text:p>0.43513348698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8">
                <text:p>3318</text:p>
              </table:table-cell>
              <table:table-cell office:value-type="float" office:value="0.406541347503662">
                <text:p>0.4065413475036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9">
                <text:p>3319</text:p>
              </table:table-cell>
              <table:table-cell office:value-type="float" office:value="0.431043028831482">
                <text:p>0.431043028831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1">
                <text:p>3331</text:p>
              </table:table-cell>
              <table:table-cell office:value-type="float" office:value="0.471698701381683">
                <text:p>0.471698701381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4">
                <text:p>3364</text:p>
              </table:table-cell>
              <table:table-cell office:value-type="float" office:value="0.404114276170731">
                <text:p>0.404114276170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5">
                <text:p>3375</text:p>
              </table:table-cell>
              <table:table-cell office:value-type="float" office:value="0.502725481987">
                <text:p>0.502725481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2">
                <text:p>3412</text:p>
              </table:table-cell>
              <table:table-cell office:value-type="float" office:value="0.40913000702858">
                <text:p>0.40913000702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8">
                <text:p>3428</text:p>
              </table:table-cell>
              <table:table-cell office:value-type="float" office:value="0.554227828979492">
                <text:p>0.554227828979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2">
                <text:p>3432</text:p>
              </table:table-cell>
              <table:table-cell office:value-type="float" office:value="0.410828232765198">
                <text:p>0.410828232765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9">
                <text:p>3449</text:p>
              </table:table-cell>
              <table:table-cell office:value-type="float" office:value="0.438788682222366">
                <text:p>0.43878868222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9">
                <text:p>3459</text:p>
              </table:table-cell>
              <table:table-cell office:value-type="float" office:value="0.319775938987732">
                <text:p>0.319775938987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2">
                <text:p>3472</text:p>
              </table:table-cell>
              <table:table-cell office:value-type="float" office:value="0.357395350933075">
                <text:p>0.357395350933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2">
                <text:p>3492</text:p>
              </table:table-cell>
              <table:table-cell office:value-type="float" office:value="0.375599086284638">
                <text:p>0.375599086284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3">
                <text:p>3493</text:p>
              </table:table-cell>
              <table:table-cell office:value-type="float" office:value="0.386045038700104">
                <text:p>0.386045038700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5">
                <text:p>3565</text:p>
              </table:table-cell>
              <table:table-cell office:value-type="float" office:value="0.265349924564362">
                <text:p>0.265349924564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1">
                <text:p>3571</text:p>
              </table:table-cell>
              <table:table-cell office:value-type="float" office:value="0.53426057100296">
                <text:p>0.53426057100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1">
                <text:p>3611</text:p>
              </table:table-cell>
              <table:table-cell office:value-type="float" office:value="0.372567921876907">
                <text:p>0.372567921876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9">
                <text:p>3619</text:p>
              </table:table-cell>
              <table:table-cell office:value-type="float" office:value="0.350228309631348">
                <text:p>0.350228309631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4">
                <text:p>3664</text:p>
              </table:table-cell>
              <table:table-cell office:value-type="float" office:value="0.32182502746582">
                <text:p>0.32182502746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9">
                <text:p>3689</text:p>
              </table:table-cell>
              <table:table-cell office:value-type="float" office:value="0.417524516582489">
                <text:p>0.417524516582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9">
                <text:p>3739</text:p>
              </table:table-cell>
              <table:table-cell office:value-type="float" office:value="0.303073525428772">
                <text:p>0.303073525428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3">
                <text:p>3743</text:p>
              </table:table-cell>
              <table:table-cell office:value-type="float" office:value="0.435984671115875">
                <text:p>0.435984671115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4">
                <text:p>3744</text:p>
              </table:table-cell>
              <table:table-cell office:value-type="float" office:value="0.333149135112762">
                <text:p>0.333149135112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8">
                <text:p>3748</text:p>
              </table:table-cell>
              <table:table-cell office:value-type="float" office:value="0.332402050495148">
                <text:p>0.332402050495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2">
                <text:p>3752</text:p>
              </table:table-cell>
              <table:table-cell office:value-type="float" office:value="0.394891053438187">
                <text:p>0.394891053438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4">
                <text:p>3754</text:p>
              </table:table-cell>
              <table:table-cell office:value-type="float" office:value="0.404760360717773">
                <text:p>0.404760360717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8">
                <text:p>3768</text:p>
              </table:table-cell>
              <table:table-cell office:value-type="float" office:value="0.434270232915878">
                <text:p>0.434270232915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9">
                <text:p>3769</text:p>
              </table:table-cell>
              <table:table-cell office:value-type="float" office:value="0.420955896377564">
                <text:p>0.420955896377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3">
                <text:p>3793</text:p>
              </table:table-cell>
              <table:table-cell office:value-type="float" office:value="0.398254573345184">
                <text:p>0.398254573345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6">
                <text:p>3806</text:p>
              </table:table-cell>
              <table:table-cell office:value-type="float" office:value="0.373576283454895">
                <text:p>0.373576283454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6">
                <text:p>3816</text:p>
              </table:table-cell>
              <table:table-cell office:value-type="float" office:value="0.440789312124252">
                <text:p>0.44078931212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7">
                <text:p>3847</text:p>
              </table:table-cell>
              <table:table-cell office:value-type="float" office:value="0.407899737358093">
                <text:p>0.407899737358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5">
                <text:p>3855</text:p>
              </table:table-cell>
              <table:table-cell office:value-type="float" office:value="0.394969940185547">
                <text:p>0.394969940185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2">
                <text:p>3862</text:p>
              </table:table-cell>
              <table:table-cell office:value-type="float" office:value="0.375756621360779">
                <text:p>0.375756621360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7">
                <text:p>3867</text:p>
              </table:table-cell>
              <table:table-cell office:value-type="float" office:value="0.395105004310608">
                <text:p>0.395105004310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4">
                <text:p>3874</text:p>
              </table:table-cell>
              <table:table-cell office:value-type="float" office:value="0.524435937404633">
                <text:p>0.5244359374046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9">
                <text:p>3899</text:p>
              </table:table-cell>
              <table:table-cell office:value-type="float" office:value="0.273867666721344">
                <text:p>0.27386766672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0">
                <text:p>3970</text:p>
              </table:table-cell>
              <table:table-cell office:value-type="float" office:value="0.371550172567368">
                <text:p>0.371550172567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">
                <text:p>3999</text:p>
              </table:table-cell>
              <table:table-cell office:value-type="float" office:value="0.30147996544838">
                <text:p>0.30147996544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0">
                <text:p>4020</text:p>
              </table:table-cell>
              <table:table-cell office:value-type="float" office:value="0.346588551998138">
                <text:p>0.346588551998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9">
                <text:p>4059</text:p>
              </table:table-cell>
              <table:table-cell office:value-type="float" office:value="0.428876638412476">
                <text:p>0.428876638412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1">
                <text:p>4061</text:p>
              </table:table-cell>
              <table:table-cell office:value-type="float" office:value="0.401141256093979">
                <text:p>0.401141256093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">
                <text:p>4110</text:p>
              </table:table-cell>
              <table:table-cell office:value-type="float" office:value="0.256256222724915">
                <text:p>0.256256222724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2">
                <text:p>4122</text:p>
              </table:table-cell>
              <table:table-cell office:value-type="float" office:value="0.322791278362274">
                <text:p>0.322791278362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2">
                <text:p>4162</text:p>
              </table:table-cell>
              <table:table-cell office:value-type="float" office:value="0.473084926605225">
                <text:p>0.473084926605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6">
                <text:p>4166</text:p>
              </table:table-cell>
              <table:table-cell office:value-type="float" office:value="0.351444482803345">
                <text:p>0.351444482803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7">
                <text:p>4167</text:p>
              </table:table-cell>
              <table:table-cell office:value-type="float" office:value="0.386208325624466">
                <text:p>0.386208325624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4">
                <text:p>4184</text:p>
              </table:table-cell>
              <table:table-cell office:value-type="float" office:value="0.370024085044861">
                <text:p>0.370024085044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7">
                <text:p>4187</text:p>
              </table:table-cell>
              <table:table-cell office:value-type="float" office:value="0.458776623010635">
                <text:p>0.458776623010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5">
                <text:p>4205</text:p>
              </table:table-cell>
              <table:table-cell office:value-type="float" office:value="0.369918704032898">
                <text:p>0.36991870403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2">
                <text:p>4212</text:p>
              </table:table-cell>
              <table:table-cell office:value-type="float" office:value="0.447260826826096">
                <text:p>0.447260826826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5">
                <text:p>4245</text:p>
              </table:table-cell>
              <table:table-cell office:value-type="float" office:value="0.353648513555527">
                <text:p>0.353648513555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5">
                <text:p>4275</text:p>
              </table:table-cell>
              <table:table-cell office:value-type="float" office:value="0.365684866905212">
                <text:p>0.365684866905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9">
                <text:p>4279</text:p>
              </table:table-cell>
              <table:table-cell office:value-type="float" office:value="0.410419940948486">
                <text:p>0.410419940948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1">
                <text:p>4351</text:p>
              </table:table-cell>
              <table:table-cell office:value-type="float" office:value="0.341685593128204">
                <text:p>0.341685593128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30">
                <text:p>4430</text:p>
              </table:table-cell>
              <table:table-cell office:value-type="float" office:value="0.367737948894501">
                <text:p>0.367737948894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6">
                <text:p>4446</text:p>
              </table:table-cell>
              <table:table-cell office:value-type="float" office:value="0.45887303352356">
                <text:p>0.45887303352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9">
                <text:p>4469</text:p>
              </table:table-cell>
              <table:table-cell office:value-type="float" office:value="0.334549427032471">
                <text:p>0.334549427032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8">
                <text:p>4488</text:p>
              </table:table-cell>
              <table:table-cell office:value-type="float" office:value="0.346696645021439">
                <text:p>0.346696645021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1">
                <text:p>4491</text:p>
              </table:table-cell>
              <table:table-cell office:value-type="float" office:value="0.425652593374252">
                <text:p>0.42565259337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16">
                <text:p>4516</text:p>
              </table:table-cell>
              <table:table-cell office:value-type="float" office:value="0.312661111354828">
                <text:p>0.312661111354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2">
                <text:p>4522</text:p>
              </table:table-cell>
              <table:table-cell office:value-type="float" office:value="0.305259943008423">
                <text:p>0.305259943008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8">
                <text:p>4568</text:p>
              </table:table-cell>
              <table:table-cell office:value-type="float" office:value="0.34357088804245">
                <text:p>0.34357088804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25">
                <text:p>4625</text:p>
              </table:table-cell>
              <table:table-cell office:value-type="float" office:value="0.2695492208004">
                <text:p>0.2695492208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0">
                <text:p>4640</text:p>
              </table:table-cell>
              <table:table-cell office:value-type="float" office:value="0.360010921955109">
                <text:p>0.3600109219551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55">
                <text:p>4655</text:p>
              </table:table-cell>
              <table:table-cell office:value-type="float" office:value="0.356533169746399">
                <text:p>0.356533169746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67">
                <text:p>4667</text:p>
              </table:table-cell>
              <table:table-cell office:value-type="float" office:value="0.384367346763611">
                <text:p>0.3843673467636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0">
                <text:p>4690</text:p>
              </table:table-cell>
              <table:table-cell office:value-type="float" office:value="0.311672270298004">
                <text:p>0.311672270298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93">
                <text:p>4693</text:p>
              </table:table-cell>
              <table:table-cell office:value-type="float" office:value="0.449714601039887">
                <text:p>0.449714601039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5">
                <text:p>4705</text:p>
              </table:table-cell>
              <table:table-cell office:value-type="float" office:value="0.342020690441132">
                <text:p>0.342020690441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2">
                <text:p>4732</text:p>
              </table:table-cell>
              <table:table-cell office:value-type="float" office:value="0.323759883642197">
                <text:p>0.323759883642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36">
                <text:p>4736</text:p>
              </table:table-cell>
              <table:table-cell office:value-type="float" office:value="0.396044194698334">
                <text:p>0.396044194698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7">
                <text:p>4767</text:p>
              </table:table-cell>
              <table:table-cell office:value-type="float" office:value="0.333120673894882">
                <text:p>0.333120673894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3">
                <text:p>4783</text:p>
              </table:table-cell>
              <table:table-cell office:value-type="float" office:value="0.400939673185349">
                <text:p>0.400939673185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73">
                <text:p>4873</text:p>
              </table:table-cell>
              <table:table-cell office:value-type="float" office:value="0.320700138807297">
                <text:p>0.320700138807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4">
                <text:p>4884</text:p>
              </table:table-cell>
              <table:table-cell office:value-type="float" office:value="0.277688384056091">
                <text:p>0.277688384056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2">
                <text:p>4942</text:p>
              </table:table-cell>
              <table:table-cell office:value-type="float" office:value="0.327588438987732">
                <text:p>0.327588438987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6">
                <text:p>4966</text:p>
              </table:table-cell>
              <table:table-cell office:value-type="float" office:value="0.335876405239105">
                <text:p>0.335876405239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4">
                <text:p>5014</text:p>
              </table:table-cell>
              <table:table-cell office:value-type="float" office:value="0.29638934135437">
                <text:p>0.29638934135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0">
                <text:p>5030</text:p>
              </table:table-cell>
              <table:table-cell office:value-type="float" office:value="0.369081437587738">
                <text:p>0.369081437587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7">
                <text:p>5047</text:p>
              </table:table-cell>
              <table:table-cell office:value-type="float" office:value="0.402559697628021">
                <text:p>0.402559697628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3">
                <text:p>5053</text:p>
              </table:table-cell>
              <table:table-cell office:value-type="float" office:value="0.415066331624985">
                <text:p>0.415066331624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5">
                <text:p>5055</text:p>
              </table:table-cell>
              <table:table-cell office:value-type="float" office:value="0.287007212638855">
                <text:p>0.287007212638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57">
                <text:p>5057</text:p>
              </table:table-cell>
              <table:table-cell office:value-type="float" office:value="0.278155863285065">
                <text:p>0.278155863285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6">
                <text:p>5066</text:p>
              </table:table-cell>
              <table:table-cell office:value-type="float" office:value="0.334371477365494">
                <text:p>0.334371477365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85">
                <text:p>5085</text:p>
              </table:table-cell>
              <table:table-cell office:value-type="float" office:value="0.307461261749268">
                <text:p>0.307461261749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8">
                <text:p>5098</text:p>
              </table:table-cell>
              <table:table-cell office:value-type="float" office:value="0.388395547866821">
                <text:p>0.388395547866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2">
                <text:p>5112</text:p>
              </table:table-cell>
              <table:table-cell office:value-type="float" office:value="0.296587288379669">
                <text:p>0.296587288379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9">
                <text:p>5119</text:p>
              </table:table-cell>
              <table:table-cell office:value-type="float" office:value="0.39667597413063">
                <text:p>0.39667597413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46">
                <text:p>5146</text:p>
              </table:table-cell>
              <table:table-cell office:value-type="float" office:value="0.373676717281342">
                <text:p>0.373676717281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50">
                <text:p>5150</text:p>
              </table:table-cell>
              <table:table-cell office:value-type="float" office:value="0.352699875831604">
                <text:p>0.352699875831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3">
                <text:p>5163</text:p>
              </table:table-cell>
              <table:table-cell office:value-type="float" office:value="0.428938269615173">
                <text:p>0.428938269615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4">
                <text:p>5164</text:p>
              </table:table-cell>
              <table:table-cell office:value-type="float" office:value="0.398920774459839">
                <text:p>0.398920774459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6">
                <text:p>5166</text:p>
              </table:table-cell>
              <table:table-cell office:value-type="float" office:value="0.32683926820755">
                <text:p>0.32683926820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1">
                <text:p>5201</text:p>
              </table:table-cell>
              <table:table-cell office:value-type="float" office:value="0.261794805526733">
                <text:p>0.261794805526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37">
                <text:p>5237</text:p>
              </table:table-cell>
              <table:table-cell office:value-type="float" office:value="0.308839201927185">
                <text:p>0.308839201927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21">
                <text:p>5321</text:p>
              </table:table-cell>
              <table:table-cell office:value-type="float" office:value="0.386358052492142">
                <text:p>0.386358052492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46">
                <text:p>5346</text:p>
              </table:table-cell>
              <table:table-cell office:value-type="float" office:value="0.40966409444809">
                <text:p>0.40966409444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8">
                <text:p>5388</text:p>
              </table:table-cell>
              <table:table-cell office:value-type="float" office:value="0.316134870052338">
                <text:p>0.316134870052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9">
                <text:p>5389</text:p>
              </table:table-cell>
              <table:table-cell office:value-type="float" office:value="0.327870547771454">
                <text:p>0.327870547771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4">
                <text:p>5424</text:p>
              </table:table-cell>
              <table:table-cell office:value-type="float" office:value="0.315846562385559">
                <text:p>0.315846562385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55">
                <text:p>5455</text:p>
              </table:table-cell>
              <table:table-cell office:value-type="float" office:value="0.359240651130676">
                <text:p>0.3592406511306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0">
                <text:p>5480</text:p>
              </table:table-cell>
              <table:table-cell office:value-type="float" office:value="0.281490474939346">
                <text:p>0.281490474939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3">
                <text:p>5483</text:p>
              </table:table-cell>
              <table:table-cell office:value-type="float" office:value="0.359775602817535">
                <text:p>0.359775602817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5">
                <text:p>5495</text:p>
              </table:table-cell>
              <table:table-cell office:value-type="float" office:value="0.278902173042297">
                <text:p>0.278902173042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2">
                <text:p>5502</text:p>
              </table:table-cell>
              <table:table-cell office:value-type="float" office:value="0.34703141450882">
                <text:p>0.34703141450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16">
                <text:p>5516</text:p>
              </table:table-cell>
              <table:table-cell office:value-type="float" office:value="0.42799836397171">
                <text:p>0.42799836397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23">
                <text:p>5523</text:p>
              </table:table-cell>
              <table:table-cell office:value-type="float" office:value="0.406238794326782">
                <text:p>0.406238794326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32">
                <text:p>5532</text:p>
              </table:table-cell>
              <table:table-cell office:value-type="float" office:value="0.357188135385513">
                <text:p>0.357188135385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7">
                <text:p>5547</text:p>
              </table:table-cell>
              <table:table-cell office:value-type="float" office:value="0.345309644937515">
                <text:p>0.345309644937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61">
                <text:p>5561</text:p>
              </table:table-cell>
              <table:table-cell office:value-type="float" office:value="0.332705944776535">
                <text:p>0.332705944776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0">
                <text:p>5570</text:p>
              </table:table-cell>
              <table:table-cell office:value-type="float" office:value="0.315743535757065">
                <text:p>0.315743535757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73">
                <text:p>5573</text:p>
              </table:table-cell>
              <table:table-cell office:value-type="float" office:value="0.320192217826843">
                <text:p>0.320192217826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6">
                <text:p>5596</text:p>
              </table:table-cell>
              <table:table-cell office:value-type="float" office:value="0.300334900617599">
                <text:p>0.3003349006175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1">
                <text:p>5601</text:p>
              </table:table-cell>
              <table:table-cell office:value-type="float" office:value="0.359351843595505">
                <text:p>0.359351843595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13">
                <text:p>5613</text:p>
              </table:table-cell>
              <table:table-cell office:value-type="float" office:value="0.275752305984497">
                <text:p>0.275752305984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5">
                <text:p>5625</text:p>
              </table:table-cell>
              <table:table-cell office:value-type="float" office:value="0.32679483294487">
                <text:p>0.32679483294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43">
                <text:p>5643</text:p>
              </table:table-cell>
              <table:table-cell office:value-type="float" office:value="0.348607003688812">
                <text:p>0.348607003688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0">
                <text:p>5650</text:p>
              </table:table-cell>
              <table:table-cell office:value-type="float" office:value="0.292682617902756">
                <text:p>0.292682617902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5">
                <text:p>5655</text:p>
              </table:table-cell>
              <table:table-cell office:value-type="float" office:value="0.325466930866241">
                <text:p>0.325466930866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0">
                <text:p>5680</text:p>
              </table:table-cell>
              <table:table-cell office:value-type="float" office:value="0.313534438610077">
                <text:p>0.31353443861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86">
                <text:p>5686</text:p>
              </table:table-cell>
              <table:table-cell office:value-type="float" office:value="0.305790781974792">
                <text:p>0.305790781974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5">
                <text:p>5745</text:p>
              </table:table-cell>
              <table:table-cell office:value-type="float" office:value="0.379934012889862">
                <text:p>0.379934012889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49">
                <text:p>5749</text:p>
              </table:table-cell>
              <table:table-cell office:value-type="float" office:value="0.281294703483582">
                <text:p>0.281294703483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9">
                <text:p>5759</text:p>
              </table:table-cell>
              <table:table-cell office:value-type="float" office:value="0.482388854026794">
                <text:p>0.482388854026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64">
                <text:p>5764</text:p>
              </table:table-cell>
              <table:table-cell office:value-type="float" office:value="0.265260457992554">
                <text:p>0.265260457992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3">
                <text:p>5773</text:p>
              </table:table-cell>
              <table:table-cell office:value-type="float" office:value="0.25337940454483">
                <text:p>0.25337940454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0">
                <text:p>5780</text:p>
              </table:table-cell>
              <table:table-cell office:value-type="float" office:value="0.263635188341141">
                <text:p>0.2636351883411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5">
                <text:p>5825</text:p>
              </table:table-cell>
              <table:table-cell office:value-type="float" office:value="0.342456102371216">
                <text:p>0.3424561023712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36">
                <text:p>5836</text:p>
              </table:table-cell>
              <table:table-cell office:value-type="float" office:value="0.350105702877045">
                <text:p>0.350105702877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87">
                <text:p>5887</text:p>
              </table:table-cell>
              <table:table-cell office:value-type="float" office:value="0.267864227294922">
                <text:p>0.267864227294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37">
                <text:p>5937</text:p>
              </table:table-cell>
              <table:table-cell office:value-type="float" office:value="0.25994211435318">
                <text:p>0.25994211435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5">
                <text:p>5955</text:p>
              </table:table-cell>
              <table:table-cell office:value-type="float" office:value="0.208398044109344">
                <text:p>0.208398044109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26">
                <text:p>6026</text:p>
              </table:table-cell>
              <table:table-cell office:value-type="float" office:value="0.333352208137512">
                <text:p>0.33335220813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78">
                <text:p>6078</text:p>
              </table:table-cell>
              <table:table-cell office:value-type="float" office:value="0.311771929264069">
                <text:p>0.311771929264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89">
                <text:p>6089</text:p>
              </table:table-cell>
              <table:table-cell office:value-type="float" office:value="0.319936871528625">
                <text:p>0.319936871528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5">
                <text:p>6095</text:p>
              </table:table-cell>
              <table:table-cell office:value-type="float" office:value="0.260870933532715">
                <text:p>0.260870933532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13">
                <text:p>6113</text:p>
              </table:table-cell>
              <table:table-cell office:value-type="float" office:value="0.267589092254639">
                <text:p>0.267589092254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">
                <text:p>6121</text:p>
              </table:table-cell>
              <table:table-cell office:value-type="float" office:value="0.321970373392105">
                <text:p>0.321970373392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5">
                <text:p>6145</text:p>
              </table:table-cell>
              <table:table-cell office:value-type="float" office:value="0.301812648773193">
                <text:p>0.301812648773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6">
                <text:p>6156</text:p>
              </table:table-cell>
              <table:table-cell office:value-type="float" office:value="0.357008934020996">
                <text:p>0.357008934020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86">
                <text:p>6186</text:p>
              </table:table-cell>
              <table:table-cell office:value-type="float" office:value="0.236102759838104">
                <text:p>0.236102759838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2">
                <text:p>6192</text:p>
              </table:table-cell>
              <table:table-cell office:value-type="float" office:value="0.245962768793106">
                <text:p>0.245962768793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3">
                <text:p>6193</text:p>
              </table:table-cell>
              <table:table-cell office:value-type="float" office:value="0.290469288825989">
                <text:p>0.290469288825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95">
                <text:p>6195</text:p>
              </table:table-cell>
              <table:table-cell office:value-type="float" office:value="0.304376244544983">
                <text:p>0.304376244544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5">
                <text:p>6205</text:p>
              </table:table-cell>
              <table:table-cell office:value-type="float" office:value="0.387052029371262">
                <text:p>0.387052029371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09">
                <text:p>6209</text:p>
              </table:table-cell>
              <table:table-cell office:value-type="float" office:value="0.280658006668091">
                <text:p>0.280658006668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1">
                <text:p>6211</text:p>
              </table:table-cell>
              <table:table-cell office:value-type="float" office:value="0.268241226673126">
                <text:p>0.268241226673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6">
                <text:p>6216</text:p>
              </table:table-cell>
              <table:table-cell office:value-type="float" office:value="0.263126850128174">
                <text:p>0.263126850128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24">
                <text:p>6324</text:p>
              </table:table-cell>
              <table:table-cell office:value-type="float" office:value="0.328640162944794">
                <text:p>0.328640162944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2">
                <text:p>6332</text:p>
              </table:table-cell>
              <table:table-cell office:value-type="float" office:value="0.244540601968765">
                <text:p>0.24454060196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3">
                <text:p>6333</text:p>
              </table:table-cell>
              <table:table-cell office:value-type="float" office:value="0.340463489294052">
                <text:p>0.340463489294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2">
                <text:p>6342</text:p>
              </table:table-cell>
              <table:table-cell office:value-type="float" office:value="0.32471638917923">
                <text:p>0.32471638917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49">
                <text:p>6349</text:p>
              </table:table-cell>
              <table:table-cell office:value-type="float" office:value="0.229774117469788">
                <text:p>0.229774117469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80">
                <text:p>6480</text:p>
              </table:table-cell>
              <table:table-cell office:value-type="float" office:value="0.373875319957733">
                <text:p>0.373875319957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2">
                <text:p>6502</text:p>
              </table:table-cell>
              <table:table-cell office:value-type="float" office:value="0.284066438674927">
                <text:p>0.284066438674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27">
                <text:p>6527</text:p>
              </table:table-cell>
              <table:table-cell office:value-type="float" office:value="0.339953362941742">
                <text:p>0.3399533629417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41">
                <text:p>6541</text:p>
              </table:table-cell>
              <table:table-cell office:value-type="float" office:value="0.232248336076736">
                <text:p>0.232248336076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8">
                <text:p>6598</text:p>
              </table:table-cell>
              <table:table-cell office:value-type="float" office:value="0.26737305521965">
                <text:p>0.26737305521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3">
                <text:p>6623</text:p>
              </table:table-cell>
              <table:table-cell office:value-type="float" office:value="0.273346573114395">
                <text:p>0.27334657311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0">
                <text:p>6630</text:p>
              </table:table-cell>
              <table:table-cell office:value-type="float" office:value="0.416897237300873">
                <text:p>0.416897237300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83">
                <text:p>6683</text:p>
              </table:table-cell>
              <table:table-cell office:value-type="float" office:value="0.351250112056732">
                <text:p>0.35125011205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9">
                <text:p>6719</text:p>
              </table:table-cell>
              <table:table-cell office:value-type="float" office:value="0.287959903478622">
                <text:p>0.287959903478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8">
                <text:p>6768</text:p>
              </table:table-cell>
              <table:table-cell office:value-type="float" office:value="0.368737697601318">
                <text:p>0.368737697601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4">
                <text:p>6874</text:p>
              </table:table-cell>
              <table:table-cell office:value-type="float" office:value="0.309130042791367">
                <text:p>0.309130042791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5">
                <text:p>6875</text:p>
              </table:table-cell>
              <table:table-cell office:value-type="float" office:value="0.326641529798508">
                <text:p>0.326641529798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6">
                <text:p>6876</text:p>
              </table:table-cell>
              <table:table-cell office:value-type="float" office:value="0.316493213176727">
                <text:p>0.316493213176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09">
                <text:p>6909</text:p>
              </table:table-cell>
              <table:table-cell office:value-type="float" office:value="0.21935872733593">
                <text:p>0.21935872733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57">
                <text:p>6957</text:p>
              </table:table-cell>
              <table:table-cell office:value-type="float" office:value="0.342933565378189">
                <text:p>0.342933565378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1">
                <text:p>6961</text:p>
              </table:table-cell>
              <table:table-cell office:value-type="float" office:value="0.29336953163147">
                <text:p>0.29336953163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69">
                <text:p>6969</text:p>
              </table:table-cell>
              <table:table-cell office:value-type="float" office:value="0.265008091926575">
                <text:p>0.265008091926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71">
                <text:p>6971</text:p>
              </table:table-cell>
              <table:table-cell office:value-type="float" office:value="0.334565341472626">
                <text:p>0.33456534147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9">
                <text:p>7009</text:p>
              </table:table-cell>
              <table:table-cell office:value-type="float" office:value="0.369044542312622">
                <text:p>0.369044542312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1">
                <text:p>7011</text:p>
              </table:table-cell>
              <table:table-cell office:value-type="float" office:value="0.226939275860786">
                <text:p>0.226939275860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18">
                <text:p>7018</text:p>
              </table:table-cell>
              <table:table-cell office:value-type="float" office:value="0.269071996212006">
                <text:p>0.269071996212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2">
                <text:p>7022</text:p>
              </table:table-cell>
              <table:table-cell office:value-type="float" office:value="0.323428928852081">
                <text:p>0.323428928852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8">
                <text:p>7068</text:p>
              </table:table-cell>
              <table:table-cell office:value-type="float" office:value="0.328441798686981">
                <text:p>0.328441798686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1">
                <text:p>7081</text:p>
              </table:table-cell>
              <table:table-cell office:value-type="float" office:value="0.355335980653763">
                <text:p>0.355335980653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4">
                <text:p>7084</text:p>
              </table:table-cell>
              <table:table-cell office:value-type="float" office:value="0.23732952773571">
                <text:p>0.23732952773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86">
                <text:p>7086</text:p>
              </table:table-cell>
              <table:table-cell office:value-type="float" office:value="0.378068089485168">
                <text:p>0.378068089485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1">
                <text:p>7101</text:p>
              </table:table-cell>
              <table:table-cell office:value-type="float" office:value="0.211933717131615">
                <text:p>0.211933717131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3">
                <text:p>7103</text:p>
              </table:table-cell>
              <table:table-cell office:value-type="float" office:value="0.265033066272736">
                <text:p>0.265033066272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6">
                <text:p>7116</text:p>
              </table:table-cell>
              <table:table-cell office:value-type="float" office:value="0.276722818613052">
                <text:p>0.276722818613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22">
                <text:p>7122</text:p>
              </table:table-cell>
              <table:table-cell office:value-type="float" office:value="0.315381526947021">
                <text:p>0.315381526947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3">
                <text:p>7183</text:p>
              </table:table-cell>
              <table:table-cell office:value-type="float" office:value="0.254005074501038">
                <text:p>0.254005074501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4">
                <text:p>7194</text:p>
              </table:table-cell>
              <table:table-cell office:value-type="float" office:value="0.264251589775085">
                <text:p>0.264251589775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5">
                <text:p>7225</text:p>
              </table:table-cell>
              <table:table-cell office:value-type="float" office:value="0.293686509132385">
                <text:p>0.293686509132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29">
                <text:p>7229</text:p>
              </table:table-cell>
              <table:table-cell office:value-type="float" office:value="0.330283284187317">
                <text:p>0.330283284187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2">
                <text:p>7232</text:p>
              </table:table-cell>
              <table:table-cell office:value-type="float" office:value="0.24040187895298">
                <text:p>0.24040187895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0">
                <text:p>7270</text:p>
              </table:table-cell>
              <table:table-cell office:value-type="float" office:value="0.293416917324066">
                <text:p>0.293416917324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0">
                <text:p>7310</text:p>
              </table:table-cell>
              <table:table-cell office:value-type="float" office:value="0.269944280385971">
                <text:p>0.26994428038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7">
                <text:p>7337</text:p>
              </table:table-cell>
              <table:table-cell office:value-type="float" office:value="0.267746329307556">
                <text:p>0.267746329307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49">
                <text:p>7349</text:p>
              </table:table-cell>
              <table:table-cell office:value-type="float" office:value="0.281502574682236">
                <text:p>0.281502574682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0">
                <text:p>7370</text:p>
              </table:table-cell>
              <table:table-cell office:value-type="float" office:value="0.227667927742004">
                <text:p>0.227667927742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3">
                <text:p>7373</text:p>
              </table:table-cell>
              <table:table-cell office:value-type="float" office:value="0.230088025331497">
                <text:p>0.230088025331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76">
                <text:p>7376</text:p>
              </table:table-cell>
              <table:table-cell office:value-type="float" office:value="0.221078157424927">
                <text:p>0.221078157424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80">
                <text:p>7380</text:p>
              </table:table-cell>
              <table:table-cell office:value-type="float" office:value="0.231068909168243">
                <text:p>0.231068909168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5">
                <text:p>7415</text:p>
              </table:table-cell>
              <table:table-cell office:value-type="float" office:value="0.235203951597214">
                <text:p>0.235203951597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64">
                <text:p>7464</text:p>
              </table:table-cell>
              <table:table-cell office:value-type="float" office:value="0.299119412899017">
                <text:p>0.299119412899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86">
                <text:p>7486</text:p>
              </table:table-cell>
              <table:table-cell office:value-type="float" office:value="0.344787538051605">
                <text:p>0.344787538051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5">
                <text:p>7545</text:p>
              </table:table-cell>
              <table:table-cell office:value-type="float" office:value="0.215307503938675">
                <text:p>0.215307503938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75">
                <text:p>7575</text:p>
              </table:table-cell>
              <table:table-cell office:value-type="float" office:value="0.299895346164703">
                <text:p>0.299895346164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3">
                <text:p>7593</text:p>
              </table:table-cell>
              <table:table-cell office:value-type="float" office:value="0.295321524143219">
                <text:p>0.295321524143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8">
                <text:p>7608</text:p>
              </table:table-cell>
              <table:table-cell office:value-type="float" office:value="0.325996279716492">
                <text:p>0.325996279716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27">
                <text:p>7627</text:p>
              </table:table-cell>
              <table:table-cell office:value-type="float" office:value="0.189854323863983">
                <text:p>0.189854323863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1">
                <text:p>7651</text:p>
              </table:table-cell>
              <table:table-cell office:value-type="float" office:value="0.261003077030182">
                <text:p>0.261003077030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5">
                <text:p>7665</text:p>
              </table:table-cell>
              <table:table-cell office:value-type="float" office:value="0.341538727283478">
                <text:p>0.341538727283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1">
                <text:p>7681</text:p>
              </table:table-cell>
              <table:table-cell office:value-type="float" office:value="0.320501357316971">
                <text:p>0.320501357316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9">
                <text:p>7719</text:p>
              </table:table-cell>
              <table:table-cell office:value-type="float" office:value="0.335167318582535">
                <text:p>0.335167318582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63">
                <text:p>7763</text:p>
              </table:table-cell>
              <table:table-cell office:value-type="float" office:value="0.297257483005524">
                <text:p>0.29725748300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64">
                <text:p>7664</text:p>
              </table:table-cell>
              <table:table-cell office:value-type="float" office:value="0.210318118333817">
                <text:p>0.210318118333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86">
                <text:p>7686</text:p>
              </table:table-cell>
              <table:table-cell office:value-type="float" office:value="0.258463203907013">
                <text:p>0.258463203907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43">
                <text:p>7743</text:p>
              </table:table-cell>
              <table:table-cell office:value-type="float" office:value="0.285778701305389">
                <text:p>0.285778701305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0">
                <text:p>7770</text:p>
              </table:table-cell>
              <table:table-cell office:value-type="float" office:value="0.303548842668533">
                <text:p>0.303548842668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7">
                <text:p>7777</text:p>
              </table:table-cell>
              <table:table-cell office:value-type="float" office:value="0.219373911619186">
                <text:p>0.219373911619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82">
                <text:p>7782</text:p>
              </table:table-cell>
              <table:table-cell office:value-type="float" office:value="0.276616334915161">
                <text:p>0.276616334915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03">
                <text:p>7703</text:p>
              </table:table-cell>
              <table:table-cell office:value-type="float" office:value="0.284044653177261">
                <text:p>0.284044653177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23">
                <text:p>7723</text:p>
              </table:table-cell>
              <table:table-cell office:value-type="float" office:value="0.322978854179382">
                <text:p>0.322978854179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43">
                <text:p>7843</text:p>
              </table:table-cell>
              <table:table-cell office:value-type="float" office:value="0.277772754430771">
                <text:p>0.277772754430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5">
                <text:p>7855</text:p>
              </table:table-cell>
              <table:table-cell office:value-type="float" office:value="0.358313381671906">
                <text:p>0.3583133816719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57">
                <text:p>7857</text:p>
              </table:table-cell>
              <table:table-cell office:value-type="float" office:value="0.199576318264008">
                <text:p>0.199576318264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0">
                <text:p>7860</text:p>
              </table:table-cell>
              <table:table-cell office:value-type="float" office:value="0.255015552043915">
                <text:p>0.255015552043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06">
                <text:p>7906</text:p>
              </table:table-cell>
              <table:table-cell office:value-type="float" office:value="0.269957065582275">
                <text:p>0.269957065582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67">
                <text:p>7967</text:p>
              </table:table-cell>
              <table:table-cell office:value-type="float" office:value="0.296841621398926">
                <text:p>0.296841621398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9">
                <text:p>8029</text:p>
              </table:table-cell>
              <table:table-cell office:value-type="float" office:value="0.249645620584488">
                <text:p>0.249645620584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39">
                <text:p>8039</text:p>
              </table:table-cell>
              <table:table-cell office:value-type="float" office:value="0.20681531727314">
                <text:p>0.20681531727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46">
                <text:p>8046</text:p>
              </table:table-cell>
              <table:table-cell office:value-type="float" office:value="0.277853757143021">
                <text:p>0.277853757143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52">
                <text:p>8052</text:p>
              </table:table-cell>
              <table:table-cell office:value-type="float" office:value="0.252901136875153">
                <text:p>0.252901136875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66">
                <text:p>8066</text:p>
              </table:table-cell>
              <table:table-cell office:value-type="float" office:value="0.310805022716522">
                <text:p>0.310805022716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78">
                <text:p>8078</text:p>
              </table:table-cell>
              <table:table-cell office:value-type="float" office:value="0.283789336681366">
                <text:p>0.283789336681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5">
                <text:p>8085</text:p>
              </table:table-cell>
              <table:table-cell office:value-type="float" office:value="0.318851768970489">
                <text:p>0.318851768970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92">
                <text:p>8092</text:p>
              </table:table-cell>
              <table:table-cell office:value-type="float" office:value="0.247264564037323">
                <text:p>0.247264564037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08">
                <text:p>8108</text:p>
              </table:table-cell>
              <table:table-cell office:value-type="float" office:value="0.222911491990089">
                <text:p>0.222911491990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5">
                <text:p>8145</text:p>
              </table:table-cell>
              <table:table-cell office:value-type="float" office:value="0.256338208913803">
                <text:p>0.256338208913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66">
                <text:p>8166</text:p>
              </table:table-cell>
              <table:table-cell office:value-type="float" office:value="0.273411780595779">
                <text:p>0.273411780595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73">
                <text:p>8173</text:p>
              </table:table-cell>
              <table:table-cell office:value-type="float" office:value="0.244603008031845">
                <text:p>0.2446030080318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28">
                <text:p>8228</text:p>
              </table:table-cell>
              <table:table-cell office:value-type="float" office:value="0.232467770576477">
                <text:p>0.232467770576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57">
                <text:p>8257</text:p>
              </table:table-cell>
              <table:table-cell office:value-type="float" office:value="0.279929876327515">
                <text:p>0.279929876327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2">
                <text:p>8112</text:p>
              </table:table-cell>
              <table:table-cell office:value-type="float" office:value="0.289784967899323">
                <text:p>0.289784967899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4">
                <text:p>8114</text:p>
              </table:table-cell>
              <table:table-cell office:value-type="float" office:value="0.270968317985535">
                <text:p>0.270968317985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9">
                <text:p>8129</text:p>
              </table:table-cell>
              <table:table-cell office:value-type="float" office:value="0.310957670211792">
                <text:p>0.310957670211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34">
                <text:p>8134</text:p>
              </table:table-cell>
              <table:table-cell office:value-type="float" office:value="0.207179337739944">
                <text:p>0.207179337739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0">
                <text:p>8150</text:p>
              </table:table-cell>
              <table:table-cell office:value-type="float" office:value="0.269912987947464">
                <text:p>0.269912987947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59">
                <text:p>8159</text:p>
              </table:table-cell>
              <table:table-cell office:value-type="float" office:value="0.204870164394379">
                <text:p>0.2048701643943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84">
                <text:p>8184</text:p>
              </table:table-cell>
              <table:table-cell office:value-type="float" office:value="0.221331194043159">
                <text:p>0.221331194043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6">
                <text:p>8246</text:p>
              </table:table-cell>
              <table:table-cell office:value-type="float" office:value="0.210300087928772">
                <text:p>0.210300087928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78">
                <text:p>8278</text:p>
              </table:table-cell>
              <table:table-cell office:value-type="float" office:value="0.328402459621429">
                <text:p>0.32840245962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80">
                <text:p>8280</text:p>
              </table:table-cell>
              <table:table-cell office:value-type="float" office:value="0.212804287672043">
                <text:p>0.212804287672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6">
                <text:p>8366</text:p>
              </table:table-cell>
              <table:table-cell office:value-type="float" office:value="0.301928699016571">
                <text:p>0.301928699016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9">
                <text:p>8389</text:p>
              </table:table-cell>
              <table:table-cell office:value-type="float" office:value="0.226424768567085">
                <text:p>0.226424768567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3">
                <text:p>8393</text:p>
              </table:table-cell>
              <table:table-cell office:value-type="float" office:value="0.264254719018936">
                <text:p>0.264254719018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4">
                <text:p>8404</text:p>
              </table:table-cell>
              <table:table-cell office:value-type="float" office:value="0.23976956307888">
                <text:p>0.23976956307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05">
                <text:p>8405</text:p>
              </table:table-cell>
              <table:table-cell office:value-type="float" office:value="0.284713268280029">
                <text:p>0.28471326828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11">
                <text:p>8411</text:p>
              </table:table-cell>
              <table:table-cell office:value-type="float" office:value="0.253436982631683">
                <text:p>0.253436982631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2">
                <text:p>8442</text:p>
              </table:table-cell>
              <table:table-cell office:value-type="float" office:value="0.276464015245438">
                <text:p>0.276464015245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3">
                <text:p>8453</text:p>
              </table:table-cell>
              <table:table-cell office:value-type="float" office:value="0.289280414581299">
                <text:p>0.289280414581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6">
                <text:p>8456</text:p>
              </table:table-cell>
              <table:table-cell office:value-type="float" office:value="0.195943832397461">
                <text:p>0.195943832397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3">
                <text:p>8463</text:p>
              </table:table-cell>
              <table:table-cell office:value-type="float" office:value="0.249891206622124">
                <text:p>0.24989120662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68">
                <text:p>8468</text:p>
              </table:table-cell>
              <table:table-cell office:value-type="float" office:value="0.340150415897369">
                <text:p>0.340150415897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72">
                <text:p>8472</text:p>
              </table:table-cell>
              <table:table-cell office:value-type="float" office:value="0.235445529222488">
                <text:p>0.235445529222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2">
                <text:p>8502</text:p>
              </table:table-cell>
              <table:table-cell office:value-type="float" office:value="0.242779567837715">
                <text:p>0.242779567837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18">
                <text:p>8518</text:p>
              </table:table-cell>
              <table:table-cell office:value-type="float" office:value="0.280316799879074">
                <text:p>0.280316799879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22">
                <text:p>8522</text:p>
              </table:table-cell>
              <table:table-cell office:value-type="float" office:value="0.229198351502418">
                <text:p>0.229198351502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97">
                <text:p>8597</text:p>
              </table:table-cell>
              <table:table-cell office:value-type="float" office:value="0.223251402378082">
                <text:p>0.223251402378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2">
                <text:p>8622</text:p>
              </table:table-cell>
              <table:table-cell office:value-type="float" office:value="0.252509862184525">
                <text:p>0.2525098621845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31">
                <text:p>8631</text:p>
              </table:table-cell>
              <table:table-cell office:value-type="float" office:value="0.294053733348846">
                <text:p>0.294053733348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59">
                <text:p>8659</text:p>
              </table:table-cell>
              <table:table-cell office:value-type="float" office:value="0.305173188447952">
                <text:p>0.305173188447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60">
                <text:p>8660</text:p>
              </table:table-cell>
              <table:table-cell office:value-type="float" office:value="0.234315365552902">
                <text:p>0.234315365552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1">
                <text:p>8681</text:p>
              </table:table-cell>
              <table:table-cell office:value-type="float" office:value="0.24828913807869">
                <text:p>0.24828913807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97">
                <text:p>8697</text:p>
              </table:table-cell>
              <table:table-cell office:value-type="float" office:value="0.285665690898895">
                <text:p>0.285665690898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67">
                <text:p>8767</text:p>
              </table:table-cell>
              <table:table-cell office:value-type="float" office:value="0.240617394447327">
                <text:p>0.240617394447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91">
                <text:p>8791</text:p>
              </table:table-cell>
              <table:table-cell office:value-type="float" office:value="0.270665615797043">
                <text:p>0.270665615797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8">
                <text:p>8818</text:p>
              </table:table-cell>
              <table:table-cell office:value-type="float" office:value="0.286560893058777">
                <text:p>0.286560893058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47">
                <text:p>8847</text:p>
              </table:table-cell>
              <table:table-cell office:value-type="float" office:value="0.320724427700043">
                <text:p>0.3207244277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58">
                <text:p>8858</text:p>
              </table:table-cell>
              <table:table-cell office:value-type="float" office:value="0.246097192168236">
                <text:p>0.246097192168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07">
                <text:p>8907</text:p>
              </table:table-cell>
              <table:table-cell office:value-type="float" office:value="0.257979571819305">
                <text:p>0.25797957181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16">
                <text:p>8916</text:p>
              </table:table-cell>
              <table:table-cell office:value-type="float" office:value="0.233538329601288">
                <text:p>0.233538329601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0">
                <text:p>8920</text:p>
              </table:table-cell>
              <table:table-cell office:value-type="float" office:value="0.243541017174721">
                <text:p>0.243541017174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6">
                <text:p>8926</text:p>
              </table:table-cell>
              <table:table-cell office:value-type="float" office:value="0.228899866342545">
                <text:p>0.228899866342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34">
                <text:p>8934</text:p>
              </table:table-cell>
              <table:table-cell office:value-type="float" office:value="0.260097742080688">
                <text:p>0.260097742080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0">
                <text:p>8970</text:p>
              </table:table-cell>
              <table:table-cell office:value-type="float" office:value="0.216249138116837">
                <text:p>0.216249138116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76">
                <text:p>8976</text:p>
              </table:table-cell>
              <table:table-cell office:value-type="float" office:value="0.300416231155395">
                <text:p>0.300416231155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5">
                <text:p>9055</text:p>
              </table:table-cell>
              <table:table-cell office:value-type="float" office:value="0.289305180311203">
                <text:p>0.2893051803112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57">
                <text:p>9057</text:p>
              </table:table-cell>
              <table:table-cell office:value-type="float" office:value="0.233060255646706">
                <text:p>0.233060255646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74">
                <text:p>9074</text:p>
              </table:table-cell>
              <table:table-cell office:value-type="float" office:value="0.239189490675926">
                <text:p>0.239189490675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90">
                <text:p>9090</text:p>
              </table:table-cell>
              <table:table-cell office:value-type="float" office:value="0.270863652229309">
                <text:p>0.270863652229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3">
                <text:p>9103</text:p>
              </table:table-cell>
              <table:table-cell office:value-type="float" office:value="0.262440860271454">
                <text:p>0.262440860271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5">
                <text:p>9165</text:p>
              </table:table-cell>
              <table:table-cell office:value-type="float" office:value="0.270319849252701">
                <text:p>0.270319849252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79">
                <text:p>9179</text:p>
              </table:table-cell>
              <table:table-cell office:value-type="float" office:value="0.261387318372726">
                <text:p>0.261387318372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12">
                <text:p>9212</text:p>
              </table:table-cell>
              <table:table-cell office:value-type="float" office:value="0.339879781007767">
                <text:p>0.33987978100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3">
                <text:p>9223</text:p>
              </table:table-cell>
              <table:table-cell office:value-type="float" office:value="0.259192228317261">
                <text:p>0.259192228317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38">
                <text:p>9238</text:p>
              </table:table-cell>
              <table:table-cell office:value-type="float" office:value="0.287803471088409">
                <text:p>0.287803471088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5">
                <text:p>9265</text:p>
              </table:table-cell>
              <table:table-cell office:value-type="float" office:value="0.224358111619949">
                <text:p>0.224358111619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68">
                <text:p>9268</text:p>
              </table:table-cell>
              <table:table-cell office:value-type="float" office:value="0.293965518474579">
                <text:p>0.29396551847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71">
                <text:p>9271</text:p>
              </table:table-cell>
              <table:table-cell office:value-type="float" office:value="0.192942708730698">
                <text:p>0.192942708730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92">
                <text:p>9292</text:p>
              </table:table-cell>
              <table:table-cell office:value-type="float" office:value="0.174560338258743">
                <text:p>0.174560338258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17">
                <text:p>9317</text:p>
              </table:table-cell>
              <table:table-cell office:value-type="float" office:value="0.311434656381607">
                <text:p>0.311434656381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31">
                <text:p>9331</text:p>
              </table:table-cell>
              <table:table-cell office:value-type="float" office:value="0.332920551300049">
                <text:p>0.3329205513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1">
                <text:p>9361</text:p>
              </table:table-cell>
              <table:table-cell office:value-type="float" office:value="0.186956912279129">
                <text:p>0.186956912279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67">
                <text:p>9367</text:p>
              </table:table-cell>
              <table:table-cell office:value-type="float" office:value="0.223244279623032">
                <text:p>0.223244279623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70">
                <text:p>9370</text:p>
              </table:table-cell>
              <table:table-cell office:value-type="float" office:value="0.29976624250412">
                <text:p>0.29976624250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92">
                <text:p>9392</text:p>
              </table:table-cell>
              <table:table-cell office:value-type="float" office:value="0.161040186882019">
                <text:p>0.161040186882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27">
                <text:p>9427</text:p>
              </table:table-cell>
              <table:table-cell office:value-type="float" office:value="0.263704597949982">
                <text:p>0.263704597949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0">
                <text:p>9460</text:p>
              </table:table-cell>
              <table:table-cell office:value-type="float" office:value="0.251762896776199">
                <text:p>0.251762896776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9">
                <text:p>9469</text:p>
              </table:table-cell>
              <table:table-cell office:value-type="float" office:value="0.232978403568268">
                <text:p>0.232978403568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75">
                <text:p>9475</text:p>
              </table:table-cell>
              <table:table-cell office:value-type="float" office:value="0.237574934959412">
                <text:p>0.237574934959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83">
                <text:p>9483</text:p>
              </table:table-cell>
              <table:table-cell office:value-type="float" office:value="0.205193296074867">
                <text:p>0.2051932960748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">
                <text:p>9530</text:p>
              </table:table-cell>
              <table:table-cell office:value-type="float" office:value="0.271614849567413">
                <text:p>0.271614849567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4">
                <text:p>9534</text:p>
              </table:table-cell>
              <table:table-cell office:value-type="float" office:value="0.203966751694679">
                <text:p>0.203966751694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43">
                <text:p>9543</text:p>
              </table:table-cell>
              <table:table-cell office:value-type="float" office:value="0.249963030219078">
                <text:p>0.249963030219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2">
                <text:p>9582</text:p>
              </table:table-cell>
              <table:table-cell office:value-type="float" office:value="0.21036234498024">
                <text:p>0.2103623449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91">
                <text:p>9591</text:p>
              </table:table-cell>
              <table:table-cell office:value-type="float" office:value="0.333392798900604">
                <text:p>0.333392798900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4">
                <text:p>9604</text:p>
              </table:table-cell>
              <table:table-cell office:value-type="float" office:value="0.266142189502716">
                <text:p>0.266142189502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06">
                <text:p>9606</text:p>
              </table:table-cell>
              <table:table-cell office:value-type="float" office:value="0.258852511644363">
                <text:p>0.258852511644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5">
                <text:p>9645</text:p>
              </table:table-cell>
              <table:table-cell office:value-type="float" office:value="0.251152127981186">
                <text:p>0.251152127981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55">
                <text:p>9655</text:p>
              </table:table-cell>
              <table:table-cell office:value-type="float" office:value="0.187746465206146">
                <text:p>0.187746465206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4">
                <text:p>9664</text:p>
              </table:table-cell>
              <table:table-cell office:value-type="float" office:value="0.261936843395233">
                <text:p>0.261936843395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69">
                <text:p>9669</text:p>
              </table:table-cell>
              <table:table-cell office:value-type="float" office:value="0.33250081539154">
                <text:p>0.33250081539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6">
                <text:p>9686</text:p>
              </table:table-cell>
              <table:table-cell office:value-type="float" office:value="0.210083559155464">
                <text:p>0.210083559155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96">
                <text:p>9696</text:p>
              </table:table-cell>
              <table:table-cell office:value-type="float" office:value="0.435242533683777">
                <text:p>0.4352425336837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11">
                <text:p>9711</text:p>
              </table:table-cell>
              <table:table-cell office:value-type="float" office:value="0.283973187208176">
                <text:p>0.283973187208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24">
                <text:p>9724</text:p>
              </table:table-cell>
              <table:table-cell office:value-type="float" office:value="0.215609982609749">
                <text:p>0.215609982609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46">
                <text:p>9746</text:p>
              </table:table-cell>
              <table:table-cell office:value-type="float" office:value="0.244262158870697">
                <text:p>0.244262158870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51">
                <text:p>9751</text:p>
              </table:table-cell>
              <table:table-cell office:value-type="float" office:value="0.189878642559051">
                <text:p>0.189878642559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3">
                <text:p>9763</text:p>
              </table:table-cell>
              <table:table-cell office:value-type="float" office:value="0.190126806497574">
                <text:p>0.190126806497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72">
                <text:p>9772</text:p>
              </table:table-cell>
              <table:table-cell office:value-type="float" office:value="0.195034071803093">
                <text:p>0.195034071803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3">
                <text:p>9833</text:p>
              </table:table-cell>
              <table:table-cell office:value-type="float" office:value="0.257755756378174">
                <text:p>0.257755756378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39">
                <text:p>9839</text:p>
              </table:table-cell>
              <table:table-cell office:value-type="float" office:value="0.234141677618027">
                <text:p>0.234141677618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59">
                <text:p>9859</text:p>
              </table:table-cell>
              <table:table-cell office:value-type="float" office:value="0.208470299839973">
                <text:p>0.208470299839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72">
                <text:p>9872</text:p>
              </table:table-cell>
              <table:table-cell office:value-type="float" office:value="0.204750716686249">
                <text:p>0.204750716686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8">
                <text:p>9908</text:p>
              </table:table-cell>
              <table:table-cell office:value-type="float" office:value="0.269236028194427">
                <text:p>0.269236028194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11">
                <text:p>9911</text:p>
              </table:table-cell>
              <table:table-cell office:value-type="float" office:value="0.265204250812531">
                <text:p>0.265204250812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29">
                <text:p>9929</text:p>
              </table:table-cell>
              <table:table-cell office:value-type="float" office:value="0.190443783998489">
                <text:p>0.190443783998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55">
                <text:p>9955</text:p>
              </table:table-cell>
              <table:table-cell office:value-type="float" office:value="0.220804467797279">
                <text:p>0.220804467797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27">
                <text:p>10027</text:p>
              </table:table-cell>
              <table:table-cell office:value-type="float" office:value="0.306772708892822">
                <text:p>0.306772708892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7">
                <text:p>10037</text:p>
              </table:table-cell>
              <table:table-cell office:value-type="float" office:value="0.242427632212639">
                <text:p>0.242427632212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67">
                <text:p>10067</text:p>
              </table:table-cell>
              <table:table-cell office:value-type="float" office:value="0.176567688584328">
                <text:p>0.176567688584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8">
                <text:p>10078</text:p>
              </table:table-cell>
              <table:table-cell office:value-type="float" office:value="0.280260473489761">
                <text:p>0.280260473489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86">
                <text:p>10086</text:p>
              </table:table-cell>
              <table:table-cell office:value-type="float" office:value="0.211339145898819">
                <text:p>0.2113391458988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4">
                <text:p>10094</text:p>
              </table:table-cell>
              <table:table-cell office:value-type="float" office:value="0.276011168956757">
                <text:p>0.276011168956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98">
                <text:p>10098</text:p>
              </table:table-cell>
              <table:table-cell office:value-type="float" office:value="0.237625643610954">
                <text:p>0.23762564361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07">
                <text:p>10107</text:p>
              </table:table-cell>
              <table:table-cell office:value-type="float" office:value="0.21179473400116">
                <text:p>0.21179473400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11">
                <text:p>10111</text:p>
              </table:table-cell>
              <table:table-cell office:value-type="float" office:value="0.24244612455368">
                <text:p>0.24244612455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25">
                <text:p>10125</text:p>
              </table:table-cell>
              <table:table-cell office:value-type="float" office:value="0.239463791251183">
                <text:p>0.2394637912511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4">
                <text:p>10134</text:p>
              </table:table-cell>
              <table:table-cell office:value-type="float" office:value="0.201144531369209">
                <text:p>0.201144531369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68">
                <text:p>10168</text:p>
              </table:table-cell>
              <table:table-cell office:value-type="float" office:value="0.241061419248581">
                <text:p>0.241061419248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9">
                <text:p>10199</text:p>
              </table:table-cell>
              <table:table-cell office:value-type="float" office:value="0.218250170350075">
                <text:p>0.21825017035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14">
                <text:p>10214</text:p>
              </table:table-cell>
              <table:table-cell office:value-type="float" office:value="0.209828093647957">
                <text:p>0.209828093647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25">
                <text:p>10225</text:p>
              </table:table-cell>
              <table:table-cell office:value-type="float" office:value="0.181165918707848">
                <text:p>0.1811659187078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47">
                <text:p>10247</text:p>
              </table:table-cell>
              <table:table-cell office:value-type="float" office:value="0.17797301709652">
                <text:p>0.17797301709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61">
                <text:p>10261</text:p>
              </table:table-cell>
              <table:table-cell office:value-type="float" office:value="0.210301786661148">
                <text:p>0.210301786661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1">
                <text:p>10291</text:p>
              </table:table-cell>
              <table:table-cell office:value-type="float" office:value="0.243101388216019">
                <text:p>0.243101388216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3">
                <text:p>10293</text:p>
              </table:table-cell>
              <table:table-cell office:value-type="float" office:value="0.180000483989716">
                <text:p>0.180000483989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3">
                <text:p>10333</text:p>
              </table:table-cell>
              <table:table-cell office:value-type="float" office:value="0.208673268556595">
                <text:p>0.208673268556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8">
                <text:p>10338</text:p>
              </table:table-cell>
              <table:table-cell office:value-type="float" office:value="0.223513752222061">
                <text:p>0.223513752222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9">
                <text:p>10339</text:p>
              </table:table-cell>
              <table:table-cell office:value-type="float" office:value="0.207446917891502">
                <text:p>0.207446917891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42">
                <text:p>10342</text:p>
              </table:table-cell>
              <table:table-cell office:value-type="float" office:value="0.187231227755547">
                <text:p>0.187231227755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2">
                <text:p>10372</text:p>
              </table:table-cell>
              <table:table-cell office:value-type="float" office:value="0.186728164553642">
                <text:p>0.1867281645536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5">
                <text:p>10385</text:p>
              </table:table-cell>
              <table:table-cell office:value-type="float" office:value="0.163340330123901">
                <text:p>0.163340330123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90">
                <text:p>10390</text:p>
              </table:table-cell>
              <table:table-cell office:value-type="float" office:value="0.278045296669006">
                <text:p>0.278045296669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22">
                <text:p>10422</text:p>
              </table:table-cell>
              <table:table-cell office:value-type="float" office:value="0.219181343913078">
                <text:p>0.219181343913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2">
                <text:p>10432</text:p>
              </table:table-cell>
              <table:table-cell office:value-type="float" office:value="0.24489139020443">
                <text:p>0.24489139020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6">
                <text:p>10436</text:p>
              </table:table-cell>
              <table:table-cell office:value-type="float" office:value="0.196959614753723">
                <text:p>0.196959614753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5">
                <text:p>10465</text:p>
              </table:table-cell>
              <table:table-cell office:value-type="float" office:value="0.215085610747337">
                <text:p>0.215085610747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66">
                <text:p>10466</text:p>
              </table:table-cell>
              <table:table-cell office:value-type="float" office:value="0.252374649047852">
                <text:p>0.252374649047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9">
                <text:p>10499</text:p>
              </table:table-cell>
              <table:table-cell office:value-type="float" office:value="0.22661729156971">
                <text:p>0.22661729156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1">
                <text:p>10501</text:p>
              </table:table-cell>
              <table:table-cell office:value-type="float" office:value="0.22798615694046">
                <text:p>0.22798615694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5">
                <text:p>10515</text:p>
              </table:table-cell>
              <table:table-cell office:value-type="float" office:value="0.319302707910538">
                <text:p>0.31930270791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17">
                <text:p>10517</text:p>
              </table:table-cell>
              <table:table-cell office:value-type="float" office:value="0.297161161899567">
                <text:p>0.297161161899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4">
                <text:p>10534</text:p>
              </table:table-cell>
              <table:table-cell office:value-type="float" office:value="0.220152944326401">
                <text:p>0.220152944326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1">
                <text:p>10551</text:p>
              </table:table-cell>
              <table:table-cell office:value-type="float" office:value="0.19821110367775">
                <text:p>0.19821110367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3">
                <text:p>10553</text:p>
              </table:table-cell>
              <table:table-cell office:value-type="float" office:value="0.192540794610977">
                <text:p>0.192540794610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60">
                <text:p>10560</text:p>
              </table:table-cell>
              <table:table-cell office:value-type="float" office:value="0.233207851648331">
                <text:p>0.233207851648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6">
                <text:p>10576</text:p>
              </table:table-cell>
              <table:table-cell office:value-type="float" office:value="0.215606540441513">
                <text:p>0.2156065404415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78">
                <text:p>10578</text:p>
              </table:table-cell>
              <table:table-cell office:value-type="float" office:value="0.233005315065384">
                <text:p>0.233005315065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2">
                <text:p>10602</text:p>
              </table:table-cell>
              <table:table-cell office:value-type="float" office:value="0.205141544342041">
                <text:p>0.205141544342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03">
                <text:p>10603</text:p>
              </table:table-cell>
              <table:table-cell office:value-type="float" office:value="0.214672937989235">
                <text:p>0.214672937989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7">
                <text:p>10647</text:p>
              </table:table-cell>
              <table:table-cell office:value-type="float" office:value="0.195995315909386">
                <text:p>0.195995315909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48">
                <text:p>10648</text:p>
              </table:table-cell>
              <table:table-cell office:value-type="float" office:value="0.160738795995712">
                <text:p>0.1607387959957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4">
                <text:p>10674</text:p>
              </table:table-cell>
              <table:table-cell office:value-type="float" office:value="0.223742678761482">
                <text:p>0.223742678761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7">
                <text:p>10717</text:p>
              </table:table-cell>
              <table:table-cell office:value-type="float" office:value="0.246818125247955">
                <text:p>0.246818125247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18">
                <text:p>10718</text:p>
              </table:table-cell>
              <table:table-cell office:value-type="float" office:value="0.264960169792175">
                <text:p>0.264960169792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21">
                <text:p>10721</text:p>
              </table:table-cell>
              <table:table-cell office:value-type="float" office:value="0.254879415035248">
                <text:p>0.254879415035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1">
                <text:p>10741</text:p>
              </table:table-cell>
              <table:table-cell office:value-type="float" office:value="0.167755126953125">
                <text:p>0.167755126953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5">
                <text:p>10745</text:p>
              </table:table-cell>
              <table:table-cell office:value-type="float" office:value="0.20978569984436">
                <text:p>0.20978569984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48">
                <text:p>10748</text:p>
              </table:table-cell>
              <table:table-cell office:value-type="float" office:value="0.178608149290085">
                <text:p>0.178608149290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72">
                <text:p>10772</text:p>
              </table:table-cell>
              <table:table-cell office:value-type="float" office:value="0.17517726123333">
                <text:p>0.1751772612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82">
                <text:p>10782</text:p>
              </table:table-cell>
              <table:table-cell office:value-type="float" office:value="0.21523317694664">
                <text:p>0.21523317694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09">
                <text:p>10809</text:p>
              </table:table-cell>
              <table:table-cell office:value-type="float" office:value="0.239213213324547">
                <text:p>0.2392132133245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74">
                <text:p>10874</text:p>
              </table:table-cell>
              <table:table-cell office:value-type="float" office:value="0.24779537320137">
                <text:p>0.24779537320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0">
                <text:p>10910</text:p>
              </table:table-cell>
              <table:table-cell office:value-type="float" office:value="0.259268581867218">
                <text:p>0.259268581867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0">
                <text:p>10930</text:p>
              </table:table-cell>
              <table:table-cell office:value-type="float" office:value="0.202254265546799">
                <text:p>0.202254265546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37">
                <text:p>10937</text:p>
              </table:table-cell>
              <table:table-cell office:value-type="float" office:value="0.205440104007721">
                <text:p>0.205440104007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54">
                <text:p>10954</text:p>
              </table:table-cell>
              <table:table-cell office:value-type="float" office:value="0.271154999732971">
                <text:p>0.271154999732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">
                <text:p>10994</text:p>
              </table:table-cell>
              <table:table-cell office:value-type="float" office:value="0.197620257735252">
                <text:p>0.197620257735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23">
                <text:p>11023</text:p>
              </table:table-cell>
              <table:table-cell office:value-type="float" office:value="0.224529087543488">
                <text:p>0.224529087543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36">
                <text:p>11036</text:p>
              </table:table-cell>
              <table:table-cell office:value-type="float" office:value="0.244737595319748">
                <text:p>0.244737595319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84">
                <text:p>11084</text:p>
              </table:table-cell>
              <table:table-cell office:value-type="float" office:value="0.210344135761261">
                <text:p>0.210344135761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7">
                <text:p>11127</text:p>
              </table:table-cell>
              <table:table-cell office:value-type="float" office:value="0.21559602022171">
                <text:p>0.21559602022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28">
                <text:p>11128</text:p>
              </table:table-cell>
              <table:table-cell office:value-type="float" office:value="0.264772593975067">
                <text:p>0.264772593975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0">
                <text:p>11130</text:p>
              </table:table-cell>
              <table:table-cell office:value-type="float" office:value="0.210039794445038">
                <text:p>0.210039794445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33">
                <text:p>11133</text:p>
              </table:table-cell>
              <table:table-cell office:value-type="float" office:value="0.308954834938049">
                <text:p>0.308954834938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43">
                <text:p>11143</text:p>
              </table:table-cell>
              <table:table-cell office:value-type="float" office:value="0.203262209892273">
                <text:p>0.203262209892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4">
                <text:p>11154</text:p>
              </table:table-cell>
              <table:table-cell office:value-type="float" office:value="0.33520519733429">
                <text:p>0.33520519733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90">
                <text:p>11190</text:p>
              </table:table-cell>
              <table:table-cell office:value-type="float" office:value="0.227632537484169">
                <text:p>0.227632537484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5">
                <text:p>11205</text:p>
              </table:table-cell>
              <table:table-cell office:value-type="float" office:value="0.233896642923355">
                <text:p>0.233896642923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07">
                <text:p>11207</text:p>
              </table:table-cell>
              <table:table-cell office:value-type="float" office:value="0.210564404726028">
                <text:p>0.210564404726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7">
                <text:p>11217</text:p>
              </table:table-cell>
              <table:table-cell office:value-type="float" office:value="0.288220643997192">
                <text:p>0.288220643997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41">
                <text:p>11241</text:p>
              </table:table-cell>
              <table:table-cell office:value-type="float" office:value="0.295131146907806">
                <text:p>0.295131146907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44">
                <text:p>11244</text:p>
              </table:table-cell>
              <table:table-cell office:value-type="float" office:value="0.288464516401291">
                <text:p>0.288464516401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53">
                <text:p>11253</text:p>
              </table:table-cell>
              <table:table-cell office:value-type="float" office:value="0.214164763689041">
                <text:p>0.214164763689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09">
                <text:p>11309</text:p>
              </table:table-cell>
              <table:table-cell office:value-type="float" office:value="0.205517768859863">
                <text:p>0.2055177688598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9">
                <text:p>11339</text:p>
              </table:table-cell>
              <table:table-cell office:value-type="float" office:value="0.195574760437012">
                <text:p>0.195574760437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62">
                <text:p>11362</text:p>
              </table:table-cell>
              <table:table-cell office:value-type="float" office:value="0.238889321684837">
                <text:p>0.2388893216848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28">
                <text:p>11428</text:p>
              </table:table-cell>
              <table:table-cell office:value-type="float" office:value="0.22197088599205">
                <text:p>0.22197088599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32">
                <text:p>11432</text:p>
              </table:table-cell>
              <table:table-cell office:value-type="float" office:value="0.250787377357483">
                <text:p>0.250787377357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8">
                <text:p>11458</text:p>
              </table:table-cell>
              <table:table-cell office:value-type="float" office:value="0.247776925563812">
                <text:p>0.247776925563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70">
                <text:p>11470</text:p>
              </table:table-cell>
              <table:table-cell office:value-type="float" office:value="0.248112231492996">
                <text:p>0.248112231492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89">
                <text:p>11489</text:p>
              </table:table-cell>
              <table:table-cell office:value-type="float" office:value="0.192314669489861">
                <text:p>0.192314669489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38">
                <text:p>11538</text:p>
              </table:table-cell>
              <table:table-cell office:value-type="float" office:value="0.26822292804718">
                <text:p>0.26822292804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24">
                <text:p>11624</text:p>
              </table:table-cell>
              <table:table-cell office:value-type="float" office:value="0.13427671790123">
                <text:p>0.13427671790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3">
                <text:p>11633</text:p>
              </table:table-cell>
              <table:table-cell office:value-type="float" office:value="0.200560078024864">
                <text:p>0.2005600780248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50">
                <text:p>11650</text:p>
              </table:table-cell>
              <table:table-cell office:value-type="float" office:value="0.180700719356537">
                <text:p>0.180700719356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0">
                <text:p>11680</text:p>
              </table:table-cell>
              <table:table-cell office:value-type="float" office:value="0.225742623209953">
                <text:p>0.225742623209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2">
                <text:p>11682</text:p>
              </table:table-cell>
              <table:table-cell office:value-type="float" office:value="0.207720369100571">
                <text:p>0.207720369100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84">
                <text:p>11684</text:p>
              </table:table-cell>
              <table:table-cell office:value-type="float" office:value="0.220719814300537">
                <text:p>0.220719814300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16">
                <text:p>11716</text:p>
              </table:table-cell>
              <table:table-cell office:value-type="float" office:value="0.233223468065262">
                <text:p>0.233223468065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8">
                <text:p>11728</text:p>
              </table:table-cell>
              <table:table-cell office:value-type="float" office:value="0.214567631483078">
                <text:p>0.214567631483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96">
                <text:p>11796</text:p>
              </table:table-cell>
              <table:table-cell office:value-type="float" office:value="0.186390608549118">
                <text:p>0.18639060854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4">
                <text:p>11814</text:p>
              </table:table-cell>
              <table:table-cell office:value-type="float" office:value="0.220910653471947">
                <text:p>0.220910653471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5">
                <text:p>11815</text:p>
              </table:table-cell>
              <table:table-cell office:value-type="float" office:value="0.205408811569214">
                <text:p>0.20540881156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2">
                <text:p>11832</text:p>
              </table:table-cell>
              <table:table-cell office:value-type="float" office:value="0.213640838861465">
                <text:p>0.213640838861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37">
                <text:p>11837</text:p>
              </table:table-cell>
              <table:table-cell office:value-type="float" office:value="0.215374380350113">
                <text:p>0.215374380350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55">
                <text:p>11855</text:p>
              </table:table-cell>
              <table:table-cell office:value-type="float" office:value="0.255424678325653">
                <text:p>0.255424678325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23">
                <text:p>11923</text:p>
              </table:table-cell>
              <table:table-cell office:value-type="float" office:value="0.251097142696381">
                <text:p>0.251097142696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42">
                <text:p>11942</text:p>
              </table:table-cell>
              <table:table-cell office:value-type="float" office:value="0.245270729064941">
                <text:p>0.24527072906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1">
                <text:p>11961</text:p>
              </table:table-cell>
              <table:table-cell office:value-type="float" office:value="0.185347899794579">
                <text:p>0.185347899794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14">
                <text:p>12014</text:p>
              </table:table-cell>
              <table:table-cell office:value-type="float" office:value="0.191971987485886">
                <text:p>0.191971987485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31">
                <text:p>12031</text:p>
              </table:table-cell>
              <table:table-cell office:value-type="float" office:value="0.172458738088608">
                <text:p>0.172458738088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44">
                <text:p>12044</text:p>
              </table:table-cell>
              <table:table-cell office:value-type="float" office:value="0.230507910251617">
                <text:p>0.230507910251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50">
                <text:p>12050</text:p>
              </table:table-cell>
              <table:table-cell office:value-type="float" office:value="0.200889945030212">
                <text:p>0.200889945030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6">
                <text:p>12076</text:p>
              </table:table-cell>
              <table:table-cell office:value-type="float" office:value="0.292119085788727">
                <text:p>0.292119085788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81">
                <text:p>12081</text:p>
              </table:table-cell>
              <table:table-cell office:value-type="float" office:value="0.146044343709946">
                <text:p>0.146044343709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92">
                <text:p>12092</text:p>
              </table:table-cell>
              <table:table-cell office:value-type="float" office:value="0.209778875112534">
                <text:p>0.209778875112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5">
                <text:p>12105</text:p>
              </table:table-cell>
              <table:table-cell office:value-type="float" office:value="0.15461890399456">
                <text:p>0.15461890399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07">
                <text:p>12107</text:p>
              </table:table-cell>
              <table:table-cell office:value-type="float" office:value="0.241718947887421">
                <text:p>0.241718947887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29">
                <text:p>12129</text:p>
              </table:table-cell>
              <table:table-cell office:value-type="float" office:value="0.18870247900486">
                <text:p>0.188702479004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36">
                <text:p>12136</text:p>
              </table:table-cell>
              <table:table-cell office:value-type="float" office:value="0.186340555548668">
                <text:p>0.186340555548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43">
                <text:p>12143</text:p>
              </table:table-cell>
              <table:table-cell office:value-type="float" office:value="0.210635483264923">
                <text:p>0.210635483264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54">
                <text:p>12154</text:p>
              </table:table-cell>
              <table:table-cell office:value-type="float" office:value="0.293731927871704">
                <text:p>0.293731927871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55">
                <text:p>12155</text:p>
              </table:table-cell>
              <table:table-cell office:value-type="float" office:value="0.234841495752335">
                <text:p>0.234841495752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87">
                <text:p>12187</text:p>
              </table:table-cell>
              <table:table-cell office:value-type="float" office:value="0.246329203248024">
                <text:p>0.24632920324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6">
                <text:p>12206</text:p>
              </table:table-cell>
              <table:table-cell office:value-type="float" office:value="0.149319142103195">
                <text:p>0.149319142103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09">
                <text:p>12209</text:p>
              </table:table-cell>
              <table:table-cell office:value-type="float" office:value="0.188838183879852">
                <text:p>0.188838183879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9">
                <text:p>12219</text:p>
              </table:table-cell>
              <table:table-cell office:value-type="float" office:value="0.23975083231926">
                <text:p>0.23975083231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6">
                <text:p>12226</text:p>
              </table:table-cell>
              <table:table-cell office:value-type="float" office:value="0.161311000585556">
                <text:p>0.161311000585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7">
                <text:p>12227</text:p>
              </table:table-cell>
              <table:table-cell office:value-type="float" office:value="0.150150626897812">
                <text:p>0.150150626897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83">
                <text:p>12283</text:p>
              </table:table-cell>
              <table:table-cell office:value-type="float" office:value="0.240363016724586">
                <text:p>0.24036301672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06">
                <text:p>12306</text:p>
              </table:table-cell>
              <table:table-cell office:value-type="float" office:value="0.206187278032303">
                <text:p>0.206187278032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2">
                <text:p>12312</text:p>
              </table:table-cell>
              <table:table-cell office:value-type="float" office:value="0.188862413167954">
                <text:p>0.188862413167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3">
                <text:p>12323</text:p>
              </table:table-cell>
              <table:table-cell office:value-type="float" office:value="0.184403508901596">
                <text:p>0.184403508901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47">
                <text:p>12347</text:p>
              </table:table-cell>
              <table:table-cell office:value-type="float" office:value="0.204736322164536">
                <text:p>0.204736322164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2">
                <text:p>12372</text:p>
              </table:table-cell>
              <table:table-cell office:value-type="float" office:value="0.275762736797333">
                <text:p>0.27576273679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79">
                <text:p>12379</text:p>
              </table:table-cell>
              <table:table-cell office:value-type="float" office:value="0.207085281610489">
                <text:p>0.207085281610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84">
                <text:p>12384</text:p>
              </table:table-cell>
              <table:table-cell office:value-type="float" office:value="0.219875246286392">
                <text:p>0.219875246286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08">
                <text:p>12408</text:p>
              </table:table-cell>
              <table:table-cell office:value-type="float" office:value="0.242530316114426">
                <text:p>0.242530316114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26">
                <text:p>12426</text:p>
              </table:table-cell>
              <table:table-cell office:value-type="float" office:value="0.174953937530518">
                <text:p>0.174953937530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5">
                <text:p>12435</text:p>
              </table:table-cell>
              <table:table-cell office:value-type="float" office:value="0.221415489912033">
                <text:p>0.221415489912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44">
                <text:p>12444</text:p>
              </table:table-cell>
              <table:table-cell office:value-type="float" office:value="0.254581153392792">
                <text:p>0.254581153392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3">
                <text:p>12513</text:p>
              </table:table-cell>
              <table:table-cell office:value-type="float" office:value="0.184673964977264">
                <text:p>0.18467396497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5">
                <text:p>12515</text:p>
              </table:table-cell>
              <table:table-cell office:value-type="float" office:value="0.224060744047165">
                <text:p>0.224060744047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16">
                <text:p>12516</text:p>
              </table:table-cell>
              <table:table-cell office:value-type="float" office:value="0.198415026068687">
                <text:p>0.1984150260686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22">
                <text:p>12522</text:p>
              </table:table-cell>
              <table:table-cell office:value-type="float" office:value="0.205151051282883">
                <text:p>0.205151051282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29">
                <text:p>12529</text:p>
              </table:table-cell>
              <table:table-cell office:value-type="float" office:value="0.235631167888641">
                <text:p>0.235631167888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9">
                <text:p>12559</text:p>
              </table:table-cell>
              <table:table-cell office:value-type="float" office:value="0.159518957138062">
                <text:p>0.159518957138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66">
                <text:p>12566</text:p>
              </table:table-cell>
              <table:table-cell office:value-type="float" office:value="0.255614519119263">
                <text:p>0.255614519119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75">
                <text:p>12575</text:p>
              </table:table-cell>
              <table:table-cell office:value-type="float" office:value="0.172670304775238">
                <text:p>0.172670304775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10">
                <text:p>12610</text:p>
              </table:table-cell>
              <table:table-cell office:value-type="float" office:value="0.179954901337624">
                <text:p>0.179954901337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28">
                <text:p>12628</text:p>
              </table:table-cell>
              <table:table-cell office:value-type="float" office:value="0.244921237230301">
                <text:p>0.244921237230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36">
                <text:p>12636</text:p>
              </table:table-cell>
              <table:table-cell office:value-type="float" office:value="0.214402318000793">
                <text:p>0.21440231800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0">
                <text:p>12640</text:p>
              </table:table-cell>
              <table:table-cell office:value-type="float" office:value="0.189336627721787">
                <text:p>0.189336627721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45">
                <text:p>12645</text:p>
              </table:table-cell>
              <table:table-cell office:value-type="float" office:value="0.204924672842026">
                <text:p>0.204924672842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69">
                <text:p>12669</text:p>
              </table:table-cell>
              <table:table-cell office:value-type="float" office:value="0.217363357543945">
                <text:p>0.217363357543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0">
                <text:p>12680</text:p>
              </table:table-cell>
              <table:table-cell office:value-type="float" office:value="0.242345318198204">
                <text:p>0.242345318198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4">
                <text:p>12684</text:p>
              </table:table-cell>
              <table:table-cell office:value-type="float" office:value="0.200803816318512">
                <text:p>0.200803816318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0">
                <text:p>12710</text:p>
              </table:table-cell>
              <table:table-cell office:value-type="float" office:value="0.259486734867096">
                <text:p>0.259486734867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11">
                <text:p>12711</text:p>
              </table:table-cell>
              <table:table-cell office:value-type="float" office:value="0.245592847466469">
                <text:p>0.2455928474664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22">
                <text:p>12722</text:p>
              </table:table-cell>
              <table:table-cell office:value-type="float" office:value="0.200784504413605">
                <text:p>0.2007845044136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74">
                <text:p>12774</text:p>
              </table:table-cell>
              <table:table-cell office:value-type="float" office:value="0.232102766633034">
                <text:p>0.2321027666330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38">
                <text:p>12838</text:p>
              </table:table-cell>
              <table:table-cell office:value-type="float" office:value="0.171968638896942">
                <text:p>0.171968638896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40">
                <text:p>12840</text:p>
              </table:table-cell>
              <table:table-cell office:value-type="float" office:value="0.182210668921471">
                <text:p>0.182210668921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50">
                <text:p>12850</text:p>
              </table:table-cell>
              <table:table-cell office:value-type="float" office:value="0.216478198766708">
                <text:p>0.216478198766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81">
                <text:p>12881</text:p>
              </table:table-cell>
              <table:table-cell office:value-type="float" office:value="0.200284257531166">
                <text:p>0.200284257531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00">
                <text:p>12900</text:p>
              </table:table-cell>
              <table:table-cell office:value-type="float" office:value="0.124990254640579">
                <text:p>0.124990254640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28">
                <text:p>12928</text:p>
              </table:table-cell>
              <table:table-cell office:value-type="float" office:value="0.208183825016022">
                <text:p>0.208183825016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51">
                <text:p>12951</text:p>
              </table:table-cell>
              <table:table-cell office:value-type="float" office:value="0.257805347442627">
                <text:p>0.257805347442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1">
                <text:p>13001</text:p>
              </table:table-cell>
              <table:table-cell office:value-type="float" office:value="0.24494032561779">
                <text:p>0.24494032561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35">
                <text:p>13035</text:p>
              </table:table-cell>
              <table:table-cell office:value-type="float" office:value="0.253669768571854">
                <text:p>0.253669768571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97">
                <text:p>13097</text:p>
              </table:table-cell>
              <table:table-cell office:value-type="float" office:value="0.219472467899322">
                <text:p>0.2194724678993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28">
                <text:p>13128</text:p>
              </table:table-cell>
              <table:table-cell office:value-type="float" office:value="0.185819864273071">
                <text:p>0.185819864273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31">
                <text:p>13131</text:p>
              </table:table-cell>
              <table:table-cell office:value-type="float" office:value="0.173719376325607">
                <text:p>0.173719376325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38">
                <text:p>13138</text:p>
              </table:table-cell>
              <table:table-cell office:value-type="float" office:value="0.179688766598702">
                <text:p>0.179688766598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91">
                <text:p>13191</text:p>
              </table:table-cell>
              <table:table-cell office:value-type="float" office:value="0.161154702305794">
                <text:p>0.161154702305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1">
                <text:p>13211</text:p>
              </table:table-cell>
              <table:table-cell office:value-type="float" office:value="0.212540119886398">
                <text:p>0.212540119886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19">
                <text:p>13219</text:p>
              </table:table-cell>
              <table:table-cell office:value-type="float" office:value="0.236938029527664">
                <text:p>0.236938029527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62">
                <text:p>13262</text:p>
              </table:table-cell>
              <table:table-cell office:value-type="float" office:value="0.183505773544312">
                <text:p>0.18350577354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66">
                <text:p>13266</text:p>
              </table:table-cell>
              <table:table-cell office:value-type="float" office:value="0.208195984363556">
                <text:p>0.208195984363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89">
                <text:p>13289</text:p>
              </table:table-cell>
              <table:table-cell office:value-type="float" office:value="0.132198333740234">
                <text:p>0.132198333740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92">
                <text:p>13292</text:p>
              </table:table-cell>
              <table:table-cell office:value-type="float" office:value="0.213094383478165">
                <text:p>0.213094383478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6">
                <text:p>13316</text:p>
              </table:table-cell>
              <table:table-cell office:value-type="float" office:value="0.194104120135307">
                <text:p>0.19410412013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19">
                <text:p>13319</text:p>
              </table:table-cell>
              <table:table-cell office:value-type="float" office:value="0.180585324764252">
                <text:p>0.180585324764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1">
                <text:p>13331</text:p>
              </table:table-cell>
              <table:table-cell office:value-type="float" office:value="0.229914769530296">
                <text:p>0.229914769530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35">
                <text:p>13335</text:p>
              </table:table-cell>
              <table:table-cell office:value-type="float" office:value="0.206123501062393">
                <text:p>0.206123501062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2">
                <text:p>13442</text:p>
              </table:table-cell>
              <table:table-cell office:value-type="float" office:value="0.346009433269501">
                <text:p>0.346009433269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44">
                <text:p>13444</text:p>
              </table:table-cell>
              <table:table-cell office:value-type="float" office:value="0.173187717795372">
                <text:p>0.173187717795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464">
                <text:p>13464</text:p>
              </table:table-cell>
              <table:table-cell office:value-type="float" office:value="0.188326776027679">
                <text:p>0.188326776027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2">
                <text:p>13542</text:p>
              </table:table-cell>
              <table:table-cell office:value-type="float" office:value="0.161289244890213">
                <text:p>0.161289244890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0">
                <text:p>13560</text:p>
              </table:table-cell>
              <table:table-cell office:value-type="float" office:value="0.206302106380463">
                <text:p>0.206302106380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52">
                <text:p>13652</text:p>
              </table:table-cell>
              <table:table-cell office:value-type="float" office:value="0.196621462702751">
                <text:p>0.196621462702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58">
                <text:p>13658</text:p>
              </table:table-cell>
              <table:table-cell office:value-type="float" office:value="0.174609780311585">
                <text:p>0.174609780311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62">
                <text:p>13662</text:p>
              </table:table-cell>
              <table:table-cell office:value-type="float" office:value="0.188371598720551">
                <text:p>0.188371598720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83">
                <text:p>13683</text:p>
              </table:table-cell>
              <table:table-cell office:value-type="float" office:value="0.219910681247711">
                <text:p>0.2199106812477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9">
                <text:p>13709</text:p>
              </table:table-cell>
              <table:table-cell office:value-type="float" office:value="0.243902027606964">
                <text:p>0.243902027606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24">
                <text:p>13724</text:p>
              </table:table-cell>
              <table:table-cell office:value-type="float" office:value="0.196934908628464">
                <text:p>0.1969349086284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51">
                <text:p>13751</text:p>
              </table:table-cell>
              <table:table-cell office:value-type="float" office:value="0.277139455080032">
                <text:p>0.277139455080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69">
                <text:p>13769</text:p>
              </table:table-cell>
              <table:table-cell office:value-type="float" office:value="0.207307994365692">
                <text:p>0.207307994365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70">
                <text:p>13770</text:p>
              </table:table-cell>
              <table:table-cell office:value-type="float" office:value="0.249478816986084">
                <text:p>0.249478816986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74">
                <text:p>13774</text:p>
              </table:table-cell>
              <table:table-cell office:value-type="float" office:value="0.158713951706886">
                <text:p>0.158713951706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92">
                <text:p>13792</text:p>
              </table:table-cell>
              <table:table-cell office:value-type="float" office:value="0.264892846345901">
                <text:p>0.264892846345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4">
                <text:p>13804</text:p>
              </table:table-cell>
              <table:table-cell office:value-type="float" office:value="0.2320826202631">
                <text:p>0.232082620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07">
                <text:p>13807</text:p>
              </table:table-cell>
              <table:table-cell office:value-type="float" office:value="0.288018554449081">
                <text:p>0.288018554449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9">
                <text:p>13849</text:p>
              </table:table-cell>
              <table:table-cell office:value-type="float" office:value="0.18094477057457">
                <text:p>0.18094477057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60">
                <text:p>13860</text:p>
              </table:table-cell>
              <table:table-cell office:value-type="float" office:value="0.183514192700386">
                <text:p>0.183514192700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64">
                <text:p>13864</text:p>
              </table:table-cell>
              <table:table-cell office:value-type="float" office:value="0.165598899126053">
                <text:p>0.165598899126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20">
                <text:p>13920</text:p>
              </table:table-cell>
              <table:table-cell office:value-type="float" office:value="0.207353547215462">
                <text:p>0.2073535472154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40">
                <text:p>13940</text:p>
              </table:table-cell>
              <table:table-cell office:value-type="float" office:value="0.136813819408417">
                <text:p>0.136813819408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82">
                <text:p>13982</text:p>
              </table:table-cell>
              <table:table-cell office:value-type="float" office:value="0.21005180478096">
                <text:p>0.21005180478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84">
                <text:p>13984</text:p>
              </table:table-cell>
              <table:table-cell office:value-type="float" office:value="0.201051771640778">
                <text:p>0.201051771640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3">
                <text:p>14013</text:p>
              </table:table-cell>
              <table:table-cell office:value-type="float" office:value="0.287264376878738">
                <text:p>0.287264376878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7">
                <text:p>14017</text:p>
              </table:table-cell>
              <table:table-cell office:value-type="float" office:value="0.162433415651321">
                <text:p>0.162433415651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19">
                <text:p>14019</text:p>
              </table:table-cell>
              <table:table-cell office:value-type="float" office:value="0.163269728422165">
                <text:p>0.163269728422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20">
                <text:p>14020</text:p>
              </table:table-cell>
              <table:table-cell office:value-type="float" office:value="0.172025591135025">
                <text:p>0.172025591135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27">
                <text:p>14027</text:p>
              </table:table-cell>
              <table:table-cell office:value-type="float" office:value="0.203337714076042">
                <text:p>0.203337714076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37">
                <text:p>14037</text:p>
              </table:table-cell>
              <table:table-cell office:value-type="float" office:value="0.124877005815506">
                <text:p>0.124877005815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62">
                <text:p>14062</text:p>
              </table:table-cell>
              <table:table-cell office:value-type="float" office:value="0.177010908722878">
                <text:p>0.17701090872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78">
                <text:p>14078</text:p>
              </table:table-cell>
              <table:table-cell office:value-type="float" office:value="0.151350393891335">
                <text:p>0.151350393891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88">
                <text:p>14088</text:p>
              </table:table-cell>
              <table:table-cell office:value-type="float" office:value="0.227979853749275">
                <text:p>0.227979853749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0">
                <text:p>14090</text:p>
              </table:table-cell>
              <table:table-cell office:value-type="float" office:value="0.151547521352768">
                <text:p>0.151547521352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5">
                <text:p>14095</text:p>
              </table:table-cell>
              <table:table-cell office:value-type="float" office:value="0.150415271520615">
                <text:p>0.150415271520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99">
                <text:p>14099</text:p>
              </table:table-cell>
              <table:table-cell office:value-type="float" office:value="0.259599447250366">
                <text:p>0.259599447250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1">
                <text:p>14101</text:p>
              </table:table-cell>
              <table:table-cell office:value-type="float" office:value="0.223948463797569">
                <text:p>0.223948463797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05">
                <text:p>14105</text:p>
              </table:table-cell>
              <table:table-cell office:value-type="float" office:value="0.157052636146545">
                <text:p>0.157052636146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16">
                <text:p>14116</text:p>
              </table:table-cell>
              <table:table-cell office:value-type="float" office:value="0.255635738372803">
                <text:p>0.255635738372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67">
                <text:p>14167</text:p>
              </table:table-cell>
              <table:table-cell office:value-type="float" office:value="0.165500372648239">
                <text:p>0.165500372648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7">
                <text:p>14207</text:p>
              </table:table-cell>
              <table:table-cell office:value-type="float" office:value="0.223172679543495">
                <text:p>0.22317267954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8">
                <text:p>14208</text:p>
              </table:table-cell>
              <table:table-cell office:value-type="float" office:value="0.155361384153366">
                <text:p>0.155361384153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19">
                <text:p>14219</text:p>
              </table:table-cell>
              <table:table-cell office:value-type="float" office:value="0.298611909151077">
                <text:p>0.298611909151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24">
                <text:p>14224</text:p>
              </table:table-cell>
              <table:table-cell office:value-type="float" office:value="0.196572631597519">
                <text:p>0.196572631597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1">
                <text:p>14231</text:p>
              </table:table-cell>
              <table:table-cell office:value-type="float" office:value="0.135258674621582">
                <text:p>0.13525867462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9">
                <text:p>14239</text:p>
              </table:table-cell>
              <table:table-cell office:value-type="float" office:value="0.189293146133423">
                <text:p>0.1892931461334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52">
                <text:p>14252</text:p>
              </table:table-cell>
              <table:table-cell office:value-type="float" office:value="0.214574202895164">
                <text:p>0.214574202895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81">
                <text:p>14281</text:p>
              </table:table-cell>
              <table:table-cell office:value-type="float" office:value="0.202103316783905">
                <text:p>0.202103316783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87">
                <text:p>14287</text:p>
              </table:table-cell>
              <table:table-cell office:value-type="float" office:value="0.202345281839371">
                <text:p>0.202345281839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93">
                <text:p>14293</text:p>
              </table:table-cell>
              <table:table-cell office:value-type="float" office:value="0.204569876194">
                <text:p>0.204569876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98">
                <text:p>14298</text:p>
              </table:table-cell>
              <table:table-cell office:value-type="float" office:value="0.181494504213333">
                <text:p>0.18149450421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02">
                <text:p>14302</text:p>
              </table:table-cell>
              <table:table-cell office:value-type="float" office:value="0.216860741376877">
                <text:p>0.2168607413768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4">
                <text:p>14314</text:p>
              </table:table-cell>
              <table:table-cell office:value-type="float" office:value="0.170526385307312">
                <text:p>0.170526385307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50">
                <text:p>14350</text:p>
              </table:table-cell>
              <table:table-cell office:value-type="float" office:value="0.236239671707153">
                <text:p>0.236239671707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61">
                <text:p>14361</text:p>
              </table:table-cell>
              <table:table-cell office:value-type="float" office:value="0.19465097784996">
                <text:p>0.19465097784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95">
                <text:p>14395</text:p>
              </table:table-cell>
              <table:table-cell office:value-type="float" office:value="0.202628910541534">
                <text:p>0.202628910541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29">
                <text:p>14429</text:p>
              </table:table-cell>
              <table:table-cell office:value-type="float" office:value="0.189491719007492">
                <text:p>0.189491719007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61">
                <text:p>14461</text:p>
              </table:table-cell>
              <table:table-cell office:value-type="float" office:value="0.280096411705017">
                <text:p>0.280096411705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65">
                <text:p>14465</text:p>
              </table:table-cell>
              <table:table-cell office:value-type="float" office:value="0.20246022939682">
                <text:p>0.202460229396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03">
                <text:p>14503</text:p>
              </table:table-cell>
              <table:table-cell office:value-type="float" office:value="0.232579529285431">
                <text:p>0.232579529285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17">
                <text:p>14517</text:p>
              </table:table-cell>
              <table:table-cell office:value-type="float" office:value="0.23469290137291">
                <text:p>0.23469290137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24">
                <text:p>14524</text:p>
              </table:table-cell>
              <table:table-cell office:value-type="float" office:value="0.186840817332268">
                <text:p>0.1868408173322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37">
                <text:p>14537</text:p>
              </table:table-cell>
              <table:table-cell office:value-type="float" office:value="0.171270877122879">
                <text:p>0.171270877122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49">
                <text:p>14549</text:p>
              </table:table-cell>
              <table:table-cell office:value-type="float" office:value="0.24582028388977">
                <text:p>0.24582028388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61">
                <text:p>14561</text:p>
              </table:table-cell>
              <table:table-cell office:value-type="float" office:value="0.197237208485603">
                <text:p>0.197237208485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64">
                <text:p>14564</text:p>
              </table:table-cell>
              <table:table-cell office:value-type="float" office:value="0.238870859146118">
                <text:p>0.238870859146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580">
                <text:p>14580</text:p>
              </table:table-cell>
              <table:table-cell office:value-type="float" office:value="0.232308954000473">
                <text:p>0.23230895400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33">
                <text:p>14633</text:p>
              </table:table-cell>
              <table:table-cell office:value-type="float" office:value="0.256611943244934">
                <text:p>0.256611943244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36">
                <text:p>14636</text:p>
              </table:table-cell>
              <table:table-cell office:value-type="float" office:value="0.200848668813705">
                <text:p>0.200848668813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39">
                <text:p>14639</text:p>
              </table:table-cell>
              <table:table-cell office:value-type="float" office:value="0.203352481126785">
                <text:p>0.203352481126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49">
                <text:p>14649</text:p>
              </table:table-cell>
              <table:table-cell office:value-type="float" office:value="0.226355910301208">
                <text:p>0.226355910301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94">
                <text:p>14694</text:p>
              </table:table-cell>
              <table:table-cell office:value-type="float" office:value="0.16898138821125">
                <text:p>0.16898138821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97">
                <text:p>14697</text:p>
              </table:table-cell>
              <table:table-cell office:value-type="float" office:value="0.200390666723251">
                <text:p>0.200390666723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99">
                <text:p>14699</text:p>
              </table:table-cell>
              <table:table-cell office:value-type="float" office:value="0.120957039296627">
                <text:p>0.120957039296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1">
                <text:p>14701</text:p>
              </table:table-cell>
              <table:table-cell office:value-type="float" office:value="0.204837635159492">
                <text:p>0.204837635159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4">
                <text:p>14704</text:p>
              </table:table-cell>
              <table:table-cell office:value-type="float" office:value="0.175847515463829">
                <text:p>0.175847515463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4">
                <text:p>14714</text:p>
              </table:table-cell>
              <table:table-cell office:value-type="float" office:value="0.130560964345932">
                <text:p>0.1305609643459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6">
                <text:p>14716</text:p>
              </table:table-cell>
              <table:table-cell office:value-type="float" office:value="0.238394826650619">
                <text:p>0.238394826650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75">
                <text:p>14775</text:p>
              </table:table-cell>
              <table:table-cell office:value-type="float" office:value="0.209517225623131">
                <text:p>0.2095172256231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81">
                <text:p>14781</text:p>
              </table:table-cell>
              <table:table-cell office:value-type="float" office:value="0.269802689552307">
                <text:p>0.269802689552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82">
                <text:p>14782</text:p>
              </table:table-cell>
              <table:table-cell office:value-type="float" office:value="0.211317300796509">
                <text:p>0.211317300796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93">
                <text:p>14793</text:p>
              </table:table-cell>
              <table:table-cell office:value-type="float" office:value="0.161268830299377">
                <text:p>0.161268830299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97">
                <text:p>14797</text:p>
              </table:table-cell>
              <table:table-cell office:value-type="float" office:value="0.23372708261013">
                <text:p>0.23372708261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36">
                <text:p>14836</text:p>
              </table:table-cell>
              <table:table-cell office:value-type="float" office:value="0.248306483030319">
                <text:p>0.248306483030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39">
                <text:p>14839</text:p>
              </table:table-cell>
              <table:table-cell office:value-type="float" office:value="0.217963665723801">
                <text:p>0.217963665723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6">
                <text:p>14886</text:p>
              </table:table-cell>
              <table:table-cell office:value-type="float" office:value="0.207054421305656">
                <text:p>0.207054421305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88">
                <text:p>14888</text:p>
              </table:table-cell>
              <table:table-cell office:value-type="float" office:value="0.22523707151413">
                <text:p>0.22523707151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38">
                <text:p>14938</text:p>
              </table:table-cell>
              <table:table-cell office:value-type="float" office:value="0.217380538582802">
                <text:p>0.217380538582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7">
                <text:p>14947</text:p>
              </table:table-cell>
              <table:table-cell office:value-type="float" office:value="0.211130425333977">
                <text:p>0.2111304253339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48">
                <text:p>14948</text:p>
              </table:table-cell>
              <table:table-cell office:value-type="float" office:value="0.204715177416801">
                <text:p>0.204715177416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55">
                <text:p>14955</text:p>
              </table:table-cell>
              <table:table-cell office:value-type="float" office:value="0.179818660020828">
                <text:p>0.179818660020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64">
                <text:p>14964</text:p>
              </table:table-cell>
              <table:table-cell office:value-type="float" office:value="0.219553619623184">
                <text:p>0.219553619623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66">
                <text:p>14966</text:p>
              </table:table-cell>
              <table:table-cell office:value-type="float" office:value="0.162841767072678">
                <text:p>0.162841767072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69">
                <text:p>14969</text:p>
              </table:table-cell>
              <table:table-cell office:value-type="float" office:value="0.23472435772419">
                <text:p>0.23472435772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9">
                <text:p>15009</text:p>
              </table:table-cell>
              <table:table-cell office:value-type="float" office:value="0.139924705028534">
                <text:p>0.1399247050285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7">
                <text:p>15027</text:p>
              </table:table-cell>
              <table:table-cell office:value-type="float" office:value="0.192652881145477">
                <text:p>0.192652881145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34">
                <text:p>15034</text:p>
              </table:table-cell>
              <table:table-cell office:value-type="float" office:value="0.233220040798187">
                <text:p>0.233220040798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47">
                <text:p>15047</text:p>
              </table:table-cell>
              <table:table-cell office:value-type="float" office:value="0.1690314412117">
                <text:p>0.1690314412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67">
                <text:p>15067</text:p>
              </table:table-cell>
              <table:table-cell office:value-type="float" office:value="0.173255980014801">
                <text:p>0.173255980014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80">
                <text:p>15080</text:p>
              </table:table-cell>
              <table:table-cell office:value-type="float" office:value="0.197620540857315">
                <text:p>0.19762054085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87">
                <text:p>15087</text:p>
              </table:table-cell>
              <table:table-cell office:value-type="float" office:value="0.208776518702507">
                <text:p>0.208776518702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0">
                <text:p>15110</text:p>
              </table:table-cell>
              <table:table-cell office:value-type="float" office:value="0.223073437809944">
                <text:p>0.223073437809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1">
                <text:p>15111</text:p>
              </table:table-cell>
              <table:table-cell office:value-type="float" office:value="0.202408969402313">
                <text:p>0.20240896940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5">
                <text:p>15115</text:p>
              </table:table-cell>
              <table:table-cell office:value-type="float" office:value="0.224769607186317">
                <text:p>0.224769607186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31">
                <text:p>15131</text:p>
              </table:table-cell>
              <table:table-cell office:value-type="float" office:value="0.241856634616852">
                <text:p>0.241856634616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40">
                <text:p>15140</text:p>
              </table:table-cell>
              <table:table-cell office:value-type="float" office:value="0.200433298945427">
                <text:p>0.200433298945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58">
                <text:p>15158</text:p>
              </table:table-cell>
              <table:table-cell office:value-type="float" office:value="0.163141712546349">
                <text:p>0.163141712546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68">
                <text:p>15168</text:p>
              </table:table-cell>
              <table:table-cell office:value-type="float" office:value="0.307979941368103">
                <text:p>0.307979941368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74">
                <text:p>15174</text:p>
              </table:table-cell>
              <table:table-cell office:value-type="float" office:value="0.189686149358749">
                <text:p>0.189686149358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78">
                <text:p>15178</text:p>
              </table:table-cell>
              <table:table-cell office:value-type="float" office:value="0.24539715051651">
                <text:p>0.24539715051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91">
                <text:p>15191</text:p>
              </table:table-cell>
              <table:table-cell office:value-type="float" office:value="0.158348083496094">
                <text:p>0.15834808349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93">
                <text:p>15193</text:p>
              </table:table-cell>
              <table:table-cell office:value-type="float" office:value="0.224768877029419">
                <text:p>0.224768877029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26">
                <text:p>15226</text:p>
              </table:table-cell>
              <table:table-cell office:value-type="float" office:value="0.171454042196274">
                <text:p>0.1714540421962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37">
                <text:p>15237</text:p>
              </table:table-cell>
              <table:table-cell office:value-type="float" office:value="0.162086844444275">
                <text:p>0.162086844444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78">
                <text:p>15278</text:p>
              </table:table-cell>
              <table:table-cell office:value-type="float" office:value="0.245992973446846">
                <text:p>0.2459929734468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1">
                <text:p>15291</text:p>
              </table:table-cell>
              <table:table-cell office:value-type="float" office:value="0.203382387757301">
                <text:p>0.203382387757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">
                <text:p>15305</text:p>
              </table:table-cell>
              <table:table-cell office:value-type="float" office:value="0.162888929247856">
                <text:p>0.162888929247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23">
                <text:p>15323</text:p>
              </table:table-cell>
              <table:table-cell office:value-type="float" office:value="0.193096354603767">
                <text:p>0.193096354603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2">
                <text:p>15332</text:p>
              </table:table-cell>
              <table:table-cell office:value-type="float" office:value="0.210815489292145">
                <text:p>0.210815489292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33">
                <text:p>15333</text:p>
              </table:table-cell>
              <table:table-cell office:value-type="float" office:value="0.202445387840271">
                <text:p>0.202445387840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50">
                <text:p>15350</text:p>
              </table:table-cell>
              <table:table-cell office:value-type="float" office:value="0.150706946849823">
                <text:p>0.150706946849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62">
                <text:p>15362</text:p>
              </table:table-cell>
              <table:table-cell office:value-type="float" office:value="0.190432012081146">
                <text:p>0.19043201208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3">
                <text:p>15413</text:p>
              </table:table-cell>
              <table:table-cell office:value-type="float" office:value="0.160904496908188">
                <text:p>0.160904496908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6">
                <text:p>15416</text:p>
              </table:table-cell>
              <table:table-cell office:value-type="float" office:value="0.143408179283142">
                <text:p>0.143408179283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1">
                <text:p>15441</text:p>
              </table:table-cell>
              <table:table-cell office:value-type="float" office:value="0.194409683346748">
                <text:p>0.194409683346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69">
                <text:p>15469</text:p>
              </table:table-cell>
              <table:table-cell office:value-type="float" office:value="0.18830680847168">
                <text:p>0.18830680847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80">
                <text:p>15480</text:p>
              </table:table-cell>
              <table:table-cell office:value-type="float" office:value="0.197241321206093">
                <text:p>0.197241321206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9">
                <text:p>15509</text:p>
              </table:table-cell>
              <table:table-cell office:value-type="float" office:value="0.175925493240356">
                <text:p>0.175925493240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0">
                <text:p>15510</text:p>
              </table:table-cell>
              <table:table-cell office:value-type="float" office:value="0.128098100423813">
                <text:p>0.12809810042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19">
                <text:p>15519</text:p>
              </table:table-cell>
              <table:table-cell office:value-type="float" office:value="0.197801053524017">
                <text:p>0.197801053524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51">
                <text:p>15551</text:p>
              </table:table-cell>
              <table:table-cell office:value-type="float" office:value="0.181432440876961">
                <text:p>0.181432440876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4">
                <text:p>15444</text:p>
              </table:table-cell>
              <table:table-cell office:value-type="float" office:value="0.18078425526619">
                <text:p>0.180784255266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73">
                <text:p>15473</text:p>
              </table:table-cell>
              <table:table-cell office:value-type="float" office:value="0.202912241220474">
                <text:p>0.202912241220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93">
                <text:p>15493</text:p>
              </table:table-cell>
              <table:table-cell office:value-type="float" office:value="0.247568026185036">
                <text:p>0.247568026185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75">
                <text:p>15575</text:p>
              </table:table-cell>
              <table:table-cell office:value-type="float" office:value="0.280401706695557">
                <text:p>0.280401706695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76">
                <text:p>15576</text:p>
              </table:table-cell>
              <table:table-cell office:value-type="float" office:value="0.186012119054794">
                <text:p>0.186012119054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77">
                <text:p>15577</text:p>
              </table:table-cell>
              <table:table-cell office:value-type="float" office:value="0.175819337368012">
                <text:p>0.175819337368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82">
                <text:p>15582</text:p>
              </table:table-cell>
              <table:table-cell office:value-type="float" office:value="0.202395737171173">
                <text:p>0.202395737171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93">
                <text:p>15593</text:p>
              </table:table-cell>
              <table:table-cell office:value-type="float" office:value="0.202592223882675">
                <text:p>0.202592223882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96">
                <text:p>15596</text:p>
              </table:table-cell>
              <table:table-cell office:value-type="float" office:value="0.300548911094665">
                <text:p>0.300548911094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8">
                <text:p>15608</text:p>
              </table:table-cell>
              <table:table-cell office:value-type="float" office:value="0.199061274528503">
                <text:p>0.199061274528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09">
                <text:p>15609</text:p>
              </table:table-cell>
              <table:table-cell office:value-type="float" office:value="0.201584190130234">
                <text:p>0.201584190130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18">
                <text:p>15618</text:p>
              </table:table-cell>
              <table:table-cell office:value-type="float" office:value="0.295929551124573">
                <text:p>0.295929551124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20">
                <text:p>15620</text:p>
              </table:table-cell>
              <table:table-cell office:value-type="float" office:value="0.193943828344345">
                <text:p>0.193943828344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45">
                <text:p>15645</text:p>
              </table:table-cell>
              <table:table-cell office:value-type="float" office:value="0.172567963600159">
                <text:p>0.172567963600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79">
                <text:p>15679</text:p>
              </table:table-cell>
              <table:table-cell office:value-type="float" office:value="0.234559446573257">
                <text:p>0.2345594465732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5">
                <text:p>15725</text:p>
              </table:table-cell>
              <table:table-cell office:value-type="float" office:value="0.184670150279999">
                <text:p>0.184670150279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73">
                <text:p>15773</text:p>
              </table:table-cell>
              <table:table-cell office:value-type="float" office:value="0.13939194381237">
                <text:p>0.13939194381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07">
                <text:p>15807</text:p>
              </table:table-cell>
              <table:table-cell office:value-type="float" office:value="0.179905325174332">
                <text:p>0.179905325174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0">
                <text:p>15810</text:p>
              </table:table-cell>
              <table:table-cell office:value-type="float" office:value="0.163502275943756">
                <text:p>0.163502275943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11">
                <text:p>15811</text:p>
              </table:table-cell>
              <table:table-cell office:value-type="float" office:value="0.201691806316376">
                <text:p>0.2016918063163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28">
                <text:p>15828</text:p>
              </table:table-cell>
              <table:table-cell office:value-type="float" office:value="0.190187394618988">
                <text:p>0.190187394618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40">
                <text:p>15840</text:p>
              </table:table-cell>
              <table:table-cell office:value-type="float" office:value="0.224353328347206">
                <text:p>0.224353328347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62">
                <text:p>15862</text:p>
              </table:table-cell>
              <table:table-cell office:value-type="float" office:value="0.157310575246811">
                <text:p>0.1573105752468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68">
                <text:p>15868</text:p>
              </table:table-cell>
              <table:table-cell office:value-type="float" office:value="0.179967388510704">
                <text:p>0.179967388510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82">
                <text:p>15882</text:p>
              </table:table-cell>
              <table:table-cell office:value-type="float" office:value="0.21391236782074">
                <text:p>0.21391236782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898">
                <text:p>15898</text:p>
              </table:table-cell>
              <table:table-cell office:value-type="float" office:value="0.220013037323952">
                <text:p>0.220013037323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23">
                <text:p>15923</text:p>
              </table:table-cell>
              <table:table-cell office:value-type="float" office:value="0.202600687742233">
                <text:p>0.202600687742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91">
                <text:p>15991</text:p>
              </table:table-cell>
              <table:table-cell office:value-type="float" office:value="0.128813043236732">
                <text:p>0.1288130432367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4">
                <text:p>16014</text:p>
              </table:table-cell>
              <table:table-cell office:value-type="float" office:value="0.157818496227264">
                <text:p>0.15781849622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16">
                <text:p>16016</text:p>
              </table:table-cell>
              <table:table-cell office:value-type="float" office:value="0.157623887062073">
                <text:p>0.157623887062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33">
                <text:p>16033</text:p>
              </table:table-cell>
              <table:table-cell office:value-type="float" office:value="0.176072776317596">
                <text:p>0.1760727763175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38">
                <text:p>16138</text:p>
              </table:table-cell>
              <table:table-cell office:value-type="float" office:value="0.170915961265564">
                <text:p>0.170915961265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63">
                <text:p>16163</text:p>
              </table:table-cell>
              <table:table-cell office:value-type="float" office:value="0.151753485202789">
                <text:p>0.1517534852027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72">
                <text:p>16172</text:p>
              </table:table-cell>
              <table:table-cell office:value-type="float" office:value="0.201548308134079">
                <text:p>0.201548308134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82">
                <text:p>16182</text:p>
              </table:table-cell>
              <table:table-cell office:value-type="float" office:value="0.189071297645569">
                <text:p>0.189071297645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6">
                <text:p>16236</text:p>
              </table:table-cell>
              <table:table-cell office:value-type="float" office:value="0.212867185473442">
                <text:p>0.212867185473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41">
                <text:p>16241</text:p>
              </table:table-cell>
              <table:table-cell office:value-type="float" office:value="0.216158047318459">
                <text:p>0.2161580473184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57">
                <text:p>16257</text:p>
              </table:table-cell>
              <table:table-cell office:value-type="float" office:value="0.151514858007431">
                <text:p>0.15151485800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83">
                <text:p>16283</text:p>
              </table:table-cell>
              <table:table-cell office:value-type="float" office:value="0.165915608406067">
                <text:p>0.165915608406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90">
                <text:p>16290</text:p>
              </table:table-cell>
              <table:table-cell office:value-type="float" office:value="0.20376755297184">
                <text:p>0.20376755297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7">
                <text:p>16317</text:p>
              </table:table-cell>
              <table:table-cell office:value-type="float" office:value="0.243944078683853">
                <text:p>0.243944078683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18">
                <text:p>16318</text:p>
              </table:table-cell>
              <table:table-cell office:value-type="float" office:value="0.254210740327835">
                <text:p>0.25421074032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44">
                <text:p>16344</text:p>
              </table:table-cell>
              <table:table-cell office:value-type="float" office:value="0.313824236392975">
                <text:p>0.313824236392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56">
                <text:p>16356</text:p>
              </table:table-cell>
              <table:table-cell office:value-type="float" office:value="0.157368689775467">
                <text:p>0.15736868977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5">
                <text:p>16405</text:p>
              </table:table-cell>
              <table:table-cell office:value-type="float" office:value="0.147944405674934">
                <text:p>0.147944405674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08">
                <text:p>16408</text:p>
              </table:table-cell>
              <table:table-cell office:value-type="float" office:value="0.204903930425644">
                <text:p>0.204903930425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45">
                <text:p>16445</text:p>
              </table:table-cell>
              <table:table-cell office:value-type="float" office:value="0.185082599520683">
                <text:p>0.185082599520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47">
                <text:p>16447</text:p>
              </table:table-cell>
              <table:table-cell office:value-type="float" office:value="0.242738753557205">
                <text:p>0.242738753557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75">
                <text:p>16475</text:p>
              </table:table-cell>
              <table:table-cell office:value-type="float" office:value="0.260993957519531">
                <text:p>0.260993957519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95">
                <text:p>16495</text:p>
              </table:table-cell>
              <table:table-cell office:value-type="float" office:value="0.262034922838211">
                <text:p>0.2620349228382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03">
                <text:p>16503</text:p>
              </table:table-cell>
              <table:table-cell office:value-type="float" office:value="0.168238967657089">
                <text:p>0.168238967657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55">
                <text:p>16555</text:p>
              </table:table-cell>
              <table:table-cell office:value-type="float" office:value="0.180211186408997">
                <text:p>0.180211186408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61">
                <text:p>16561</text:p>
              </table:table-cell>
              <table:table-cell office:value-type="float" office:value="0.124049536883831">
                <text:p>0.124049536883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19">
                <text:p>16619</text:p>
              </table:table-cell>
              <table:table-cell office:value-type="float" office:value="0.153427734971046">
                <text:p>0.153427734971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4">
                <text:p>16634</text:p>
              </table:table-cell>
              <table:table-cell office:value-type="float" office:value="0.163146004080772">
                <text:p>0.163146004080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38">
                <text:p>16638</text:p>
              </table:table-cell>
              <table:table-cell office:value-type="float" office:value="0.188856765627861">
                <text:p>0.1888567656278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2">
                <text:p>16652</text:p>
              </table:table-cell>
              <table:table-cell office:value-type="float" office:value="0.229730844497681">
                <text:p>0.229730844497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61">
                <text:p>16661</text:p>
              </table:table-cell>
              <table:table-cell office:value-type="float" office:value="0.171270176768303">
                <text:p>0.171270176768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72">
                <text:p>16672</text:p>
              </table:table-cell>
              <table:table-cell office:value-type="float" office:value="0.134984016418457">
                <text:p>0.134984016418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19">
                <text:p>16719</text:p>
              </table:table-cell>
              <table:table-cell office:value-type="float" office:value="0.227943181991577">
                <text:p>0.2279431819915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0">
                <text:p>16740</text:p>
              </table:table-cell>
              <table:table-cell office:value-type="float" office:value="0.134643495082855">
                <text:p>0.134643495082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3">
                <text:p>16743</text:p>
              </table:table-cell>
              <table:table-cell office:value-type="float" office:value="0.187678501009941">
                <text:p>0.187678501009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4">
                <text:p>16744</text:p>
              </table:table-cell>
              <table:table-cell office:value-type="float" office:value="0.165687754750252">
                <text:p>0.165687754750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53">
                <text:p>16753</text:p>
              </table:table-cell>
              <table:table-cell office:value-type="float" office:value="0.156566262245178">
                <text:p>0.156566262245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64">
                <text:p>16764</text:p>
              </table:table-cell>
              <table:table-cell office:value-type="float" office:value="0.156704783439636">
                <text:p>0.156704783439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8">
                <text:p>16778</text:p>
              </table:table-cell>
              <table:table-cell office:value-type="float" office:value="0.145674347877502">
                <text:p>0.145674347877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81">
                <text:p>16781</text:p>
              </table:table-cell>
              <table:table-cell office:value-type="float" office:value="0.152105152606964">
                <text:p>0.1521051526069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90">
                <text:p>16790</text:p>
              </table:table-cell>
              <table:table-cell office:value-type="float" office:value="0.14730541408062">
                <text:p>0.14730541408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14">
                <text:p>16814</text:p>
              </table:table-cell>
              <table:table-cell office:value-type="float" office:value="0.169969618320465">
                <text:p>0.1699696183204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25">
                <text:p>16825</text:p>
              </table:table-cell>
              <table:table-cell office:value-type="float" office:value="0.169803604483604">
                <text:p>0.169803604483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39">
                <text:p>16839</text:p>
              </table:table-cell>
              <table:table-cell office:value-type="float" office:value="0.125755131244659">
                <text:p>0.1257551312446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43">
                <text:p>16843</text:p>
              </table:table-cell>
              <table:table-cell office:value-type="float" office:value="0.181782633066177">
                <text:p>0.181782633066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62">
                <text:p>16862</text:p>
              </table:table-cell>
              <table:table-cell office:value-type="float" office:value="0.199987843632698">
                <text:p>0.199987843632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8">
                <text:p>16878</text:p>
              </table:table-cell>
              <table:table-cell office:value-type="float" office:value="0.177368491888046">
                <text:p>0.177368491888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94">
                <text:p>16894</text:p>
              </table:table-cell>
              <table:table-cell office:value-type="float" office:value="0.117321960628033">
                <text:p>0.117321960628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10">
                <text:p>16910</text:p>
              </table:table-cell>
              <table:table-cell office:value-type="float" office:value="0.188646852970123">
                <text:p>0.188646852970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33">
                <text:p>16933</text:p>
              </table:table-cell>
              <table:table-cell office:value-type="float" office:value="0.191255107522011">
                <text:p>0.191255107522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39">
                <text:p>16939</text:p>
              </table:table-cell>
              <table:table-cell office:value-type="float" office:value="0.172669917345047">
                <text:p>0.17266991734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47">
                <text:p>16947</text:p>
              </table:table-cell>
              <table:table-cell office:value-type="float" office:value="0.174935549497604">
                <text:p>0.174935549497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79">
                <text:p>16979</text:p>
              </table:table-cell>
              <table:table-cell office:value-type="float" office:value="0.126295417547226">
                <text:p>0.126295417547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86">
                <text:p>16986</text:p>
              </table:table-cell>
              <table:table-cell office:value-type="float" office:value="0.203034192323685">
                <text:p>0.203034192323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92">
                <text:p>16992</text:p>
              </table:table-cell>
              <table:table-cell office:value-type="float" office:value="0.120969958603382">
                <text:p>0.120969958603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26">
                <text:p>17026</text:p>
              </table:table-cell>
              <table:table-cell office:value-type="float" office:value="0.223888784646988">
                <text:p>0.223888784646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56">
                <text:p>17056</text:p>
              </table:table-cell>
              <table:table-cell office:value-type="float" office:value="0.147798135876656">
                <text:p>0.147798135876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66">
                <text:p>17066</text:p>
              </table:table-cell>
              <table:table-cell office:value-type="float" office:value="0.250656455755234">
                <text:p>0.2506564557552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00">
                <text:p>17100</text:p>
              </table:table-cell>
              <table:table-cell office:value-type="float" office:value="0.188055783510208">
                <text:p>0.188055783510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35">
                <text:p>17135</text:p>
              </table:table-cell>
              <table:table-cell office:value-type="float" office:value="0.173115745186806">
                <text:p>0.173115745186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46">
                <text:p>17146</text:p>
              </table:table-cell>
              <table:table-cell office:value-type="float" office:value="0.218265861272812">
                <text:p>0.2182658612728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48">
                <text:p>17148</text:p>
              </table:table-cell>
              <table:table-cell office:value-type="float" office:value="0.18400502204895">
                <text:p>0.18400502204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54">
                <text:p>17154</text:p>
              </table:table-cell>
              <table:table-cell office:value-type="float" office:value="0.188430458307266">
                <text:p>0.188430458307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57">
                <text:p>17157</text:p>
              </table:table-cell>
              <table:table-cell office:value-type="float" office:value="0.177328005433083">
                <text:p>0.177328005433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68">
                <text:p>17168</text:p>
              </table:table-cell>
              <table:table-cell office:value-type="float" office:value="0.213602676987648">
                <text:p>0.213602676987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19">
                <text:p>17219</text:p>
              </table:table-cell>
              <table:table-cell office:value-type="float" office:value="0.182232514023781">
                <text:p>0.182232514023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13">
                <text:p>17313</text:p>
              </table:table-cell>
              <table:table-cell office:value-type="float" office:value="0.227055236697197">
                <text:p>0.227055236697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22">
                <text:p>17322</text:p>
              </table:table-cell>
              <table:table-cell office:value-type="float" office:value="0.207926094532013">
                <text:p>0.207926094532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55">
                <text:p>17355</text:p>
              </table:table-cell>
              <table:table-cell office:value-type="float" office:value="0.177631482481956">
                <text:p>0.177631482481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76">
                <text:p>17376</text:p>
              </table:table-cell>
              <table:table-cell office:value-type="float" office:value="0.189954876899719">
                <text:p>0.1899548768997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91">
                <text:p>17391</text:p>
              </table:table-cell>
              <table:table-cell office:value-type="float" office:value="0.204709082841873">
                <text:p>0.204709082841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24">
                <text:p>17424</text:p>
              </table:table-cell>
              <table:table-cell office:value-type="float" office:value="0.212095722556114">
                <text:p>0.212095722556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43">
                <text:p>17443</text:p>
              </table:table-cell>
              <table:table-cell office:value-type="float" office:value="0.13881927728653">
                <text:p>0.13881927728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50">
                <text:p>17450</text:p>
              </table:table-cell>
              <table:table-cell office:value-type="float" office:value="0.207714796066284">
                <text:p>0.207714796066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52">
                <text:p>17452</text:p>
              </table:table-cell>
              <table:table-cell office:value-type="float" office:value="0.175725862383843">
                <text:p>0.175725862383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70">
                <text:p>17470</text:p>
              </table:table-cell>
              <table:table-cell office:value-type="float" office:value="0.182261437177658">
                <text:p>0.182261437177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98">
                <text:p>17498</text:p>
              </table:table-cell>
              <table:table-cell office:value-type="float" office:value="0.22762331366539">
                <text:p>0.22762331366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54">
                <text:p>17554</text:p>
              </table:table-cell>
              <table:table-cell office:value-type="float" office:value="0.227091416716576">
                <text:p>0.227091416716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56">
                <text:p>17556</text:p>
              </table:table-cell>
              <table:table-cell office:value-type="float" office:value="0.210352212190628">
                <text:p>0.210352212190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3">
                <text:p>17603</text:p>
              </table:table-cell>
              <table:table-cell office:value-type="float" office:value="0.162582099437714">
                <text:p>0.162582099437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07">
                <text:p>17607</text:p>
              </table:table-cell>
              <table:table-cell office:value-type="float" office:value="0.190472334623337">
                <text:p>0.190472334623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48">
                <text:p>17648</text:p>
              </table:table-cell>
              <table:table-cell office:value-type="float" office:value="0.219846218824387">
                <text:p>0.219846218824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93">
                <text:p>17693</text:p>
              </table:table-cell>
              <table:table-cell office:value-type="float" office:value="0.218682065606117">
                <text:p>0.218682065606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03">
                <text:p>17703</text:p>
              </table:table-cell>
              <table:table-cell office:value-type="float" office:value="0.166195377707481">
                <text:p>0.166195377707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17">
                <text:p>17717</text:p>
              </table:table-cell>
              <table:table-cell office:value-type="float" office:value="0.151461660861969">
                <text:p>0.151461660861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40">
                <text:p>17740</text:p>
              </table:table-cell>
              <table:table-cell office:value-type="float" office:value="0.197108149528503">
                <text:p>0.197108149528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47">
                <text:p>17747</text:p>
              </table:table-cell>
              <table:table-cell office:value-type="float" office:value="0.195882618427277">
                <text:p>0.195882618427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49">
                <text:p>17749</text:p>
              </table:table-cell>
              <table:table-cell office:value-type="float" office:value="0.185764610767365">
                <text:p>0.185764610767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87">
                <text:p>17787</text:p>
              </table:table-cell>
              <table:table-cell office:value-type="float" office:value="0.159995079040527">
                <text:p>0.159995079040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73">
                <text:p>17873</text:p>
              </table:table-cell>
              <table:table-cell office:value-type="float" office:value="0.169176787137985">
                <text:p>0.169176787137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82">
                <text:p>17882</text:p>
              </table:table-cell>
              <table:table-cell office:value-type="float" office:value="0.252306520938873">
                <text:p>0.252306520938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34">
                <text:p>17934</text:p>
              </table:table-cell>
              <table:table-cell office:value-type="float" office:value="0.183696329593658">
                <text:p>0.183696329593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39">
                <text:p>17939</text:p>
              </table:table-cell>
              <table:table-cell office:value-type="float" office:value="0.189018964767456">
                <text:p>0.189018964767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58">
                <text:p>17958</text:p>
              </table:table-cell>
              <table:table-cell office:value-type="float" office:value="0.190843850374222">
                <text:p>0.190843850374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0">
                <text:p>17970</text:p>
              </table:table-cell>
              <table:table-cell office:value-type="float" office:value="0.226727828383446">
                <text:p>0.226727828383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1">
                <text:p>17971</text:p>
              </table:table-cell>
              <table:table-cell office:value-type="float" office:value="0.17774361371994">
                <text:p>0.17774361371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7">
                <text:p>17977</text:p>
              </table:table-cell>
              <table:table-cell office:value-type="float" office:value="0.178849041461945">
                <text:p>0.178849041461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96">
                <text:p>17996</text:p>
              </table:table-cell>
              <table:table-cell office:value-type="float" office:value="0.102309286594391">
                <text:p>0.102309286594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16">
                <text:p>18016</text:p>
              </table:table-cell>
              <table:table-cell office:value-type="float" office:value="0.158957242965698">
                <text:p>0.15895724296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6">
                <text:p>18026</text:p>
              </table:table-cell>
              <table:table-cell office:value-type="float" office:value="0.158510133624077">
                <text:p>0.158510133624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7">
                <text:p>18027</text:p>
              </table:table-cell>
              <table:table-cell office:value-type="float" office:value="0.198643416166306">
                <text:p>0.198643416166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31">
                <text:p>18031</text:p>
              </table:table-cell>
              <table:table-cell office:value-type="float" office:value="0.146486908197403">
                <text:p>0.146486908197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42">
                <text:p>18042</text:p>
              </table:table-cell>
              <table:table-cell office:value-type="float" office:value="0.146731376647949">
                <text:p>0.146731376647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0">
                <text:p>18050</text:p>
              </table:table-cell>
              <table:table-cell office:value-type="float" office:value="0.158728927373886">
                <text:p>0.1587289273738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93">
                <text:p>18093</text:p>
              </table:table-cell>
              <table:table-cell office:value-type="float" office:value="0.188734024763107">
                <text:p>0.188734024763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32">
                <text:p>18132</text:p>
              </table:table-cell>
              <table:table-cell office:value-type="float" office:value="0.231551885604858">
                <text:p>0.231551885604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48">
                <text:p>18148</text:p>
              </table:table-cell>
              <table:table-cell office:value-type="float" office:value="0.184570297598839">
                <text:p>0.184570297598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53">
                <text:p>18153</text:p>
              </table:table-cell>
              <table:table-cell office:value-type="float" office:value="0.175579905509949">
                <text:p>0.175579905509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83">
                <text:p>18183</text:p>
              </table:table-cell>
              <table:table-cell office:value-type="float" office:value="0.160965532064438">
                <text:p>0.16096553206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07">
                <text:p>18207</text:p>
              </table:table-cell>
              <table:table-cell office:value-type="float" office:value="0.160500526428223">
                <text:p>0.160500526428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68">
                <text:p>18268</text:p>
              </table:table-cell>
              <table:table-cell office:value-type="float" office:value="0.152500435709953">
                <text:p>0.152500435709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99">
                <text:p>18299</text:p>
              </table:table-cell>
              <table:table-cell office:value-type="float" office:value="0.136563181877136">
                <text:p>0.136563181877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0">
                <text:p>18300</text:p>
              </table:table-cell>
              <table:table-cell office:value-type="float" office:value="0.160186439752579">
                <text:p>0.160186439752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02">
                <text:p>18302</text:p>
              </table:table-cell>
              <table:table-cell office:value-type="float" office:value="0.152895241975784">
                <text:p>0.152895241975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70">
                <text:p>18370</text:p>
              </table:table-cell>
              <table:table-cell office:value-type="float" office:value="0.202707260847092">
                <text:p>0.202707260847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76">
                <text:p>18376</text:p>
              </table:table-cell>
              <table:table-cell office:value-type="float" office:value="0.221212849020958">
                <text:p>0.221212849020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99">
                <text:p>18399</text:p>
              </table:table-cell>
              <table:table-cell office:value-type="float" office:value="0.158807724714279">
                <text:p>0.15880772471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10">
                <text:p>18410</text:p>
              </table:table-cell>
              <table:table-cell office:value-type="float" office:value="0.201966822147369">
                <text:p>0.201966822147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20">
                <text:p>18420</text:p>
              </table:table-cell>
              <table:table-cell office:value-type="float" office:value="0.195658147335053">
                <text:p>0.195658147335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21">
                <text:p>18421</text:p>
              </table:table-cell>
              <table:table-cell office:value-type="float" office:value="0.222395017743111">
                <text:p>0.222395017743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37">
                <text:p>18437</text:p>
              </table:table-cell>
              <table:table-cell office:value-type="float" office:value="0.201712667942047">
                <text:p>0.201712667942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55">
                <text:p>18455</text:p>
              </table:table-cell>
              <table:table-cell office:value-type="float" office:value="0.181989282369614">
                <text:p>0.181989282369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62">
                <text:p>18462</text:p>
              </table:table-cell>
              <table:table-cell office:value-type="float" office:value="0.217145353555679">
                <text:p>0.21714535355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72">
                <text:p>18472</text:p>
              </table:table-cell>
              <table:table-cell office:value-type="float" office:value="0.171530038118362">
                <text:p>0.171530038118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75">
                <text:p>18475</text:p>
              </table:table-cell>
              <table:table-cell office:value-type="float" office:value="0.139801040291786">
                <text:p>0.139801040291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91">
                <text:p>18491</text:p>
              </table:table-cell>
              <table:table-cell office:value-type="float" office:value="0.162795335054398">
                <text:p>0.162795335054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17">
                <text:p>18517</text:p>
              </table:table-cell>
              <table:table-cell office:value-type="float" office:value="0.130838304758072">
                <text:p>0.130838304758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29">
                <text:p>18529</text:p>
              </table:table-cell>
              <table:table-cell office:value-type="float" office:value="0.177517116069794">
                <text:p>0.177517116069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48">
                <text:p>18548</text:p>
              </table:table-cell>
              <table:table-cell office:value-type="float" office:value="0.254868984222412">
                <text:p>0.254868984222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51">
                <text:p>18551</text:p>
              </table:table-cell>
              <table:table-cell office:value-type="float" office:value="0.201919451355934">
                <text:p>0.201919451355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19">
                <text:p>18619</text:p>
              </table:table-cell>
              <table:table-cell office:value-type="float" office:value="0.190649569034576">
                <text:p>0.190649569034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69">
                <text:p>18669</text:p>
              </table:table-cell>
              <table:table-cell office:value-type="float" office:value="0.170630142092705">
                <text:p>0.170630142092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14">
                <text:p>18714</text:p>
              </table:table-cell>
              <table:table-cell office:value-type="float" office:value="0.156470447778702">
                <text:p>0.156470447778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31">
                <text:p>18731</text:p>
              </table:table-cell>
              <table:table-cell office:value-type="float" office:value="0.234096825122833">
                <text:p>0.2340968251228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54">
                <text:p>18754</text:p>
              </table:table-cell>
              <table:table-cell office:value-type="float" office:value="0.177588701248169">
                <text:p>0.177588701248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86">
                <text:p>18786</text:p>
              </table:table-cell>
              <table:table-cell office:value-type="float" office:value="0.203710675239563">
                <text:p>0.203710675239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9">
                <text:p>18809</text:p>
              </table:table-cell>
              <table:table-cell office:value-type="float" office:value="0.169601902365685">
                <text:p>0.169601902365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31">
                <text:p>18831</text:p>
              </table:table-cell>
              <table:table-cell office:value-type="float" office:value="0.215109407901764">
                <text:p>0.215109407901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56">
                <text:p>18856</text:p>
              </table:table-cell>
              <table:table-cell office:value-type="float" office:value="0.204308927059174">
                <text:p>0.204308927059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2">
                <text:p>18882</text:p>
              </table:table-cell>
              <table:table-cell office:value-type="float" office:value="0.160349458456039">
                <text:p>0.160349458456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3">
                <text:p>18883</text:p>
              </table:table-cell>
              <table:table-cell office:value-type="float" office:value="0.169579029083252">
                <text:p>0.169579029083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5">
                <text:p>18885</text:p>
              </table:table-cell>
              <table:table-cell office:value-type="float" office:value="0.107556283473968">
                <text:p>0.107556283473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88">
                <text:p>18888</text:p>
              </table:table-cell>
              <table:table-cell office:value-type="float" office:value="0.195472627878189">
                <text:p>0.195472627878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28">
                <text:p>18928</text:p>
              </table:table-cell>
              <table:table-cell office:value-type="float" office:value="0.195427820086479">
                <text:p>0.195427820086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46">
                <text:p>18946</text:p>
              </table:table-cell>
              <table:table-cell office:value-type="float" office:value="0.167574048042297">
                <text:p>0.1675740480422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55">
                <text:p>18955</text:p>
              </table:table-cell>
              <table:table-cell office:value-type="float" office:value="0.191431134939194">
                <text:p>0.191431134939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82">
                <text:p>18982</text:p>
              </table:table-cell>
              <table:table-cell office:value-type="float" office:value="0.194394528865814">
                <text:p>0.194394528865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21">
                <text:p>19021</text:p>
              </table:table-cell>
              <table:table-cell office:value-type="float" office:value="0.146933525800705">
                <text:p>0.146933525800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24">
                <text:p>19024</text:p>
              </table:table-cell>
              <table:table-cell office:value-type="float" office:value="0.217342048883438">
                <text:p>0.217342048883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33">
                <text:p>19033</text:p>
              </table:table-cell>
              <table:table-cell office:value-type="float" office:value="0.177931517362595">
                <text:p>0.177931517362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83">
                <text:p>19083</text:p>
              </table:table-cell>
              <table:table-cell office:value-type="float" office:value="0.130588620901108">
                <text:p>0.130588620901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3">
                <text:p>19103</text:p>
              </table:table-cell>
              <table:table-cell office:value-type="float" office:value="0.168719440698624">
                <text:p>0.1687194406986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09">
                <text:p>19109</text:p>
              </table:table-cell>
              <table:table-cell office:value-type="float" office:value="0.116534180939198">
                <text:p>0.116534180939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55">
                <text:p>19155</text:p>
              </table:table-cell>
              <table:table-cell office:value-type="float" office:value="0.177053809165955">
                <text:p>0.177053809165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56">
                <text:p>19156</text:p>
              </table:table-cell>
              <table:table-cell office:value-type="float" office:value="0.15576308965683">
                <text:p>0.1557630896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85">
                <text:p>19185</text:p>
              </table:table-cell>
              <table:table-cell office:value-type="float" office:value="0.211941853165627">
                <text:p>0.2119418531656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86">
                <text:p>19186</text:p>
              </table:table-cell>
              <table:table-cell office:value-type="float" office:value="0.133225232362747">
                <text:p>0.133225232362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95">
                <text:p>19195</text:p>
              </table:table-cell>
              <table:table-cell office:value-type="float" office:value="0.174917548894882">
                <text:p>0.174917548894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03">
                <text:p>19203</text:p>
              </table:table-cell>
              <table:table-cell office:value-type="float" office:value="0.239755123853683">
                <text:p>0.239755123853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56">
                <text:p>19256</text:p>
              </table:table-cell>
              <table:table-cell office:value-type="float" office:value="0.181456506252289">
                <text:p>0.18145650625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64">
                <text:p>19264</text:p>
              </table:table-cell>
              <table:table-cell office:value-type="float" office:value="0.0988511964678765">
                <text:p>0.0988511964678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75">
                <text:p>19275</text:p>
              </table:table-cell>
              <table:table-cell office:value-type="float" office:value="0.182565748691559">
                <text:p>0.182565748691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80">
                <text:p>19280</text:p>
              </table:table-cell>
              <table:table-cell office:value-type="float" office:value="0.215309917926788">
                <text:p>0.215309917926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61">
                <text:p>19361</text:p>
              </table:table-cell>
              <table:table-cell office:value-type="float" office:value="0.16216516494751">
                <text:p>0.16216516494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95">
                <text:p>19395</text:p>
              </table:table-cell>
              <table:table-cell office:value-type="float" office:value="0.154117375612259">
                <text:p>0.154117375612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3">
                <text:p>19403</text:p>
              </table:table-cell>
              <table:table-cell office:value-type="float" office:value="0.163953065872192">
                <text:p>0.163953065872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06">
                <text:p>19406</text:p>
              </table:table-cell>
              <table:table-cell office:value-type="float" office:value="0.134348958730698">
                <text:p>0.134348958730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20">
                <text:p>19420</text:p>
              </table:table-cell>
              <table:table-cell office:value-type="float" office:value="0.151183485984802">
                <text:p>0.151183485984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52">
                <text:p>19452</text:p>
              </table:table-cell>
              <table:table-cell office:value-type="float" office:value="0.127889484167099">
                <text:p>0.127889484167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99">
                <text:p>19499</text:p>
              </table:table-cell>
              <table:table-cell office:value-type="float" office:value="0.147548884153366">
                <text:p>0.147548884153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